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 style:data-style-name="N1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110"/>
    <style:style style:name="ce9" style:family="table-cell" style:parent-style-name="Default" style:data-style-name="N110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 style:data-style-name="N110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110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10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0">
      <style:table-cell-properties fo:border="none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2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3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11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CC" table:style-name="ta1">
        <table:shapes>
          <draw:frame draw:z-index="0" draw:style-name="gr1" draw:text-style-name="P1" svg:width="32.684cm" svg:height="12.017cm" svg:x="16.127cm" svg:y="0.627cm">
            <draw:object draw:notify-on-update-of-ranges="FCC.C5:FCC.C24 FCC.E5:FCC.E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2.894cm" svg:height="14.487cm" svg:x="15.99cm" svg:y="13.81cm">
            <draw:object draw:notify-on-update-of-ranges="FCC.C37:FCC.C57 FCC.E37:FCC.E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33.297cm" svg:height="26.04cm" svg:x="22.722cm" svg:y="41.392cm">
            <draw:object draw:notify-on-update-of-ranges="FCC.C96:FCC.C145 FCC.D96:FCC.D1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3" table:default-cell-style-name="ce4"/>
        <table:table-column table:style-name="co1" table:number-columns-repeated="5" table:default-cell-style-name="ce1"/>
        <table:table-column table:style-name="co1" table:number-columns-repeated="18" table:default-cell-style-name="Default"/>
        <table:table-row table:style-name="ro1" table:number-rows-repeated="2">
          <table:table-cell table:number-columns-repeated="2"/>
          <table:table-cell table:style-name="ce1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2" office:value-type="string" calcext:value-type="string">
            <text:p>ECUT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string" calcext:value-type="string">
            <text:p>PRECISION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,0000000E+01</text:p>
          </table:table-cell>
          <table:table-cell table:style-name="ce3" office:value-type="float" office:value="-2.415433508" calcext:value-type="float">
            <text:p>-2,4154335E+00</text:p>
          </table:table-cell>
          <table:table-cell table:style-name="ce3" table:formula="of:=ABS([.D5]-[.D$24])" office:value-type="float" office:value="0.000494505399999845" calcext:value-type="float">
            <text:p>4,9450540E-0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5" calcext:value-type="float">
            <text:p>1,5000000E+01</text:p>
          </table:table-cell>
          <table:table-cell office:value-type="float" office:value="-2.4158904103" calcext:value-type="float">
            <text:p>-2,4158904E+00</text:p>
          </table:table-cell>
          <table:table-cell table:formula="of:=ABS([.D6]-[.D$24])" office:value-type="float" office:value="0.0000376031000000054" calcext:value-type="float">
            <text:p>3,7603100E-0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0" calcext:value-type="float">
            <text:p>2,0000000E+01</text:p>
          </table:table-cell>
          <table:table-cell office:value-type="float" office:value="-2.4159030357" calcext:value-type="float">
            <text:p>-2,4159030E+00</text:p>
          </table:table-cell>
          <table:table-cell table:formula="of:=ABS([.D7]-[.D$24])" office:value-type="float" office:value="0.000024977699999873" calcext:value-type="float">
            <text:p>2,4977700E-0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5" calcext:value-type="float">
            <text:p>2,5000000E+01</text:p>
          </table:table-cell>
          <table:table-cell office:value-type="float" office:value="-2.4159239265" calcext:value-type="float">
            <text:p>-2,4159239E+00</text:p>
          </table:table-cell>
          <table:table-cell table:formula="of:=ABS([.D8]-[.D$24])" office:value-type="float" office:value="0.00000408689999975564" calcext:value-type="float">
            <text:p>4,0869000E-06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30" calcext:value-type="float">
            <text:p>3,0000000E+01</text:p>
          </table:table-cell>
          <table:table-cell office:value-type="float" office:value="-2.4159261215" calcext:value-type="float">
            <text:p>-2,4159261E+00</text:p>
          </table:table-cell>
          <table:table-cell table:formula="of:=ABS([.D9]-[.D$24])" office:value-type="float" office:value="0.00000189189999977302" calcext:value-type="float">
            <text:p>1,8919000E-06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35" calcext:value-type="float">
            <text:p>3,5000000E+01</text:p>
          </table:table-cell>
          <table:table-cell office:value-type="float" office:value="-2.4159271567" calcext:value-type="float">
            <text:p>-2,4159272E+00</text:p>
          </table:table-cell>
          <table:table-cell table:formula="of:=ABS([.D10]-[.D$24])" office:value-type="float" office:value="0.000000856699999829402" calcext:value-type="float">
            <text:p>8,5670000E-0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0" calcext:value-type="float">
            <text:p>4,0000000E+01</text:p>
          </table:table-cell>
          <table:table-cell office:value-type="float" office:value="-2.4159277876" calcext:value-type="float">
            <text:p>-2,4159278E+00</text:p>
          </table:table-cell>
          <table:table-cell table:formula="of:=ABS([.D11]-[.D$24])" office:value-type="float" office:value="0.00000022579999958694" calcext:value-type="float">
            <text:p>2,2580000E-0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5" calcext:value-type="float">
            <text:p>4,5000000E+01</text:p>
          </table:table-cell>
          <table:table-cell office:value-type="float" office:value="-2.4159278392" calcext:value-type="float">
            <text:p>-2,4159278E+00</text:p>
          </table:table-cell>
          <table:table-cell table:formula="of:=ABS([.D12]-[.D$24])" office:value-type="float" office:value="0.000000174199999758429" calcext:value-type="float">
            <text:p>1,7420000E-0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" calcext:value-type="float">
            <text:p>5,0000000E+01</text:p>
          </table:table-cell>
          <table:table-cell office:value-type="float" office:value="-2.4159279316" calcext:value-type="float">
            <text:p>-2,4159279E+00</text:p>
          </table:table-cell>
          <table:table-cell table:formula="of:=ABS([.D13]-[.D$24])" office:value-type="float" office:value="0.000000081799999662735" calcext:value-type="float">
            <text:p>8,1800000E-0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5" calcext:value-type="float">
            <text:p>5,5000000E+01</text:p>
          </table:table-cell>
          <table:table-cell office:value-type="float" office:value="-2.4159279721" calcext:value-type="float">
            <text:p>-2,4159280E+00</text:p>
          </table:table-cell>
          <table:table-cell table:formula="of:=ABS([.D14]-[.D$24])" office:value-type="float" office:value="0.0000000412999998644636" calcext:value-type="float">
            <text:p>4,1300000E-0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60" calcext:value-type="float">
            <text:p>6,0000000E+01</text:p>
          </table:table-cell>
          <table:table-cell office:value-type="float" office:value="-2.4159279792" calcext:value-type="float">
            <text:p>-2,4159280E+00</text:p>
          </table:table-cell>
          <table:table-cell table:formula="of:=ABS([.D15]-[.D$24])" office:value-type="float" office:value="0.0000000341999997210962" calcext:value-type="float">
            <text:p>3,4200000E-0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65" calcext:value-type="float">
            <text:p>6,5000000E+01</text:p>
          </table:table-cell>
          <table:table-cell office:value-type="float" office:value="-2.4159279936" calcext:value-type="float">
            <text:p>-2,4159280E+00</text:p>
          </table:table-cell>
          <table:table-cell table:formula="of:=ABS([.D16]-[.D$24])" office:value-type="float" office:value="0.0000000197999998619025" calcext:value-type="float">
            <text:p>1,9800000E-0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" calcext:value-type="float">
            <text:p>7,0000000E+01</text:p>
          </table:table-cell>
          <table:table-cell office:value-type="float" office:value="-2.415928002" calcext:value-type="float">
            <text:p>-2,4159280E+00</text:p>
          </table:table-cell>
          <table:table-cell table:formula="of:=ABS([.D17]-[.D$24])" office:value-type="float" office:value="0.0000000113999996109726" calcext:value-type="float">
            <text:p>1,1400000E-0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5" calcext:value-type="float">
            <text:p>7,5000000E+01</text:p>
          </table:table-cell>
          <table:table-cell office:value-type="float" office:value="-2.4159280033" calcext:value-type="float">
            <text:p>-2,4159280E+00</text:p>
          </table:table-cell>
          <table:table-cell table:formula="of:=ABS([.D18]-[.D$24])" office:value-type="float" office:value="0.0000000100999999474993" calcext:value-type="float">
            <text:p>1,0100000E-0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0" calcext:value-type="float">
            <text:p>8,0000000E+01</text:p>
          </table:table-cell>
          <table:table-cell office:value-type="float" office:value="-2.4159280069" calcext:value-type="float">
            <text:p>-2,4159280E+00</text:p>
          </table:table-cell>
          <table:table-cell table:formula="of:=ABS([.D19]-[.D$24])" office:value-type="float" office:value="0.00000000649999964963399" calcext:value-type="float">
            <text:p>6,4999996E-09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5" calcext:value-type="float">
            <text:p>8,5000000E+01</text:p>
          </table:table-cell>
          <table:table-cell office:value-type="float" office:value="-2.4159280101" calcext:value-type="float">
            <text:p>-2,4159280E+00</text:p>
          </table:table-cell>
          <table:table-cell table:formula="of:=ABS([.D20]-[.D$24])" office:value-type="float" office:value="0.00000000329999982895401" calcext:value-type="float">
            <text:p>3,2999998E-09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90" calcext:value-type="float">
            <text:p>9,0000000E+01</text:p>
          </table:table-cell>
          <table:table-cell office:value-type="float" office:value="-2.4159280109" calcext:value-type="float">
            <text:p>-2,4159280E+00</text:p>
          </table:table-cell>
          <table:table-cell table:formula="of:=ABS([.D21]-[.D$24])" office:value-type="float" office:value="0.00000000249999976276172" calcext:value-type="float">
            <text:p>2,4999998E-09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95" calcext:value-type="float">
            <text:p>9,5000000E+01</text:p>
          </table:table-cell>
          <table:table-cell office:value-type="float" office:value="-2.4159280113" calcext:value-type="float">
            <text:p>-2,4159280E+00</text:p>
          </table:table-cell>
          <table:table-cell table:formula="of:=ABS([.D22]-[.D$24])" office:value-type="float" office:value="0.00000000209999972966557" calcext:value-type="float">
            <text:p>2,0999997E-09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00" calcext:value-type="float">
            <text:p>1,0000000E+02</text:p>
          </table:table-cell>
          <table:table-cell office:value-type="float" office:value="-2.4159280125" calcext:value-type="float">
            <text:p>-2,4159280E+00</text:p>
          </table:table-cell>
          <table:table-cell table:formula="of:=ABS([.D23]-[.D$24])" office:value-type="float" office:value="0.000000000899999630377124" calcext:value-type="float">
            <text:p>8,9999963E-1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 office:value-type="float" office:value="105" calcext:value-type="float">
            <text:p>1,0500000E+02</text:p>
          </table:table-cell>
          <table:table-cell table:style-name="ce6" office:value-type="float" office:value="-2.4159280134" calcext:value-type="float">
            <text:p>-2,4159280E+00</text:p>
          </table:table-cell>
          <table:table-cell table:style-name="ce6" table:formula="of:=ABS([.D24]-[.D$24])" office:value-type="float" office:value="0" calcext:value-type="float">
            <text:p>0,0000000E+00</text:p>
          </table:table-cell>
          <table:table-cell table:number-columns-repeated="23"/>
        </table:table-row>
        <table:table-row table:style-name="ro1" table:number-rows-repeated="10">
          <table:table-cell table:number-columns-repeated="2"/>
          <table:table-cell table:style-name="ce1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2" office:value-type="string" calcext:value-type="string">
            <text:p>KPTRLEN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string" calcext:value-type="string">
            <text:p>PRECISION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3" office:value-type="float" office:value="5.37401154" calcext:value-type="float">
            <text:p>5,3740115E+00</text:p>
          </table:table-cell>
          <table:table-cell table:style-name="ce3" office:value-type="float" office:value="-2.3382109741" calcext:value-type="float">
            <text:p>-2,3382110E+00</text:p>
          </table:table-cell>
          <table:table-cell table:style-name="ce3" table:formula="of:=ABS([.D37]-[.D$57])" office:value-type="float" office:value="0.0978837616000003" calcext:value-type="float">
            <text:p>9,7883762E-02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0.7480231" calcext:value-type="float">
            <text:p>1,0748023E+01</text:p>
          </table:table-cell>
          <table:table-cell office:value-type="float" office:value="-2.4580207096" calcext:value-type="float">
            <text:p>-2,4580207E+00</text:p>
          </table:table-cell>
          <table:table-cell table:formula="of:=ABS([.D38]-[.D$57])" office:value-type="float" office:value="0.0219259738999997" calcext:value-type="float">
            <text:p>2,1925974E-02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6.1220346" calcext:value-type="float">
            <text:p>1,6122035E+01</text:p>
          </table:table-cell>
          <table:table-cell office:value-type="float" office:value="-2.4159279316" calcext:value-type="float">
            <text:p>-2,4159279E+00</text:p>
          </table:table-cell>
          <table:table-cell table:formula="of:=ABS([.D39]-[.D$57])" office:value-type="float" office:value="0.0201668041" calcext:value-type="float">
            <text:p>2,0166804E-02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1.4960461" calcext:value-type="float">
            <text:p>2,1496046E+01</text:p>
          </table:table-cell>
          <table:table-cell office:value-type="float" office:value="-2.4262600629" calcext:value-type="float">
            <text:p>-2,4262601E+00</text:p>
          </table:table-cell>
          <table:table-cell table:formula="of:=ABS([.D40]-[.D$57])" office:value-type="float" office:value="0.00983467280000028" calcext:value-type="float">
            <text:p>9,8346728E-0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6.8700577" calcext:value-type="float">
            <text:p>2,6870058E+01</text:p>
          </table:table-cell>
          <table:table-cell office:value-type="float" office:value="-2.4362994471" calcext:value-type="float">
            <text:p>-2,4362994E+00</text:p>
          </table:table-cell>
          <table:table-cell table:formula="of:=ABS([.D41]-[.D$57])" office:value-type="float" office:value="0.000204711399999891" calcext:value-type="float">
            <text:p>2,0471140E-0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32.2440692" calcext:value-type="float">
            <text:p>3,2244069E+01</text:p>
          </table:table-cell>
          <table:table-cell office:value-type="float" office:value="-2.4381724826" calcext:value-type="float">
            <text:p>-2,4381725E+00</text:p>
          </table:table-cell>
          <table:table-cell table:formula="of:=ABS([.D42]-[.D$57])" office:value-type="float" office:value="0.00207774689999995" calcext:value-type="float">
            <text:p>2,0777469E-0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37.6180808" calcext:value-type="float">
            <text:p>3,7618081E+01</text:p>
          </table:table-cell>
          <table:table-cell office:value-type="float" office:value="-2.4366035842" calcext:value-type="float">
            <text:p>-2,4366036E+00</text:p>
          </table:table-cell>
          <table:table-cell table:formula="of:=ABS([.D43]-[.D$57])" office:value-type="float" office:value="0.000508848499999992" calcext:value-type="float">
            <text:p>5,0884850E-0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2.9920923" calcext:value-type="float">
            <text:p>4,2992092E+01</text:p>
          </table:table-cell>
          <table:table-cell office:value-type="float" office:value="-2.4356031289" calcext:value-type="float">
            <text:p>-2,4356031E+00</text:p>
          </table:table-cell>
          <table:table-cell table:formula="of:=ABS([.D44]-[.D$57])" office:value-type="float" office:value="0.000491606800000266" calcext:value-type="float">
            <text:p>4,9160680E-0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8.3661038" calcext:value-type="float">
            <text:p>4,8366104E+01</text:p>
          </table:table-cell>
          <table:table-cell office:value-type="float" office:value="-2.4357599379" calcext:value-type="float">
            <text:p>-2,4357599E+00</text:p>
          </table:table-cell>
          <table:table-cell table:formula="of:=ABS([.D45]-[.D$57])" office:value-type="float" office:value="0.000334797800000342" calcext:value-type="float">
            <text:p>3,3479780E-0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3.7401154" calcext:value-type="float">
            <text:p>5,3740115E+01</text:p>
          </table:table-cell>
          <table:table-cell office:value-type="float" office:value="-2.4361721852" calcext:value-type="float">
            <text:p>-2,4361722E+00</text:p>
          </table:table-cell>
          <table:table-cell table:formula="of:=ABS([.D46]-[.D$57])" office:value-type="float" office:value="0.0000774494999999931" calcext:value-type="float">
            <text:p>7,7449500E-0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9.1141269" calcext:value-type="float">
            <text:p>5,9114127E+01</text:p>
          </table:table-cell>
          <table:table-cell office:value-type="float" office:value="-2.4362069932" calcext:value-type="float">
            <text:p>-2,4362070E+00</text:p>
          </table:table-cell>
          <table:table-cell table:formula="of:=ABS([.D47]-[.D$57])" office:value-type="float" office:value="0.000112257499999657" calcext:value-type="float">
            <text:p>1,1225750E-0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64.4881384" calcext:value-type="float">
            <text:p>6,4488138E+01</text:p>
          </table:table-cell>
          <table:table-cell office:value-type="float" office:value="-2.4361024622" calcext:value-type="float">
            <text:p>-2,4361025E+00</text:p>
          </table:table-cell>
          <table:table-cell table:formula="of:=ABS([.D48]-[.D$57])" office:value-type="float" office:value="0.00000772649999980501" calcext:value-type="float">
            <text:p>7,7265000E-06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69.86215" calcext:value-type="float">
            <text:p>6,9862150E+01</text:p>
          </table:table-cell>
          <table:table-cell office:value-type="float" office:value="-2.4360658156" calcext:value-type="float">
            <text:p>-2,4360658E+00</text:p>
          </table:table-cell>
          <table:table-cell table:formula="of:=ABS([.D49]-[.D$57])" office:value-type="float" office:value="0.0000289201000001071" calcext:value-type="float">
            <text:p>2,8920100E-0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5.2361615" calcext:value-type="float">
            <text:p>7,5236162E+01</text:p>
          </table:table-cell>
          <table:table-cell office:value-type="float" office:value="-2.4360837583" calcext:value-type="float">
            <text:p>-2,4360838E+00</text:p>
          </table:table-cell>
          <table:table-cell table:formula="of:=ABS([.D50]-[.D$57])" office:value-type="float" office:value="0.0000109774000001117" calcext:value-type="float">
            <text:p>1,0977400E-0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0.6101731" calcext:value-type="float">
            <text:p>8,0610173E+01</text:p>
          </table:table-cell>
          <table:table-cell office:value-type="float" office:value="-2.4360980002" calcext:value-type="float">
            <text:p>-2,4360980E+00</text:p>
          </table:table-cell>
          <table:table-cell table:formula="of:=ABS([.D51]-[.D$57])" office:value-type="float" office:value="0.00000326449999965561" calcext:value-type="float">
            <text:p>3,2645000E-06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5.9841846" calcext:value-type="float">
            <text:p>8,5984185E+01</text:p>
          </table:table-cell>
          <table:table-cell office:value-type="float" office:value="-2.4360981818" calcext:value-type="float">
            <text:p>-2,4360982E+00</text:p>
          </table:table-cell>
          <table:table-cell table:formula="of:=ABS([.D52]-[.D$57])" office:value-type="float" office:value="0.00000344610000002632" calcext:value-type="float">
            <text:p>3,4461000E-06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91.3581961" calcext:value-type="float">
            <text:p>9,1358196E+01</text:p>
          </table:table-cell>
          <table:table-cell office:value-type="float" office:value="-2.4360951946" calcext:value-type="float">
            <text:p>-2,4360952E+00</text:p>
          </table:table-cell>
          <table:table-cell table:formula="of:=ABS([.D53]-[.D$57])" office:value-type="float" office:value="0.000000458899999777884" calcext:value-type="float">
            <text:p>4,5890000E-0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96.7322077" calcext:value-type="float">
            <text:p>9,6732208E+01</text:p>
          </table:table-cell>
          <table:table-cell office:value-type="float" office:value="-2.4360942381" calcext:value-type="float">
            <text:p>-2,4360942E+00</text:p>
          </table:table-cell>
          <table:table-cell table:formula="of:=ABS([.D54]-[.D$57])" office:value-type="float" office:value="0.000000497600000315401" calcext:value-type="float">
            <text:p>4,9760000E-0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02.106219" calcext:value-type="float">
            <text:p>1,0210622E+02</text:p>
          </table:table-cell>
          <table:table-cell office:value-type="float" office:value="-2.436094492" calcext:value-type="float">
            <text:p>-2,4360945E+00</text:p>
          </table:table-cell>
          <table:table-cell table:formula="of:=ABS([.D55]-[.D$57])" office:value-type="float" office:value="0.000000243700000179814" calcext:value-type="float">
            <text:p>2,4370000E-0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07.480231" calcext:value-type="float">
            <text:p>1,0748023E+02</text:p>
          </table:table-cell>
          <table:table-cell office:value-type="float" office:value="-2.4360947355" calcext:value-type="float">
            <text:p>-2,4360947E+00</text:p>
          </table:table-cell>
          <table:table-cell table:formula="of:=ABS([.D56]-[.D$57])" office:value-type="float" office:value="0.000000000200000016548074" calcext:value-type="float">
            <text:p>2,0000002E-1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 office:value-type="float" office:value="161.220346" calcext:value-type="float">
            <text:p>1,6122035E+02</text:p>
          </table:table-cell>
          <table:table-cell table:style-name="ce6" office:value-type="float" office:value="-2.4360947357" calcext:value-type="float">
            <text:p>-2,4360947E+00</text:p>
          </table:table-cell>
          <table:table-cell table:style-name="ce6" table:formula="of:=ABS([.D57]-[.D$57])" office:value-type="float" office:value="0" calcext:value-type="float">
            <text:p>0,0000000E+00</text:p>
          </table:table-cell>
          <table:table-cell table:number-columns-repeated="23"/>
        </table:table-row>
        <table:table-row table:style-name="ro1" table:number-rows-repeated="9">
          <table:table-cell table:number-columns-repeated="2"/>
          <table:table-cell table:style-name="ce1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ACELL (bohr)</text:p>
          </table:table-cell>
          <table:table-cell table:style-name="ce2" office:value-type="string" calcext:value-type="string">
            <text:p>ENERGIE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style-name="ce1" table:number-columns-repeated="2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style-name="ce3" office:value-type="float" office:value="5" calcext:value-type="float">
            <text:p>5,0000000E+00</text:p>
          </table:table-cell>
          <table:table-cell table:style-name="ce3" office:value-type="float" office:value="-1.8741721891" calcext:value-type="float">
            <text:p>-1,8741722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5.5" calcext:value-type="float">
            <text:p>5,5000000E+00</text:p>
          </table:table-cell>
          <table:table-cell office:value-type="float" office:value="-2.1605502641" calcext:value-type="float">
            <text:p>-2,1605503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6" calcext:value-type="float">
            <text:p>6,0000000E+00</text:p>
          </table:table-cell>
          <table:table-cell office:value-type="float" office:value="-2.3151216705" calcext:value-type="float">
            <text:p>-2,3151217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6.5" calcext:value-type="float">
            <text:p>6,5000000E+00</text:p>
          </table:table-cell>
          <table:table-cell office:value-type="float" office:value="-2.3932575774" calcext:value-type="float">
            <text:p>-2,3932576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7" calcext:value-type="float">
            <text:p>7,0000000E+00</text:p>
          </table:table-cell>
          <table:table-cell office:value-type="float" office:value="-2.4271914549" calcext:value-type="float">
            <text:p>-2,4271915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7.5" calcext:value-type="float">
            <text:p>7,5000000E+00</text:p>
          </table:table-cell>
          <table:table-cell office:value-type="float" office:value="-2.4361480336" calcext:value-type="float">
            <text:p>-2,4361480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8" calcext:value-type="float">
            <text:p>8,0000000E+00</text:p>
          </table:table-cell>
          <table:table-cell office:value-type="float" office:value="-2.4319555994" calcext:value-type="float">
            <text:p>-2,4319556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8.5" calcext:value-type="float">
            <text:p>8,5000000E+00</text:p>
          </table:table-cell>
          <table:table-cell office:value-type="float" office:value="-2.4218323942" calcext:value-type="float">
            <text:p>-2,4218324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9" calcext:value-type="float">
            <text:p>9,0000000E+00</text:p>
          </table:table-cell>
          <table:table-cell office:value-type="float" office:value="-2.4097585583" calcext:value-type="float">
            <text:p>-2,4097586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9.5" calcext:value-type="float">
            <text:p>9,5000000E+00</text:p>
          </table:table-cell>
          <table:table-cell office:value-type="float" office:value="-2.3976173599" calcext:value-type="float">
            <text:p>-2,3976174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10" calcext:value-type="float">
            <text:p>1,0000000E+01</text:p>
          </table:table-cell>
          <table:table-cell office:value-type="float" office:value="-2.3862108983" calcext:value-type="float">
            <text:p>-2,3862109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10.5" calcext:value-type="float">
            <text:p>1,0500000E+01</text:p>
          </table:table-cell>
          <table:table-cell office:value-type="float" office:value="-2.3758754647" calcext:value-type="float">
            <text:p>-2,3758755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11" calcext:value-type="float">
            <text:p>1,1000000E+01</text:p>
          </table:table-cell>
          <table:table-cell office:value-type="float" office:value="-2.3667243876" calcext:value-type="float">
            <text:p>-2,3667244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11.5" calcext:value-type="float">
            <text:p>1,1500000E+01</text:p>
          </table:table-cell>
          <table:table-cell office:value-type="float" office:value="-2.3587399256" calcext:value-type="float">
            <text:p>-2,3587399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12" calcext:value-type="float">
            <text:p>1,2000000E+01</text:p>
          </table:table-cell>
          <table:table-cell office:value-type="float" office:value="-2.3518375465" calcext:value-type="float">
            <text:p>-2,3518375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12.5" calcext:value-type="float">
            <text:p>1,2500000E+01</text:p>
          </table:table-cell>
          <table:table-cell office:value-type="float" office:value="-2.3458945716" calcext:value-type="float">
            <text:p>-2,3458946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13" calcext:value-type="float">
            <text:p>1,3000000E+01</text:p>
          </table:table-cell>
          <table:table-cell office:value-type="float" office:value="-2.3407725408" calcext:value-type="float">
            <text:p>-2,3407725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13.5" calcext:value-type="float">
            <text:p>1,3500000E+01</text:p>
          </table:table-cell>
          <table:table-cell office:value-type="float" office:value="-2.3363444108" calcext:value-type="float">
            <text:p>-2,3363444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office:value-type="float" office:value="14" calcext:value-type="float">
            <text:p>1,4000000E+01</text:p>
          </table:table-cell>
          <table:table-cell office:value-type="float" office:value="-2.3325159864" calcext:value-type="float">
            <text:p>-2,3325160E+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style-name="ce6" office:value-type="float" office:value="14.5" calcext:value-type="float">
            <text:p>1,4500000E+01</text:p>
          </table:table-cell>
          <table:table-cell table:style-name="ce6" office:value-type="float" office:value="-2.3292293475" calcext:value-type="float">
            <text:p>-2,3292293E+00</text:p>
          </table:table-cell>
          <table:table-cell table:number-columns-repeated="23"/>
        </table:table-row>
        <table:table-row table:style-name="ro1" table:number-rows-repeated="4">
          <table:table-cell table:number-columns-repeated="2"/>
          <table:table-cell table:style-name="ce1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Bohr</text:p>
          </table:table-cell>
          <table:table-cell table:formula="of:=0.529177257506916*100" office:value-type="float" office:value="52.9177257506916" calcext:value-type="float">
            <text:p>5,2917726E+01</text:p>
          </table:table-cell>
          <table:table-cell table:style-name="ce1" table:number-columns-repeated="3"/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ACELL (A)</text:p>
          </table:table-cell>
          <table:table-cell table:style-name="ce2" office:value-type="string" calcext:value-type="string">
            <text:p>ACELL (bohr)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string" calcext:value-type="string">
            <text:p>(ENERGIE)’</text:p>
          </table:table-cell>
          <table:table-cell table:style-name="ce2" office:value-type="string" calcext:value-type="string">
            <text:p>PRESSION</text:p>
          </table:table-cell>
          <table:table-cell table:style-name="ce2" office:value-type="string" calcext:value-type="string">
            <text:p>(PRESSION)’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2"/>
        </table:table-row>
        <table:table-row table:style-name="ro1">
          <table:table-cell/>
          <table:table-cell table:style-name="ce3" table:formula="of:=[.C96]*[.B$93]" office:value-type="float" office:value="317.50635450415" calcext:value-type="float">
            <text:p>3,1750635E+02</text:p>
          </table:table-cell>
          <table:table-cell table:style-name="ce3" office:value-type="float" office:value="6" calcext:value-type="float">
            <text:p>6,0000000E+00</text:p>
          </table:table-cell>
          <table:table-cell table:style-name="ce3" office:value-type="float" office:value="-2.3151216705" calcext:value-type="float">
            <text:p>-2,3151217E+00</text:p>
          </table:table-cell>
          <table:table-cell table:style-name="ce3"/>
          <table:table-cell table:style-name="ce3" office:value-type="float" office:value="238.55" calcext:value-type="float">
            <text:p>2,3855000E+02</text:p>
          </table:table-cell>
          <table:table-cell table:style-name="ce3"/>
          <table:table-cell table:number-columns-repeated="21"/>
        </table:table-row>
        <table:table-row table:style-name="ro1">
          <table:table-cell/>
          <table:table-cell table:style-name="ce4" table:formula="of:=[.C97]*[.B$93]" office:value-type="float" office:value="320.152240791684" calcext:value-type="float">
            <text:p>3,2015224E+02</text:p>
          </table:table-cell>
          <table:table-cell office:value-type="float" office:value="6.05" calcext:value-type="float">
            <text:p>6,0500000E+00</text:p>
          </table:table-cell>
          <table:table-cell office:value-type="float" office:value="-2.3257041451" calcext:value-type="float">
            <text:p>-2,3257041E+00</text:p>
          </table:table-cell>
          <table:table-cell/>
          <table:table-cell table:style-name="ce4" office:value-type="float" office:value="219.07" calcext:value-type="float">
            <text:p>2,1907000E+02</text:p>
          </table:table-cell>
          <table:table-cell table:style-name="ce4"/>
          <table:table-cell table:number-columns-repeated="21"/>
        </table:table-row>
        <table:table-row table:style-name="ro1">
          <table:table-cell/>
          <table:table-cell table:style-name="ce4" table:formula="of:=[.C98]*[.B$93]" office:value-type="float" office:value="322.798127079219" calcext:value-type="float">
            <text:p>3,2279813E+02</text:p>
          </table:table-cell>
          <table:table-cell office:value-type="float" office:value="6.1" calcext:value-type="float">
            <text:p>6,1000000E+00</text:p>
          </table:table-cell>
          <table:table-cell office:value-type="float" office:value="-2.3355798851" calcext:value-type="float">
            <text:p>-2,3355799E+00</text:p>
          </table:table-cell>
          <table:table-cell table:formula="of:=(-[.D96]+8*[.D99]-8*[.D97]+[.D100])/(12*0.05)" office:value-type="float" office:value="-0.31816119933333" calcext:value-type="float">
            <text:p>-3,1816120E-01</text:p>
          </table:table-cell>
          <table:table-cell table:style-name="ce4" office:value-type="float" office:value="201" calcext:value-type="float">
            <text:p>2,0100000E+02</text:p>
          </table:table-cell>
          <table:table-cell table:style-name="ce4" table:formula="of:=(-[.F96]+8*[.F99]-8*[.F97]+[.F100])/(12*0.05)" office:value-type="float" office:value="-580.816666666666" calcext:value-type="float">
            <text:p>-5,8081667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99]*[.B$93]" office:value-type="float" office:value="325.444013366753" calcext:value-type="float">
            <text:p>3,2544401E+02</text:p>
          </table:table-cell>
          <table:table-cell office:value-type="float" office:value="6.15" calcext:value-type="float">
            <text:p>6,1500000E+00</text:p>
          </table:table-cell>
          <table:table-cell office:value-type="float" office:value="-2.3447864872" calcext:value-type="float">
            <text:p>-2,3447865E+00</text:p>
          </table:table-cell>
          <table:table-cell table:formula="of:=(-[.D97]+8*[.D100]-8*[.D98]+[.D101])/(12*0.05)" office:value-type="float" office:value="-0.296443761999998" calcext:value-type="float">
            <text:p>-2,9644376E-01</text:p>
          </table:table-cell>
          <table:table-cell table:style-name="ce4" office:value-type="float" office:value="184.24" calcext:value-type="float">
            <text:p>1,8424000E+02</text:p>
          </table:table-cell>
          <table:table-cell table:style-name="ce4" table:formula="of:=(-[.F97]+8*[.F100]-8*[.F98]+[.F101])/(12*0.05)" office:value-type="float" office:value="-538.65" calcext:value-type="float">
            <text:p>-5,3865000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00]*[.B$93]" office:value-type="float" office:value="328.089899654288" calcext:value-type="float">
            <text:p>3,2808990E+02</text:p>
          </table:table-cell>
          <table:table-cell office:value-type="float" office:value="6.2" calcext:value-type="float">
            <text:p>6,2000000E+00</text:p>
          </table:table-cell>
          <table:table-cell office:value-type="float" office:value="-2.3533596533" calcext:value-type="float">
            <text:p>-2,3533597E+00</text:p>
          </table:table-cell>
          <table:table-cell table:formula="of:=(-[.D98]+8*[.D101]-8*[.D99]+[.D102])/(12*0.05)" office:value-type="float" office:value="-0.2758724935" calcext:value-type="float">
            <text:p>-2,7587249E-01</text:p>
          </table:table-cell>
          <table:table-cell table:style-name="ce4" office:value-type="float" office:value="168.7" calcext:value-type="float">
            <text:p>1,6870000E+02</text:p>
          </table:table-cell>
          <table:table-cell table:style-name="ce4" table:formula="of:=(-[.F98]+8*[.F101]-8*[.F99]+[.F102])/(12*0.05)" office:value-type="float" office:value="-499.6" calcext:value-type="float">
            <text:p>-4,9960000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01]*[.B$93]" office:value-type="float" office:value="330.735785941823" calcext:value-type="float">
            <text:p>3,3073579E+02</text:p>
          </table:table-cell>
          <table:table-cell office:value-type="float" office:value="6.25" calcext:value-type="float">
            <text:p>6,2500000E+00</text:p>
          </table:table-cell>
          <table:table-cell office:value-type="float" office:value="-2.3613322567" calcext:value-type="float">
            <text:p>-2,3613323E+00</text:p>
          </table:table-cell>
          <table:table-cell table:formula="of:=(-[.D99]+8*[.D102]-8*[.D100]+[.D103])/(12*0.05)" office:value-type="float" office:value="-0.256396876166663" calcext:value-type="float">
            <text:p>-2,5639688E-01</text:p>
          </table:table-cell>
          <table:table-cell table:style-name="ce4" office:value-type="float" office:value="154.28" calcext:value-type="float">
            <text:p>1,5428000E+02</text:p>
          </table:table-cell>
          <table:table-cell table:style-name="ce4" table:formula="of:=(-[.F99]+8*[.F102]-8*[.F100]+[.F103])/(12*0.05)" office:value-type="float" office:value="-463.266666666667" calcext:value-type="float">
            <text:p>-4,6326667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02]*[.B$93]" office:value-type="float" office:value="333.381672229357" calcext:value-type="float">
            <text:p>3,3338167E+02</text:p>
          </table:table-cell>
          <table:table-cell office:value-type="float" office:value="6.3" calcext:value-type="float">
            <text:p>6,3000000E+00</text:p>
          </table:table-cell>
          <table:table-cell office:value-type="float" office:value="-2.3687372252" calcext:value-type="float">
            <text:p>-2,3687372E+00</text:p>
          </table:table-cell>
          <table:table-cell table:formula="of:=(-[.D100]+8*[.D103]-8*[.D101]+[.D104])/(12*0.05)" office:value-type="float" office:value="-0.237961233166669" calcext:value-type="float">
            <text:p>-2,3796123E-01</text:p>
          </table:table-cell>
          <table:table-cell table:style-name="ce4" office:value-type="float" office:value="140.92" calcext:value-type="float">
            <text:p>1,4092000E+02</text:p>
          </table:table-cell>
          <table:table-cell table:style-name="ce4" table:formula="of:=(-[.F100]+8*[.F103]-8*[.F101]+[.F104])/(12*0.05)" office:value-type="float" office:value="-429.583333333333" calcext:value-type="float">
            <text:p>-4,2958333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03]*[.B$93]" office:value-type="float" office:value="336.027558516892" calcext:value-type="float">
            <text:p>3,3602756E+02</text:p>
          </table:table-cell>
          <table:table-cell office:value-type="float" office:value="6.35" calcext:value-type="float">
            <text:p>6,3500000E+00</text:p>
          </table:table-cell>
          <table:table-cell office:value-type="float" office:value="-2.3756040377" calcext:value-type="float">
            <text:p>-2,3756040E+00</text:p>
          </table:table-cell>
          <table:table-cell table:formula="of:=(-[.D101]+8*[.D104]-8*[.D102]+[.D105])/(12*0.05)" office:value-type="float" office:value="-0.220508188166673" calcext:value-type="float">
            <text:p>-2,2050819E-01</text:p>
          </table:table-cell>
          <table:table-cell table:style-name="ce4" office:value-type="float" office:value="128.52" calcext:value-type="float">
            <text:p>1,2852000E+02</text:p>
          </table:table-cell>
          <table:table-cell table:style-name="ce4" table:formula="of:=(-[.F101]+8*[.F104]-8*[.F102]+[.F105])/(12*0.05)" office:value-type="float" office:value="-398.366666666666" calcext:value-type="float">
            <text:p>-3,9836667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04]*[.B$93]" office:value-type="float" office:value="338.673444804426" calcext:value-type="float">
            <text:p>3,3867344E+02</text:p>
          </table:table-cell>
          <table:table-cell office:value-type="float" office:value="6.4" calcext:value-type="float">
            <text:p>6,4000000E+00</text:p>
          </table:table-cell>
          <table:table-cell office:value-type="float" office:value="-2.3819621452" calcext:value-type="float">
            <text:p>-2,3819621E+00</text:p>
          </table:table-cell>
          <table:table-cell table:formula="of:=(-[.D102]+8*[.D105]-8*[.D103]+[.D106])/(12*0.05)" office:value-type="float" office:value="-0.203984212333334" calcext:value-type="float">
            <text:p>-2,0398421E-01</text:p>
          </table:table-cell>
          <table:table-cell table:style-name="ce4" office:value-type="float" office:value="117.03" calcext:value-type="float">
            <text:p>1,1703000E+02</text:p>
          </table:table-cell>
          <table:table-cell table:style-name="ce4" table:formula="of:=(-[.F102]+8*[.F105]-8*[.F103]+[.F106])/(12*0.05)" office:value-type="float" office:value="-369.216666666667" calcext:value-type="float">
            <text:p>-3,6921667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05]*[.B$93]" office:value-type="float" office:value="341.319331091961" calcext:value-type="float">
            <text:p>3,4131933E+02</text:p>
          </table:table-cell>
          <table:table-cell office:value-type="float" office:value="6.45" calcext:value-type="float">
            <text:p>6,4500000E+00</text:p>
          </table:table-cell>
          <table:table-cell office:value-type="float" office:value="-2.3878378096" calcext:value-type="float">
            <text:p>-2,3878378E+00</text:p>
          </table:table-cell>
          <table:table-cell table:formula="of:=(-[.D103]+8*[.D106]-8*[.D104]+[.D107])/(12*0.05)" office:value-type="float" office:value="-0.188341283166663" calcext:value-type="float">
            <text:p>-1,8834128E-01</text:p>
          </table:table-cell>
          <table:table-cell table:style-name="ce4" office:value-type="float" office:value="106.38" calcext:value-type="float">
            <text:p>1,0638000E+02</text:p>
          </table:table-cell>
          <table:table-cell table:style-name="ce4" table:formula="of:=(-[.F103]+8*[.F106]-8*[.F104]+[.F107])/(12*0.05)" office:value-type="float" office:value="-342.195" calcext:value-type="float">
            <text:p>-3,4219500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06]*[.B$93]" office:value-type="float" office:value="343.965217379495" calcext:value-type="float">
            <text:p>3,4396522E+02</text:p>
          </table:table-cell>
          <table:table-cell office:value-type="float" office:value="6.5" calcext:value-type="float">
            <text:p>6,5000000E+00</text:p>
          </table:table-cell>
          <table:table-cell office:value-type="float" office:value="-2.3932575774" calcext:value-type="float">
            <text:p>-2,3932576E+00</text:p>
          </table:table-cell>
          <table:table-cell table:formula="of:=(-[.D104]+8*[.D107]-8*[.D105]+[.D108])/(12*0.05)" office:value-type="float" office:value="-0.173538205333331" calcext:value-type="float">
            <text:p>-1,7353821E-01</text:p>
          </table:table-cell>
          <table:table-cell table:style-name="ce4" office:value-type="float" office:value="96.51" calcext:value-type="float">
            <text:p>9,6510000E+01</text:p>
          </table:table-cell>
          <table:table-cell table:style-name="ce4" table:formula="of:=(-[.F104]+8*[.F107]-8*[.F105]+[.F108])/(12*0.05)" office:value-type="float" office:value="-317.128333333333" calcext:value-type="float">
            <text:p>-3,1712833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07]*[.B$93]" office:value-type="float" office:value="346.61110366703" calcext:value-type="float">
            <text:p>3,4661110E+02</text:p>
          </table:table-cell>
          <table:table-cell office:value-type="float" office:value="6.55" calcext:value-type="float">
            <text:p>6,5500000E+00</text:p>
          </table:table-cell>
          <table:table-cell office:value-type="float" office:value="-2.39824535" calcext:value-type="float">
            <text:p>-2,3982454E+00</text:p>
          </table:table-cell>
          <table:table-cell table:formula="of:=(-[.D105]+8*[.D108]-8*[.D106]+[.D109])/(12*0.05)" office:value-type="float" office:value="-0.159529324833335" calcext:value-type="float">
            <text:p>-1,5952932E-01</text:p>
          </table:table-cell>
          <table:table-cell table:style-name="ce4" office:value-type="float" office:value="87.363" calcext:value-type="float">
            <text:p>8,7363000E+01</text:p>
          </table:table-cell>
          <table:table-cell table:style-name="ce4" table:formula="of:=(-[.F105]+8*[.F108]-8*[.F106]+[.F109])/(12*0.05)" office:value-type="float" office:value="-293.843333333333" calcext:value-type="float">
            <text:p>-2,9384333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08]*[.B$93]" office:value-type="float" office:value="349.256989954565" calcext:value-type="float">
            <text:p>3,4925699E+02</text:p>
          </table:table-cell>
          <table:table-cell office:value-type="float" office:value="6.6" calcext:value-type="float">
            <text:p>6,6000000E+00</text:p>
          </table:table-cell>
          <table:table-cell office:value-type="float" office:value="-2.4028247452" calcext:value-type="float">
            <text:p>-2,4028247E+00</text:p>
          </table:table-cell>
          <table:table-cell table:formula="of:=(-[.D106]+8*[.D109]-8*[.D107]+[.D110])/(12*0.05)" office:value-type="float" office:value="-0.146283159333337" calcext:value-type="float">
            <text:p>-1,4628316E-01</text:p>
          </table:table-cell>
          <table:table-cell table:style-name="ce4" office:value-type="float" office:value="78.889" calcext:value-type="float">
            <text:p>7,8889000E+01</text:p>
          </table:table-cell>
          <table:table-cell table:style-name="ce4" table:formula="of:=(-[.F106]+8*[.F109]-8*[.F107]+[.F110])/(12*0.05)" office:value-type="float" office:value="-272.168333333333" calcext:value-type="float">
            <text:p>-2,7216833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09]*[.B$93]" office:value-type="float" office:value="351.902876242099" calcext:value-type="float">
            <text:p>3,5190288E+02</text:p>
          </table:table-cell>
          <table:table-cell office:value-type="float" office:value="6.65" calcext:value-type="float">
            <text:p>6,6500000E+00</text:p>
          </table:table-cell>
          <table:table-cell office:value-type="float" office:value="-2.4070180621" calcext:value-type="float">
            <text:p>-2,4070181E+00</text:p>
          </table:table-cell>
          <table:table-cell table:formula="of:=(-[.D107]+8*[.D110]-8*[.D108]+[.D111])/(12*0.05)" office:value-type="float" office:value="-0.133751644999997" calcext:value-type="float">
            <text:p>-1,3375164E-01</text:p>
          </table:table-cell>
          <table:table-cell table:style-name="ce4" office:value-type="float" office:value="71.042" calcext:value-type="float">
            <text:p>7,1042000E+01</text:p>
          </table:table-cell>
          <table:table-cell table:style-name="ce4" table:formula="of:=(-[.F107]+8*[.F110]-8*[.F108]+[.F111])/(12*0.05)" office:value-type="float" office:value="-252.005" calcext:value-type="float">
            <text:p>-2,5200500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10]*[.B$93]" office:value-type="float" office:value="354.548762529634" calcext:value-type="float">
            <text:p>3,5454876E+02</text:p>
          </table:table-cell>
          <table:table-cell office:value-type="float" office:value="6.7" calcext:value-type="float">
            <text:p>6,7000000E+00</text:p>
          </table:table-cell>
          <table:table-cell office:value-type="float" office:value="-2.4108457762" calcext:value-type="float">
            <text:p>-2,4108458E+00</text:p>
          </table:table-cell>
          <table:table-cell table:formula="of:=(-[.D108]+8*[.D111]-8*[.D109]+[.D112])/(12*0.05)" office:value-type="float" office:value="-0.121898606499999" calcext:value-type="float">
            <text:p>-1,2189861E-01</text:p>
          </table:table-cell>
          <table:table-cell table:style-name="ce4" office:value-type="float" office:value="63.777" calcext:value-type="float">
            <text:p>6,3777000E+01</text:p>
          </table:table-cell>
          <table:table-cell table:style-name="ce4" table:formula="of:=(-[.F108]+8*[.F111]-8*[.F109]+[.F112])/(12*0.05)" office:value-type="float" office:value="-233.23" calcext:value-type="float">
            <text:p>-2,3323000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11]*[.B$93]" office:value-type="float" office:value="357.194648817168" calcext:value-type="float">
            <text:p>3,5719465E+02</text:p>
          </table:table-cell>
          <table:table-cell office:value-type="float" office:value="6.75" calcext:value-type="float">
            <text:p>6,7500000E+00</text:p>
          </table:table-cell>
          <table:table-cell office:value-type="float" office:value="-2.414328089" calcext:value-type="float">
            <text:p>-2,4143281E+00</text:p>
          </table:table-cell>
          <table:table-cell table:formula="of:=(-[.D109]+8*[.D112]-8*[.D110]+[.D113])/(12*0.05)" office:value-type="float" office:value="-0.110694147999999" calcext:value-type="float">
            <text:p>-1,1069415E-01</text:p>
          </table:table-cell>
          <table:table-cell table:style-name="ce4" office:value-type="float" office:value="57.056" calcext:value-type="float">
            <text:p>5,7056000E+01</text:p>
          </table:table-cell>
          <table:table-cell table:style-name="ce4" table:formula="of:=(-[.F109]+8*[.F112]-8*[.F110]+[.F113])/(12*0.05)" office:value-type="float" office:value="-215.756666666667" calcext:value-type="float">
            <text:p>-2,1575667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12]*[.B$93]" office:value-type="float" office:value="359.840535104703" calcext:value-type="float">
            <text:p>3,5984054E+02</text:p>
          </table:table-cell>
          <table:table-cell office:value-type="float" office:value="6.8" calcext:value-type="float">
            <text:p>6,8000000E+00</text:p>
          </table:table-cell>
          <table:table-cell office:value-type="float" office:value="-2.4174836939" calcext:value-type="float">
            <text:p>-2,4174837E+00</text:p>
          </table:table-cell>
          <table:table-cell table:formula="of:=(-[.D110]+8*[.D113]-8*[.D111]+[.D114])/(12*0.05)" office:value-type="float" office:value="-0.100110958500002" calcext:value-type="float">
            <text:p>-1,0011096E-01</text:p>
          </table:table-cell>
          <table:table-cell table:style-name="ce4" office:value-type="float" office:value="50.839" calcext:value-type="float">
            <text:p>5,0839000E+01</text:p>
          </table:table-cell>
          <table:table-cell table:style-name="ce4" table:formula="of:=(-[.F110]+8*[.F113]-8*[.F111]+[.F114])/(12*0.05)" office:value-type="float" office:value="-199.508333333333" calcext:value-type="float">
            <text:p>-1,9950833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13]*[.B$93]" office:value-type="float" office:value="362.486421392237" calcext:value-type="float">
            <text:p>3,6248642E+02</text:p>
          </table:table-cell>
          <table:table-cell office:value-type="float" office:value="6.85" calcext:value-type="float">
            <text:p>6,8500000E+00</text:p>
          </table:table-cell>
          <table:table-cell office:value-type="float" office:value="-2.4203312093" calcext:value-type="float">
            <text:p>-2,4203312E+00</text:p>
          </table:table-cell>
          <table:table-cell table:formula="of:=(-[.D111]+8*[.D114]-8*[.D112]+[.D115])/(12*0.05)" office:value-type="float" office:value="-0.0901171466666647" calcext:value-type="float">
            <text:p>-9,0117147E-02</text:p>
          </table:table-cell>
          <table:table-cell table:style-name="ce4" office:value-type="float" office:value="45.092" calcext:value-type="float">
            <text:p>4,5092000E+01</text:p>
          </table:table-cell>
          <table:table-cell table:style-name="ce4" table:formula="of:=(-[.F111]+8*[.F114]-8*[.F112]+[.F115])/(12*0.05)" office:value-type="float" office:value="-184.351666666667" calcext:value-type="float">
            <text:p>-1,8435167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14]*[.B$93]" office:value-type="float" office:value="365.132307679772" calcext:value-type="float">
            <text:p>3,6513231E+02</text:p>
          </table:table-cell>
          <table:table-cell office:value-type="float" office:value="6.9" calcext:value-type="float">
            <text:p>6,9000000E+00</text:p>
          </table:table-cell>
          <table:table-cell office:value-type="float" office:value="-2.4228873889" calcext:value-type="float">
            <text:p>-2,4228874E+00</text:p>
          </table:table-cell>
          <table:table-cell table:formula="of:=(-[.D112]+8*[.D115]-8*[.D113]+[.D116])/(12*0.05)" office:value-type="float" office:value="-0.0806810376666656" calcext:value-type="float">
            <text:p>-8,0681038E-02</text:p>
          </table:table-cell>
          <table:table-cell table:style-name="ce4" office:value-type="float" office:value="39.784" calcext:value-type="float">
            <text:p>3,9784000E+01</text:p>
          </table:table-cell>
          <table:table-cell table:style-name="ce4" table:formula="of:=(-[.F112]+8*[.F115]-8*[.F113]+[.F116])/(12*0.05)" office:value-type="float" office:value="-170.215" calcext:value-type="float">
            <text:p>-1,7021500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15]*[.B$93]" office:value-type="float" office:value="367.778193967307" calcext:value-type="float">
            <text:p>3,6777819E+02</text:p>
          </table:table-cell>
          <table:table-cell office:value-type="float" office:value="6.95" calcext:value-type="float">
            <text:p>6,9500000E+00</text:p>
          </table:table-cell>
          <table:table-cell office:value-type="float" office:value="-2.425168817" calcext:value-type="float">
            <text:p>-2,4251688E+00</text:p>
          </table:table-cell>
          <table:table-cell table:formula="of:=(-[.D113]+8*[.D116]-8*[.D114]+[.D117])/(12*0.05)" office:value-type="float" office:value="-0.071785559166669" calcext:value-type="float">
            <text:p>-7,1785559E-02</text:p>
          </table:table-cell>
          <table:table-cell table:style-name="ce4" office:value-type="float" office:value="34.885" calcext:value-type="float">
            <text:p>3,4885000E+01</text:p>
          </table:table-cell>
          <table:table-cell table:style-name="ce4" table:formula="of:=(-[.F113]+8*[.F116]-8*[.F114]+[.F117])/(12*0.05)" office:value-type="float" office:value="-157.058333333333" calcext:value-type="float">
            <text:p>-1,5705833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16]*[.B$93]" office:value-type="float" office:value="370.424080254841" calcext:value-type="float">
            <text:p>3,7042408E+02</text:p>
          </table:table-cell>
          <table:table-cell office:value-type="float" office:value="7" calcext:value-type="float">
            <text:p>7,0000000E+00</text:p>
          </table:table-cell>
          <table:table-cell office:value-type="float" office:value="-2.4271914549" calcext:value-type="float">
            <text:p>-2,4271915E+00</text:p>
          </table:table-cell>
          <table:table-cell table:formula="of:=(-[.D114]+8*[.D117]-8*[.D115]+[.D118])/(12*0.05)" office:value-type="float" office:value="-0.0634021635000015" calcext:value-type="float">
            <text:p>-6,3402164E-02</text:p>
          </table:table-cell>
          <table:table-cell table:style-name="ce4" office:value-type="float" office:value="30.366" calcext:value-type="float">
            <text:p>3,0366000E+01</text:p>
          </table:table-cell>
          <table:table-cell table:style-name="ce4" table:formula="of:=(-[.F114]+8*[.F117]-8*[.F115]+[.F118])/(12*0.05)" office:value-type="float" office:value="-144.815" calcext:value-type="float">
            <text:p>-1,4481500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17]*[.B$93]" office:value-type="float" office:value="373.069966542376" calcext:value-type="float">
            <text:p>3,7306997E+02</text:p>
          </table:table-cell>
          <table:table-cell office:value-type="float" office:value="7.05" calcext:value-type="float">
            <text:p>7,0500000E+00</text:p>
          </table:table-cell>
          <table:table-cell office:value-type="float" office:value="-2.4289700168" calcext:value-type="float">
            <text:p>-2,4289700E+00</text:p>
          </table:table-cell>
          <table:table-cell table:formula="of:=(-[.D115]+8*[.D118]-8*[.D116]+[.D119])/(12*0.05)" office:value-type="float" office:value="-0.0555073061666689" calcext:value-type="float">
            <text:p>-5,5507306E-02</text:p>
          </table:table-cell>
          <table:table-cell table:style-name="ce4" office:value-type="float" office:value="26.201" calcext:value-type="float">
            <text:p>2,6201000E+01</text:p>
          </table:table-cell>
          <table:table-cell table:style-name="ce4" table:formula="of:=(-[.F115]+8*[.F118]-8*[.F116]+[.F119])/(12*0.05)" office:value-type="float" office:value="-133.395" calcext:value-type="float">
            <text:p>-1,3339500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18]*[.B$93]" office:value-type="float" office:value="375.71585282991" calcext:value-type="float">
            <text:p>3,7571585E+02</text:p>
          </table:table-cell>
          <table:table-cell office:value-type="float" office:value="7.1" calcext:value-type="float">
            <text:p>7,1000000E+00</text:p>
          </table:table-cell>
          <table:table-cell office:value-type="float" office:value="-2.4305190886" calcext:value-type="float">
            <text:p>-2,4305191E+00</text:p>
          </table:table-cell>
          <table:table-cell table:formula="of:=(-[.D116]+8*[.D119]-8*[.D117]+[.D120])/(12*0.05)" office:value-type="float" office:value="-0.0480792409999949" calcext:value-type="float">
            <text:p>-4,8079241E-02</text:p>
          </table:table-cell>
          <table:table-cell table:style-name="ce4" office:value-type="float" office:value="22.367" calcext:value-type="float">
            <text:p>2,2367000E+01</text:p>
          </table:table-cell>
          <table:table-cell table:style-name="ce4" table:formula="of:=(-[.F116]+8*[.F119]-8*[.F117]+[.F120])/(12*0.05)" office:value-type="float" office:value="-122.756666666667" calcext:value-type="float">
            <text:p>-1,2275667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19]*[.B$93]" office:value-type="float" office:value="378.361739117445" calcext:value-type="float">
            <text:p>3,7836174E+02</text:p>
          </table:table-cell>
          <table:table-cell office:value-type="float" office:value="7.15" calcext:value-type="float">
            <text:p>7,1500000E+00</text:p>
          </table:table-cell>
          <table:table-cell office:value-type="float" office:value="-2.4318521311" calcext:value-type="float">
            <text:p>-2,4318521E+00</text:p>
          </table:table-cell>
          <table:table-cell table:formula="of:=(-[.D117]+8*[.D120]-8*[.D118]+[.D121])/(12*0.05)" office:value-type="float" office:value="-0.0410919538333291" calcext:value-type="float">
            <text:p>-4,1091954E-02</text:p>
          </table:table-cell>
          <table:table-cell table:style-name="ce4" office:value-type="float" office:value="18.84" calcext:value-type="float">
            <text:p>1,8840000E+01</text:p>
          </table:table-cell>
          <table:table-cell table:style-name="ce4" table:formula="of:=(-[.F117]+8*[.F120]-8*[.F118]+[.F121])/(12*0.05)" office:value-type="float" office:value="-112.85" calcext:value-type="float">
            <text:p>-1,1285000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20]*[.B$93]" office:value-type="float" office:value="381.00762540498" calcext:value-type="float">
            <text:p>3,8100763E+02</text:p>
          </table:table-cell>
          <table:table-cell office:value-type="float" office:value="7.2" calcext:value-type="float">
            <text:p>7,2000000E+00</text:p>
          </table:table-cell>
          <table:table-cell office:value-type="float" office:value="-2.4329820851" calcext:value-type="float">
            <text:p>-2,4329821E+00</text:p>
          </table:table-cell>
          <table:table-cell table:formula="of:=(-[.D118]+8*[.D121]-8*[.D119]+[.D122])/(12*0.05)" office:value-type="float" office:value="-0.0345247695000002" calcext:value-type="float">
            <text:p>-3,4524770E-02</text:p>
          </table:table-cell>
          <table:table-cell table:style-name="ce4" office:value-type="float" office:value="15.6" calcext:value-type="float">
            <text:p>1,5600000E+01</text:p>
          </table:table-cell>
          <table:table-cell table:style-name="ce4" table:formula="of:=(-[.F118]+8*[.F121]-8*[.F119]+[.F122])/(12*0.05)" office:value-type="float" office:value="-103.612666666667" calcext:value-type="float">
            <text:p>-1,0361267E+0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21]*[.B$93]" office:value-type="float" office:value="383.653511692514" calcext:value-type="float">
            <text:p>3,8365351E+02</text:p>
          </table:table-cell>
          <table:table-cell office:value-type="float" office:value="7.25" calcext:value-type="float">
            <text:p>7,2500000E+00</text:p>
          </table:table-cell>
          <table:table-cell office:value-type="float" office:value="-2.4339212171" calcext:value-type="float">
            <text:p>-2,4339212E+00</text:p>
          </table:table-cell>
          <table:table-cell table:formula="of:=(-[.D119]+8*[.D122]-8*[.D120]+[.D123])/(12*0.05)" office:value-type="float" office:value="-0.0283581331666631" calcext:value-type="float">
            <text:p>-2,8358133E-02</text:p>
          </table:table-cell>
          <table:table-cell table:style-name="ce4" office:value-type="float" office:value="12.627" calcext:value-type="float">
            <text:p>1,2627000E+01</text:p>
          </table:table-cell>
          <table:table-cell table:style-name="ce4" table:formula="of:=(-[.F119]+8*[.F122]-8*[.F120]+[.F123])/(12*0.05)" office:value-type="float" office:value="-95.0031666666667" calcext:value-type="float">
            <text:p>-9,5003167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22]*[.B$93]" office:value-type="float" office:value="386.299397980049" calcext:value-type="float">
            <text:p>3,8629940E+02</text:p>
          </table:table-cell>
          <table:table-cell office:value-type="float" office:value="7.3" calcext:value-type="float">
            <text:p>7,3000000E+00</text:p>
          </table:table-cell>
          <table:table-cell office:value-type="float" office:value="-2.4346812623" calcext:value-type="float">
            <text:p>-2,4346813E+00</text:p>
          </table:table-cell>
          <table:table-cell table:formula="of:=(-[.D120]+8*[.D123]-8*[.D121]+[.D124])/(12*0.05)" office:value-type="float" office:value="-0.0225760244999969" calcext:value-type="float">
            <text:p>-2,2576024E-02</text:p>
          </table:table-cell>
          <table:table-cell table:style-name="ce4" office:value-type="float" office:value="9.9034" calcext:value-type="float">
            <text:p>9,9034000E+00</text:p>
          </table:table-cell>
          <table:table-cell table:style-name="ce4" table:formula="of:=(-[.F120]+8*[.F123]-8*[.F121]+[.F124])/(12*0.05)" office:value-type="float" office:value="-86.9906666666667" calcext:value-type="float">
            <text:p>-8,6990667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23]*[.B$93]" office:value-type="float" office:value="388.945284267583" calcext:value-type="float">
            <text:p>3,8894528E+02</text:p>
          </table:table-cell>
          <table:table-cell office:value-type="float" office:value="7.35" calcext:value-type="float">
            <text:p>7,3500000E+00</text:p>
          </table:table-cell>
          <table:table-cell office:value-type="float" office:value="-2.4352735934" calcext:value-type="float">
            <text:p>-2,4352736E+00</text:p>
          </table:table-cell>
          <table:table-cell table:formula="of:=(-[.D121]+8*[.D124]-8*[.D122]+[.D125])/(12*0.05)" office:value-type="float" office:value="-0.0171586931666715" calcext:value-type="float">
            <text:p>-1,7158693E-02</text:p>
          </table:table-cell>
          <table:table-cell table:style-name="ce4" office:value-type="float" office:value="7.4109" calcext:value-type="float">
            <text:p>7,4109000E+00</text:p>
          </table:table-cell>
          <table:table-cell table:style-name="ce4" table:formula="of:=(-[.F121]+8*[.F124]-8*[.F122]+[.F125])/(12*0.05)" office:value-type="float" office:value="-79.5335" calcext:value-type="float">
            <text:p>-7,9533500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24]*[.B$93]" office:value-type="float" office:value="391.591170555118" calcext:value-type="float">
            <text:p>3,9159117E+02</text:p>
          </table:table-cell>
          <table:table-cell office:value-type="float" office:value="7.4" calcext:value-type="float">
            <text:p>7,4000000E+00</text:p>
          </table:table-cell>
          <table:table-cell office:value-type="float" office:value="-2.4357086894" calcext:value-type="float">
            <text:p>-2,4357087E+00</text:p>
          </table:table-cell>
          <table:table-cell table:formula="of:=(-[.D122]+8*[.D125]-8*[.D123]+[.D126])/(12*0.05)" office:value-type="float" office:value="-0.0120902561666688" calcext:value-type="float">
            <text:p>-1,2090256E-02</text:p>
          </table:table-cell>
          <table:table-cell table:style-name="ce4" office:value-type="float" office:value="5.1344" calcext:value-type="float">
            <text:p>5,1344000E+00</text:p>
          </table:table-cell>
          <table:table-cell table:style-name="ce4" table:formula="of:=(-[.F122]+8*[.F125]-8*[.F123]+[.F126])/(12*0.05)" office:value-type="float" office:value="-72.5815" calcext:value-type="float">
            <text:p>-7,2581500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25]*[.B$93]" office:value-type="float" office:value="394.237056842652" calcext:value-type="float">
            <text:p>3,9423706E+02</text:p>
          </table:table-cell>
          <table:table-cell office:value-type="float" office:value="7.45" calcext:value-type="float">
            <text:p>7,4500000E+00</text:p>
          </table:table-cell>
          <table:table-cell office:value-type="float" office:value="-2.4359970162" calcext:value-type="float">
            <text:p>-2,4359970E+00</text:p>
          </table:table-cell>
          <table:table-cell table:formula="of:=(-[.D123]+8*[.D126]-8*[.D124]+[.D127])/(12*0.05)" office:value-type="float" office:value="-0.00735401899999359" calcext:value-type="float">
            <text:p>-7,3540190E-03</text:p>
          </table:table-cell>
          <table:table-cell table:style-name="ce4" office:value-type="float" office:value="3.0589" calcext:value-type="float">
            <text:p>3,0589000E+00</text:p>
          </table:table-cell>
          <table:table-cell table:style-name="ce4" table:formula="of:=(-[.F123]+8*[.F126]-8*[.F124]+[.F127])/(12*0.05)" office:value-type="float" office:value="-66.1091833333333" calcext:value-type="float">
            <text:p>-6,6109183E+01</text:p>
          </table:table-cell>
          <table:table-cell table:number-columns-repeated="21"/>
        </table:table-row>
        <table:table-row table:style-name="ro1">
          <table:table-cell/>
          <table:table-cell table:style-name="ce5" table:formula="of:=[.C126]*[.B$93]" office:value-type="float" office:value="396.882943130187" calcext:value-type="float">
            <text:p>3,9688294E+02</text:p>
          </table:table-cell>
          <table:table-cell table:style-name="ce5" office:value-type="float" office:value="7.5" calcext:value-type="float">
            <text:p>7,5000000E+00</text:p>
          </table:table-cell>
          <table:table-cell table:style-name="ce5" office:value-type="float" office:value="-2.4361480336" calcext:value-type="float">
            <text:p>-2,4361480E+00</text:p>
          </table:table-cell>
          <table:table-cell table:style-name="ce5" table:formula="of:=(-[.D124]+8*[.D127]-8*[.D125]+[.D128])/(12*0.05)" office:value-type="float" office:value="-0.00293435566666685" calcext:value-type="float">
            <text:p>-2,9343557E-03</text:p>
          </table:table-cell>
          <table:table-cell table:style-name="ce5" office:value-type="float" office:value="1.1705" calcext:value-type="float">
            <text:p>1,1705000E+00</text:p>
          </table:table-cell>
          <table:table-cell table:style-name="ce5" table:formula="of:=(-[.F124]+8*[.F127]-8*[.F125]+[.F128])/(12*0.05)" office:value-type="float" office:value="-60.0799666666667" calcext:value-type="float">
            <text:p>-6,0079967E+01</text:p>
          </table:table-cell>
          <table:table-cell table:number-columns-repeated="21"/>
        </table:table-row>
        <table:table-row table:style-name="ro1">
          <table:table-cell/>
          <table:table-cell table:style-name="ce5" table:formula="of:=[.C127]*[.B$93]" office:value-type="float" office:value="399.528829417722" calcext:value-type="float">
            <text:p>3,9952883E+02</text:p>
          </table:table-cell>
          <table:table-cell table:style-name="ce5" office:value-type="float" office:value="7.55" calcext:value-type="float">
            <text:p>7,5500000E+00</text:p>
          </table:table-cell>
          <table:table-cell table:style-name="ce5" office:value-type="float" office:value="-2.4361712512" calcext:value-type="float">
            <text:p>-2,4361713E+00</text:p>
          </table:table-cell>
          <table:table-cell table:style-name="ce5" table:formula="of:=(-[.D125]+8*[.D128]-8*[.D126]+[.D129])/(12*0.05)" office:value-type="float" office:value="0.00118159499999345" calcext:value-type="float">
            <text:p>1,1815950E-03</text:p>
          </table:table-cell>
          <table:table-cell table:style-name="ce5" office:value-type="float" office:value="-0.54341" calcext:value-type="float">
            <text:p>-5,4341000E-01</text:p>
          </table:table-cell>
          <table:table-cell table:style-name="ce5" table:formula="of:=(-[.F125]+8*[.F128]-8*[.F126]+[.F129])/(12*0.05)" office:value-type="float" office:value="-54.466" calcext:value-type="float">
            <text:p>-5,4466000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28]*[.B$93]" office:value-type="float" office:value="402.174715705256" calcext:value-type="float">
            <text:p>4,0217472E+02</text:p>
          </table:table-cell>
          <table:table-cell office:value-type="float" office:value="7.6" calcext:value-type="float">
            <text:p>7,6000000E+00</text:p>
          </table:table-cell>
          <table:table-cell office:value-type="float" office:value="-2.4360754228" calcext:value-type="float">
            <text:p>-2,4360754E+00</text:p>
          </table:table-cell>
          <table:table-cell table:formula="of:=(-[.D126]+8*[.D129]-8*[.D127]+[.D130])/(12*0.05)" office:value-type="float" office:value="0.00501072916666419" calcext:value-type="float">
            <text:p>5,0107292E-03</text:p>
          </table:table-cell>
          <table:table-cell table:style-name="ce4" office:value-type="float" office:value="-2.0951" calcext:value-type="float">
            <text:p>-2,0951000E+00</text:p>
          </table:table-cell>
          <table:table-cell table:style-name="ce4" table:formula="of:=(-[.F126]+8*[.F129]-8*[.F127]+[.F130])/(12*0.05)" office:value-type="float" office:value="-49.2448666666667" calcext:value-type="float">
            <text:p>-4,9244867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29]*[.B$93]" office:value-type="float" office:value="404.820601992791" calcext:value-type="float">
            <text:p>4,0482060E+02</text:p>
          </table:table-cell>
          <table:table-cell office:value-type="float" office:value="7.65" calcext:value-type="float">
            <text:p>7,6500000E+00</text:p>
          </table:table-cell>
          <table:table-cell office:value-type="float" office:value="-2.4358689456" calcext:value-type="float">
            <text:p>-2,4358689E+00</text:p>
          </table:table-cell>
          <table:table-cell table:formula="of:=(-[.D127]+8*[.D130]-8*[.D128]+[.D131])/(12*0.05)" office:value-type="float" office:value="0.00856371183333667" calcext:value-type="float">
            <text:p>8,5637118E-03</text:p>
          </table:table-cell>
          <table:table-cell table:style-name="ce4" office:value-type="float" office:value="-3.4959" calcext:value-type="float">
            <text:p>-3,4959000E+00</text:p>
          </table:table-cell>
          <table:table-cell table:style-name="ce4" table:formula="of:=(-[.F127]+8*[.F130]-8*[.F128]+[.F131])/(12*0.05)" office:value-type="float" office:value="-44.3909833333333" calcext:value-type="float">
            <text:p>-4,4390983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30]*[.B$93]" office:value-type="float" office:value="407.466488280325" calcext:value-type="float">
            <text:p>4,0746649E+02</text:p>
          </table:table-cell>
          <table:table-cell office:value-type="float" office:value="7.7" calcext:value-type="float">
            <text:p>7,7000000E+00</text:p>
          </table:table-cell>
          <table:table-cell office:value-type="float" office:value="-2.4355600409" calcext:value-type="float">
            <text:p>-2,4355600E+00</text:p>
          </table:table-cell>
          <table:table-cell table:formula="of:=(-[.D128]+8*[.D131]-8*[.D129]+[.D132])/(12*0.05)" office:value-type="float" office:value="0.0118560173333337" calcext:value-type="float">
            <text:p>1,1856017E-02</text:p>
          </table:table-cell>
          <table:table-cell table:style-name="ce4" office:value-type="float" office:value="-4.7565" calcext:value-type="float">
            <text:p>-4,7565000E+00</text:p>
          </table:table-cell>
          <table:table-cell table:style-name="ce4" table:formula="of:=(-[.F128]+8*[.F131]-8*[.F129]+[.F132])/(12*0.05)" office:value-type="float" office:value="-39.8808333333333" calcext:value-type="float">
            <text:p>-3,9880833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31]*[.B$93]" office:value-type="float" office:value="410.11237456786" calcext:value-type="float">
            <text:p>4,1011237E+02</text:p>
          </table:table-cell>
          <table:table-cell office:value-type="float" office:value="7.75" calcext:value-type="float">
            <text:p>7,7500000E+00</text:p>
          </table:table-cell>
          <table:table-cell office:value-type="float" office:value="-2.4351560793" calcext:value-type="float">
            <text:p>-2,4351561E+00</text:p>
          </table:table-cell>
          <table:table-cell table:formula="of:=(-[.D129]+8*[.D132]-8*[.D130]+[.D133])/(12*0.05)" office:value-type="float" office:value="0.0148978615000006" calcext:value-type="float">
            <text:p>1,4897862E-02</text:p>
          </table:table-cell>
          <table:table-cell table:style-name="ce4" office:value-type="float" office:value="-5.8868" calcext:value-type="float">
            <text:p>-5,8868000E+00</text:p>
          </table:table-cell>
          <table:table-cell table:style-name="ce4" table:formula="of:=(-[.F129]+8*[.F132]-8*[.F130]+[.F133])/(12*0.05)" office:value-type="float" office:value="-35.6958333333333" calcext:value-type="float">
            <text:p>-3,5695833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32]*[.B$93]" office:value-type="float" office:value="412.758260855395" calcext:value-type="float">
            <text:p>4,1275826E+02</text:p>
          </table:table-cell>
          <table:table-cell office:value-type="float" office:value="7.8" calcext:value-type="float">
            <text:p>7,8000000E+00</text:p>
          </table:table-cell>
          <table:table-cell office:value-type="float" office:value="-2.4346647428" calcext:value-type="float">
            <text:p>-2,4346647E+00</text:p>
          </table:table-cell>
          <table:table-cell table:formula="of:=(-[.D130]+8*[.D133]-8*[.D131]+[.D134])/(12*0.05)" office:value-type="float" office:value="0.0177025986666698" calcext:value-type="float">
            <text:p>1,7702599E-02</text:p>
          </table:table-cell>
          <table:table-cell table:style-name="ce4" office:value-type="float" office:value="-6.8964" calcext:value-type="float">
            <text:p>-6,8964000E+00</text:p>
          </table:table-cell>
          <table:table-cell table:style-name="ce4" table:formula="of:=(-[.F130]+8*[.F133]-8*[.F131]+[.F134])/(12*0.05)" office:value-type="float" office:value="-31.819" calcext:value-type="float">
            <text:p>-3,1819000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33]*[.B$93]" office:value-type="float" office:value="415.404147142929" calcext:value-type="float">
            <text:p>4,1540415E+02</text:p>
          </table:table-cell>
          <table:table-cell office:value-type="float" office:value="7.85" calcext:value-type="float">
            <text:p>7,8500000E+00</text:p>
          </table:table-cell>
          <table:table-cell office:value-type="float" office:value="-2.4340926135" calcext:value-type="float">
            <text:p>-2,4340926E+00</text:p>
          </table:table-cell>
          <table:table-cell table:formula="of:=(-[.D131]+8*[.D134]-8*[.D132]+[.D135])/(12*0.05)" office:value-type="float" office:value="0.0202872891666672" calcext:value-type="float">
            <text:p>2,0287289E-02</text:p>
          </table:table-cell>
          <table:table-cell table:style-name="ce4" office:value-type="float" office:value="-7.7942" calcext:value-type="float">
            <text:p>-7,7942000E+00</text:p>
          </table:table-cell>
          <table:table-cell table:style-name="ce4" table:formula="of:=(-[.F131]+8*[.F134]-8*[.F132]+[.F135])/(12*0.05)" office:value-type="float" office:value="-28.2325" calcext:value-type="float">
            <text:p>-2,8232500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34]*[.B$93]" office:value-type="float" office:value="418.050033430464" calcext:value-type="float">
            <text:p>4,1805003E+02</text:p>
          </table:table-cell>
          <table:table-cell office:value-type="float" office:value="7.9" calcext:value-type="float">
            <text:p>7,9000000E+00</text:p>
          </table:table-cell>
          <table:table-cell office:value-type="float" office:value="-2.4334462081" calcext:value-type="float">
            <text:p>-2,4334462E+00</text:p>
          </table:table-cell>
          <table:table-cell table:formula="of:=(-[.D132]+8*[.D135]-8*[.D133]+[.D136])/(12*0.05)" office:value-type="float" office:value="0.0226569736666615" calcext:value-type="float">
            <text:p>2,2656974E-02</text:p>
          </table:table-cell>
          <table:table-cell table:style-name="ce4" office:value-type="float" office:value="-8.5887" calcext:value-type="float">
            <text:p>-8,5887000E+00</text:p>
          </table:table-cell>
          <table:table-cell table:style-name="ce4" table:formula="of:=(-[.F132]+8*[.F135]-8*[.F133]+[.F136])/(12*0.05)" office:value-type="float" office:value="-24.9208333333333" calcext:value-type="float">
            <text:p>-2,4920833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35]*[.B$93]" office:value-type="float" office:value="420.695919717998" calcext:value-type="float">
            <text:p>4,2069592E+02</text:p>
          </table:table-cell>
          <table:table-cell office:value-type="float" office:value="7.95" calcext:value-type="float">
            <text:p>7,9500000E+00</text:p>
          </table:table-cell>
          <table:table-cell office:value-type="float" office:value="-2.4327319834" calcext:value-type="float">
            <text:p>-2,4327320E+00</text:p>
          </table:table-cell>
          <table:table-cell table:formula="of:=(-[.D133]+8*[.D136]-8*[.D134]+[.D137])/(12*0.05)" office:value-type="float" office:value="0.0248247196666614" calcext:value-type="float">
            <text:p>2,4824720E-02</text:p>
          </table:table-cell>
          <table:table-cell table:style-name="ce4" office:value-type="float" office:value="-9.2879" calcext:value-type="float">
            <text:p>-9,2879000E+00</text:p>
          </table:table-cell>
          <table:table-cell table:style-name="ce4" table:formula="of:=(-[.F133]+8*[.F136]-8*[.F134]+[.F137])/(12*0.05)" office:value-type="float" office:value="-21.8676666666667" calcext:value-type="float">
            <text:p>-2,1867667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36]*[.B$93]" office:value-type="float" office:value="423.341806005533" calcext:value-type="float">
            <text:p>4,2334181E+02</text:p>
          </table:table-cell>
          <table:table-cell office:value-type="float" office:value="8" calcext:value-type="float">
            <text:p>8,0000000E+00</text:p>
          </table:table-cell>
          <table:table-cell office:value-type="float" office:value="-2.4319555994" calcext:value-type="float">
            <text:p>-2,4319556E+00</text:p>
          </table:table-cell>
          <table:table-cell table:formula="of:=(-[.D134]+8*[.D137]-8*[.D135]+[.D138])/(12*0.05)" office:value-type="float" office:value="0.0268043568333372" calcext:value-type="float">
            <text:p>2,6804357E-02</text:p>
          </table:table-cell>
          <table:table-cell table:style-name="ce4" office:value-type="float" office:value="-9.8993" calcext:value-type="float">
            <text:p>-9,8993000E+00</text:p>
          </table:table-cell>
          <table:table-cell table:style-name="ce4" table:formula="of:=(-[.F134]+8*[.F137]-8*[.F135]+[.F138])/(12*0.05)" office:value-type="float" office:value="-19.0585" calcext:value-type="float">
            <text:p>-1,9058500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37]*[.B$93]" office:value-type="float" office:value="425.987692293067" calcext:value-type="float">
            <text:p>4,2598769E+02</text:p>
          </table:table-cell>
          <table:table-cell office:value-type="float" office:value="8.05" calcext:value-type="float">
            <text:p>8,0500000E+00</text:p>
          </table:table-cell>
          <table:table-cell office:value-type="float" office:value="-2.4311226513" calcext:value-type="float">
            <text:p>-2,4311227E+00</text:p>
          </table:table-cell>
          <table:table-cell table:formula="of:=(-[.D135]+8*[.D138]-8*[.D136]+[.D139])/(12*0.05)" office:value-type="float" office:value="0.0286058201666687" calcext:value-type="float">
            <text:p>2,8605820E-02</text:p>
          </table:table-cell>
          <table:table-cell table:style-name="ce4" office:value-type="float" office:value="-10.43" calcext:value-type="float">
            <text:p>-1,0430000E+01</text:p>
          </table:table-cell>
          <table:table-cell table:style-name="ce4" table:formula="of:=(-[.F135]+8*[.F138]-8*[.F136]+[.F139])/(12*0.05)" office:value-type="float" office:value="-16.4845" calcext:value-type="float">
            <text:p>-1,6484500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38]*[.B$93]" office:value-type="float" office:value="428.633578580602" calcext:value-type="float">
            <text:p>4,2863358E+02</text:p>
          </table:table-cell>
          <table:table-cell office:value-type="float" office:value="8.1" calcext:value-type="float">
            <text:p>8,1000000E+00</text:p>
          </table:table-cell>
          <table:table-cell office:value-type="float" office:value="-2.4302382508" calcext:value-type="float">
            <text:p>-2,4302383E+00</text:p>
          </table:table-cell>
          <table:table-cell table:formula="of:=(-[.D136]+8*[.D139]-8*[.D137]+[.D140])/(12*0.05)" office:value-type="float" office:value="0.0302406084999999" calcext:value-type="float">
            <text:p>3,0240608E-02</text:p>
          </table:table-cell>
          <table:table-cell table:style-name="ce4" office:value-type="float" office:value="-10.887" calcext:value-type="float">
            <text:p>-1,0887000E+01</text:p>
          </table:table-cell>
          <table:table-cell table:style-name="ce4" table:formula="of:=(-[.F136]+8*[.F139]-8*[.F137]+[.F140])/(12*0.05)" office:value-type="float" office:value="-14.1345" calcext:value-type="float">
            <text:p>-1,4134500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39]*[.B$93]" office:value-type="float" office:value="431.279464868137" calcext:value-type="float">
            <text:p>4,3127946E+02</text:p>
          </table:table-cell>
          <table:table-cell office:value-type="float" office:value="8.15" calcext:value-type="float">
            <text:p>8,1500000E+00</text:p>
          </table:table-cell>
          <table:table-cell office:value-type="float" office:value="-2.4293072801" calcext:value-type="float">
            <text:p>-2,4293073E+00</text:p>
          </table:table-cell>
          <table:table-cell table:formula="of:=(-[.D137]+8*[.D140]-8*[.D138]+[.D141])/(12*0.05)" office:value-type="float" office:value="0.0317193433333348" calcext:value-type="float">
            <text:p>3,1719343E-02</text:p>
          </table:table-cell>
          <table:table-cell table:style-name="ce4" office:value-type="float" office:value="-11.277" calcext:value-type="float">
            <text:p>-1,1277000E+01</text:p>
          </table:table-cell>
          <table:table-cell table:style-name="ce4" table:formula="of:=(-[.F137]+8*[.F140]-8*[.F138]+[.F141])/(12*0.05)" office:value-type="float" office:value="-11.97" calcext:value-type="float">
            <text:p>-1,1970000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40]*[.B$93]" office:value-type="float" office:value="433.925351155671" calcext:value-type="float">
            <text:p>4,3392535E+02</text:p>
          </table:table-cell>
          <table:table-cell office:value-type="float" office:value="8.2" calcext:value-type="float">
            <text:p>8,2000000E+00</text:p>
          </table:table-cell>
          <table:table-cell office:value-type="float" office:value="-2.4283342039" calcext:value-type="float">
            <text:p>-2,4283342E+00</text:p>
          </table:table-cell>
          <table:table-cell table:formula="of:=(-[.D138]+8*[.D141]-8*[.D139]+[.D142])/(12*0.05)" office:value-type="float" office:value="0.0330504373333329" calcext:value-type="float">
            <text:p>3,3050437E-02</text:p>
          </table:table-cell>
          <table:table-cell table:style-name="ce4" office:value-type="float" office:value="-11.604" calcext:value-type="float">
            <text:p>-1,1604000E+01</text:p>
          </table:table-cell>
          <table:table-cell table:style-name="ce4" table:formula="of:=(-[.F138]+8*[.F141]-8*[.F139]+[.F142])/(12*0.05)" office:value-type="float" office:value="-10.0033333333333" calcext:value-type="float">
            <text:p>-1,0003333E+0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41]*[.B$93]" office:value-type="float" office:value="436.571237443206" calcext:value-type="float">
            <text:p>4,3657124E+02</text:p>
          </table:table-cell>
          <table:table-cell office:value-type="float" office:value="8.25" calcext:value-type="float">
            <text:p>8,2500000E+00</text:p>
          </table:table-cell>
          <table:table-cell office:value-type="float" office:value="-2.4273234205" calcext:value-type="float">
            <text:p>-2,4273234E+00</text:p>
          </table:table-cell>
          <table:table-cell table:formula="of:=(-[.D139]+8*[.D142]-8*[.D140]+[.D143])/(12*0.05)" office:value-type="float" office:value="0.0342432215000018" calcext:value-type="float">
            <text:p>3,4243222E-02</text:p>
          </table:table-cell>
          <table:table-cell table:style-name="ce4" office:value-type="float" office:value="-11.876" calcext:value-type="float">
            <text:p>-1,1876000E+01</text:p>
          </table:table-cell>
          <table:table-cell table:style-name="ce4" table:formula="of:=(-[.F139]+8*[.F142]-8*[.F140]+[.F143])/(12*0.05)" office:value-type="float" office:value="-8.23" calcext:value-type="float">
            <text:p>-8,2300000E+00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42]*[.B$93]" office:value-type="float" office:value="439.21712373074" calcext:value-type="float">
            <text:p>4,3921712E+02</text:p>
          </table:table-cell>
          <table:table-cell office:value-type="float" office:value="8.3" calcext:value-type="float">
            <text:p>8,3000000E+00</text:p>
          </table:table-cell>
          <table:table-cell office:value-type="float" office:value="-2.4262788652" calcext:value-type="float">
            <text:p>-2,4262789E+00</text:p>
          </table:table-cell>
          <table:table-cell table:formula="of:=(-[.D140]+8*[.D143]-8*[.D141]+[.D144])/(12*0.05)" office:value-type="float" office:value="0.0353106736666657" calcext:value-type="float">
            <text:p>3,5310674E-02</text:p>
          </table:table-cell>
          <table:table-cell table:style-name="ce4" office:value-type="float" office:value="-12.097" calcext:value-type="float">
            <text:p>-1,2097000E+01</text:p>
          </table:table-cell>
          <table:table-cell table:style-name="ce4" table:formula="of:=(-[.F140]+8*[.F143]-8*[.F141]+[.F144])/(12*0.05)" office:value-type="float" office:value="-6.60000000000002" calcext:value-type="float">
            <text:p>-6,6000000E+00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43]*[.B$93]" office:value-type="float" office:value="441.863010018275" calcext:value-type="float">
            <text:p>4,4186301E+02</text:p>
          </table:table-cell>
          <table:table-cell office:value-type="float" office:value="8.35" calcext:value-type="float">
            <text:p>8,3500000E+00</text:p>
          </table:table-cell>
          <table:table-cell office:value-type="float" office:value="-2.4252040568" calcext:value-type="float">
            <text:p>-2,4252041E+00</text:p>
          </table:table-cell>
          <table:table-cell table:formula="of:=(-[.D141]+8*[.D144]-8*[.D142]+[.D145])/(12*0.05)" office:value-type="float" office:value="0.0362581159999979" calcext:value-type="float">
            <text:p>3,6258116E-02</text:p>
          </table:table-cell>
          <table:table-cell table:style-name="ce4" office:value-type="float" office:value="-12.271" calcext:value-type="float">
            <text:p>-1,2271000E+01</text:p>
          </table:table-cell>
          <table:table-cell table:style-name="ce4" table:formula="of:=(-[.F141]+8*[.F144]-8*[.F142]+[.F145])/(12*0.05)" office:value-type="float" office:value="-5.13166666666666" calcext:value-type="float">
            <text:p>-5,1316667E+00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C144]*[.B$93]" office:value-type="float" office:value="444.50889630581" calcext:value-type="float">
            <text:p>4,4450890E+02</text:p>
          </table:table-cell>
          <table:table-cell office:value-type="float" office:value="8.4" calcext:value-type="float">
            <text:p>8,4000000E+00</text:p>
          </table:table-cell>
          <table:table-cell office:value-type="float" office:value="-2.4241027093" calcext:value-type="float">
            <text:p>-2,4241027E+00</text:p>
          </table:table-cell>
          <table:table-cell/>
          <table:table-cell table:style-name="ce4" office:value-type="float" office:value="-12.404" calcext:value-type="float">
            <text:p>-1,2404000E+01</text:p>
          </table:table-cell>
          <table:table-cell table:style-name="ce4"/>
          <table:table-cell table:number-columns-repeated="21"/>
        </table:table-row>
        <table:table-row table:style-name="ro1">
          <table:table-cell/>
          <table:table-cell table:style-name="ce6" table:formula="of:=[.C145]*[.B$93]" office:value-type="float" office:value="447.154782593344" calcext:value-type="float">
            <text:p>4,4715478E+02</text:p>
          </table:table-cell>
          <table:table-cell table:style-name="ce6" office:value-type="float" office:value="8.45" calcext:value-type="float">
            <text:p>8,4500000E+00</text:p>
          </table:table-cell>
          <table:table-cell table:style-name="ce6" office:value-type="float" office:value="-2.4229777981" calcext:value-type="float">
            <text:p>-2,4229778E+00</text:p>
          </table:table-cell>
          <table:table-cell table:style-name="ce6"/>
          <table:table-cell table:style-name="ce6" office:value-type="float" office:value="-12.499" calcext:value-type="float">
            <text:p>-1,2499000E+01</text:p>
          </table:table-cell>
          <table:table-cell table:style-name="ce6"/>
          <table:table-cell table:number-columns-repeated="21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1" table:formula="of:=([.B126]+[.B127])/2" office:value-type="float" office:value="398.205886273954" calcext:value-type="float">
            <text:p>3,9820589E+02</text:p>
          </table:table-cell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ERR RELATIVE</text:p>
          </table:table-cell>
          <table:table-cell table:style-name="ce2" table:formula="of:=(([.C147]-405)/405)*-100" office:value-type="float" office:value="1.67755894470264" calcext:value-type="float">
            <text:p>1,6775589E+00</text:p>
          </table:table-cell>
          <table:table-cell table:style-name="ce1" table:number-columns-repeated="2"/>
          <table:table-cell table:number-columns-repeated="23"/>
        </table:table-row>
        <table:table-row table:style-name="ro1" table:number-rows-repeated="20">
          <table:table-cell table:number-columns-repeated="2"/>
          <table:table-cell table:style-name="ce1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3"/>
        </table:table-row>
      </table:table>
      <table:table table:name="CC" table:style-name="ta1">
        <table:shapes>
          <draw:frame draw:z-index="0" draw:style-name="gr1" draw:text-style-name="P1" svg:width="35.891cm" svg:height="25.664cm" svg:x="21.625cm" svg:y="38.569cm">
            <draw:object draw:notify-on-update-of-ranges="CC.C85:CC.C144 CC.D85:CC.D1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5.346cm" svg:height="11.176cm" svg:x="16.099cm" svg:y="0.677cm">
            <draw:object draw:notify-on-update-of-ranges="CC.C7:CC.C18 CC.E7:CC.E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36.48cm" svg:height="12.907cm" svg:x="16.392cm" svg:y="12.493cm">
            <draw:object draw:notify-on-update-of-ranges="CC.C28:CC.C43 CC.E28:CC.E4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10"/>
        <table:table-column table:style-name="co1" table:number-columns-repeated="2" table:default-cell-style-name="ce1"/>
        <table:table-column table:style-name="co1" table:number-columns-repeated="22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22"/>
        </table:table-row>
        <table:table-row table:style-name="ro1" table:number-rows-repeated="2">
          <table:table-cell table:number-columns-repeated="2"/>
          <table:table-cell table:style-name="ce1" table:number-columns-repeated="3"/>
          <table:table-cell table:number-columns-repeated="24"/>
        </table:table-row>
        <table:table-row table:style-name="ro1">
          <table:table-cell table:number-columns-repeated="2"/>
          <table:table-cell table:style-name="ce2" office:value-type="string" calcext:value-type="string">
            <text:p>ECUT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string" calcext:value-type="string">
            <text:p>PRECISION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,0000000E+01</text:p>
          </table:table-cell>
          <table:table-cell table:style-name="ce3" office:value-type="float" office:value="-2.3440097205" calcext:value-type="float">
            <text:p>-2,3440097E+00</text:p>
          </table:table-cell>
          <table:table-cell table:style-name="ce3" table:formula="of:=ABS([.D7]-[.D$18])" office:value-type="float" office:value="0.000837654400000165" calcext:value-type="float">
            <text:p>8,3765440E-0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15" calcext:value-type="float">
            <text:p>1,5000000E+01</text:p>
          </table:table-cell>
          <table:table-cell table:style-name="ce4" office:value-type="float" office:value="-2.3447773709" calcext:value-type="float">
            <text:p>-2,3447774E+00</text:p>
          </table:table-cell>
          <table:table-cell table:style-name="ce4" table:formula="of:=ABS([.D8]-[.D$18])" office:value-type="float" office:value="0.0000700039999999014" calcext:value-type="float">
            <text:p>7,0004000E-0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20" calcext:value-type="float">
            <text:p>2,0000000E+01</text:p>
          </table:table-cell>
          <table:table-cell table:style-name="ce4" office:value-type="float" office:value="-2.3448017009" calcext:value-type="float">
            <text:p>-2,3448017E+00</text:p>
          </table:table-cell>
          <table:table-cell table:style-name="ce4" table:formula="of:=ABS([.D9]-[.D$18])" office:value-type="float" office:value="0.0000456739999998845" calcext:value-type="float">
            <text:p>4,5674000E-0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25" calcext:value-type="float">
            <text:p>2,5000000E+01</text:p>
          </table:table-cell>
          <table:table-cell table:style-name="ce4" office:value-type="float" office:value="-2.3448404205" calcext:value-type="float">
            <text:p>-2,3448404E+00</text:p>
          </table:table-cell>
          <table:table-cell table:style-name="ce4" table:formula="of:=ABS([.D10]-[.D$18])" office:value-type="float" office:value="0.00000695439999987002" calcext:value-type="float">
            <text:p>6,9544000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30" calcext:value-type="float">
            <text:p>3,0000000E+01</text:p>
          </table:table-cell>
          <table:table-cell table:style-name="ce4" office:value-type="float" office:value="-2.3448439363" calcext:value-type="float">
            <text:p>-2,3448439E+00</text:p>
          </table:table-cell>
          <table:table-cell table:style-name="ce4" table:formula="of:=ABS([.D11]-[.D$18])" office:value-type="float" office:value="0.00000343859999984986" calcext:value-type="float">
            <text:p>3,4386000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35" calcext:value-type="float">
            <text:p>3,5000000E+01</text:p>
          </table:table-cell>
          <table:table-cell table:style-name="ce4" office:value-type="float" office:value="-2.3448458464" calcext:value-type="float">
            <text:p>-2,3448458E+00</text:p>
          </table:table-cell>
          <table:table-cell table:style-name="ce4" table:formula="of:=ABS([.D12]-[.D$18])" office:value-type="float" office:value="0.00000152849999990323" calcext:value-type="float">
            <text:p>1,5285000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40" calcext:value-type="float">
            <text:p>4,0000000E+01</text:p>
          </table:table-cell>
          <table:table-cell table:style-name="ce4" office:value-type="float" office:value="-2.3448470399" calcext:value-type="float">
            <text:p>-2,3448470E+00</text:p>
          </table:table-cell>
          <table:table-cell table:style-name="ce4" table:formula="of:=ABS([.D13]-[.D$18])" office:value-type="float" office:value="0.000000335000000184493" calcext:value-type="float">
            <text:p>3,3500000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45" calcext:value-type="float">
            <text:p>4,5000000E+01</text:p>
          </table:table-cell>
          <table:table-cell table:style-name="ce4" office:value-type="float" office:value="-2.3448470979" calcext:value-type="float">
            <text:p>-2,3448471E+00</text:p>
          </table:table-cell>
          <table:table-cell table:style-name="ce4" table:formula="of:=ABS([.D14]-[.D$18])" office:value-type="float" office:value="0.000000277000000270533" calcext:value-type="float">
            <text:p>2,7700000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50" calcext:value-type="float">
            <text:p>5,0000000E+01</text:p>
          </table:table-cell>
          <table:table-cell table:style-name="ce4" office:value-type="float" office:value="-2.344847267" calcext:value-type="float">
            <text:p>-2,3448473E+00</text:p>
          </table:table-cell>
          <table:table-cell table:style-name="ce4" table:formula="of:=ABS([.D15]-[.D$18])" office:value-type="float" office:value="0.000000107900000045902" calcext:value-type="float">
            <text:p>1,0790000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55" calcext:value-type="float">
            <text:p>5,5000000E+01</text:p>
          </table:table-cell>
          <table:table-cell table:style-name="ce4" office:value-type="float" office:value="-2.3448473441" calcext:value-type="float">
            <text:p>-2,3448473E+00</text:p>
          </table:table-cell>
          <table:table-cell table:style-name="ce4" table:formula="of:=ABS([.D16]-[.D$18])" office:value-type="float" office:value="0.0000000307999998838682" calcext:value-type="float">
            <text:p>3,0800000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60" calcext:value-type="float">
            <text:p>6,0000000E+01</text:p>
          </table:table-cell>
          <table:table-cell table:style-name="ce4" office:value-type="float" office:value="-2.3448473495" calcext:value-type="float">
            <text:p>-2,3448473E+00</text:p>
          </table:table-cell>
          <table:table-cell table:style-name="ce4" table:formula="of:=ABS([.D17]-[.D$18])" office:value-type="float" office:value="0.0000000253999998811594" calcext:value-type="float">
            <text:p>2,5400000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6" office:value-type="float" office:value="65" calcext:value-type="float">
            <text:p>6,5000000E+01</text:p>
          </table:table-cell>
          <table:table-cell table:style-name="ce6" office:value-type="float" office:value="-2.3448473749" calcext:value-type="float">
            <text:p>-2,3448474E+00</text:p>
          </table:table-cell>
          <table:table-cell table:style-name="ce6" table:formula="of:=ABS([.D18]-[.D$18])" office:value-type="float" office:value="0" calcext:value-type="float">
            <text:p>0,0000000E+00</text:p>
          </table:table-cell>
          <table:table-cell table:number-columns-repeated="24"/>
        </table:table-row>
        <table:table-row table:style-name="ro1" table:number-rows-repeated="7">
          <table:table-cell table:number-columns-repeated="2"/>
          <table:table-cell table:style-name="ce1" table:number-columns-repeated="3"/>
          <table:table-cell table:number-columns-repeated="24"/>
        </table:table-row>
        <table:table-row table:style-name="ro1">
          <table:table-cell table:number-columns-repeated="2"/>
          <table:table-cell table:style-name="ce2" office:value-type="string" calcext:value-type="string">
            <text:p>KPTRLEN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string" calcext:value-type="string">
            <text:p>PRECISION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6.75499815" calcext:value-type="float">
            <text:p>6,7549982E+00</text:p>
          </table:table-cell>
          <table:table-cell table:style-name="ce3" office:value-type="float" office:value="-2.3588024807" calcext:value-type="float">
            <text:p>-2,3588025E+00</text:p>
          </table:table-cell>
          <table:table-cell table:style-name="ce3" table:formula="of:=ABS([.D28]-[.D$43])" office:value-type="float" office:value="0.0310584947999999" calcext:value-type="float">
            <text:p>3,1058495E-02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13.5099963" calcext:value-type="float">
            <text:p>1,3509996E+01</text:p>
          </table:table-cell>
          <table:table-cell table:style-name="ce4" office:value-type="float" office:value="-2.4061429254" calcext:value-type="float">
            <text:p>-2,4061429E+00</text:p>
          </table:table-cell>
          <table:table-cell table:style-name="ce4" table:formula="of:=ABS([.D29]-[.D$43])" office:value-type="float" office:value="0.0162819499000002" calcext:value-type="float">
            <text:p>1,6281950E-02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20.2649944" calcext:value-type="float">
            <text:p>2,0264994E+01</text:p>
          </table:table-cell>
          <table:table-cell table:style-name="ce4" office:value-type="float" office:value="-2.3843996333" calcext:value-type="float">
            <text:p>-2,3843996E+00</text:p>
          </table:table-cell>
          <table:table-cell table:style-name="ce4" table:formula="of:=ABS([.D30]-[.D$43])" office:value-type="float" office:value="0.00546134219999983" calcext:value-type="float">
            <text:p>5,4613422E-0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27.0199926" calcext:value-type="float">
            <text:p>2,7019993E+01</text:p>
          </table:table-cell>
          <table:table-cell table:style-name="ce4" office:value-type="float" office:value="-2.3890893321" calcext:value-type="float">
            <text:p>-2,3890893E+00</text:p>
          </table:table-cell>
          <table:table-cell table:style-name="ce4" table:formula="of:=ABS([.D31]-[.D$43])" office:value-type="float" office:value="0.0007716433999998" calcext:value-type="float">
            <text:p>7,7164340E-0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33.7749907" calcext:value-type="float">
            <text:p>3,3774991E+01</text:p>
          </table:table-cell>
          <table:table-cell table:style-name="ce4" office:value-type="float" office:value="-2.3905412793" calcext:value-type="float">
            <text:p>-2,3905413E+00</text:p>
          </table:table-cell>
          <table:table-cell table:style-name="ce4" table:formula="of:=ABS([.D32]-[.D$43])" office:value-type="float" office:value="0.000680303799999837" calcext:value-type="float">
            <text:p>6,8030380E-0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40.5299889" calcext:value-type="float">
            <text:p>4,0529989E+01</text:p>
          </table:table-cell>
          <table:table-cell table:style-name="ce4" office:value-type="float" office:value="-2.3899457337" calcext:value-type="float">
            <text:p>-2,3899457E+00</text:p>
          </table:table-cell>
          <table:table-cell table:style-name="ce4" table:formula="of:=ABS([.D33]-[.D$43])" office:value-type="float" office:value="0.0000847581999998681" calcext:value-type="float">
            <text:p>8,4758200E-0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47.284987" calcext:value-type="float">
            <text:p>4,7284987E+01</text:p>
          </table:table-cell>
          <table:table-cell table:style-name="ce4" office:value-type="float" office:value="-2.3897154025" calcext:value-type="float">
            <text:p>-2,3897154E+00</text:p>
          </table:table-cell>
          <table:table-cell table:style-name="ce4" table:formula="of:=ABS([.D34]-[.D$43])" office:value-type="float" office:value="0.000145572999999732" calcext:value-type="float">
            <text:p>1,4557300E-0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54.0399852" calcext:value-type="float">
            <text:p>5,4039985E+01</text:p>
          </table:table-cell>
          <table:table-cell table:style-name="ce4" office:value-type="float" office:value="-2.3898323959" calcext:value-type="float">
            <text:p>-2,3898324E+00</text:p>
          </table:table-cell>
          <table:table-cell table:style-name="ce4" table:formula="of:=ABS([.D35]-[.D$43])" office:value-type="float" office:value="0.0000285795999999117" calcext:value-type="float">
            <text:p>2,8579600E-0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60.7949833" calcext:value-type="float">
            <text:p>6,0794983E+01</text:p>
          </table:table-cell>
          <table:table-cell table:style-name="ce4" office:value-type="float" office:value="-2.3898687171" calcext:value-type="float">
            <text:p>-2,3898687E+00</text:p>
          </table:table-cell>
          <table:table-cell table:style-name="ce4" table:formula="of:=ABS([.D36]-[.D$43])" office:value-type="float" office:value="0.00000774160000016622" calcext:value-type="float">
            <text:p>7,7416000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67.5499815" calcext:value-type="float">
            <text:p>6,7549982E+01</text:p>
          </table:table-cell>
          <table:table-cell table:style-name="ce4" office:value-type="float" office:value="-2.3898661906" calcext:value-type="float">
            <text:p>-2,3898662E+00</text:p>
          </table:table-cell>
          <table:table-cell table:style-name="ce4" table:formula="of:=ABS([.D37]-[.D$43])" office:value-type="float" office:value="0.0000052150999998446" calcext:value-type="float">
            <text:p>5,2151000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74.3049796" calcext:value-type="float">
            <text:p>7,4304980E+01</text:p>
          </table:table-cell>
          <table:table-cell table:style-name="ce4" office:value-type="float" office:value="-2.3898613879" calcext:value-type="float">
            <text:p>-2,3898614E+00</text:p>
          </table:table-cell>
          <table:table-cell table:style-name="ce4" table:formula="of:=ABS([.D38]-[.D$43])" office:value-type="float" office:value="0.00000041239999992726" calcext:value-type="float">
            <text:p>4,1240000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81.0599778" calcext:value-type="float">
            <text:p>8,1059978E+01</text:p>
          </table:table-cell>
          <table:table-cell table:style-name="ce4" office:value-type="float" office:value="-2.3898606594" calcext:value-type="float">
            <text:p>-2,3898607E+00</text:p>
          </table:table-cell>
          <table:table-cell table:style-name="ce4" table:formula="of:=ABS([.D39]-[.D$43])" office:value-type="float" office:value="0.000000316099999952968" calcext:value-type="float">
            <text:p>3,1610000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87.8149759" calcext:value-type="float">
            <text:p>8,7814976E+01</text:p>
          </table:table-cell>
          <table:table-cell table:style-name="ce4" office:value-type="float" office:value="-2.389860824" calcext:value-type="float">
            <text:p>-2,3898608E+00</text:p>
          </table:table-cell>
          <table:table-cell table:style-name="ce4" table:formula="of:=ABS([.D40]-[.D$43])" office:value-type="float" office:value="0.000000151500000100668" calcext:value-type="float">
            <text:p>1,5150000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94.5699741" calcext:value-type="float">
            <text:p>9,4569974E+01</text:p>
          </table:table-cell>
          <table:table-cell table:style-name="ce4" office:value-type="float" office:value="-2.3898609895" calcext:value-type="float">
            <text:p>-2,3898610E+00</text:p>
          </table:table-cell>
          <table:table-cell table:style-name="ce4" table:formula="of:=ABS([.D41]-[.D$43])" office:value-type="float" office:value="0.0000000139999998260976" calcext:value-type="float">
            <text:p>1,4000000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101.324972" calcext:value-type="float">
            <text:p>1,0132497E+02</text:p>
          </table:table-cell>
          <table:table-cell table:style-name="ce4" office:value-type="float" office:value="-2.3898609597" calcext:value-type="float">
            <text:p>-2,3898610E+00</text:p>
          </table:table-cell>
          <table:table-cell table:style-name="ce4" table:formula="of:=ABS([.D42]-[.D$43])" office:value-type="float" office:value="0.0000000157999999750302" calcext:value-type="float">
            <text:p>1,5800000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6" office:value-type="float" office:value="108.07997" calcext:value-type="float">
            <text:p>1,0807997E+02</text:p>
          </table:table-cell>
          <table:table-cell table:style-name="ce6" office:value-type="float" office:value="-2.3898609755" calcext:value-type="float">
            <text:p>-2,3898610E+00</text:p>
          </table:table-cell>
          <table:table-cell table:style-name="ce6" table:formula="of:=ABS([.D43]-[.D$43])" office:value-type="float" office:value="0" calcext:value-type="float">
            <text:p>0,0000000E+00</text:p>
          </table:table-cell>
          <table:table-cell table:number-columns-repeated="24"/>
        </table:table-row>
        <table:table-row table:style-name="ro1" table:number-rows-repeated="6">
          <table:table-cell table:number-columns-repeated="2"/>
          <table:table-cell table:style-name="ce1" table:number-columns-repeated="3"/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ACELL (bohr)</text:p>
          </table:table-cell>
          <table:table-cell table:style-name="ce2" office:value-type="string" calcext:value-type="string">
            <text:p>ENERGIE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3" office:value-type="float" office:value="5" calcext:value-type="float">
            <text:p>5,0000000E+00</text:p>
          </table:table-cell>
          <table:table-cell table:style-name="ce3" office:value-type="float" office:value="-2.3655147651" calcext:value-type="float">
            <text:p>-2,3655148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5.5" calcext:value-type="float">
            <text:p>5,5000000E+00</text:p>
          </table:table-cell>
          <table:table-cell table:style-name="ce4" office:value-type="float" office:value="-2.4195306773" calcext:value-type="float">
            <text:p>-2,4195307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" calcext:value-type="float">
            <text:p>6,0000000E+00</text:p>
          </table:table-cell>
          <table:table-cell table:style-name="ce4" office:value-type="float" office:value="-2.432438639" calcext:value-type="float">
            <text:p>-2,4324386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.5" calcext:value-type="float">
            <text:p>6,5000000E+00</text:p>
          </table:table-cell>
          <table:table-cell table:style-name="ce4" office:value-type="float" office:value="-2.4266572044" calcext:value-type="float">
            <text:p>-2,4266572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7" calcext:value-type="float">
            <text:p>7,0000000E+00</text:p>
          </table:table-cell>
          <table:table-cell table:style-name="ce4" office:value-type="float" office:value="-2.4134765678" calcext:value-type="float">
            <text:p>-2,4134766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7.5" calcext:value-type="float">
            <text:p>7,5000000E+00</text:p>
          </table:table-cell>
          <table:table-cell table:style-name="ce4" office:value-type="float" office:value="-2.3985293426" calcext:value-type="float">
            <text:p>-2,3985293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8" calcext:value-type="float">
            <text:p>8,0000000E+00</text:p>
          </table:table-cell>
          <table:table-cell table:style-name="ce4" office:value-type="float" office:value="-2.3844269356" calcext:value-type="float">
            <text:p>-2,3844269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8.5" calcext:value-type="float">
            <text:p>8,5000000E+00</text:p>
          </table:table-cell>
          <table:table-cell table:style-name="ce4" office:value-type="float" office:value="-2.3719493885" calcext:value-type="float">
            <text:p>-2,3719494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9" calcext:value-type="float">
            <text:p>9,0000000E+00</text:p>
          </table:table-cell>
          <table:table-cell table:style-name="ce4" office:value-type="float" office:value="-2.3612491348" calcext:value-type="float">
            <text:p>-2,3612491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9.5" calcext:value-type="float">
            <text:p>9,5000000E+00</text:p>
          </table:table-cell>
          <table:table-cell table:style-name="ce4" office:value-type="float" office:value="-2.352276206" calcext:value-type="float">
            <text:p>-2,3522762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10" calcext:value-type="float">
            <text:p>1,0000000E+01</text:p>
          </table:table-cell>
          <table:table-cell table:style-name="ce4" office:value-type="float" office:value="-2.3448431116" calcext:value-type="float">
            <text:p>-2,3448431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10.5" calcext:value-type="float">
            <text:p>1,0500000E+01</text:p>
          </table:table-cell>
          <table:table-cell table:style-name="ce4" office:value-type="float" office:value="-2.3386918918" calcext:value-type="float">
            <text:p>-2,3386919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11" calcext:value-type="float">
            <text:p>1,1000000E+01</text:p>
          </table:table-cell>
          <table:table-cell table:style-name="ce4" office:value-type="float" office:value="-2.3335847281" calcext:value-type="float">
            <text:p>-2,3335847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11.5" calcext:value-type="float">
            <text:p>1,1500000E+01</text:p>
          </table:table-cell>
          <table:table-cell table:style-name="ce4" office:value-type="float" office:value="-2.3293651033" calcext:value-type="float">
            <text:p>-2,3293651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12" calcext:value-type="float">
            <text:p>1,2000000E+01</text:p>
          </table:table-cell>
          <table:table-cell table:style-name="ce4" office:value-type="float" office:value="-2.3259404718" calcext:value-type="float">
            <text:p>-2,3259405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12.5" calcext:value-type="float">
            <text:p>1,2500000E+01</text:p>
          </table:table-cell>
          <table:table-cell table:style-name="ce4" office:value-type="float" office:value="-2.3232297516" calcext:value-type="float">
            <text:p>-2,3232298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13" calcext:value-type="float">
            <text:p>1,3000000E+01</text:p>
          </table:table-cell>
          <table:table-cell table:style-name="ce4" office:value-type="float" office:value="-2.3211367645" calcext:value-type="float">
            <text:p>-2,3211368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13.5" calcext:value-type="float">
            <text:p>1,3500000E+01</text:p>
          </table:table-cell>
          <table:table-cell table:style-name="ce4" office:value-type="float" office:value="-2.3195543109" calcext:value-type="float">
            <text:p>-2,3195543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14" calcext:value-type="float">
            <text:p>1,4000000E+01</text:p>
          </table:table-cell>
          <table:table-cell table:style-name="ce4" office:value-type="float" office:value="-2.3183773339" calcext:value-type="float">
            <text:p>-2,3183773E+0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6" office:value-type="float" office:value="14.5" calcext:value-type="float">
            <text:p>1,4500000E+01</text:p>
          </table:table-cell>
          <table:table-cell table:style-name="ce6" office:value-type="float" office:value="-2.3175126678" calcext:value-type="float">
            <text:p>-2,3175127E+00</text:p>
          </table:table-cell>
          <table:table-cell table:number-columns-repeated="24"/>
        </table:table-row>
        <table:table-row table:style-name="ro1" table:number-rows-repeated="4">
          <table:table-cell table:number-columns-repeated="2"/>
          <table:table-cell table:style-name="ce1" table:number-columns-repeated="3"/>
          <table:table-cell table:number-columns-repeated="24"/>
        </table:table-row>
        <table:table-row table:style-name="ro1" table:number-rows-repeated="4">
          <table:table-cell/>
          <table:table-cell table:style-name="Default" table:number-columns-repeated="6"/>
          <table:table-cell table:number-columns-repeated="22"/>
        </table:table-row>
        <table:table-row table:style-name="ro1" table:number-rows-repeated="2">
          <table:table-cell/>
          <table:table-cell table:style-name="ce8" table:number-columns-repeated="6"/>
          <table:table-cell table:number-columns-repeated="22"/>
        </table:table-row>
        <table:table-row table:style-name="ro1">
          <table:table-cell table:style-name="ce7" office:value-type="string" calcext:value-type="string">
            <text:p>Bohr</text:p>
          </table:table-cell>
          <table:table-cell table:style-name="ce7" table:formula="of:=0.529177257506916*100" office:value-type="float" office:value="52.9177257506916" calcext:value-type="float">
            <text:p>5,2917726E+01</text:p>
          </table:table-cell>
          <table:table-cell table:style-name="ce1" table:number-columns-repeated="3"/>
          <table:table-cell table:number-columns-repeated="24"/>
        </table:table-row>
        <table:table-row table:style-name="ro1">
          <table:table-cell table:style-name="ce1"/>
          <table:table-cell table:style-name="ce2"/>
          <table:table-cell table:style-name="ce2" office:value-type="string" calcext:value-type="string">
            <text:p>ACELL (bohr)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string" calcext:value-type="string">
            <text:p>(ENERGIE)’</text:p>
          </table:table-cell>
          <table:table-cell table:style-name="ce2" office:value-type="string" calcext:value-type="string">
            <text:p>PRESSION</text:p>
          </table:table-cell>
          <table:table-cell table:style-name="ce2"/>
          <table:table-cell table:number-columns-repeated="22"/>
        </table:table-row>
        <table:table-row table:style-name="ro1">
          <table:table-cell/>
          <table:table-cell table:style-name="ce8"/>
          <table:table-cell table:style-name="ce1" table:number-columns-repeated="2"/>
          <table:table-cell table:style-name="ce8" table:number-columns-repeated="3"/>
          <table:table-cell table:number-columns-repeated="22"/>
        </table:table-row>
        <table:table-row table:style-name="ro1">
          <table:table-cell/>
          <table:table-cell table:style-name="ce8"/>
          <table:table-cell table:style-name="ce9" office:value-type="float" office:value="5" calcext:value-type="float">
            <text:p>5,0000000E+00</text:p>
          </table:table-cell>
          <table:table-cell table:style-name="ce9" office:value-type="float" office:value="-2.3655147651" calcext:value-type="float">
            <text:p>-2,3655148E+00</text:p>
          </table:table-cell>
          <table:table-cell table:style-name="ce9"/>
          <table:table-cell table:style-name="ce9" office:value-type="float" office:value="135.66" calcext:value-type="float">
            <text:p>1,3566000E+02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05" calcext:value-type="float">
            <text:p>5,0500000E+00</text:p>
          </table:table-cell>
          <table:table-cell office:value-type="float" office:value="-2.3737651932" calcext:value-type="float">
            <text:p>-2,3737652E+00</text:p>
          </table:table-cell>
          <table:table-cell/>
          <table:table-cell table:style-name="ce10" office:value-type="float" office:value="120.95" calcext:value-type="float">
            <text:p>1,2095000E+02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1" calcext:value-type="float">
            <text:p>5,1000000E+00</text:p>
          </table:table-cell>
          <table:table-cell office:value-type="float" office:value="-2.3812598475" calcext:value-type="float">
            <text:p>-2,3812598E+00</text:p>
          </table:table-cell>
          <table:table-cell table:formula="of:=(-[.D85]+8*[.D88]-8*[.D86]+[.D89])/(12*0.05)" office:value-type="float" office:value="-0.238245422500003" calcext:value-type="float">
            <text:p>-2,3824542E-01</text:p>
          </table:table-cell>
          <table:table-cell table:style-name="ce10" office:value-type="float" office:value="107.59" calcext:value-type="float">
            <text:p>1,0759000E+02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15" calcext:value-type="float">
            <text:p>5,1500000E+00</text:p>
          </table:table-cell>
          <table:table-cell office:value-type="float" office:value="-2.3880499939" calcext:value-type="float">
            <text:p>-2,3880500E+00</text:p>
          </table:table-cell>
          <table:table-cell table:formula="of:=(-[.D86]+8*[.D89]-8*[.D87]+[.D90])/(12*0.05)" office:value-type="float" office:value="-0.215551103833333" calcext:value-type="float">
            <text:p>-2,1555110E-01</text:p>
          </table:table-cell>
          <table:table-cell table:style-name="ce10" office:value-type="float" office:value="95.452" calcext:value-type="float">
            <text:p>9,5452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2" calcext:value-type="float">
            <text:p>5,2000000E+00</text:p>
          </table:table-cell>
          <table:table-cell office:value-type="float" office:value="-2.394183613" calcext:value-type="float">
            <text:p>-2,3941836E+00</text:p>
          </table:table-cell>
          <table:table-cell table:formula="of:=(-[.D87]+8*[.D90]-8*[.D88]+[.D91])/(12*0.05)" office:value-type="float" office:value="-0.194407600666665" calcext:value-type="float">
            <text:p>-1,9440760E-01</text:p>
          </table:table-cell>
          <table:table-cell table:style-name="ce10" office:value-type="float" office:value="84.435" calcext:value-type="float">
            <text:p>8,4435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25" calcext:value-type="float">
            <text:p>5,2500000E+00</text:p>
          </table:table-cell>
          <table:table-cell office:value-type="float" office:value="-2.3997057315" calcext:value-type="float">
            <text:p>-2,3997057E+00</text:p>
          </table:table-cell>
          <table:table-cell table:formula="of:=(-[.D88]+8*[.D91]-8*[.D89]+[.D92])/(12*0.05)" office:value-type="float" office:value="-0.174717822166666" calcext:value-type="float">
            <text:p>-1,7471782E-01</text:p>
          </table:table-cell>
          <table:table-cell table:style-name="ce10" office:value-type="float" office:value="74.439" calcext:value-type="float">
            <text:p>7,4439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3" calcext:value-type="float">
            <text:p>5,3000000E+00</text:p>
          </table:table-cell>
          <table:table-cell office:value-type="float" office:value="-2.4046585071" calcext:value-type="float">
            <text:p>-2,4046585E+00</text:p>
          </table:table-cell>
          <table:table-cell table:formula="of:=(-[.D89]+8*[.D92]-8*[.D90]+[.D93])/(12*0.05)" office:value-type="float" office:value="-0.156391020333331" calcext:value-type="float">
            <text:p>-1,5639102E-01</text:p>
          </table:table-cell>
          <table:table-cell table:style-name="ce10" office:value-type="float" office:value="65.372" calcext:value-type="float">
            <text:p>6,5372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35" calcext:value-type="float">
            <text:p>5,3500000E+00</text:p>
          </table:table-cell>
          <table:table-cell office:value-type="float" office:value="-2.4090815344" calcext:value-type="float">
            <text:p>-2,4090815E+00</text:p>
          </table:table-cell>
          <table:table-cell table:formula="of:=(-[.D90]+8*[.D93]-8*[.D91]+[.D94])/(12*0.05)" office:value-type="float" office:value="-0.139341087500002" calcext:value-type="float">
            <text:p>-1,3934109E-01</text:p>
          </table:table-cell>
          <table:table-cell table:style-name="ce10" office:value-type="float" office:value="57.154" calcext:value-type="float">
            <text:p>5,7154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4" calcext:value-type="float">
            <text:p>5,4000000E+00</text:p>
          </table:table-cell>
          <table:table-cell office:value-type="float" office:value="-2.413011802" calcext:value-type="float">
            <text:p>-2,4130118E+00</text:p>
          </table:table-cell>
          <table:table-cell table:formula="of:=(-[.D91]+8*[.D94]-8*[.D92]+[.D95])/(12*0.05)" office:value-type="float" office:value="-0.123486822333336" calcext:value-type="float">
            <text:p>-1,2348682E-01</text:p>
          </table:table-cell>
          <table:table-cell table:style-name="ce10" office:value-type="float" office:value="49.71" calcext:value-type="float">
            <text:p>4,9710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45" calcext:value-type="float">
            <text:p>5,4500000E+00</text:p>
          </table:table-cell>
          <table:table-cell office:value-type="float" office:value="-2.4164840248" calcext:value-type="float">
            <text:p>-2,4164840E+00</text:p>
          </table:table-cell>
          <table:table-cell table:formula="of:=(-[.D92]+8*[.D95]-8*[.D93]+[.D96])/(12*0.05)" office:value-type="float" office:value="-0.108752779" calcext:value-type="float">
            <text:p>-1,0875278E-01</text:p>
          </table:table-cell>
          <table:table-cell table:style-name="ce10" office:value-type="float" office:value="42.972" calcext:value-type="float">
            <text:p>4,2972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5" calcext:value-type="float">
            <text:p>5,5000000E+00</text:p>
          </table:table-cell>
          <table:table-cell office:value-type="float" office:value="-2.4195306773" calcext:value-type="float">
            <text:p>-2,4195307E+00</text:p>
          </table:table-cell>
          <table:table-cell table:formula="of:=(-[.D93]+8*[.D96]-8*[.D94]+[.D97])/(12*0.05)" office:value-type="float" office:value="-0.0950679165000001" calcext:value-type="float">
            <text:p>-9,5067917E-02</text:p>
          </table:table-cell>
          <table:table-cell table:style-name="ce10" office:value-type="float" office:value="36.878" calcext:value-type="float">
            <text:p>3,6878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55" calcext:value-type="float">
            <text:p>5,5500000E+00</text:p>
          </table:table-cell>
          <table:table-cell office:value-type="float" office:value="-2.4221821994" calcext:value-type="float">
            <text:p>-2,4221822E+00</text:p>
          </table:table-cell>
          <table:table-cell table:formula="of:=(-[.D94]+8*[.D97]-8*[.D95]+[.D98])/(12*0.05)" office:value-type="float" office:value="-0.0823668184999993" calcext:value-type="float">
            <text:p>-8,2366818E-02</text:p>
          </table:table-cell>
          <table:table-cell table:style-name="ce10" office:value-type="float" office:value="31.37" calcext:value-type="float">
            <text:p>3,1370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6" calcext:value-type="float">
            <text:p>5,6000000E+00</text:p>
          </table:table-cell>
          <table:table-cell office:value-type="float" office:value="-2.4244671551" calcext:value-type="float">
            <text:p>-2,4244672E+00</text:p>
          </table:table-cell>
          <table:table-cell table:formula="of:=(-[.D95]+8*[.D98]-8*[.D96]+[.D99])/(12*0.05)" office:value-type="float" office:value="-0.0705880278333345" calcext:value-type="float">
            <text:p>-7,0588028E-02</text:p>
          </table:table-cell>
          <table:table-cell table:style-name="ce10" office:value-type="float" office:value="26.398" calcext:value-type="float">
            <text:p>2,6398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65" calcext:value-type="float">
            <text:p>5,6500000E+00</text:p>
          </table:table-cell>
          <table:table-cell office:value-type="float" office:value="-2.4264122935" calcext:value-type="float">
            <text:p>-2,4264123E+00</text:p>
          </table:table-cell>
          <table:table-cell table:formula="of:=(-[.D96]+8*[.D99]-8*[.D97]+[.D100])/(12*0.05)" office:value-type="float" office:value="-0.0596742043333331" calcext:value-type="float">
            <text:p>-5,9674204E-02</text:p>
          </table:table-cell>
          <table:table-cell table:style-name="ce10" office:value-type="float" office:value="21.914" calcext:value-type="float">
            <text:p>2,1914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7" calcext:value-type="float">
            <text:p>5,7000000E+00</text:p>
          </table:table-cell>
          <table:table-cell office:value-type="float" office:value="-2.4280427412" calcext:value-type="float">
            <text:p>-2,4280427E+00</text:p>
          </table:table-cell>
          <table:table-cell table:formula="of:=(-[.D97]+8*[.D100]-8*[.D98]+[.D101])/(12*0.05)" office:value-type="float" office:value="-0.0495717991666678" calcext:value-type="float">
            <text:p>-4,9571799E-02</text:p>
          </table:table-cell>
          <table:table-cell table:style-name="ce10" office:value-type="float" office:value="17.877" calcext:value-type="float">
            <text:p>1,7877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75" calcext:value-type="float">
            <text:p>5,7500000E+00</text:p>
          </table:table-cell>
          <table:table-cell office:value-type="float" office:value="-2.4293820332" calcext:value-type="float">
            <text:p>-2,4293820E+00</text:p>
          </table:table-cell>
          <table:table-cell table:formula="of:=(-[.D98]+8*[.D101]-8*[.D99]+[.D102])/(12*0.05)" office:value-type="float" office:value="-0.04023103733333" calcext:value-type="float">
            <text:p>-4,0231037E-02</text:p>
          </table:table-cell>
          <table:table-cell table:style-name="ce10" office:value-type="float" office:value="14.247" calcext:value-type="float">
            <text:p>1,4247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8" calcext:value-type="float">
            <text:p>5,8000000E+00</text:p>
          </table:table-cell>
          <table:table-cell office:value-type="float" office:value="-2.430452317" calcext:value-type="float">
            <text:p>-2,4304523E+00</text:p>
          </table:table-cell>
          <table:table-cell table:formula="of:=(-[.D99]+8*[.D102]-8*[.D100]+[.D103])/(12*0.05)" office:value-type="float" office:value="-0.0316048345000023" calcext:value-type="float">
            <text:p>-3,1604835E-02</text:p>
          </table:table-cell>
          <table:table-cell table:style-name="ce10" office:value-type="float" office:value="10.989" calcext:value-type="float">
            <text:p>1,0989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85" calcext:value-type="float">
            <text:p>5,8500000E+00</text:p>
          </table:table-cell>
          <table:table-cell office:value-type="float" office:value="-2.4312743095" calcext:value-type="float">
            <text:p>-2,4312743E+00</text:p>
          </table:table-cell>
          <table:table-cell table:formula="of:=(-[.D100]+8*[.D103]-8*[.D101]+[.D104])/(12*0.05)" office:value-type="float" office:value="-0.0236479670000052" calcext:value-type="float">
            <text:p>-2,3647967E-02</text:p>
          </table:table-cell>
          <table:table-cell table:style-name="ce10" office:value-type="float" office:value="8.0695" calcext:value-type="float">
            <text:p>8,0695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9" calcext:value-type="float">
            <text:p>5,9000000E+00</text:p>
          </table:table-cell>
          <table:table-cell office:value-type="float" office:value="-2.4318674315" calcext:value-type="float">
            <text:p>-2,4318674E+00</text:p>
          </table:table-cell>
          <table:table-cell table:formula="of:=(-[.D101]+8*[.D104]-8*[.D102]+[.D105])/(12*0.05)" office:value-type="float" office:value="-0.0163183753333351" calcext:value-type="float">
            <text:p>-1,6318375E-02</text:p>
          </table:table-cell>
          <table:table-cell table:style-name="ce10" office:value-type="float" office:value="5.4589" calcext:value-type="float">
            <text:p>5,4589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5.95" calcext:value-type="float">
            <text:p>5,9500000E+00</text:p>
          </table:table-cell>
          <table:table-cell office:value-type="float" office:value="-2.4322498974" calcext:value-type="float">
            <text:p>-2,4322499E+00</text:p>
          </table:table-cell>
          <table:table-cell table:formula="of:=(-[.D102]+8*[.D105]-8*[.D103]+[.D106])/(12*0.05)" office:value-type="float" office:value="-0.00957473249999507" calcext:value-type="float">
            <text:p>-9,5747325E-03</text:p>
          </table:table-cell>
          <table:table-cell table:style-name="ce10" office:value-type="float" office:value="3.1293" calcext:value-type="float">
            <text:p>3,1293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table:style-name="ce11" office:value-type="float" office:value="6" calcext:value-type="float">
            <text:p>6,0000000E+00</text:p>
          </table:table-cell>
          <table:table-cell table:style-name="ce11" office:value-type="float" office:value="-2.432438639" calcext:value-type="float">
            <text:p>-2,4324386E+00</text:p>
          </table:table-cell>
          <table:table-cell table:style-name="ce11" table:formula="of:=(-[.D103]+8*[.D106]-8*[.D104]+[.D107])/(12*0.05)" office:value-type="float" office:value="-0.0033774231666676" calcext:value-type="float">
            <text:p>-3,3774232E-03</text:p>
          </table:table-cell>
          <table:table-cell table:style-name="ce11" office:value-type="float" office:value="1.0548" calcext:value-type="float">
            <text:p>1,0548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table:style-name="ce11" office:value-type="float" office:value="6.05" calcext:value-type="float">
            <text:p>6,0500000E+00</text:p>
          </table:table-cell>
          <table:table-cell table:style-name="ce11" office:value-type="float" office:value="-2.432449489" calcext:value-type="float">
            <text:p>-2,4324495E+00</text:p>
          </table:table-cell>
          <table:table-cell table:style-name="ce11" table:formula="of:=(-[.D104]+8*[.D107]-8*[.D105]+[.D108])/(12*0.05)" office:value-type="float" office:value="0.00231079550000309" calcext:value-type="float">
            <text:p>2,3107955E-03</text:p>
          </table:table-cell>
          <table:table-cell table:style-name="ce11" office:value-type="float" office:value="-0.78829" calcext:value-type="float">
            <text:p>-7,8829000E-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1" calcext:value-type="float">
            <text:p>6,1000000E+00</text:p>
          </table:table-cell>
          <table:table-cell office:value-type="float" office:value="-2.4322971526" calcext:value-type="float">
            <text:p>-2,4322972E+00</text:p>
          </table:table-cell>
          <table:table-cell table:formula="of:=(-[.D105]+8*[.D108]-8*[.D106]+[.D109])/(12*0.05)" office:value-type="float" office:value="0.00752565200000147" calcext:value-type="float">
            <text:p>7,5256520E-03</text:p>
          </table:table-cell>
          <table:table-cell table:style-name="ce10" office:value-type="float" office:value="-2.4218" calcext:value-type="float">
            <text:p>-2,4218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15" calcext:value-type="float">
            <text:p>6,1500000E+00</text:p>
          </table:table-cell>
          <table:table-cell office:value-type="float" office:value="-2.4319953113" calcext:value-type="float">
            <text:p>-2,4319953E+00</text:p>
          </table:table-cell>
          <table:table-cell table:formula="of:=(-[.D106]+8*[.D109]-8*[.D107]+[.D110])/(12*0.05)" office:value-type="float" office:value="0.0123005076666656" calcext:value-type="float">
            <text:p>1,2300508E-02</text:p>
          </table:table-cell>
          <table:table-cell table:style-name="ce10" office:value-type="float" office:value="-3.8655" calcext:value-type="float">
            <text:p>-3,8655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2" calcext:value-type="float">
            <text:p>6,2000000E+00</text:p>
          </table:table-cell>
          <table:table-cell office:value-type="float" office:value="-2.4315566694" calcext:value-type="float">
            <text:p>-2,4315567E+00</text:p>
          </table:table-cell>
          <table:table-cell table:formula="of:=(-[.D107]+8*[.D110]-8*[.D108]+[.D111])/(12*0.05)" office:value-type="float" office:value="0.0166664593333343" calcext:value-type="float">
            <text:p>1,6666459E-02</text:p>
          </table:table-cell>
          <table:table-cell table:style-name="ce10" office:value-type="float" office:value="-5.1377" calcext:value-type="float">
            <text:p>-5,1377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25" calcext:value-type="float">
            <text:p>6,2500000E+00</text:p>
          </table:table-cell>
          <table:table-cell office:value-type="float" office:value="-2.43099305" calcext:value-type="float">
            <text:p>-2,4309931E+00</text:p>
          </table:table-cell>
          <table:table-cell table:formula="of:=(-[.D108]+8*[.D111]-8*[.D109]+[.D112])/(12*0.05)" office:value-type="float" office:value="0.0206532018333316" calcext:value-type="float">
            <text:p>2,0653202E-02</text:p>
          </table:table-cell>
          <table:table-cell table:style-name="ce10" office:value-type="float" office:value="-6.2547" calcext:value-type="float">
            <text:p>-6,2547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3" calcext:value-type="float">
            <text:p>6,3000000E+00</text:p>
          </table:table-cell>
          <table:table-cell office:value-type="float" office:value="-2.4303153674" calcext:value-type="float">
            <text:p>-2,4303154E+00</text:p>
          </table:table-cell>
          <table:table-cell table:formula="of:=(-[.D109]+8*[.D112]-8*[.D110]+[.D113])/(12*0.05)" office:value-type="float" office:value="0.0242879858333297" calcext:value-type="float">
            <text:p>2,4287986E-02</text:p>
          </table:table-cell>
          <table:table-cell table:style-name="ce10" office:value-type="float" office:value="-7.2315" calcext:value-type="float">
            <text:p>-7,2315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35" calcext:value-type="float">
            <text:p>6,3500000E+00</text:p>
          </table:table-cell>
          <table:table-cell office:value-type="float" office:value="-2.4295338062" calcext:value-type="float">
            <text:p>-2,4295338E+00</text:p>
          </table:table-cell>
          <table:table-cell table:formula="of:=(-[.D110]+8*[.D113]-8*[.D111]+[.D114])/(12*0.05)" office:value-type="float" office:value="0.0275952471666689" calcext:value-type="float">
            <text:p>2,7595247E-02</text:p>
          </table:table-cell>
          <table:table-cell table:style-name="ce10" office:value-type="float" office:value="-8.0816" calcext:value-type="float">
            <text:p>-8,0816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4" calcext:value-type="float">
            <text:p>6,4000000E+00</text:p>
          </table:table-cell>
          <table:table-cell office:value-type="float" office:value="-2.4286578283" calcext:value-type="float">
            <text:p>-2,4286578E+00</text:p>
          </table:table-cell>
          <table:table-cell table:formula="of:=(-[.D111]+8*[.D114]-8*[.D112]+[.D115])/(12*0.05)" office:value-type="float" office:value="0.0305981610000002" calcext:value-type="float">
            <text:p>3,0598161E-02</text:p>
          </table:table-cell>
          <table:table-cell table:style-name="ce10" office:value-type="float" office:value="-8.817" calcext:value-type="float">
            <text:p>-8,8170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45" calcext:value-type="float">
            <text:p>6,4500000E+00</text:p>
          </table:table-cell>
          <table:table-cell office:value-type="float" office:value="-2.4276962145" calcext:value-type="float">
            <text:p>-2,4276962E+00</text:p>
          </table:table-cell>
          <table:table-cell table:formula="of:=(-[.D112]+8*[.D115]-8*[.D113]+[.D116])/(12*0.05)" office:value-type="float" office:value="0.0333172770000016" calcext:value-type="float">
            <text:p>3,3317277E-02</text:p>
          </table:table-cell>
          <table:table-cell table:style-name="ce10" office:value-type="float" office:value="-9.4486" calcext:value-type="float">
            <text:p>-9,4486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5" calcext:value-type="float">
            <text:p>6,5000000E+00</text:p>
          </table:table-cell>
          <table:table-cell office:value-type="float" office:value="-2.4266572044" calcext:value-type="float">
            <text:p>-2,4266572E+00</text:p>
          </table:table-cell>
          <table:table-cell table:formula="of:=(-[.D113]+8*[.D116]-8*[.D114]+[.D117])/(12*0.05)" office:value-type="float" office:value="0.035771698666666" calcext:value-type="float">
            <text:p>3,5771699E-02</text:p>
          </table:table-cell>
          <table:table-cell table:style-name="ce10" office:value-type="float" office:value="-9.9862" calcext:value-type="float">
            <text:p>-9,9862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55" calcext:value-type="float">
            <text:p>6,5500000E+00</text:p>
          </table:table-cell>
          <table:table-cell office:value-type="float" office:value="-2.4255484312" calcext:value-type="float">
            <text:p>-2,4255484E+00</text:p>
          </table:table-cell>
          <table:table-cell table:formula="of:=(-[.D114]+8*[.D117]-8*[.D115]+[.D118])/(12*0.05)" office:value-type="float" office:value="0.0379790130000024" calcext:value-type="float">
            <text:p>3,7979013E-02</text:p>
          </table:table-cell>
          <table:table-cell table:style-name="ce10" office:value-type="float" office:value="-10.439" calcext:value-type="float">
            <text:p>-1,0439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6" calcext:value-type="float">
            <text:p>6,6000000E+00</text:p>
          </table:table-cell>
          <table:table-cell office:value-type="float" office:value="-2.4243770755" calcext:value-type="float">
            <text:p>-2,4243771E+00</text:p>
          </table:table-cell>
          <table:table-cell table:formula="of:=(-[.D115]+8*[.D118]-8*[.D116]+[.D119])/(12*0.05)" office:value-type="float" office:value="0.0399548753333375" calcext:value-type="float">
            <text:p>3,9954875E-02</text:p>
          </table:table-cell>
          <table:table-cell table:style-name="ce10" office:value-type="float" office:value="-10.814" calcext:value-type="float">
            <text:p>-1,0814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65" calcext:value-type="float">
            <text:p>6,6500000E+00</text:p>
          </table:table-cell>
          <table:table-cell office:value-type="float" office:value="-2.4231498379" calcext:value-type="float">
            <text:p>-2,4231498E+00</text:p>
          </table:table-cell>
          <table:table-cell table:formula="of:=(-[.D116]+8*[.D119]-8*[.D117]+[.D120])/(12*0.05)" office:value-type="float" office:value="0.0417138223333291" calcext:value-type="float">
            <text:p>4,1713822E-02</text:p>
          </table:table-cell>
          <table:table-cell table:style-name="ce10" office:value-type="float" office:value="-11.119" calcext:value-type="float">
            <text:p>-1,1119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7" calcext:value-type="float">
            <text:p>6,7000000E+00</text:p>
          </table:table-cell>
          <table:table-cell office:value-type="float" office:value="-2.4218730256" calcext:value-type="float">
            <text:p>-2,4218730E+00</text:p>
          </table:table-cell>
          <table:table-cell table:formula="of:=(-[.D117]+8*[.D120]-8*[.D118]+[.D121])/(12*0.05)" office:value-type="float" office:value="0.0432693260000039" calcext:value-type="float">
            <text:p>4,3269326E-02</text:p>
          </table:table-cell>
          <table:table-cell table:style-name="ce10" office:value-type="float" office:value="-11.361" calcext:value-type="float">
            <text:p>-1,1361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75" calcext:value-type="float">
            <text:p>6,7500000E+00</text:p>
          </table:table-cell>
          <table:table-cell office:value-type="float" office:value="-2.420552537" calcext:value-type="float">
            <text:p>-2,4205525E+00</text:p>
          </table:table-cell>
          <table:table-cell table:formula="of:=(-[.D118]+8*[.D121]-8*[.D119]+[.D122])/(12*0.05)" office:value-type="float" office:value="0.044634462999998" calcext:value-type="float">
            <text:p>4,4634463E-02</text:p>
          </table:table-cell>
          <table:table-cell table:style-name="ce10" office:value-type="float" office:value="-11.545" calcext:value-type="float">
            <text:p>-1,1545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8" calcext:value-type="float">
            <text:p>6,8000000E+00</text:p>
          </table:table-cell>
          <table:table-cell office:value-type="float" office:value="-2.4191938871" calcext:value-type="float">
            <text:p>-2,4191939E+00</text:p>
          </table:table-cell>
          <table:table-cell table:formula="of:=(-[.D119]+8*[.D122]-8*[.D120]+[.D123])/(12*0.05)" office:value-type="float" office:value="0.0458211088333312" calcext:value-type="float">
            <text:p>4,5821109E-02</text:p>
          </table:table-cell>
          <table:table-cell table:style-name="ce10" office:value-type="float" office:value="-11.677" calcext:value-type="float">
            <text:p>-1,1677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85" calcext:value-type="float">
            <text:p>6,8500000E+00</text:p>
          </table:table-cell>
          <table:table-cell office:value-type="float" office:value="-2.4178022681" calcext:value-type="float">
            <text:p>-2,4178023E+00</text:p>
          </table:table-cell>
          <table:table-cell table:formula="of:=(-[.D120]+8*[.D123]-8*[.D121]+[.D124])/(12*0.05)" office:value-type="float" office:value="0.0468405689999966" calcext:value-type="float">
            <text:p>4,6840569E-02</text:p>
          </table:table-cell>
          <table:table-cell table:style-name="ce10" office:value-type="float" office:value="-11.762" calcext:value-type="float">
            <text:p>-1,1762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9" calcext:value-type="float">
            <text:p>6,9000000E+00</text:p>
          </table:table-cell>
          <table:table-cell office:value-type="float" office:value="-2.4163825115" calcext:value-type="float">
            <text:p>-2,4163825E+00</text:p>
          </table:table-cell>
          <table:table-cell table:formula="of:=(-[.D121]+8*[.D124]-8*[.D122]+[.D125])/(12*0.05)" office:value-type="float" office:value="0.0477031014999992" calcext:value-type="float">
            <text:p>4,7703101E-02</text:p>
          </table:table-cell>
          <table:table-cell table:style-name="ce10" office:value-type="float" office:value="-11.805" calcext:value-type="float">
            <text:p>-1,1805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6.95" calcext:value-type="float">
            <text:p>6,9500000E+00</text:p>
          </table:table-cell>
          <table:table-cell office:value-type="float" office:value="-2.4149392004" calcext:value-type="float">
            <text:p>-2,4149392E+00</text:p>
          </table:table-cell>
          <table:table-cell table:formula="of:=(-[.D122]+8*[.D125]-8*[.D123]+[.D126])/(12*0.05)" office:value-type="float" office:value="0.0484187270000029" calcext:value-type="float">
            <text:p>4,8418727E-02</text:p>
          </table:table-cell>
          <table:table-cell table:style-name="ce10" office:value-type="float" office:value="-11.809" calcext:value-type="float">
            <text:p>-1,1809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" calcext:value-type="float">
            <text:p>7,0000000E+00</text:p>
          </table:table-cell>
          <table:table-cell office:value-type="float" office:value="-2.4134765678" calcext:value-type="float">
            <text:p>-2,4134766E+00</text:p>
          </table:table-cell>
          <table:table-cell table:formula="of:=(-[.D123]+8*[.D126]-8*[.D124]+[.D127])/(12*0.05)" office:value-type="float" office:value="0.0489975568333375" calcext:value-type="float">
            <text:p>4,8997557E-02</text:p>
          </table:table-cell>
          <table:table-cell table:style-name="ce10" office:value-type="float" office:value="-11.78" calcext:value-type="float">
            <text:p>-1,1780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05" calcext:value-type="float">
            <text:p>7,0500000E+00</text:p>
          </table:table-cell>
          <table:table-cell office:value-type="float" office:value="-2.4119985815" calcext:value-type="float">
            <text:p>-2,4119986E+00</text:p>
          </table:table-cell>
          <table:table-cell table:formula="of:=(-[.D124]+8*[.D127]-8*[.D125]+[.D128])/(12*0.05)" office:value-type="float" office:value="0.0494487434999987" calcext:value-type="float">
            <text:p>4,9448743E-02</text:p>
          </table:table-cell>
          <table:table-cell table:style-name="ce10" office:value-type="float" office:value="-11.719" calcext:value-type="float">
            <text:p>-1,1719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1" calcext:value-type="float">
            <text:p>7,1000000E+00</text:p>
          </table:table-cell>
          <table:table-cell office:value-type="float" office:value="-2.4105089286" calcext:value-type="float">
            <text:p>-2,4105089E+00</text:p>
          </table:table-cell>
          <table:table-cell table:formula="of:=(-[.D125]+8*[.D128]-8*[.D126]+[.D129])/(12*0.05)" office:value-type="float" office:value="0.0497809101666657" calcext:value-type="float">
            <text:p>4,9780910E-02</text:p>
          </table:table-cell>
          <table:table-cell table:style-name="ce10" office:value-type="float" office:value="-11.632" calcext:value-type="float">
            <text:p>-1,1632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15" calcext:value-type="float">
            <text:p>7,1500000E+00</text:p>
          </table:table-cell>
          <table:table-cell office:value-type="float" office:value="-2.4090110679" calcext:value-type="float">
            <text:p>-2,4090111E+00</text:p>
          </table:table-cell>
          <table:table-cell table:formula="of:=(-[.D126]+8*[.D129]-8*[.D127]+[.D130])/(12*0.05)" office:value-type="float" office:value="0.0500032046666673" calcext:value-type="float">
            <text:p>5,0003205E-02</text:p>
          </table:table-cell>
          <table:table-cell table:style-name="ce10" office:value-type="float" office:value="-11.52" calcext:value-type="float">
            <text:p>-1,1520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2" calcext:value-type="float">
            <text:p>7,2000000E+00</text:p>
          </table:table-cell>
          <table:table-cell office:value-type="float" office:value="-2.4075081305" calcext:value-type="float">
            <text:p>-2,4075081E+00</text:p>
          </table:table-cell>
          <table:table-cell table:formula="of:=(-[.D127]+8*[.D130]-8*[.D128]+[.D131])/(12*0.05)" office:value-type="float" office:value="0.0501244593333272" calcext:value-type="float">
            <text:p>5,0124459E-02</text:p>
          </table:table-cell>
          <table:table-cell table:style-name="ce10" office:value-type="float" office:value="-11.388" calcext:value-type="float">
            <text:p>-1,1388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25" calcext:value-type="float">
            <text:p>7,2500000E+00</text:p>
          </table:table-cell>
          <table:table-cell office:value-type="float" office:value="-2.4060030435" calcext:value-type="float">
            <text:p>-2,4060030E+00</text:p>
          </table:table-cell>
          <table:table-cell table:formula="of:=(-[.D128]+8*[.D131]-8*[.D129]+[.D132])/(12*0.05)" office:value-type="float" office:value="0.0501529561666677" calcext:value-type="float">
            <text:p>5,0152956E-02</text:p>
          </table:table-cell>
          <table:table-cell table:style-name="ce10" office:value-type="float" office:value="-11.237" calcext:value-type="float">
            <text:p>-1,1237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3" calcext:value-type="float">
            <text:p>7,3000000E+00</text:p>
          </table:table-cell>
          <table:table-cell office:value-type="float" office:value="-2.4044984482" calcext:value-type="float">
            <text:p>-2,4044984E+00</text:p>
          </table:table-cell>
          <table:table-cell table:formula="of:=(-[.D129]+8*[.D132]-8*[.D130]+[.D133])/(12*0.05)" office:value-type="float" office:value="0.050097264999999" calcext:value-type="float">
            <text:p>5,0097265E-02</text:p>
          </table:table-cell>
          <table:table-cell table:style-name="ce10" office:value-type="float" office:value="-11.071" calcext:value-type="float">
            <text:p>-1,1071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35" calcext:value-type="float">
            <text:p>7,3500000E+00</text:p>
          </table:table-cell>
          <table:table-cell office:value-type="float" office:value="-2.4029967526" calcext:value-type="float">
            <text:p>-2,4029968E+00</text:p>
          </table:table-cell>
          <table:table-cell table:formula="of:=(-[.D130]+8*[.D133]-8*[.D131]+[.D134])/(12*0.05)" office:value-type="float" office:value="0.0499657109999988" calcext:value-type="float">
            <text:p>4,9965711E-02</text:p>
          </table:table-cell>
          <table:table-cell table:style-name="ce10" office:value-type="float" office:value="-10.892" calcext:value-type="float">
            <text:p>-1,0892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4" calcext:value-type="float">
            <text:p>7,4000000E+00</text:p>
          </table:table-cell>
          <table:table-cell office:value-type="float" office:value="-2.4015000987" calcext:value-type="float">
            <text:p>-2,4015001E+00</text:p>
          </table:table-cell>
          <table:table-cell table:formula="of:=(-[.D131]+8*[.D134]-8*[.D132]+[.D135])/(12*0.05)" office:value-type="float" office:value="0.0497663719999982" calcext:value-type="float">
            <text:p>4,9766372E-02</text:p>
          </table:table-cell>
          <table:table-cell table:style-name="ce10" office:value-type="float" office:value="-10.702" calcext:value-type="float">
            <text:p>-1,0702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45" calcext:value-type="float">
            <text:p>7,4500000E+00</text:p>
          </table:table-cell>
          <table:table-cell office:value-type="float" office:value="-2.4000104129" calcext:value-type="float">
            <text:p>-2,4000104E+00</text:p>
          </table:table-cell>
          <table:table-cell table:formula="of:=(-[.D132]+8*[.D135]-8*[.D133]+[.D136])/(12*0.05)" office:value-type="float" office:value="0.0495074243333371" calcext:value-type="float">
            <text:p>4,9507424E-02</text:p>
          </table:table-cell>
          <table:table-cell table:style-name="ce10" office:value-type="float" office:value="-10.503" calcext:value-type="float">
            <text:p>-1,0503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5" calcext:value-type="float">
            <text:p>7,5000000E+00</text:p>
          </table:table-cell>
          <table:table-cell office:value-type="float" office:value="-2.3985293426" calcext:value-type="float">
            <text:p>-2,3985293E+00</text:p>
          </table:table-cell>
          <table:table-cell table:formula="of:=(-[.D133]+8*[.D136]-8*[.D134]+[.D137])/(12*0.05)" office:value-type="float" office:value="0.0491965814999995" calcext:value-type="float">
            <text:p>4,9196581E-02</text:p>
          </table:table-cell>
          <table:table-cell table:style-name="ce10" office:value-type="float" office:value="-10.298" calcext:value-type="float">
            <text:p>-1,0298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55" calcext:value-type="float">
            <text:p>7,5500000E+00</text:p>
          </table:table-cell>
          <table:table-cell office:value-type="float" office:value="-2.3970583468" calcext:value-type="float">
            <text:p>-2,3970583E+00</text:p>
          </table:table-cell>
          <table:table-cell table:formula="of:=(-[.D134]+8*[.D137]-8*[.D135]+[.D138])/(12*0.05)" office:value-type="float" office:value="0.0488405676666637" calcext:value-type="float">
            <text:p>4,8840568E-02</text:p>
          </table:table-cell>
          <table:table-cell table:style-name="ce10" office:value-type="float" office:value="-10.089" calcext:value-type="float">
            <text:p>-1,0089000E+01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6" calcext:value-type="float">
            <text:p>7,6000000E+00</text:p>
          </table:table-cell>
          <table:table-cell office:value-type="float" office:value="-2.3955986786" calcext:value-type="float">
            <text:p>-2,3955987E+00</text:p>
          </table:table-cell>
          <table:table-cell table:formula="of:=(-[.D135]+8*[.D138]-8*[.D136]+[.D139])/(12*0.05)" office:value-type="float" office:value="0.0484461034999994" calcext:value-type="float">
            <text:p>4,8446103E-02</text:p>
          </table:table-cell>
          <table:table-cell table:style-name="ce10" office:value-type="float" office:value="-9.8755" calcext:value-type="float">
            <text:p>-9,8755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65" calcext:value-type="float">
            <text:p>7,6500000E+00</text:p>
          </table:table-cell>
          <table:table-cell office:value-type="float" office:value="-2.3941513843" calcext:value-type="float">
            <text:p>-2,3941514E+00</text:p>
          </table:table-cell>
          <table:table-cell table:formula="of:=(-[.D136]+8*[.D139]-8*[.D137]+[.D140])/(12*0.05)" office:value-type="float" office:value="0.0480188611666654" calcext:value-type="float">
            <text:p>4,8018861E-02</text:p>
          </table:table-cell>
          <table:table-cell table:style-name="ce10" office:value-type="float" office:value="-9.6607" calcext:value-type="float">
            <text:p>-9,6607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7" calcext:value-type="float">
            <text:p>7,7000000E+00</text:p>
          </table:table-cell>
          <table:table-cell office:value-type="float" office:value="-2.3927173805" calcext:value-type="float">
            <text:p>-2,3927174E+00</text:p>
          </table:table-cell>
          <table:table-cell table:formula="of:=(-[.D137]+8*[.D140]-8*[.D138]+[.D141])/(12*0.05)" office:value-type="float" office:value="0.0475638638333353" calcext:value-type="float">
            <text:p>4,7563864E-02</text:p>
          </table:table-cell>
          <table:table-cell table:style-name="ce10" office:value-type="float" office:value="-9.4451" calcext:value-type="float">
            <text:p>-9,4451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75" calcext:value-type="float">
            <text:p>7,7500000E+00</text:p>
          </table:table-cell>
          <table:table-cell office:value-type="float" office:value="-2.3912974149" calcext:value-type="float">
            <text:p>-2,3912974E+00</text:p>
          </table:table-cell>
          <table:table-cell table:formula="of:=(-[.D138]+8*[.D141]-8*[.D139]+[.D142])/(12*0.05)" office:value-type="float" office:value="0.0470858395000014" calcext:value-type="float">
            <text:p>4,7085840E-02</text:p>
          </table:table-cell>
          <table:table-cell table:style-name="ce10" office:value-type="float" office:value="-9.2298" calcext:value-type="float">
            <text:p>-9,2298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8" calcext:value-type="float">
            <text:p>7,8000000E+00</text:p>
          </table:table-cell>
          <table:table-cell office:value-type="float" office:value="-2.3898921155" calcext:value-type="float">
            <text:p>-2,3898921E+00</text:p>
          </table:table-cell>
          <table:table-cell table:formula="of:=(-[.D139]+8*[.D142]-8*[.D140]+[.D143])/(12*0.05)" office:value-type="float" office:value="0.046588616333331" calcext:value-type="float">
            <text:p>4,6588616E-02</text:p>
          </table:table-cell>
          <table:table-cell table:style-name="ce10" office:value-type="float" office:value="-9.0154" calcext:value-type="float">
            <text:p>-9,0154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85" calcext:value-type="float">
            <text:p>7,8500000E+00</text:p>
          </table:table-cell>
          <table:table-cell office:value-type="float" office:value="-2.3885020006" calcext:value-type="float">
            <text:p>-2,3885020E+00</text:p>
          </table:table-cell>
          <table:table-cell table:formula="of:=(-[.D140]+8*[.D143]-8*[.D141]+[.D144])/(12*0.05)" office:value-type="float" office:value="0.0460751124999977" calcext:value-type="float">
            <text:p>4,6075112E-02</text:p>
          </table:table-cell>
          <table:table-cell table:style-name="ce10" office:value-type="float" office:value="-8.8027" calcext:value-type="float">
            <text:p>-8,8027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office:value-type="float" office:value="7.9" calcext:value-type="float">
            <text:p>7,9000000E+00</text:p>
          </table:table-cell>
          <table:table-cell office:value-type="float" office:value="-2.3871275251" calcext:value-type="float">
            <text:p>-2,3871275E+00</text:p>
          </table:table-cell>
          <table:table-cell/>
          <table:table-cell table:style-name="ce10" office:value-type="float" office:value="-8.5921" calcext:value-type="float">
            <text:p>-8,5921000E+00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style-name="ce8"/>
          <table:table-cell table:style-name="ce12" office:value-type="float" office:value="7.95" calcext:value-type="float">
            <text:p>7,9500000E+00</text:p>
          </table:table-cell>
          <table:table-cell table:style-name="ce12" office:value-type="float" office:value="-2.3857690706" calcext:value-type="float">
            <text:p>-2,3857691E+00</text:p>
          </table:table-cell>
          <table:table-cell table:style-name="ce12"/>
          <table:table-cell table:style-name="ce12" office:value-type="float" office:value="-8.384" calcext:value-type="float">
            <text:p>-8,3840000E+00</text:p>
          </table:table-cell>
          <table:table-cell table:style-name="ce8"/>
          <table:table-cell table:number-columns-repeated="22"/>
        </table:table-row>
        <table:table-row table:style-name="ro1" table:number-rows-repeated="7">
          <table:table-cell/>
          <table:table-cell table:style-name="ce8" table:number-columns-repeated="6"/>
          <table:table-cell table:number-columns-repeated="22"/>
        </table:table-row>
        <table:table-row table:style-name="ro1" table:number-rows-repeated="13">
          <table:table-cell/>
          <table:table-cell table:style-name="Default" table:number-columns-repeated="4"/>
          <table:table-cell table:style-name="ce8"/>
          <table:table-cell table:style-name="Default"/>
          <table:table-cell table:number-columns-repeated="22"/>
        </table:table-row>
        <table:table-row table:style-name="ro1">
          <table:table-cell/>
          <table:table-cell table:style-name="Default" table:number-columns-repeated="4"/>
          <table:table-cell table:style-name="ce8"/>
          <table:table-cell table:style-name="Default"/>
          <table:table-cell table:number-columns-repeated="22"/>
        </table:table-row>
      </table:table>
      <table:table table:name="HC" table:style-name="ta1">
        <table:shapes>
          <draw:frame draw:z-index="0" draw:style-name="gr1" draw:text-style-name="P1" svg:width="35.09cm" svg:height="14.45cm" svg:x="16.099cm" svg:y="0.527cm">
            <draw:object draw:notify-on-update-of-ranges="HC.C7:HC.C22 HC.E7:HC.E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34.358cm" svg:height="14.826cm" svg:x="16.721cm" svg:y="16.181cm">
            <draw:object draw:notify-on-update-of-ranges="HC.C36:HC.C60 HC.E36:HC.E6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40.249cm" svg:height="20.584cm" svg:x="23.015cm" svg:y="35.446cm">
            <draw:object draw:notify-on-update-of-ranges="HC.C77:HC.C176 HC.D77:HC.D17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5" table:default-cell-style-name="ce10"/>
        <table:table-column table:style-name="co1" table:number-columns-repeated="14" table:default-cell-style-name="ce1"/>
        <table:table-column table:style-name="co1" table:number-columns-repeated="7" table:default-cell-style-name="ce13"/>
        <table:table-column table:style-name="co2" table:number-columns-repeated="15" table:default-cell-style-name="ce13"/>
        <table:table-row table:style-name="ro1" table:number-rows-repeated="4">
          <table:table-cell table:number-columns-repeated="2"/>
          <table:table-cell table:style-name="ce1" table:number-columns-repeated="5"/>
          <table:table-cell table:number-columns-repeated="36"/>
        </table:table-row>
        <table:table-row table:style-name="ro1">
          <table:table-cell table:number-columns-repeated="2"/>
          <table:table-cell table:style-name="ce2" office:value-type="string" calcext:value-type="string">
            <text:p>KPTRLEN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string" calcext:value-type="string">
            <text:p>PRECISION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1"/>
          <table:table-cell table:style-name="ce8"/>
          <table:table-cell table:style-name="ce1" table:number-columns-repeated="3"/>
          <table:table-cell table:number-columns-repeated="36"/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,0000000E+00</text:p>
          </table:table-cell>
          <table:table-cell table:style-name="ce3" office:value-type="float" office:value="-2.3553192736" calcext:value-type="float">
            <text:p>-2,3553193E+00</text:p>
          </table:table-cell>
          <table:table-cell table:style-name="ce3" table:formula="of:=ABS([.D7]-[.D$22])" office:value-type="float" office:value="0.00271118910000023" calcext:value-type="float">
            <text:p>2,7111891E-03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16" calcext:value-type="float">
            <text:p>1,6000000E+01</text:p>
          </table:table-cell>
          <table:table-cell table:style-name="ce4" office:value-type="float" office:value="-2.3629308203" calcext:value-type="float">
            <text:p>-2,3629308E+00</text:p>
          </table:table-cell>
          <table:table-cell table:style-name="ce4" table:formula="of:=ABS([.D8]-[.D$22])" office:value-type="float" office:value="0.0103227358" calcext:value-type="float">
            <text:p>1,0322736E-02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4" calcext:value-type="float">
            <text:p>2,4000000E+01</text:p>
          </table:table-cell>
          <table:table-cell table:style-name="ce4" office:value-type="float" office:value="-2.3470471805" calcext:value-type="float">
            <text:p>-2,3470472E+00</text:p>
          </table:table-cell>
          <table:table-cell table:style-name="ce4" table:formula="of:=ABS([.D9]-[.D$22])" office:value-type="float" office:value="0.00556090399999976" calcext:value-type="float">
            <text:p>5,5609040E-03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32" calcext:value-type="float">
            <text:p>3,2000000E+01</text:p>
          </table:table-cell>
          <table:table-cell table:style-name="ce4" office:value-type="float" office:value="-2.3529139155" calcext:value-type="float">
            <text:p>-2,3529139E+00</text:p>
          </table:table-cell>
          <table:table-cell table:style-name="ce4" table:formula="of:=ABS([.D10]-[.D$22])" office:value-type="float" office:value="0.000305830999999923" calcext:value-type="float">
            <text:p>3,0583100E-04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40" calcext:value-type="float">
            <text:p>4,0000000E+01</text:p>
          </table:table-cell>
          <table:table-cell table:style-name="ce4" office:value-type="float" office:value="-2.3528296561" calcext:value-type="float">
            <text:p>-2,3528297E+00</text:p>
          </table:table-cell>
          <table:table-cell table:style-name="ce4" table:formula="of:=ABS([.D11]-[.D$22])" office:value-type="float" office:value="0.000221571600000026" calcext:value-type="float">
            <text:p>2,2157160E-04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48" calcext:value-type="float">
            <text:p>4,8000000E+01</text:p>
          </table:table-cell>
          <table:table-cell table:style-name="ce4" office:value-type="float" office:value="-2.3526138203" calcext:value-type="float">
            <text:p>-2,3526138E+00</text:p>
          </table:table-cell>
          <table:table-cell table:style-name="ce4" table:formula="of:=ABS([.D12]-[.D$22])" office:value-type="float" office:value="0.00000573580000029494" calcext:value-type="float">
            <text:p>5,7358000E-06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56" calcext:value-type="float">
            <text:p>5,6000000E+01</text:p>
          </table:table-cell>
          <table:table-cell table:style-name="ce4" office:value-type="float" office:value="-2.3525993609" calcext:value-type="float">
            <text:p>-2,3525994E+00</text:p>
          </table:table-cell>
          <table:table-cell table:style-name="ce4" table:formula="of:=ABS([.D13]-[.D$22])" office:value-type="float" office:value="0.00000872359999970485" calcext:value-type="float">
            <text:p>8,7236000E-06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64" calcext:value-type="float">
            <text:p>6,4000000E+01</text:p>
          </table:table-cell>
          <table:table-cell table:style-name="ce4" office:value-type="float" office:value="-2.3526060154" calcext:value-type="float">
            <text:p>-2,3526060E+00</text:p>
          </table:table-cell>
          <table:table-cell table:style-name="ce4" table:formula="of:=ABS([.D14]-[.D$22])" office:value-type="float" office:value="0.00000206909999977967" calcext:value-type="float">
            <text:p>2,0691000E-06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72" calcext:value-type="float">
            <text:p>7,2000000E+01</text:p>
          </table:table-cell>
          <table:table-cell table:style-name="ce4" office:value-type="float" office:value="-2.3526079409" calcext:value-type="float">
            <text:p>-2,3526079E+00</text:p>
          </table:table-cell>
          <table:table-cell table:style-name="ce4" table:formula="of:=ABS([.D15]-[.D$22])" office:value-type="float" office:value="0.000000143599999891109" calcext:value-type="float">
            <text:p>1,4360000E-07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80" calcext:value-type="float">
            <text:p>8,0000000E+01</text:p>
          </table:table-cell>
          <table:table-cell table:style-name="ce4" office:value-type="float" office:value="-2.3526081156" calcext:value-type="float">
            <text:p>-2,3526081E+00</text:p>
          </table:table-cell>
          <table:table-cell table:style-name="ce4" table:formula="of:=ABS([.D16]-[.D$22])" office:value-type="float" office:value="0.0000000310999999086903" calcext:value-type="float">
            <text:p>3,1100000E-08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88" calcext:value-type="float">
            <text:p>8,8000000E+01</text:p>
          </table:table-cell>
          <table:table-cell table:style-name="ce4" office:value-type="float" office:value="-2.3526080945" calcext:value-type="float">
            <text:p>-2,3526081E+00</text:p>
          </table:table-cell>
          <table:table-cell table:style-name="ce4" table:formula="of:=ABS([.D17]-[.D$22])" office:value-type="float" office:value="0.00000000999999993922529" calcext:value-type="float">
            <text:p>9,9999999E-09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96" calcext:value-type="float">
            <text:p>9,6000000E+01</text:p>
          </table:table-cell>
          <table:table-cell table:style-name="ce4" office:value-type="float" office:value="-2.3526080859" calcext:value-type="float">
            <text:p>-2,3526081E+00</text:p>
          </table:table-cell>
          <table:table-cell table:style-name="ce4" table:formula="of:=ABS([.D18]-[.D$22])" office:value-type="float" office:value="0.00000000140000011583652" calcext:value-type="float">
            <text:p>1,4000001E-09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104" calcext:value-type="float">
            <text:p>1,0400000E+02</text:p>
          </table:table-cell>
          <table:table-cell table:style-name="ce4" office:value-type="float" office:value="-2.3526080846" calcext:value-type="float">
            <text:p>-2,3526081E+00</text:p>
          </table:table-cell>
          <table:table-cell table:style-name="ce4" table:formula="of:=ABS([.D19]-[.D$22])" office:value-type="float" office:value="0.000000000100000008274037" calcext:value-type="float">
            <text:p>1,0000001E-10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112" calcext:value-type="float">
            <text:p>1,1200000E+02</text:p>
          </table:table-cell>
          <table:table-cell table:style-name="ce4" office:value-type="float" office:value="-2.3526080845" calcext:value-type="float">
            <text:p>-2,3526081E+00</text:p>
          </table:table-cell>
          <table:table-cell table:style-name="ce4" table:formula="of:=ABS([.D20]-[.D$22])" office:value-type="float" office:value="0" calcext:value-type="float">
            <text:p>0,0000000E+00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120" calcext:value-type="float">
            <text:p>1,2000000E+02</text:p>
          </table:table-cell>
          <table:table-cell table:style-name="ce4" office:value-type="float" office:value="-2.3526080845" calcext:value-type="float">
            <text:p>-2,3526081E+00</text:p>
          </table:table-cell>
          <table:table-cell table:style-name="ce4" table:formula="of:=ABS([.D21]-[.D$22])" office:value-type="float" office:value="0" calcext:value-type="float">
            <text:p>0,0000000E+00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6" office:value-type="float" office:value="128" calcext:value-type="float">
            <text:p>1,2800000E+02</text:p>
          </table:table-cell>
          <table:table-cell table:style-name="ce6" office:value-type="float" office:value="-2.3526080845" calcext:value-type="float">
            <text:p>-2,3526081E+00</text:p>
          </table:table-cell>
          <table:table-cell table:style-name="ce6" table:formula="of:=ABS([.D22]-[.D$22])" office:value-type="float" office:value="0" calcext:value-type="float">
            <text:p>0,0000000E+00</text:p>
          </table:table-cell>
          <table:table-cell table:style-name="ce1" table:number-columns-repeated="2"/>
          <table:table-cell table:number-columns-repeated="36"/>
        </table:table-row>
        <table:table-row table:style-name="ro1" table:number-rows-repeated="11">
          <table:table-cell table:number-columns-repeated="2"/>
          <table:table-cell table:style-name="ce1" table:number-columns-repeated="5"/>
          <table:table-cell table:number-columns-repeated="36"/>
        </table:table-row>
        <table:table-row table:style-name="ro1">
          <table:table-cell table:number-columns-repeated="2"/>
          <table:table-cell table:style-name="ce2" office:value-type="string" calcext:value-type="string">
            <text:p>ECUT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string" calcext:value-type="string">
            <text:p>PRECISION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36"/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,0000000E+01</text:p>
          </table:table-cell>
          <table:table-cell table:style-name="ce3" office:value-type="float" office:value="-2.3517837213" calcext:value-type="float">
            <text:p>-2,3517837E+00</text:p>
          </table:table-cell>
          <table:table-cell table:style-name="ce3" table:formula="of:=ABS([.D36]-[.D$60])" office:value-type="float" office:value="0.000824500100000236" calcext:value-type="float">
            <text:p>8,2450010E-04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,4000000E+01</text:p>
          </table:table-cell>
          <table:table-cell table:style-name="ce4" office:value-type="float" office:value="-2.3525106833" calcext:value-type="float">
            <text:p>-2,3525107E+00</text:p>
          </table:table-cell>
          <table:table-cell table:style-name="ce4" table:formula="of:=ABS([.D37]-[.D$60])" office:value-type="float" office:value="0.0000975380999999054" calcext:value-type="float">
            <text:p>9,7538100E-05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18" calcext:value-type="float">
            <text:p>1,8000000E+01</text:p>
          </table:table-cell>
          <table:table-cell table:style-name="ce4" office:value-type="float" office:value="-2.3525492643" calcext:value-type="float">
            <text:p>-2,3525493E+00</text:p>
          </table:table-cell>
          <table:table-cell table:style-name="ce4" table:formula="of:=ABS([.D38]-[.D$60])" office:value-type="float" office:value="0.0000589571000002564" calcext:value-type="float">
            <text:p>5,8957100E-05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2" calcext:value-type="float">
            <text:p>2,2000000E+01</text:p>
          </table:table-cell>
          <table:table-cell table:style-name="ce4" office:value-type="float" office:value="-2.3525833314" calcext:value-type="float">
            <text:p>-2,3525833E+00</text:p>
          </table:table-cell>
          <table:table-cell table:style-name="ce4" table:formula="of:=ABS([.D39]-[.D$60])" office:value-type="float" office:value="0.0000248900000001662" calcext:value-type="float">
            <text:p>2,4890000E-05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6" calcext:value-type="float">
            <text:p>2,6000000E+01</text:p>
          </table:table-cell>
          <table:table-cell table:style-name="ce4" office:value-type="float" office:value="-2.3526035305" calcext:value-type="float">
            <text:p>-2,3526035E+00</text:p>
          </table:table-cell>
          <table:table-cell table:style-name="ce4" table:formula="of:=ABS([.D40]-[.D$60])" office:value-type="float" office:value="0.00000469089999999284" calcext:value-type="float">
            <text:p>4,6909000E-06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30" calcext:value-type="float">
            <text:p>3,0000000E+01</text:p>
          </table:table-cell>
          <table:table-cell table:style-name="ce4" office:value-type="float" office:value="-2.3526048274" calcext:value-type="float">
            <text:p>-2,3526048E+00</text:p>
          </table:table-cell>
          <table:table-cell table:style-name="ce4" table:formula="of:=ABS([.D41]-[.D$60])" office:value-type="float" office:value="0.00000339400000015644" calcext:value-type="float">
            <text:p>3,3940000E-06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34" calcext:value-type="float">
            <text:p>3,4000000E+01</text:p>
          </table:table-cell>
          <table:table-cell table:style-name="ce4" office:value-type="float" office:value="-2.3526062181" calcext:value-type="float">
            <text:p>-2,3526062E+00</text:p>
          </table:table-cell>
          <table:table-cell table:style-name="ce4" table:formula="of:=ABS([.D42]-[.D$60])" office:value-type="float" office:value="0.00000200330000010851" calcext:value-type="float">
            <text:p>2,0033000E-06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38" calcext:value-type="float">
            <text:p>3,8000000E+01</text:p>
          </table:table-cell>
          <table:table-cell table:style-name="ce4" office:value-type="float" office:value="-2.3526076492" calcext:value-type="float">
            <text:p>-2,3526076E+00</text:p>
          </table:table-cell>
          <table:table-cell table:style-name="ce4" table:formula="of:=ABS([.D43]-[.D$60])" office:value-type="float" office:value="0.000000572200000270584" calcext:value-type="float">
            <text:p>5,7220000E-07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42" calcext:value-type="float">
            <text:p>4,2000000E+01</text:p>
          </table:table-cell>
          <table:table-cell table:style-name="ce4" office:value-type="float" office:value="-2.3526078993" calcext:value-type="float">
            <text:p>-2,3526079E+00</text:p>
          </table:table-cell>
          <table:table-cell table:style-name="ce4" table:formula="of:=ABS([.D44]-[.D$60])" office:value-type="float" office:value="0.000000322100000005321" calcext:value-type="float">
            <text:p>3,2210000E-07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46" calcext:value-type="float">
            <text:p>4,6000000E+01</text:p>
          </table:table-cell>
          <table:table-cell table:style-name="ce4" office:value-type="float" office:value="-2.3526079441" calcext:value-type="float">
            <text:p>-2,3526079E+00</text:p>
          </table:table-cell>
          <table:table-cell table:style-name="ce4" table:formula="of:=ABS([.D45]-[.D$60])" office:value-type="float" office:value="0.000000277300000295355" calcext:value-type="float">
            <text:p>2,7730000E-07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50" calcext:value-type="float">
            <text:p>5,0000000E+01</text:p>
          </table:table-cell>
          <table:table-cell table:style-name="ce4" office:value-type="float" office:value="-2.3526080845" calcext:value-type="float">
            <text:p>-2,3526081E+00</text:p>
          </table:table-cell>
          <table:table-cell table:style-name="ce4" table:formula="of:=ABS([.D46]-[.D$60])" office:value-type="float" office:value="0.000000136900000224927" calcext:value-type="float">
            <text:p>1,3690000E-07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54" calcext:value-type="float">
            <text:p>5,4000000E+01</text:p>
          </table:table-cell>
          <table:table-cell table:style-name="ce4" office:value-type="float" office:value="-2.3526081563" calcext:value-type="float">
            <text:p>-2,3526082E+00</text:p>
          </table:table-cell>
          <table:table-cell table:style-name="ce4" table:formula="of:=ABS([.D47]-[.D$60])" office:value-type="float" office:value="0.0000000651000000573276" calcext:value-type="float">
            <text:p>6,5100000E-08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58" calcext:value-type="float">
            <text:p>5,8000000E+01</text:p>
          </table:table-cell>
          <table:table-cell table:style-name="ce4" office:value-type="float" office:value="-2.3526081621" calcext:value-type="float">
            <text:p>-2,3526082E+00</text:p>
          </table:table-cell>
          <table:table-cell table:style-name="ce4" table:formula="of:=ABS([.D48]-[.D$60])" office:value-type="float" office:value="0.0000000593000000215227" calcext:value-type="float">
            <text:p>5,9300000E-08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62" calcext:value-type="float">
            <text:p>6,2000000E+01</text:p>
          </table:table-cell>
          <table:table-cell table:style-name="ce4" office:value-type="float" office:value="-2.3526081743" calcext:value-type="float">
            <text:p>-2,3526082E+00</text:p>
          </table:table-cell>
          <table:table-cell table:style-name="ce4" table:formula="of:=ABS([.D49]-[.D$60])" office:value-type="float" office:value="0.0000000470999999002686" calcext:value-type="float">
            <text:p>4,7100000E-08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66" calcext:value-type="float">
            <text:p>6,6000000E+01</text:p>
          </table:table-cell>
          <table:table-cell table:style-name="ce4" office:value-type="float" office:value="-2.3526081951" calcext:value-type="float">
            <text:p>-2,3526082E+00</text:p>
          </table:table-cell>
          <table:table-cell table:style-name="ce4" table:formula="of:=ABS([.D50]-[.D$60])" office:value-type="float" office:value="0.0000000262999999556257" calcext:value-type="float">
            <text:p>2,6300000E-08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70" calcext:value-type="float">
            <text:p>7,0000000E+01</text:p>
          </table:table-cell>
          <table:table-cell table:style-name="ce4" office:value-type="float" office:value="-2.3526082046" calcext:value-type="float">
            <text:p>-2,3526082E+00</text:p>
          </table:table-cell>
          <table:table-cell table:style-name="ce4" table:formula="of:=ABS([.D51]-[.D$60])" office:value-type="float" office:value="0.0000000168000000577706" calcext:value-type="float">
            <text:p>1,6800000E-08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74" calcext:value-type="float">
            <text:p>7,4000000E+01</text:p>
          </table:table-cell>
          <table:table-cell table:style-name="ce4" office:value-type="float" office:value="-2.3526082053" calcext:value-type="float">
            <text:p>-2,3526082E+00</text:p>
          </table:table-cell>
          <table:table-cell table:style-name="ce4" table:formula="of:=ABS([.D52]-[.D$60])" office:value-type="float" office:value="0.0000000160999999998523" calcext:value-type="float">
            <text:p>1,6100000E-08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78" calcext:value-type="float">
            <text:p>7,8000000E+01</text:p>
          </table:table-cell>
          <table:table-cell table:style-name="ce4" office:value-type="float" office:value="-2.352608208" calcext:value-type="float">
            <text:p>-2,3526082E+00</text:p>
          </table:table-cell>
          <table:table-cell table:style-name="ce4" table:formula="of:=ABS([.D53]-[.D$60])" office:value-type="float" office:value="0.0000000134000002205426" calcext:value-type="float">
            <text:p>1,3400000E-08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82" calcext:value-type="float">
            <text:p>8,2000000E+01</text:p>
          </table:table-cell>
          <table:table-cell table:style-name="ce4" office:value-type="float" office:value="-2.3526082133" calcext:value-type="float">
            <text:p>-2,3526082E+00</text:p>
          </table:table-cell>
          <table:table-cell table:style-name="ce4" table:formula="of:=ABS([.D54]-[.D$60])" office:value-type="float" office:value="0.0000000081000002261078" calcext:value-type="float">
            <text:p>8,1000002E-09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86" calcext:value-type="float">
            <text:p>8,6000000E+01</text:p>
          </table:table-cell>
          <table:table-cell table:style-name="ce4" office:value-type="float" office:value="-2.3526082167" calcext:value-type="float">
            <text:p>-2,3526082E+00</text:p>
          </table:table-cell>
          <table:table-cell table:style-name="ce4" table:formula="of:=ABS([.D55]-[.D$60])" office:value-type="float" office:value="0.00000000469999994479053" calcext:value-type="float">
            <text:p>4,6999999E-09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90" calcext:value-type="float">
            <text:p>9,0000000E+01</text:p>
          </table:table-cell>
          <table:table-cell table:style-name="ce4" office:value-type="float" office:value="-2.3526082174" calcext:value-type="float">
            <text:p>-2,3526082E+00</text:p>
          </table:table-cell>
          <table:table-cell table:style-name="ce4" table:formula="of:=ABS([.D56]-[.D$60])" office:value-type="float" office:value="0.00000000399999988687227" calcext:value-type="float">
            <text:p>3,9999999E-09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94" calcext:value-type="float">
            <text:p>9,4000000E+01</text:p>
          </table:table-cell>
          <table:table-cell table:style-name="ce4" office:value-type="float" office:value="-2.3526082176" calcext:value-type="float">
            <text:p>-2,3526082E+00</text:p>
          </table:table-cell>
          <table:table-cell table:style-name="ce4" table:formula="of:=ABS([.D57]-[.D$60])" office:value-type="float" office:value="0.00000000380000031441341" calcext:value-type="float">
            <text:p>3,8000003E-09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98" calcext:value-type="float">
            <text:p>9,8000000E+01</text:p>
          </table:table-cell>
          <table:table-cell table:style-name="ce4" office:value-type="float" office:value="-2.3526082189" calcext:value-type="float">
            <text:p>-2,3526082E+00</text:p>
          </table:table-cell>
          <table:table-cell table:style-name="ce4" table:formula="of:=ABS([.D58]-[.D$60])" office:value-type="float" office:value="0.00000000250000020685093" calcext:value-type="float">
            <text:p>2,5000002E-09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102" calcext:value-type="float">
            <text:p>1,0200000E+02</text:p>
          </table:table-cell>
          <table:table-cell table:style-name="ce4" office:value-type="float" office:value="-2.3526082205" calcext:value-type="float">
            <text:p>-2,3526082E+00</text:p>
          </table:table-cell>
          <table:table-cell table:style-name="ce4" table:formula="of:=ABS([.D59]-[.D$60])" office:value-type="float" office:value="0.000000000900000074466334" calcext:value-type="float">
            <text:p>9,0000007E-10</text:p>
          </table:table-cell>
          <table:table-cell table:style-name="ce1"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6" office:value-type="float" office:value="106" calcext:value-type="float">
            <text:p>1,0600000E+02</text:p>
          </table:table-cell>
          <table:table-cell table:style-name="ce6" office:value-type="float" office:value="-2.3526082214" calcext:value-type="float">
            <text:p>-2,3526082E+00</text:p>
          </table:table-cell>
          <table:table-cell table:style-name="ce6" table:formula="of:=ABS([.D60]-[.D$60])" office:value-type="float" office:value="0" calcext:value-type="float">
            <text:p>0,0000000E+00</text:p>
          </table:table-cell>
          <table:table-cell table:style-name="ce1" table:number-columns-repeated="2"/>
          <table:table-cell table:number-columns-repeated="36"/>
        </table:table-row>
        <table:table-row table:style-name="ro1" table:number-rows-repeated="14">
          <table:table-cell table:number-columns-repeated="2"/>
          <table:table-cell table:style-name="ce1" table:number-columns-repeated="5"/>
          <table:table-cell table:number-columns-repeated="36"/>
        </table:table-row>
        <table:table-row table:style-name="ro1">
          <table:table-cell table:number-columns-repeated="2"/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string" calcext:value-type="string">
            <text:p>(ENERGIE)’</text:p>
          </table:table-cell>
          <table:table-cell table:style-name="ce2" office:value-type="string" calcext:value-type="string">
            <text:p>PRESSION</text:p>
          </table:table-cell>
          <table:table-cell table:style-name="ce2" office:value-type="string" calcext:value-type="string">
            <text:p>(PRESSION)’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36"/>
        </table:table-row>
        <table:table-row table:style-name="ro1">
          <table:table-cell table:number-columns-repeated="2"/>
          <table:table-cell table:style-name="ce9" office:value-type="float" office:value="6.9282032" calcext:value-type="float">
            <text:p>6,9282032E+00</text:p>
          </table:table-cell>
          <table:table-cell table:style-name="ce9" office:value-type="float" office:value="2.6475115465" calcext:value-type="float">
            <text:p>2,6475115E+00</text:p>
          </table:table-cell>
          <table:table-cell table:style-name="ce3"/>
          <table:table-cell table:style-name="ce9" office:value-type="float" office:value="17167" calcext:value-type="float">
            <text:p>1,7167000E+04</text:p>
          </table:table-cell>
          <table:table-cell table:style-name="ce3"/>
          <table:table-cell table:number-columns-repeated="36"/>
        </table:table-row>
        <table:table-row table:style-name="ro1">
          <table:table-cell table:number-columns-repeated="2"/>
          <table:table-cell office:value-type="float" office:value="8.0202613" calcext:value-type="float">
            <text:p>8,0202613E+00</text:p>
          </table:table-cell>
          <table:table-cell office:value-type="float" office:value="2.0279198997" calcext:value-type="float">
            <text:p>2,0279199E+00</text:p>
          </table:table-cell>
          <table:table-cell table:style-name="ce4"/>
          <table:table-cell office:value-type="float" office:value="15927" calcext:value-type="float">
            <text:p>1,5927000E+04</text:p>
          </table:table-cell>
          <table:table-cell table:style-name="ce4"/>
          <table:table-cell table:number-columns-repeated="36"/>
        </table:table-row>
        <table:table-row table:style-name="ro1">
          <table:table-cell table:number-columns-repeated="2"/>
          <table:table-cell office:value-type="float" office:value="9.2214385" calcext:value-type="float">
            <text:p>9,2214385E+00</text:p>
          </table:table-cell>
          <table:table-cell office:value-type="float" office:value="1.4317849051" calcext:value-type="float">
            <text:p>1,4317849E+00</text:p>
          </table:table-cell>
          <table:table-cell table:formula="of:=(-[.D77]+8*[.D80]-8*[.D78]+[.D81])/(12*0.05)" office:value-type="float" office:value="-18.6969667244167" calcext:value-type="float">
            <text:p>-1,8696967E+01</text:p>
          </table:table-cell>
          <table:table-cell office:value-type="float" office:value="13191" calcext:value-type="float">
            <text:p>1,3191000E+04</text:p>
          </table:table-cell>
          <table:table-cell table:formula="of:=(-[.F77]+8*[.F80]-8*[.F78]+[.F81])/(12*0.05)" office:value-type="float" office:value="-85058" calcext:value-type="float">
            <text:p>-8,5058000E+0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.536931" calcext:value-type="float">
            <text:p>1,0536931E+01</text:p>
          </table:table-cell>
          <table:table-cell office:value-type="float" office:value="0.90197368551" calcext:value-type="float">
            <text:p>9,0197369E-01</text:p>
          </table:table-cell>
          <table:table-cell table:formula="of:=(-[.D78]+8*[.D81]-8*[.D79]+[.D82])/(12*0.05)" office:value-type="float" office:value="-16.595261954655" calcext:value-type="float">
            <text:p>-1,6595262E+01</text:p>
          </table:table-cell>
          <table:table-cell office:value-type="float" office:value="10625" calcext:value-type="float">
            <text:p>1,0625000E+04</text:p>
          </table:table-cell>
          <table:table-cell table:formula="of:=(-[.F78]+8*[.F81]-8*[.F79]+[.F82])/(12*0.05)" office:value-type="float" office:value="-76963.3333333333" calcext:value-type="float">
            <text:p>-7,6963333E+0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1.971935" calcext:value-type="float">
            <text:p>1,1971935E+01</text:p>
          </table:table-cell>
          <table:table-cell office:value-type="float" office:value="0.43690122537" calcext:value-type="float">
            <text:p>4,3690123E-01</text:p>
          </table:table-cell>
          <table:table-cell table:formula="of:=(-[.D79]+8*[.D82]-8*[.D80]+[.D83])/(12*0.05)" office:value-type="float" office:value="-14.55827273899" calcext:value-type="float">
            <text:p>-1,4558273E+01</text:p>
          </table:table-cell>
          <table:table-cell office:value-type="float" office:value="8548.2" calcext:value-type="float">
            <text:p>8,5482000E+03</text:p>
          </table:table-cell>
          <table:table-cell table:formula="of:=(-[.F79]+8*[.F82]-8*[.F80]+[.F83])/(12*0.05)" office:value-type="float" office:value="-62490.6666666667" calcext:value-type="float">
            <text:p>-6,2490667E+0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3.531647" calcext:value-type="float">
            <text:p>1,3531647E+01</text:p>
          </table:table-cell>
          <table:table-cell office:value-type="float" office:value="0.029832164747" calcext:value-type="float">
            <text:p>2,9832165E-02</text:p>
          </table:table-cell>
          <table:table-cell table:formula="of:=(-[.D80]+8*[.D83]-8*[.D81]+[.D84])/(12*0.05)" office:value-type="float" office:value="-12.7366481356" calcext:value-type="float">
            <text:p>-1,2736648E+01</text:p>
          </table:table-cell>
          <table:table-cell office:value-type="float" office:value="6891.4" calcext:value-type="float">
            <text:p>6,8914000E+03</text:p>
          </table:table-cell>
          <table:table-cell table:formula="of:=(-[.F80]+8*[.F83]-8*[.F81]+[.F84])/(12*0.05)" office:value-type="float" office:value="-49990.1666666667" calcext:value-type="float">
            <text:p>-4,9990167E+0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5.221262" calcext:value-type="float">
            <text:p>1,5221262E+01</text:p>
          </table:table-cell>
          <table:table-cell office:value-type="float" office:value="-0.32604657219" calcext:value-type="float">
            <text:p>-3,2604657E-01</text:p>
          </table:table-cell>
          <table:table-cell table:formula="of:=(-[.D81]+8*[.D84]-8*[.D82]+[.D85])/(12*0.05)" office:value-type="float" office:value="-11.12202907376" calcext:value-type="float">
            <text:p>-1,1122029E+01</text:p>
          </table:table-cell>
          <table:table-cell office:value-type="float" office:value="5565.4" calcext:value-type="float">
            <text:p>5,5654000E+03</text:p>
          </table:table-cell>
          <table:table-cell table:formula="of:=(-[.F81]+8*[.F84]-8*[.F82]+[.F85])/(12*0.05)" office:value-type="float" office:value="-40180" calcext:value-type="float">
            <text:p>-4,0180000E+0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7.045978" calcext:value-type="float">
            <text:p>1,7045978E+01</text:p>
          </table:table-cell>
          <table:table-cell office:value-type="float" office:value="-0.63643281537" calcext:value-type="float">
            <text:p>-6,3643282E-01</text:p>
          </table:table-cell>
          <table:table-cell table:formula="of:=(-[.D82]+8*[.D85]-8*[.D83]+[.D86])/(12*0.05)" office:value-type="float" office:value="-9.68475077087833" calcext:value-type="float">
            <text:p>-9,6847508E+00</text:p>
          </table:table-cell>
          <table:table-cell office:value-type="float" office:value="4493.3" calcext:value-type="float">
            <text:p>4,4933000E+03</text:p>
          </table:table-cell>
          <table:table-cell table:formula="of:=(-[.F82]+8*[.F85]-8*[.F83]+[.F86])/(12*0.05)" office:value-type="float" office:value="-32490" calcext:value-type="float">
            <text:p>-3,2490000E+0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9.01099" calcext:value-type="float">
            <text:p>1,9010990E+01</text:p>
          </table:table-cell>
          <table:table-cell office:value-type="float" office:value="-0.90619637795" calcext:value-type="float">
            <text:p>-9,0619638E-01</text:p>
          </table:table-cell>
          <table:table-cell table:formula="of:=(-[.D83]+8*[.D86]-8*[.D84]+[.D87])/(12*0.05)" office:value-type="float" office:value="-8.40392743291667" calcext:value-type="float">
            <text:p>-8,4039274E+00</text:p>
          </table:table-cell>
          <table:table-cell office:value-type="float" office:value="3625" calcext:value-type="float">
            <text:p>3,6250000E+03</text:p>
          </table:table-cell>
          <table:table-cell table:formula="of:=(-[.F83]+8*[.F86]-8*[.F84]+[.F87])/(12*0.05)" office:value-type="float" office:value="-26330.6666666667" calcext:value-type="float">
            <text:p>-2,6330667E+0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1.121494" calcext:value-type="float">
            <text:p>2,1121494E+01</text:p>
          </table:table-cell>
          <table:table-cell office:value-type="float" office:value="-1.1398198517" calcext:value-type="float">
            <text:p>-1,1398199E+00</text:p>
          </table:table-cell>
          <table:table-cell table:formula="of:=(-[.D84]+8*[.D87]-8*[.D85]+[.D88])/(12*0.05)" office:value-type="float" office:value="-7.26470626005" calcext:value-type="float">
            <text:p>-7,2647063E+00</text:p>
          </table:table-cell>
          <table:table-cell office:value-type="float" office:value="2920.6" calcext:value-type="float">
            <text:p>2,9206000E+03</text:p>
          </table:table-cell>
          <table:table-cell table:formula="of:=(-[.F84]+8*[.F87]-8*[.F85]+[.F88])/(12*0.05)" office:value-type="float" office:value="-21364.3333333333" calcext:value-type="float">
            <text:p>-2,1364333E+0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3.382686" calcext:value-type="float">
            <text:p>2,3382686E+01</text:p>
          </table:table-cell>
          <table:table-cell office:value-type="float" office:value="-1.3413067413" calcext:value-type="float">
            <text:p>-1,3413067E+00</text:p>
          </table:table-cell>
          <table:table-cell table:formula="of:=(-[.D85]+8*[.D88]-8*[.D86]+[.D89])/(12*0.05)" office:value-type="float" office:value="-6.25469571625" calcext:value-type="float">
            <text:p>-6,2546957E+00</text:p>
          </table:table-cell>
          <table:table-cell office:value-type="float" office:value="2348.6" calcext:value-type="float">
            <text:p>2,3486000E+03</text:p>
          </table:table-cell>
          <table:table-cell table:formula="of:=(-[.F85]+8*[.F88]-8*[.F86]+[.F89])/(12*0.05)" office:value-type="float" office:value="-17314.5" calcext:value-type="float">
            <text:p>-1,7314500E+0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5.799763" calcext:value-type="float">
            <text:p>2,5799763E+01</text:p>
          </table:table-cell>
          <table:table-cell office:value-type="float" office:value="-1.5143736646" calcext:value-type="float">
            <text:p>-1,5143737E+00</text:p>
          </table:table-cell>
          <table:table-cell table:formula="of:=(-[.D86]+8*[.D89]-8*[.D87]+[.D90])/(12*0.05)" office:value-type="float" office:value="-5.36603004266667" calcext:value-type="float">
            <text:p>-5,3660300E+00</text:p>
          </table:table-cell>
          <table:table-cell office:value-type="float" office:value="1885.9" calcext:value-type="float">
            <text:p>1,8859000E+03</text:p>
          </table:table-cell>
          <table:table-cell table:formula="of:=(-[.F86]+8*[.F89]-8*[.F87]+[.F90])/(12*0.05)" office:value-type="float" office:value="-13971.8333333333" calcext:value-type="float">
            <text:p>-1,3971833E+0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8.37792" calcext:value-type="float">
            <text:p>2,8377920E+01</text:p>
          </table:table-cell>
          <table:table-cell office:value-type="float" office:value="-1.6625833045" calcext:value-type="float">
            <text:p>-1,6625833E+00</text:p>
          </table:table-cell>
          <table:table-cell table:formula="of:=(-[.D87]+8*[.D90]-8*[.D88]+[.D91])/(12*0.05)" office:value-type="float" office:value="-4.591203595" calcext:value-type="float">
            <text:p>-4,5912036E+00</text:p>
          </table:table-cell>
          <table:table-cell office:value-type="float" office:value="1513.9" calcext:value-type="float">
            <text:p>1,5139000E+03</text:p>
          </table:table-cell>
          <table:table-cell table:formula="of:=(-[.F87]+8*[.F90]-8*[.F88]+[.F91])/(12*0.05)" office:value-type="float" office:value="-11233.25" calcext:value-type="float">
            <text:p>-1,1233250E+0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31.122355" calcext:value-type="float">
            <text:p>3,1122355E+01</text:p>
          </table:table-cell>
          <table:table-cell office:value-type="float" office:value="-1.7892253717" calcext:value-type="float">
            <text:p>-1,7892254E+00</text:p>
          </table:table-cell>
          <table:table-cell table:formula="of:=(-[.D88]+8*[.D91]-8*[.D89]+[.D92])/(12*0.05)" office:value-type="float" office:value="-3.91967072466667" calcext:value-type="float">
            <text:p>-3,9196707E+00</text:p>
          </table:table-cell>
          <table:table-cell office:value-type="float" office:value="1215.1" calcext:value-type="float">
            <text:p>1,2151000E+03</text:p>
          </table:table-cell>
          <table:table-cell table:formula="of:=(-[.F88]+8*[.F91]-8*[.F89]+[.F92])/(12*0.05)" office:value-type="float" office:value="-9023.91666666667" calcext:value-type="float">
            <text:p>-9,0239167E+0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34.038262" calcext:value-type="float">
            <text:p>3,4038262E+01</text:p>
          </table:table-cell>
          <table:table-cell office:value-type="float" office:value="-1.8972152415" calcext:value-type="float">
            <text:p>-1,8972152E+00</text:p>
          </table:table-cell>
          <table:table-cell table:formula="of:=(-[.D89]+8*[.D92]-8*[.D90]+[.D93])/(12*0.05)" office:value-type="float" office:value="-3.33961151666666" calcext:value-type="float">
            <text:p>-3,3396115E+00</text:p>
          </table:table-cell>
          <table:table-cell office:value-type="float" office:value="975.05" calcext:value-type="float">
            <text:p>9,7505000E+02</text:p>
          </table:table-cell>
          <table:table-cell table:formula="of:=(-[.F89]+8*[.F92]-8*[.F90]+[.F93])/(12*0.05)" office:value-type="float" office:value="-7247.4" calcext:value-type="float">
            <text:p>-7,2474000E+0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37.130839" calcext:value-type="float">
            <text:p>3,7130839E+01</text:p>
          </table:table-cell>
          <table:table-cell office:value-type="float" office:value="-1.9891206034" calcext:value-type="float">
            <text:p>-1,9891206E+00</text:p>
          </table:table-cell>
          <table:table-cell table:formula="of:=(-[.D90]+8*[.D93]-8*[.D91]+[.D94])/(12*0.05)" office:value-type="float" office:value="-2.83984621733333" calcext:value-type="float">
            <text:p>-2,8398462E+00</text:p>
          </table:table-cell>
          <table:table-cell office:value-type="float" office:value="782.35" calcext:value-type="float">
            <text:p>7,8235000E+02</text:p>
          </table:table-cell>
          <table:table-cell table:formula="of:=(-[.F90]+8*[.F93]-8*[.F91]+[.F94])/(12*0.05)" office:value-type="float" office:value="-5821.88333333333" calcext:value-type="float">
            <text:p>-5,8218833E+0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40.405281" calcext:value-type="float">
            <text:p>4,0405281E+01</text:p>
          </table:table-cell>
          <table:table-cell office:value-type="float" office:value="-2.0671883609" calcext:value-type="float">
            <text:p>-2,0671884E+00</text:p>
          </table:table-cell>
          <table:table-cell table:formula="of:=(-[.D91]+8*[.D94]-8*[.D92]+[.D95])/(12*0.05)" office:value-type="float" office:value="-2.40976284866667" calcext:value-type="float">
            <text:p>-2,4097628E+00</text:p>
          </table:table-cell>
          <table:table-cell office:value-type="float" office:value="627.46" calcext:value-type="float">
            <text:p>6,2746000E+02</text:p>
          </table:table-cell>
          <table:table-cell table:formula="of:=(-[.F91]+8*[.F94]-8*[.F92]+[.F95])/(12*0.05)" office:value-type="float" office:value="-4683.86666666667" calcext:value-type="float">
            <text:p>-4,6838667E+0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43.866785" calcext:value-type="float">
            <text:p>4,3866785E+01</text:p>
          </table:table-cell>
          <table:table-cell office:value-type="float" office:value="-2.1333481469" calcext:value-type="float">
            <text:p>-2,1333481E+00</text:p>
          </table:table-cell>
          <table:table-cell table:formula="of:=(-[.D92]+8*[.D95]-8*[.D93]+[.D96])/(12*0.05)" office:value-type="float" office:value="-2.03952937566667" calcext:value-type="float">
            <text:p>-2,0395294E+00</text:p>
          </table:table-cell>
          <table:table-cell office:value-type="float" office:value="502.69" calcext:value-type="float">
            <text:p>5,0269000E+02</text:p>
          </table:table-cell>
          <table:table-cell table:formula="of:=(-[.F92]+8*[.F95]-8*[.F93]+[.F96])/(12*0.05)" office:value-type="float" office:value="-3775.43333333333" calcext:value-type="float">
            <text:p>-3,7754333E+0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47.520546" calcext:value-type="float">
            <text:p>4,7520546E+01</text:p>
          </table:table-cell>
          <table:table-cell office:value-type="float" office:value="-2.1892526027" calcext:value-type="float">
            <text:p>-2,1892526E+00</text:p>
          </table:table-cell>
          <table:table-cell table:formula="of:=(-[.D93]+8*[.D96]-8*[.D94]+[.D97])/(12*0.05)" office:value-type="float" office:value="-1.720681453" calcext:value-type="float">
            <text:p>-1,7206815E+00</text:p>
          </table:table-cell>
          <table:table-cell office:value-type="float" office:value="402.01" calcext:value-type="float">
            <text:p>4,0201000E+02</text:p>
          </table:table-cell>
          <table:table-cell table:formula="of:=(-[.F93]+8*[.F96]-8*[.F94]+[.F97])/(12*0.05)" office:value-type="float" office:value="-3047.55" calcext:value-type="float">
            <text:p>-3,0475500E+0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1.371761" calcext:value-type="float">
            <text:p>5,1371761E+01</text:p>
          </table:table-cell>
          <table:table-cell office:value-type="float" office:value="-2.2363242944" calcext:value-type="float">
            <text:p>-2,2363243E+00</text:p>
          </table:table-cell>
          <table:table-cell table:formula="of:=(-[.D94]+8*[.D97]-8*[.D95]+[.D98])/(12*0.05)" office:value-type="float" office:value="-1.4460530125" calcext:value-type="float">
            <text:p>-1,4460530E+00</text:p>
          </table:table-cell>
          <table:table-cell office:value-type="float" office:value="320.69" calcext:value-type="float">
            <text:p>3,2069000E+02</text:p>
          </table:table-cell>
          <table:table-cell table:formula="of:=(-[.F94]+8*[.F97]-8*[.F95]+[.F98])/(12*0.05)" office:value-type="float" office:value="-2462.73333333333" calcext:value-type="float">
            <text:p>-2,4627333E+0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5.425626" calcext:value-type="float">
            <text:p>5,5425626E+01</text:p>
          </table:table-cell>
          <table:table-cell office:value-type="float" office:value="-2.2757880527" calcext:value-type="float">
            <text:p>-2,2757881E+00</text:p>
          </table:table-cell>
          <table:table-cell table:formula="of:=(-[.D95]+8*[.D98]-8*[.D96]+[.D99])/(12*0.05)" office:value-type="float" office:value="-1.209462538" calcext:value-type="float">
            <text:p>-1,2094625E+00</text:p>
          </table:table-cell>
          <table:table-cell office:value-type="float" office:value="254.93" calcext:value-type="float">
            <text:p>2,5493000E+02</text:p>
          </table:table-cell>
          <table:table-cell table:formula="of:=(-[.F95]+8*[.F98]-8*[.F96]+[.F99])/(12*0.05)" office:value-type="float" office:value="-1992.45" calcext:value-type="float">
            <text:p>-1,9924500E+0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9.687337" calcext:value-type="float">
            <text:p>5,9687337E+01</text:p>
          </table:table-cell>
          <table:table-cell office:value-type="float" office:value="-2.3086963544" calcext:value-type="float">
            <text:p>-2,3086964E+00</text:p>
          </table:table-cell>
          <table:table-cell table:formula="of:=(-[.D96]+8*[.D99]-8*[.D97]+[.D100])/(12*0.05)" office:value-type="float" office:value="-1.0055689775" calcext:value-type="float">
            <text:p>-1,0055690E+00</text:p>
          </table:table-cell>
          <table:table-cell office:value-type="float" office:value="201.69" calcext:value-type="float">
            <text:p>2,0169000E+02</text:p>
          </table:table-cell>
          <table:table-cell table:formula="of:=(-[.F96]+8*[.F99]-8*[.F97]+[.F100])/(12*0.05)" office:value-type="float" office:value="-1613.68333333333" calcext:value-type="float">
            <text:p>-1,6136833E+0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64.16209" calcext:value-type="float">
            <text:p>6,4162090E+01</text:p>
          </table:table-cell>
          <table:table-cell office:value-type="float" office:value="-2.3359536455" calcext:value-type="float">
            <text:p>-2,3359536E+00</text:p>
          </table:table-cell>
          <table:table-cell table:formula="of:=(-[.D97]+8*[.D100]-8*[.D98]+[.D101])/(12*0.05)" office:value-type="float" office:value="-0.829840594333334" calcext:value-type="float">
            <text:p>-8,2984059E-01</text:p>
          </table:table-cell>
          <table:table-cell office:value-type="float" office:value="158.54" calcext:value-type="float">
            <text:p>1,5854000E+02</text:p>
          </table:table-cell>
          <table:table-cell table:formula="of:=(-[.F97]+8*[.F100]-8*[.F98]+[.F101])/(12*0.05)" office:value-type="float" office:value="-1307.205" calcext:value-type="float">
            <text:p>-1,3072050E+0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68.855082" calcext:value-type="float">
            <text:p>6,8855082E+01</text:p>
          </table:table-cell>
          <table:table-cell office:value-type="float" office:value="-2.3583409385" calcext:value-type="float">
            <text:p>-2,3583409E+00</text:p>
          </table:table-cell>
          <table:table-cell table:formula="of:=(-[.D98]+8*[.D101]-8*[.D99]+[.D102])/(12*0.05)" office:value-type="float" office:value="-0.678477766500004" calcext:value-type="float">
            <text:p>-6,7847777E-01</text:p>
          </table:table-cell>
          <table:table-cell office:value-type="float" office:value="123.6" calcext:value-type="float">
            <text:p>1,2360000E+02</text:p>
          </table:table-cell>
          <table:table-cell table:formula="of:=(-[.F98]+8*[.F101]-8*[.F99]+[.F102])/(12*0.05)" office:value-type="float" office:value="-1058.19" calcext:value-type="float">
            <text:p>-1,0581900E+0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3.771508" calcext:value-type="float">
            <text:p>7,3771508E+01</text:p>
          </table:table-cell>
          <table:table-cell office:value-type="float" office:value="-2.3765357365" calcext:value-type="float">
            <text:p>-2,3765357E+00</text:p>
          </table:table-cell>
          <table:table-cell table:formula="of:=(-[.D99]+8*[.D102]-8*[.D100]+[.D103])/(12*0.05)" office:value-type="float" office:value="-0.548254814666664" calcext:value-type="float">
            <text:p>-5,4825481E-01</text:p>
          </table:table-cell>
          <table:table-cell office:value-type="float" office:value="95.327" calcext:value-type="float">
            <text:p>9,5327000E+01</text:p>
          </table:table-cell>
          <table:table-cell table:formula="of:=(-[.F99]+8*[.F102]-8*[.F100]+[.F103])/(12*0.05)" office:value-type="float" office:value="-855.74" calcext:value-type="float">
            <text:p>-8,5574000E+0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8.916565" calcext:value-type="float">
            <text:p>7,8916565E+01</text:p>
          </table:table-cell>
          <table:table-cell office:value-type="float" office:value="-2.3911262863" calcext:value-type="float">
            <text:p>-2,3911263E+00</text:p>
          </table:table-cell>
          <table:table-cell table:formula="of:=(-[.D100]+8*[.D103]-8*[.D101]+[.D104])/(12*0.05)" office:value-type="float" office:value="-0.436392924666668" calcext:value-type="float">
            <text:p>-4,3639292E-01</text:p>
          </table:table-cell>
          <table:table-cell office:value-type="float" office:value="72.48" calcext:value-type="float">
            <text:p>7,2480000E+01</text:p>
          </table:table-cell>
          <table:table-cell table:formula="of:=(-[.F100]+8*[.F103]-8*[.F101]+[.F104])/(12*0.05)" office:value-type="float" office:value="-690.883333333333" calcext:value-type="float">
            <text:p>-6,9088333E+0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4.295449" calcext:value-type="float">
            <text:p>8,4295449E+01</text:p>
          </table:table-cell>
          <table:table-cell office:value-type="float" office:value="-2.4026237519" calcext:value-type="float">
            <text:p>-2,4026238E+00</text:p>
          </table:table-cell>
          <table:table-cell table:formula="of:=(-[.D101]+8*[.D104]-8*[.D102]+[.D105])/(12*0.05)" office:value-type="float" office:value="-0.340488608166667" calcext:value-type="float">
            <text:p>-3,4048861E-01</text:p>
          </table:table-cell>
          <table:table-cell office:value-type="float" office:value="54.056" calcext:value-type="float">
            <text:p>5,4056000E+01</text:p>
          </table:table-cell>
          <table:table-cell table:formula="of:=(-[.F101]+8*[.F104]-8*[.F102]+[.F105])/(12*0.05)" office:value-type="float" office:value="-556.5" calcext:value-type="float">
            <text:p>-5,5650000E+0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9.913355" calcext:value-type="float">
            <text:p>8,9913355E+01</text:p>
          </table:table-cell>
          <table:table-cell office:value-type="float" office:value="-2.4114725701" calcext:value-type="float">
            <text:p>-2,4114726E+00</text:p>
          </table:table-cell>
          <table:table-cell table:formula="of:=(-[.D102]+8*[.D105]-8*[.D103]+[.D106])/(12*0.05)" office:value-type="float" office:value="-0.258450205999997" calcext:value-type="float">
            <text:p>-2,5845021E-01</text:p>
          </table:table-cell>
          <table:table-cell office:value-type="float" office:value="39.238" calcext:value-type="float">
            <text:p>3,9238000E+01</text:p>
          </table:table-cell>
          <table:table-cell table:formula="of:=(-[.F102]+8*[.F105]-8*[.F103]+[.F106])/(12*0.05)" office:value-type="float" office:value="-446.891666666667" calcext:value-type="float">
            <text:p>-4,4689167E+0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5.775481" calcext:value-type="float">
            <text:p>9,5775481E+01</text:p>
          </table:table-cell>
          <table:table-cell office:value-type="float" office:value="-2.418058631" calcext:value-type="float">
            <text:p>-2,4180586E+00</text:p>
          </table:table-cell>
          <table:table-cell table:formula="of:=(-[.D103]+8*[.D106]-8*[.D104]+[.D107])/(12*0.05)" office:value-type="float" office:value="-0.188460179500005" calcext:value-type="float">
            <text:p>-1,8846018E-01</text:p>
          </table:table-cell>
          <table:table-cell office:value-type="float" office:value="27.363" calcext:value-type="float">
            <text:p>2,7363000E+01</text:p>
          </table:table-cell>
          <table:table-cell table:formula="of:=(-[.F103]+8*[.F106]-8*[.F104]+[.F107])/(12*0.05)" office:value-type="float" office:value="-357.448333333333" calcext:value-type="float">
            <text:p>-3,5744833E+0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1.88702" calcext:value-type="float">
            <text:p>1,0188702E+02</text:p>
          </table:table-cell>
          <table:table-cell office:value-type="float" office:value="-2.4227173771" calcext:value-type="float">
            <text:p>-2,4227174E+00</text:p>
          </table:table-cell>
          <table:table-cell table:formula="of:=(-[.D104]+8*[.D107]-8*[.D105]+[.D108])/(12*0.05)" office:value-type="float" office:value="-0.128959328833334" calcext:value-type="float">
            <text:p>-1,2895933E-01</text:p>
          </table:table-cell>
          <table:table-cell office:value-type="float" office:value="17.889" calcext:value-type="float">
            <text:p>1,7889000E+01</text:p>
          </table:table-cell>
          <table:table-cell table:formula="of:=(-[.F104]+8*[.F107]-8*[.F105]+[.F108])/(12*0.05)" office:value-type="float" office:value="-284.3885" calcext:value-type="float">
            <text:p>-2,8438850E+0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8.25318" calcext:value-type="float">
            <text:p>1,0825318E+02</text:p>
          </table:table-cell>
          <table:table-cell office:value-type="float" office:value="-2.4257414036" calcext:value-type="float">
            <text:p>-2,4257414E+00</text:p>
          </table:table-cell>
          <table:table-cell table:formula="of:=(-[.D105]+8*[.D108]-8*[.D106]+[.D109])/(12*0.05)" office:value-type="float" office:value="-0.0786071998333308" calcext:value-type="float">
            <text:p>-7,8607200E-02</text:p>
          </table:table-cell>
          <table:table-cell office:value-type="float" office:value="10.379" calcext:value-type="float">
            <text:p>1,0379000E+01</text:p>
          </table:table-cell>
          <table:table-cell table:formula="of:=(-[.F105]+8*[.F108]-8*[.F106]+[.F109])/(12*0.05)" office:value-type="float" office:value="-224.6151" calcext:value-type="float">
            <text:p>-2,2461510E+0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14.87914" calcext:value-type="float">
            <text:p>1,1487914E+02</text:p>
          </table:table-cell>
          <table:table-cell office:value-type="float" office:value="-2.4273859866" calcext:value-type="float">
            <text:p>-2,4273860E+00</text:p>
          </table:table-cell>
          <table:table-cell table:formula="of:=(-[.D106]+8*[.D109]-8*[.D107]+[.D110])/(12*0.05)" office:value-type="float" office:value="-0.0362422115000009" calcext:value-type="float">
            <text:p>-3,6242212E-02</text:p>
          </table:table-cell>
          <table:table-cell office:value-type="float" office:value="4.4769" calcext:value-type="float">
            <text:p>4,4769000E+00</text:p>
          </table:table-cell>
          <table:table-cell table:formula="of:=(-[.F106]+8*[.F109]-8*[.F107]+[.F110])/(12*0.05)" office:value-type="float" office:value="-175.685466666667" calcext:value-type="float">
            <text:p>-1,7568547E+0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21.7701" calcext:value-type="float">
            <text:p>1,2177010E+02</text:p>
          </table:table-cell>
          <table:table-cell office:value-type="float" office:value="-2.4278740749" calcext:value-type="float">
            <text:p>-2,4278741E+00</text:p>
          </table:table-cell>
          <table:table-cell table:formula="of:=(-[.D107]+8*[.D110]-8*[.D108]+[.D111])/(12*0.05)" office:value-type="float" office:value="-0.000869133499996621" calcext:value-type="float">
            <text:p>-8,6913350E-04</text:p>
          </table:table-cell>
          <table:table-cell office:value-type="float" office:value="-0.10926" calcext:value-type="float">
            <text:p>-1,0926000E-01</text:p>
          </table:table-cell>
          <table:table-cell table:formula="of:=(-[.F107]+8*[.F110]-8*[.F108]+[.F111])/(12*0.05)" office:value-type="float" office:value="-135.603333333333" calcext:value-type="float">
            <text:p>-1,3560333E+0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28.93126" calcext:value-type="float">
            <text:p>1,2893126E+02</text:p>
          </table:table-cell>
          <table:table-cell office:value-type="float" office:value="-2.4274013336" calcext:value-type="float">
            <text:p>-2,4274013E+00</text:p>
          </table:table-cell>
          <table:table-cell table:formula="of:=(-[.D108]+8*[.D111]-8*[.D109]+[.D112])/(12*0.05)" office:value-type="float" office:value="0.0283590063333331" calcext:value-type="float">
            <text:p>2,8359006E-02</text:p>
          </table:table-cell>
          <table:table-cell office:value-type="float" office:value="-3.6162" calcext:value-type="float">
            <text:p>-3,6162000E+00</text:p>
          </table:table-cell>
          <table:table-cell table:formula="of:=(-[.F108]+8*[.F111]-8*[.F109]+[.F112])/(12*0.05)" office:value-type="float" office:value="-102.739866666667" calcext:value-type="float">
            <text:p>-1,0273987E+0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36.36782" calcext:value-type="float">
            <text:p>1,3636782E+02</text:p>
          </table:table-cell>
          <table:table-cell office:value-type="float" office:value="-2.4261401077" calcext:value-type="float">
            <text:p>-2,4261401E+00</text:p>
          </table:table-cell>
          <table:table-cell table:formula="of:=(-[.D109]+8*[.D112]-8*[.D110]+[.D113])/(12*0.05)" office:value-type="float" office:value="0.0521743296666655" calcext:value-type="float">
            <text:p>5,2174330E-02</text:p>
          </table:table-cell>
          <table:table-cell office:value-type="float" office:value="-6.2382" calcext:value-type="float">
            <text:p>-6,2382000E+00</text:p>
          </table:table-cell>
          <table:table-cell table:formula="of:=(-[.F109]+8*[.F112]-8*[.F110]+[.F113])/(12*0.05)" office:value-type="float" office:value="-75.8125666666667" calcext:value-type="float">
            <text:p>-7,5812567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44.08498" calcext:value-type="float">
            <text:p>1,4408498E+02</text:p>
          </table:table-cell>
          <table:table-cell office:value-type="float" office:value="-2.4242423204" calcext:value-type="float">
            <text:p>-2,4242423E+00</text:p>
          </table:table-cell>
          <table:table-cell table:formula="of:=(-[.D110]+8*[.D113]-8*[.D111]+[.D114])/(12*0.05)" office:value-type="float" office:value="0.071224184500002" calcext:value-type="float">
            <text:p>7,1224185E-02</text:p>
          </table:table-cell>
          <table:table-cell office:value-type="float" office:value="-8.1355" calcext:value-type="float">
            <text:p>-8,1355000E+00</text:p>
          </table:table-cell>
          <table:table-cell table:formula="of:=(-[.F110]+8*[.F113]-8*[.F111]+[.F114])/(12*0.05)" office:value-type="float" office:value="-53.8173333333333" calcext:value-type="float">
            <text:p>-5,3817333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52.08792" calcext:value-type="float">
            <text:p>1,5208792E+02</text:p>
          </table:table-cell>
          <table:table-cell office:value-type="float" office:value="-2.4218415827" calcext:value-type="float">
            <text:p>-2,4218416E+00</text:p>
          </table:table-cell>
          <table:table-cell table:formula="of:=(-[.D111]+8*[.D114]-8*[.D112]+[.D115])/(12*0.05)" office:value-type="float" office:value="0.0860900631666676" calcext:value-type="float">
            <text:p>8,6090063E-02</text:p>
          </table:table-cell>
          <table:table-cell office:value-type="float" office:value="-9.4424" calcext:value-type="float">
            <text:p>-9,4424000E+00</text:p>
          </table:table-cell>
          <table:table-cell table:formula="of:=(-[.F111]+8*[.F114]-8*[.F112]+[.F115])/(12*0.05)" office:value-type="float" office:value="-35.9746666666666" calcext:value-type="float">
            <text:p>-3,5974667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60.38184" calcext:value-type="float">
            <text:p>1,6038184E+02</text:p>
          </table:table-cell>
          <table:table-cell office:value-type="float" office:value="-2.4190550229" calcext:value-type="float">
            <text:p>-2,4190550E+00</text:p>
          </table:table-cell>
          <table:table-cell table:formula="of:=(-[.D112]+8*[.D115]-8*[.D113]+[.D116])/(12*0.05)" office:value-type="float" office:value="0.0973035410000037" calcext:value-type="float">
            <text:p>9,7303541E-02</text:p>
          </table:table-cell>
          <table:table-cell office:value-type="float" office:value="-10.273" calcext:value-type="float">
            <text:p>-1,0273000E+01</text:p>
          </table:table-cell>
          <table:table-cell table:formula="of:=(-[.F112]+8*[.F115]-8*[.F113]+[.F116])/(12*0.05)" office:value-type="float" office:value="-21.6405" calcext:value-type="float">
            <text:p>-2,1640500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68.97195" calcext:value-type="float">
            <text:p>1,6897195E+02</text:p>
          </table:table-cell>
          <table:table-cell office:value-type="float" office:value="-2.4159844498" calcext:value-type="float">
            <text:p>-2,4159844E+00</text:p>
          </table:table-cell>
          <table:table-cell table:formula="of:=(-[.D113]+8*[.D116]-8*[.D114]+[.D117])/(12*0.05)" office:value-type="float" office:value="0.105360892000001" calcext:value-type="float">
            <text:p>1,0536089E-01</text:p>
          </table:table-cell>
          <table:table-cell office:value-type="float" office:value="-10.723" calcext:value-type="float">
            <text:p>-1,0723000E+01</text:p>
          </table:table-cell>
          <table:table-cell table:formula="of:=(-[.F113]+8*[.F116]-8*[.F114]+[.F117])/(12*0.05)" office:value-type="float" office:value="-10.2893333333334" calcext:value-type="float">
            <text:p>-1,0289333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77.86343" calcext:value-type="float">
            <text:p>1,7786343E+02</text:p>
          </table:table-cell>
          <table:table-cell office:value-type="float" office:value="-2.412717259" calcext:value-type="float">
            <text:p>-2,4127173E+00</text:p>
          </table:table-cell>
          <table:table-cell table:formula="of:=(-[.D114]+8*[.D117]-8*[.D115]+[.D118])/(12*0.05)" office:value-type="float" office:value="0.110731048666664" calcext:value-type="float">
            <text:p>1,1073105E-01</text:p>
          </table:table-cell>
          <table:table-cell office:value-type="float" office:value="-10.875" calcext:value-type="float">
            <text:p>-1,0875000E+01</text:p>
          </table:table-cell>
          <table:table-cell table:formula="of:=(-[.F114]+8*[.F117]-8*[.F115]+[.F118])/(12*0.05)" office:value-type="float" office:value="-1.50500000000001" calcext:value-type="float">
            <text:p>-1,5050000E+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87.06149" calcext:value-type="float">
            <text:p>1,8706149E+02</text:p>
          </table:table-cell>
          <table:table-cell office:value-type="float" office:value="-2.4093271587" calcext:value-type="float">
            <text:p>-2,4093272E+00</text:p>
          </table:table-cell>
          <table:table-cell table:formula="of:=(-[.D115]+8*[.D118]-8*[.D116]+[.D119])/(12*0.05)" office:value-type="float" office:value="0.11386221133333" calcext:value-type="float">
            <text:p>1,1386221E-01</text:p>
          </table:table-cell>
          <table:table-cell office:value-type="float" office:value="-10.8" calcext:value-type="float">
            <text:p>-1,0800000E+01</text:p>
          </table:table-cell>
          <table:table-cell table:formula="of:=(-[.F115]+8*[.F118]-8*[.F116]+[.F119])/(12*0.05)" office:value-type="float" office:value="5.05666666666666" calcext:value-type="float">
            <text:p>5,0566667E+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96.57131" calcext:value-type="float">
            <text:p>1,9657131E+02</text:p>
          </table:table-cell>
          <table:table-cell office:value-type="float" office:value="-2.4058747225" calcext:value-type="float">
            <text:p>-2,4058747E+00</text:p>
          </table:table-cell>
          <table:table-cell table:formula="of:=(-[.D116]+8*[.D119]-8*[.D117]+[.D120])/(12*0.05)" office:value-type="float" office:value="0.115191453833336" calcext:value-type="float">
            <text:p>1,1519145E-01</text:p>
          </table:table-cell>
          <table:table-cell office:value-type="float" office:value="-10.56" calcext:value-type="float">
            <text:p>-1,0560000E+01</text:p>
          </table:table-cell>
          <table:table-cell table:formula="of:=(-[.F116]+8*[.F119]-8*[.F117]+[.F120])/(12*0.05)" office:value-type="float" office:value="9.68883333333335" calcext:value-type="float">
            <text:p>9,6888333E+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06.3981" calcext:value-type="float">
            <text:p>2,0639810E+02</text:p>
          </table:table-cell>
          <table:table-cell office:value-type="float" office:value="-2.402407415" calcext:value-type="float">
            <text:p>-2,4024074E+00</text:p>
          </table:table-cell>
          <table:table-cell table:formula="of:=(-[.D117]+8*[.D120]-8*[.D118]+[.D121])/(12*0.05)" office:value-type="float" office:value="0.115140401000004" calcext:value-type="float">
            <text:p>1,1514040E-01</text:p>
          </table:table-cell>
          <table:table-cell office:value-type="float" office:value="-10.209" calcext:value-type="float">
            <text:p>-1,0209000E+01</text:p>
          </table:table-cell>
          <table:table-cell table:formula="of:=(-[.F117]+8*[.F120]-8*[.F118]+[.F121])/(12*0.05)" office:value-type="float" office:value="12.7088333333333" calcext:value-type="float">
            <text:p>1,2708833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16.54705" calcext:value-type="float">
            <text:p>2,1654705E+02</text:p>
          </table:table-cell>
          <table:table-cell office:value-type="float" office:value="-2.3989603363" calcext:value-type="float">
            <text:p>-2,3989603E+00</text:p>
          </table:table-cell>
          <table:table-cell table:formula="of:=(-[.D118]+8*[.D121]-8*[.D119]+[.D122])/(12*0.05)" office:value-type="float" office:value="0.114089352833335" calcext:value-type="float">
            <text:p>1,1408935E-01</text:p>
          </table:table-cell>
          <table:table-cell office:value-type="float" office:value="-9.7897" calcext:value-type="float">
            <text:p>-9,7897000E+00</text:p>
          </table:table-cell>
          <table:table-cell table:formula="of:=(-[.F118]+8*[.F121]-8*[.F119]+[.F122])/(12*0.05)" office:value-type="float" office:value="14.4356666666667" calcext:value-type="float">
            <text:p>1,4435667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27.02336" calcext:value-type="float">
            <text:p>2,2702336E+02</text:p>
          </table:table-cell>
          <table:table-cell office:value-type="float" office:value="-2.3955580077" calcext:value-type="float">
            <text:p>-2,3955580E+00</text:p>
          </table:table-cell>
          <table:table-cell table:formula="of:=(-[.D119]+8*[.D122]-8*[.D120]+[.D123])/(12*0.05)" office:value-type="float" office:value="0.112356284333335" calcext:value-type="float">
            <text:p>1,1235628E-01</text:p>
          </table:table-cell>
          <table:table-cell office:value-type="float" office:value="-9.3371" calcext:value-type="float">
            <text:p>-9,3371000E+00</text:p>
          </table:table-cell>
          <table:table-cell table:formula="of:=(-[.F119]+8*[.F122]-8*[.F120]+[.F123])/(12*0.05)" office:value-type="float" office:value="15.2046666666667" calcext:value-type="float">
            <text:p>1,5204667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37.83223" calcext:value-type="float">
            <text:p>2,3783223E+02</text:p>
          </table:table-cell>
          <table:table-cell office:value-type="float" office:value="-2.3922163692" calcext:value-type="float">
            <text:p>-2,3922164E+00</text:p>
          </table:table-cell>
          <table:table-cell table:formula="of:=(-[.D120]+8*[.D123]-8*[.D121]+[.D124])/(12*0.05)" office:value-type="float" office:value="0.110182753833333" calcext:value-type="float">
            <text:p>1,1018275E-01</text:p>
          </table:table-cell>
          <table:table-cell office:value-type="float" office:value="-8.8738" calcext:value-type="float">
            <text:p>-8,8738000E+00</text:p>
          </table:table-cell>
          <table:table-cell table:formula="of:=(-[.F120]+8*[.F123]-8*[.F121]+[.F124])/(12*0.05)" office:value-type="float" office:value="15.3611666666667" calcext:value-type="float">
            <text:p>1,5361167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48.97884" calcext:value-type="float">
            <text:p>2,4897884E+02</text:p>
          </table:table-cell>
          <table:table-cell office:value-type="float" office:value="-2.3889453812" calcext:value-type="float">
            <text:p>-2,3889454E+00</text:p>
          </table:table-cell>
          <table:table-cell table:formula="of:=(-[.D121]+8*[.D124]-8*[.D122]+[.D125])/(12*0.05)" office:value-type="float" office:value="0.107725417166666" calcext:value-type="float">
            <text:p>1,0772542E-01</text:p>
          </table:table-cell>
          <table:table-cell office:value-type="float" office:value="-8.4134" calcext:value-type="float">
            <text:p>-8,4134000E+00</text:p>
          </table:table-cell>
          <table:table-cell table:formula="of:=(-[.F121]+8*[.F124]-8*[.F122]+[.F125])/(12*0.05)" office:value-type="float" office:value="15.1711666666667" calcext:value-type="float">
            <text:p>1,5171167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60.4684" calcext:value-type="float">
            <text:p>2,6046840E+02</text:p>
          </table:table-cell>
          <table:table-cell office:value-type="float" office:value="-2.385751696" calcext:value-type="float">
            <text:p>-2,3857517E+00</text:p>
          </table:table-cell>
          <table:table-cell table:formula="of:=(-[.D122]+8*[.D125]-8*[.D123]+[.D126])/(12*0.05)" office:value-type="float" office:value="0.105072627333332" calcext:value-type="float">
            <text:p>1,0507263E-01</text:p>
          </table:table-cell>
          <table:table-cell office:value-type="float" office:value="-7.9626" calcext:value-type="float">
            <text:p>-7,9626000E+00</text:p>
          </table:table-cell>
          <table:table-cell table:formula="of:=(-[.F122]+8*[.F125]-8*[.F123]+[.F126])/(12*0.05)" office:value-type="float" office:value="14.8176666666666" calcext:value-type="float">
            <text:p>1,4817667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72.3061" calcext:value-type="float">
            <text:p>2,7230610E+02</text:p>
          </table:table-cell>
          <table:table-cell office:value-type="float" office:value="-2.382640143" calcext:value-type="float">
            <text:p>-2,3826401E+00</text:p>
          </table:table-cell>
          <table:table-cell table:formula="of:=(-[.D123]+8*[.D126]-8*[.D124]+[.D127])/(12*0.05)" office:value-type="float" office:value="0.102270790999994" calcext:value-type="float">
            <text:p>1,0227079E-01</text:p>
          </table:table-cell>
          <table:table-cell office:value-type="float" office:value="-7.524" calcext:value-type="float">
            <text:p>-7,5240000E+00</text:p>
          </table:table-cell>
          <table:table-cell table:formula="of:=(-[.F123]+8*[.F126]-8*[.F124]+[.F127])/(12*0.05)" office:value-type="float" office:value="14.4013333333333" calcext:value-type="float">
            <text:p>1,4401333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84.49714" calcext:value-type="float">
            <text:p>2,8449714E+02</text:p>
          </table:table-cell>
          <table:table-cell office:value-type="float" office:value="-2.3796146984" calcext:value-type="float">
            <text:p>-2,3796147E+00</text:p>
          </table:table-cell>
          <table:table-cell table:formula="of:=(-[.D124]+8*[.D127]-8*[.D125]+[.D128])/(12*0.05)" office:value-type="float" office:value="0.099343330000005" calcext:value-type="float">
            <text:p>9,9343330E-02</text:p>
          </table:table-cell>
          <table:table-cell office:value-type="float" office:value="-7.0984" calcext:value-type="float">
            <text:p>-7,0984000E+00</text:p>
          </table:table-cell>
          <table:table-cell table:formula="of:=(-[.F124]+8*[.F127]-8*[.F125]+[.F128])/(12*0.05)" office:value-type="float" office:value="13.9616666666667" calcext:value-type="float">
            <text:p>1,3961667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97.04671" calcext:value-type="float">
            <text:p>2,9704671E+02</text:p>
          </table:table-cell>
          <table:table-cell office:value-type="float" office:value="-2.3766788874" calcext:value-type="float">
            <text:p>-2,3766789E+00</text:p>
          </table:table-cell>
          <table:table-cell table:formula="of:=(-[.D125]+8*[.D128]-8*[.D126]+[.D129])/(12*0.05)" office:value-type="float" office:value="0.096306750833337" calcext:value-type="float">
            <text:p>9,6306751E-02</text:p>
          </table:table-cell>
          <table:table-cell office:value-type="float" office:value="-6.6862" calcext:value-type="float">
            <text:p>-6,6862000E+00</text:p>
          </table:table-cell>
          <table:table-cell table:formula="of:=(-[.F125]+8*[.F128]-8*[.F126]+[.F129])/(12*0.05)" office:value-type="float" office:value="13.5048333333333" calcext:value-type="float">
            <text:p>1,3504833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309.96002" calcext:value-type="float">
            <text:p>3,0996002E+02</text:p>
          </table:table-cell>
          <table:table-cell office:value-type="float" office:value="-2.3738357428" calcext:value-type="float">
            <text:p>-2,3738357E+00</text:p>
          </table:table-cell>
          <table:table-cell table:formula="of:=(-[.D126]+8*[.D129]-8*[.D127]+[.D130])/(12*0.05)" office:value-type="float" office:value="0.0931786990000005" calcext:value-type="float">
            <text:p>9,3178699E-02</text:p>
          </table:table-cell>
          <table:table-cell office:value-type="float" office:value="-6.288" calcext:value-type="float">
            <text:p>-6,2880000E+00</text:p>
          </table:table-cell>
          <table:table-cell table:formula="of:=(-[.F126]+8*[.F129]-8*[.F127]+[.F130])/(12*0.05)" office:value-type="float" office:value="13.029" calcext:value-type="float">
            <text:p>1,3029000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323.24225" calcext:value-type="float">
            <text:p>3,2324225E+02</text:p>
          </table:table-cell>
          <table:table-cell office:value-type="float" office:value="-2.3710877373" calcext:value-type="float">
            <text:p>-2,3710877E+00</text:p>
          </table:table-cell>
          <table:table-cell table:formula="of:=(-[.D127]+8*[.D130]-8*[.D128]+[.D131])/(12*0.05)" office:value-type="float" office:value="0.0899796065000013" calcext:value-type="float">
            <text:p>8,9979607E-02</text:p>
          </table:table-cell>
          <table:table-cell office:value-type="float" office:value="-5.9043" calcext:value-type="float">
            <text:p>-5,9043000E+00</text:p>
          </table:table-cell>
          <table:table-cell table:formula="of:=(-[.F127]+8*[.F130]-8*[.F128]+[.F131])/(12*0.05)" office:value-type="float" office:value="12.5273333333333" calcext:value-type="float">
            <text:p>1,2527333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336.8986" calcext:value-type="float">
            <text:p>3,3689860E+02</text:p>
          </table:table-cell>
          <table:table-cell office:value-type="float" office:value="-2.3684366798" calcext:value-type="float">
            <text:p>-2,3684367E+00</text:p>
          </table:table-cell>
          <table:table-cell table:formula="of:=(-[.D128]+8*[.D131]-8*[.D129]+[.D132])/(12*0.05)" office:value-type="float" office:value="0.0867328451666645" calcext:value-type="float">
            <text:p>8,6732845E-02</text:p>
          </table:table-cell>
          <table:table-cell office:value-type="float" office:value="-5.5362" calcext:value-type="float">
            <text:p>-5,5362000E+00</text:p>
          </table:table-cell>
          <table:table-cell table:formula="of:=(-[.F128]+8*[.F131]-8*[.F129]+[.F132])/(12*0.05)" office:value-type="float" office:value="11.9996666666667" calcext:value-type="float">
            <text:p>1,1999667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350.93428" calcext:value-type="float">
            <text:p>3,5093428E+02</text:p>
          </table:table-cell>
          <table:table-cell office:value-type="float" office:value="-2.3658836275" calcext:value-type="float">
            <text:p>-2,3658836E+00</text:p>
          </table:table-cell>
          <table:table-cell table:formula="of:=(-[.D129]+8*[.D132]-8*[.D130]+[.D133])/(12*0.05)" office:value-type="float" office:value="0.0834628201666672" calcext:value-type="float">
            <text:p>8,3462820E-02</text:p>
          </table:table-cell>
          <table:table-cell office:value-type="float" office:value="-5.1842" calcext:value-type="float">
            <text:p>-5,1842000E+00</text:p>
          </table:table-cell>
          <table:table-cell table:formula="of:=(-[.F129]+8*[.F132]-8*[.F130]+[.F133])/(12*0.05)" office:value-type="float" office:value="11.4516666666667" calcext:value-type="float">
            <text:p>1,1451667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365.35447" calcext:value-type="float">
            <text:p>3,6535447E+02</text:p>
          </table:table-cell>
          <table:table-cell office:value-type="float" office:value="-2.3634289141" calcext:value-type="float">
            <text:p>-2,3634289E+00</text:p>
          </table:table-cell>
          <table:table-cell table:formula="of:=(-[.D130]+8*[.D133]-8*[.D131]+[.D134])/(12*0.05)" office:value-type="float" office:value="0.080193171833333" calcext:value-type="float">
            <text:p>8,0193172E-02</text:p>
          </table:table-cell>
          <table:table-cell office:value-type="float" office:value="-4.849" calcext:value-type="float">
            <text:p>-4,8490000E+00</text:p>
          </table:table-cell>
          <table:table-cell table:formula="of:=(-[.F130]+8*[.F133]-8*[.F131]+[.F134])/(12*0.05)" office:value-type="float" office:value="10.8876666666667" calcext:value-type="float">
            <text:p>1,0887667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380.16437" calcext:value-type="float">
            <text:p>3,8016437E+02</text:p>
          </table:table-cell>
          <table:table-cell office:value-type="float" office:value="-2.3610721708" calcext:value-type="float">
            <text:p>-2,3610722E+00</text:p>
          </table:table-cell>
          <table:table-cell table:formula="of:=(-[.D131]+8*[.D134]-8*[.D132]+[.D135])/(12*0.05)" office:value-type="float" office:value="0.0769456060000014" calcext:value-type="float">
            <text:p>7,6945606E-02</text:p>
          </table:table-cell>
          <table:table-cell office:value-type="float" office:value="-4.5309" calcext:value-type="float">
            <text:p>-4,5309000E+00</text:p>
          </table:table-cell>
          <table:table-cell table:formula="of:=(-[.F131]+8*[.F134]-8*[.F132]+[.F135])/(12*0.05)" office:value-type="float" office:value="10.3165" calcext:value-type="float">
            <text:p>1,0316500E+0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395.36918" calcext:value-type="float">
            <text:p>3,9536918E+02</text:p>
          </table:table-cell>
          <table:table-cell office:value-type="float" office:value="-2.3588124303" calcext:value-type="float">
            <text:p>-2,3588124E+00</text:p>
          </table:table-cell>
          <table:table-cell table:formula="of:=(-[.D132]+8*[.D135]-8*[.D133]+[.D136])/(12*0.05)" office:value-type="float" office:value="0.0737398431666714" calcext:value-type="float">
            <text:p>7,3739843E-02</text:p>
          </table:table-cell>
          <table:table-cell office:value-type="float" office:value="-4.23" calcext:value-type="float">
            <text:p>-4,2300000E+00</text:p>
          </table:table-cell>
          <table:table-cell table:formula="of:=(-[.F132]+8*[.F135]-8*[.F133]+[.F136])/(12*0.05)" office:value-type="float" office:value="9.74383333333333" calcext:value-type="float">
            <text:p>9,7438333E+0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410.97409" calcext:value-type="float">
            <text:p>4,1097409E+02</text:p>
          </table:table-cell>
          <table:table-cell office:value-type="float" office:value="-2.3566481343" calcext:value-type="float">
            <text:p>-2,3566481E+00</text:p>
          </table:table-cell>
          <table:table-cell table:formula="of:=(-[.D133]+8*[.D136]-8*[.D134]+[.D137])/(12*0.05)" office:value-type="float" office:value="0.0705928138333345" calcext:value-type="float">
            <text:p>7,0592814E-02</text:p>
          </table:table-cell>
          <table:table-cell office:value-type="float" office:value="-3.9463" calcext:value-type="float">
            <text:p>-3,9463000E+00</text:p>
          </table:table-cell>
          <table:table-cell table:formula="of:=(-[.F133]+8*[.F136]-8*[.F134]+[.F137])/(12*0.05)" office:value-type="float" office:value="9.176" calcext:value-type="float">
            <text:p>9,1760000E+00</text:p>
          </table:table-cell>
          <table:table-cell table:number-columns-repeated="36"/>
        </table:table-row>
        <table:table-row table:style-name="ro1">
          <table:table-cell table:style-name="ce13" table:number-columns-repeated="2"/>
          <table:table-cell office:value-type="float" office:value="426.9843" calcext:value-type="float">
            <text:p>4,2698430E+02</text:p>
          </table:table-cell>
          <table:table-cell office:value-type="float" office:value="-2.3545773002" calcext:value-type="float">
            <text:p>-2,3545773E+00</text:p>
          </table:table-cell>
          <table:table-cell table:formula="of:=(-[.D134]+8*[.D137]-8*[.D135]+[.D138])/(12*0.05)" office:value-type="float" office:value="0.0675187833333283" calcext:value-type="float">
            <text:p>6,7518783E-02</text:p>
          </table:table-cell>
          <table:table-cell office:value-type="float" office:value="-3.6795" calcext:value-type="float">
            <text:p>-3,6795000E+00</text:p>
          </table:table-cell>
          <table:table-cell table:formula="of:=(-[.F134]+8*[.F137]-8*[.F135]+[.F138])/(12*0.05)" office:value-type="float" office:value="8.618" calcext:value-type="float">
            <text:p>8,6180000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443.40501" calcext:value-type="float">
            <text:p>4,4340501E+02</text:p>
          </table:table-cell>
          <table:table-cell office:value-type="float" office:value="-2.3525975233" calcext:value-type="float">
            <text:p>-2,3525975E+00</text:p>
          </table:table-cell>
          <table:table-cell table:formula="of:=(-[.D135]+8*[.D138]-8*[.D136]+[.D139])/(12*0.05)" office:value-type="float" office:value="0.0645304676666599" calcext:value-type="float">
            <text:p>6,4530468E-02</text:p>
          </table:table-cell>
          <table:table-cell office:value-type="float" office:value="-3.4293" calcext:value-type="float">
            <text:p>-3,4293000E+00</text:p>
          </table:table-cell>
          <table:table-cell table:formula="of:=(-[.F135]+8*[.F138]-8*[.F136]+[.F139])/(12*0.05)" office:value-type="float" office:value="8.07333333333334" calcext:value-type="float">
            <text:p>8,0733333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460.24141" calcext:value-type="float">
            <text:p>4,6024141E+02</text:p>
          </table:table-cell>
          <table:table-cell office:value-type="float" office:value="-2.3507060483" calcext:value-type="float">
            <text:p>-2,3507060E+00</text:p>
          </table:table-cell>
          <table:table-cell table:formula="of:=(-[.D136]+8*[.D139]-8*[.D137]+[.D140])/(12*0.05)" office:value-type="float" office:value="0.0616379808333289" calcext:value-type="float">
            <text:p>6,1637981E-02</text:p>
          </table:table-cell>
          <table:table-cell office:value-type="float" office:value="-3.1952" calcext:value-type="float">
            <text:p>-3,1952000E+00</text:p>
          </table:table-cell>
          <table:table-cell table:formula="of:=(-[.F136]+8*[.F139]-8*[.F137]+[.F140])/(12*0.05)" office:value-type="float" office:value="7.54516666666667" calcext:value-type="float">
            <text:p>7,5451667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477.49869" calcext:value-type="float">
            <text:p>4,7749869E+02</text:p>
          </table:table-cell>
          <table:table-cell office:value-type="float" office:value="-2.3488998689" calcext:value-type="float">
            <text:p>-2,3488999E+00</text:p>
          </table:table-cell>
          <table:table-cell table:formula="of:=(-[.D137]+8*[.D140]-8*[.D138]+[.D141])/(12*0.05)" office:value-type="float" office:value="0.0588493893333375" calcext:value-type="float">
            <text:p>5,8849389E-02</text:p>
          </table:table-cell>
          <table:table-cell office:value-type="float" office:value="-2.9767" calcext:value-type="float">
            <text:p>-2,9767000E+00</text:p>
          </table:table-cell>
          <table:table-cell table:formula="of:=(-[.F137]+8*[.F140]-8*[.F138]+[.F141])/(12*0.05)" office:value-type="float" office:value="7.0355" calcext:value-type="float">
            <text:p>7,0355000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495.18207" calcext:value-type="float">
            <text:p>4,9518207E+02</text:p>
          </table:table-cell>
          <table:table-cell office:value-type="float" office:value="-2.3471757469" calcext:value-type="float">
            <text:p>-2,3471757E+00</text:p>
          </table:table-cell>
          <table:table-cell table:formula="of:=(-[.D138]+8*[.D141]-8*[.D139]+[.D142])/(12*0.05)" office:value-type="float" office:value="0.0561709140000029" calcext:value-type="float">
            <text:p>5,6170914E-02</text:p>
          </table:table-cell>
          <table:table-cell office:value-type="float" office:value="-2.7732" calcext:value-type="float">
            <text:p>-2,7732000E+00</text:p>
          </table:table-cell>
          <table:table-cell table:formula="of:=(-[.F138]+8*[.F141]-8*[.F139]+[.F142])/(12*0.05)" office:value-type="float" office:value="6.54716666666667" calcext:value-type="float">
            <text:p>6,5471667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513.29672" calcext:value-type="float">
            <text:p>5,1329672E+02</text:p>
          </table:table-cell>
          <table:table-cell office:value-type="float" office:value="-2.3455303009" calcext:value-type="float">
            <text:p>-2,3455303E+00</text:p>
          </table:table-cell>
          <table:table-cell table:formula="of:=(-[.D139]+8*[.D142]-8*[.D140]+[.D143])/(12*0.05)" office:value-type="float" office:value="0.0536068018333302" calcext:value-type="float">
            <text:p>5,3606802E-02</text:p>
          </table:table-cell>
          <table:table-cell office:value-type="float" office:value="-2.584" calcext:value-type="float">
            <text:p>-2,5840000E+00</text:p>
          </table:table-cell>
          <table:table-cell table:formula="of:=(-[.F139]+8*[.F142]-8*[.F140]+[.F143])/(12*0.05)" office:value-type="float" office:value="6.08083333333333" calcext:value-type="float">
            <text:p>6,0808333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531.84785" calcext:value-type="float">
            <text:p>5,3184785E+02</text:p>
          </table:table-cell>
          <table:table-cell office:value-type="float" office:value="-2.3439600439" calcext:value-type="float">
            <text:p>-2,3439600E+00</text:p>
          </table:table-cell>
          <table:table-cell table:formula="of:=(-[.D140]+8*[.D143]-8*[.D141]+[.D144])/(12*0.05)" office:value-type="float" office:value="0.0511599806666677" calcext:value-type="float">
            <text:p>5,1159981E-02</text:p>
          </table:table-cell>
          <table:table-cell office:value-type="float" office:value="-2.4085" calcext:value-type="float">
            <text:p>-2,4085000E+00</text:p>
          </table:table-cell>
          <table:table-cell table:formula="of:=(-[.F140]+8*[.F143]-8*[.F141]+[.F144])/(12*0.05)" office:value-type="float" office:value="5.63933333333333" calcext:value-type="float">
            <text:p>5,6393333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550.84065" calcext:value-type="float">
            <text:p>5,5084065E+02</text:p>
          </table:table-cell>
          <table:table-cell office:value-type="float" office:value="-2.3424614118" calcext:value-type="float">
            <text:p>-2,3424614E+00</text:p>
          </table:table-cell>
          <table:table-cell table:formula="of:=(-[.D141]+8*[.D144]-8*[.D142]+[.D145])/(12*0.05)" office:value-type="float" office:value="0.04883122516667" calcext:value-type="float">
            <text:p>4,8831225E-02</text:p>
          </table:table-cell>
          <table:table-cell office:value-type="float" office:value="-2.2458" calcext:value-type="float">
            <text:p>-2,2458000E+00</text:p>
          </table:table-cell>
          <table:table-cell table:formula="of:=(-[.F141]+8*[.F144]-8*[.F142]+[.F145])/(12*0.05)" office:value-type="float" office:value="5.22433333333333" calcext:value-type="float">
            <text:p>5,2243333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570.28033" calcext:value-type="float">
            <text:p>5,7028033E+02</text:p>
          </table:table-cell>
          <table:table-cell office:value-type="float" office:value="-2.3410308713" calcext:value-type="float">
            <text:p>-2,3410309E+00</text:p>
          </table:table-cell>
          <table:table-cell table:formula="of:=(-[.D142]+8*[.D145]-8*[.D143]+[.D146])/(12*0.05)" office:value-type="float" office:value="0.0466191091666664" calcext:value-type="float">
            <text:p>4,6619109E-02</text:p>
          </table:table-cell>
          <table:table-cell office:value-type="float" office:value="-2.0952" calcext:value-type="float">
            <text:p>-2,0952000E+00</text:p>
          </table:table-cell>
          <table:table-cell table:formula="of:=(-[.F142]+8*[.F145]-8*[.F143]+[.F146])/(12*0.05)" office:value-type="float" office:value="4.83616666666667" calcext:value-type="float">
            <text:p>4,8361667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590.17206" calcext:value-type="float">
            <text:p>5,9017206E+02</text:p>
          </table:table-cell>
          <table:table-cell office:value-type="float" office:value="-2.3396649466" calcext:value-type="float">
            <text:p>-2,3396649E+00</text:p>
          </table:table-cell>
          <table:table-cell table:formula="of:=(-[.D143]+8*[.D146]-8*[.D144]+[.D147])/(12*0.05)" office:value-type="float" office:value="0.0445203199999966" calcext:value-type="float">
            <text:p>4,4520320E-02</text:p>
          </table:table-cell>
          <table:table-cell office:value-type="float" office:value="-1.9558" calcext:value-type="float">
            <text:p>-1,9558000E+00</text:p>
          </table:table-cell>
          <table:table-cell table:formula="of:=(-[.F143]+8*[.F146]-8*[.F144]+[.F147])/(12*0.05)" office:value-type="float" office:value="4.47633333333333" calcext:value-type="float">
            <text:p>4,4763333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610.52106" calcext:value-type="float">
            <text:p>6,1052106E+02</text:p>
          </table:table-cell>
          <table:table-cell office:value-type="float" office:value="-2.3383603" calcext:value-type="float">
            <text:p>-2,3383603E+00</text:p>
          </table:table-cell>
          <table:table-cell table:formula="of:=(-[.D144]+8*[.D147]-8*[.D145]+[.D148])/(12*0.05)" office:value-type="float" office:value="0.0425294011666658" calcext:value-type="float">
            <text:p>4,2529401E-02</text:p>
          </table:table-cell>
          <table:table-cell office:value-type="float" office:value="-1.8268" calcext:value-type="float">
            <text:p>-1,8268000E+00</text:p>
          </table:table-cell>
          <table:table-cell table:formula="of:=(-[.F144]+8*[.F147]-8*[.F145]+[.F148])/(12*0.05)" office:value-type="float" office:value="4.14633333333333" calcext:value-type="float">
            <text:p>4,1463333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631.33252" calcext:value-type="float">
            <text:p>6,3133252E+02</text:p>
          </table:table-cell>
          <table:table-cell office:value-type="float" office:value="-2.3371137902" calcext:value-type="float">
            <text:p>-2,3371138E+00</text:p>
          </table:table-cell>
          <table:table-cell table:formula="of:=(-[.D145]+8*[.D148]-8*[.D146]+[.D149])/(12*0.05)" office:value-type="float" office:value="0.0406396195000018" calcext:value-type="float">
            <text:p>4,0639620E-02</text:p>
          </table:table-cell>
          <table:table-cell office:value-type="float" office:value="-1.7072" calcext:value-type="float">
            <text:p>-1,7072000E+00</text:p>
          </table:table-cell>
          <table:table-cell table:formula="of:=(-[.F145]+8*[.F148]-8*[.F146]+[.F149])/(12*0.05)" office:value-type="float" office:value="3.846" calcext:value-type="float">
            <text:p>3,8460000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652.61163" calcext:value-type="float">
            <text:p>6,5261163E+02</text:p>
          </table:table-cell>
          <table:table-cell office:value-type="float" office:value="-2.3359224818" calcext:value-type="float">
            <text:p>-2,3359225E+00</text:p>
          </table:table-cell>
          <table:table-cell table:formula="of:=(-[.D146]+8*[.D149]-8*[.D147]+[.D150])/(12*0.05)" office:value-type="float" office:value="0.0388429186666713" calcext:value-type="float">
            <text:p>3,8842919E-02</text:p>
          </table:table-cell>
          <table:table-cell office:value-type="float" office:value="-1.5962" calcext:value-type="float">
            <text:p>-1,5962000E+00</text:p>
          </table:table-cell>
          <table:table-cell table:formula="of:=(-[.F146]+8*[.F149]-8*[.F147]+[.F150])/(12*0.05)" office:value-type="float" office:value="3.57266666666667" calcext:value-type="float">
            <text:p>3,5726667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674.36359" calcext:value-type="float">
            <text:p>6,7436359E+02</text:p>
          </table:table-cell>
          <table:table-cell office:value-type="float" office:value="-2.3347837205" calcext:value-type="float">
            <text:p>-2,3347837E+00</text:p>
          </table:table-cell>
          <table:table-cell table:formula="of:=(-[.D147]+8*[.D150]-8*[.D148]+[.D151])/(12*0.05)" office:value-type="float" office:value="0.0371303913333332" calcext:value-type="float">
            <text:p>3,7130391E-02</text:p>
          </table:table-cell>
          <table:table-cell office:value-type="float" office:value="-1.493" calcext:value-type="float">
            <text:p>-1,4930000E+00</text:p>
          </table:table-cell>
          <table:table-cell table:formula="of:=(-[.F147]+8*[.F150]-8*[.F148]+[.F151])/(12*0.05)" office:value-type="float" office:value="3.32583333333333" calcext:value-type="float">
            <text:p>3,3258333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696.5936" calcext:value-type="float">
            <text:p>6,9659360E+02</text:p>
          </table:table-cell>
          <table:table-cell office:value-type="float" office:value="-2.3336951064" calcext:value-type="float">
            <text:p>-2,3336951E+00</text:p>
          </table:table-cell>
          <table:table-cell table:formula="of:=(-[.D148]+8*[.D151]-8*[.D149]+[.D152])/(12*0.05)" office:value-type="float" office:value="0.0354926315000033" calcext:value-type="float">
            <text:p>3,5492632E-02</text:p>
          </table:table-cell>
          <table:table-cell office:value-type="float" office:value="-1.3968" calcext:value-type="float">
            <text:p>-1,3968000E+00</text:p>
          </table:table-cell>
          <table:table-cell table:formula="of:=(-[.F148]+8*[.F151]-8*[.F149]+[.F152])/(12*0.05)" office:value-type="float" office:value="3.104" calcext:value-type="float">
            <text:p>3,1040000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719.30684" calcext:value-type="float">
            <text:p>7,1930684E+02</text:p>
          </table:table-cell>
          <table:table-cell office:value-type="float" office:value="-2.3326545586" calcext:value-type="float">
            <text:p>-2,3326546E+00</text:p>
          </table:table-cell>
          <table:table-cell table:formula="of:=(-[.D149]+8*[.D152]-8*[.D150]+[.D153])/(12*0.05)" office:value-type="float" office:value="0.0339209416666675" calcext:value-type="float">
            <text:p>3,3920942E-02</text:p>
          </table:table-cell>
          <table:table-cell office:value-type="float" office:value="-1.3069" calcext:value-type="float">
            <text:p>-1,3069000E+00</text:p>
          </table:table-cell>
          <table:table-cell table:formula="of:=(-[.F149]+8*[.F152]-8*[.F150]+[.F153])/(12*0.05)" office:value-type="float" office:value="2.90533333333334" calcext:value-type="float">
            <text:p>2,9053333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742.50853" calcext:value-type="float">
            <text:p>7,4250853E+02</text:p>
          </table:table-cell>
          <table:table-cell office:value-type="float" office:value="-2.3316601981" calcext:value-type="float">
            <text:p>-2,3316602E+00</text:p>
          </table:table-cell>
          <table:table-cell table:formula="of:=(-[.D150]+8*[.D153]-8*[.D151]+[.D154])/(12*0.05)" office:value-type="float" office:value="0.0324073564999971" calcext:value-type="float">
            <text:p>3,2407356E-02</text:p>
          </table:table-cell>
          <table:table-cell office:value-type="float" office:value="-1.2226" calcext:value-type="float">
            <text:p>-1,2226000E+00</text:p>
          </table:table-cell>
          <table:table-cell table:formula="of:=(-[.F150]+8*[.F153]-8*[.F151]+[.F154])/(12*0.05)" office:value-type="float" office:value="2.72666666666667" calcext:value-type="float">
            <text:p>2,7266667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766.20385" calcext:value-type="float">
            <text:p>7,6620385E+02</text:p>
          </table:table-cell>
          <table:table-cell office:value-type="float" office:value="-2.3307104219" calcext:value-type="float">
            <text:p>-2,3307104E+00</text:p>
          </table:table-cell>
          <table:table-cell table:formula="of:=(-[.D151]+8*[.D154]-8*[.D152]+[.D155])/(12*0.05)" office:value-type="float" office:value="0.0309447531666692" calcext:value-type="float">
            <text:p>3,0944753E-02</text:p>
          </table:table-cell>
          <table:table-cell office:value-type="float" office:value="-1.1434" calcext:value-type="float">
            <text:p>-1,1434000E+00</text:p>
          </table:table-cell>
          <table:table-cell table:formula="of:=(-[.F151]+8*[.F154]-8*[.F152]+[.F155])/(12*0.05)" office:value-type="float" office:value="2.56488333333333" calcext:value-type="float">
            <text:p>2,5648833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790.398" calcext:value-type="float">
            <text:p>7,9039800E+02</text:p>
          </table:table-cell>
          <table:table-cell office:value-type="float" office:value="-2.3298037861" calcext:value-type="float">
            <text:p>-2,3298038E+00</text:p>
          </table:table-cell>
          <table:table-cell table:formula="of:=(-[.D152]+8*[.D155]-8*[.D153]+[.D156])/(12*0.05)" office:value-type="float" office:value="0.0295276918333361" calcext:value-type="float">
            <text:p>2,9527692E-02</text:p>
          </table:table-cell>
          <table:table-cell office:value-type="float" office:value="-1.0688" calcext:value-type="float">
            <text:p>-1,0688000E+00</text:p>
          </table:table-cell>
          <table:table-cell table:formula="of:=(-[.F152]+8*[.F155]-8*[.F153]+[.F156])/(12*0.05)" office:value-type="float" office:value="2.41826666666666" calcext:value-type="float">
            <text:p>2,4182667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815.09618" calcext:value-type="float">
            <text:p>8,1509618E+02</text:p>
          </table:table-cell>
          <table:table-cell office:value-type="float" office:value="-2.3289390027" calcext:value-type="float">
            <text:p>-2,3289390E+00</text:p>
          </table:table-cell>
          <table:table-cell table:formula="of:=(-[.D153]+8*[.D156]-8*[.D154]+[.D157])/(12*0.05)" office:value-type="float" office:value="0.0281512351666661" calcext:value-type="float">
            <text:p>2,8151235E-02</text:p>
          </table:table-cell>
          <table:table-cell office:value-type="float" office:value="-0.99837" calcext:value-type="float">
            <text:p>-9,9837000E-01</text:p>
          </table:table-cell>
          <table:table-cell table:formula="of:=(-[.F153]+8*[.F156]-8*[.F154]+[.F157])/(12*0.05)" office:value-type="float" office:value="2.28286666666666" calcext:value-type="float">
            <text:p>2,2828667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840.30358" calcext:value-type="float">
            <text:p>8,4030358E+02</text:p>
          </table:table-cell>
          <table:table-cell office:value-type="float" office:value="-2.3281149366" calcext:value-type="float">
            <text:p>-2,3281149E+00</text:p>
          </table:table-cell>
          <table:table-cell table:formula="of:=(-[.D154]+8*[.D157]-8*[.D155]+[.D158])/(12*0.05)" office:value-type="float" office:value="0.0268123386666693" calcext:value-type="float">
            <text:p>2,6812339E-02</text:p>
          </table:table-cell>
          <table:table-cell office:value-type="float" office:value="-0.93188" calcext:value-type="float">
            <text:p>-9,3188000E-01</text:p>
          </table:table-cell>
          <table:table-cell table:formula="of:=(-[.F154]+8*[.F157]-8*[.F155]+[.F158])/(12*0.05)" office:value-type="float" office:value="2.15635" calcext:value-type="float">
            <text:p>2,1563500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866.0254" calcext:value-type="float">
            <text:p>8,6602540E+02</text:p>
          </table:table-cell>
          <table:table-cell office:value-type="float" office:value="-2.3273304768" calcext:value-type="float">
            <text:p>-2,3273305E+00</text:p>
          </table:table-cell>
          <table:table-cell table:formula="of:=(-[.D155]+8*[.D158]-8*[.D156]+[.D159])/(12*0.05)" office:value-type="float" office:value="0.0255091968333347" calcext:value-type="float">
            <text:p>2,5509197E-02</text:p>
          </table:table-cell>
          <table:table-cell office:value-type="float" office:value="-0.86904" calcext:value-type="float">
            <text:p>-8,6904000E-01</text:p>
          </table:table-cell>
          <table:table-cell table:formula="of:=(-[.F155]+8*[.F158]-8*[.F156]+[.F159])/(12*0.05)" office:value-type="float" office:value="2.03813333333333" calcext:value-type="float">
            <text:p>2,0381333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892.26684" calcext:value-type="float">
            <text:p>8,9226684E+02</text:p>
          </table:table-cell>
          <table:table-cell office:value-type="float" office:value="-2.3265845901" calcext:value-type="float">
            <text:p>-2,3265846E+00</text:p>
          </table:table-cell>
          <table:table-cell table:formula="of:=(-[.D156]+8*[.D159]-8*[.D157]+[.D160])/(12*0.05)" office:value-type="float" office:value="0.0242404141666623" calcext:value-type="float">
            <text:p>2,4240414E-02</text:p>
          </table:table-cell>
          <table:table-cell office:value-type="float" office:value="-0.80963" calcext:value-type="float">
            <text:p>-8,0963000E-01</text:p>
          </table:table-cell>
          <table:table-cell table:formula="of:=(-[.F156]+8*[.F159]-8*[.F157]+[.F160])/(12*0.05)" office:value-type="float" office:value="1.92633333333333" calcext:value-type="float">
            <text:p>1,9263333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919.03309" calcext:value-type="float">
            <text:p>9,1903309E+02</text:p>
          </table:table-cell>
          <table:table-cell office:value-type="float" office:value="-2.3258762566" calcext:value-type="float">
            <text:p>-2,3258763E+00</text:p>
          </table:table-cell>
          <table:table-cell table:formula="of:=(-[.D157]+8*[.D160]-8*[.D158]+[.D161])/(12*0.05)" office:value-type="float" office:value="0.0230058199999972" calcext:value-type="float">
            <text:p>2,3005820E-02</text:p>
          </table:table-cell>
          <table:table-cell office:value-type="float" office:value="-0.75349" calcext:value-type="float">
            <text:p>-7,5349000E-01</text:p>
          </table:table-cell>
          <table:table-cell table:formula="of:=(-[.F157]+8*[.F160]-8*[.F158]+[.F161])/(12*0.05)" office:value-type="float" office:value="1.8196" calcext:value-type="float">
            <text:p>1,8196000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946.32934" calcext:value-type="float">
            <text:p>9,4632934E+02</text:p>
          </table:table-cell>
          <table:table-cell office:value-type="float" office:value="-2.3252044497" calcext:value-type="float">
            <text:p>-2,3252044E+00</text:p>
          </table:table-cell>
          <table:table-cell table:formula="of:=(-[.D158]+8*[.D161]-8*[.D159]+[.D162])/(12*0.05)" office:value-type="float" office:value="0.0218060306666653" calcext:value-type="float">
            <text:p>2,1806031E-02</text:p>
          </table:table-cell>
          <table:table-cell office:value-type="float" office:value="-0.70048" calcext:value-type="float">
            <text:p>-7,0048000E-01</text:p>
          </table:table-cell>
          <table:table-cell table:formula="of:=(-[.F158]+8*[.F161]-8*[.F159]+[.F162])/(12*0.05)" office:value-type="float" office:value="1.71723333333333" calcext:value-type="float">
            <text:p>1,7172333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974.1608" calcext:value-type="float">
            <text:p>9,7416080E+02</text:p>
          </table:table-cell>
          <table:table-cell office:value-type="float" office:value="-2.324568108" calcext:value-type="float">
            <text:p>-2,3245681E+00</text:p>
          </table:table-cell>
          <table:table-cell table:formula="of:=(-[.D159]+8*[.D162]-8*[.D160]+[.D163])/(12*0.05)" office:value-type="float" office:value="0.0206418133333382" calcext:value-type="float">
            <text:p>2,0641813E-02</text:p>
          </table:table-cell>
          <table:table-cell office:value-type="float" office:value="-0.65048" calcext:value-type="float">
            <text:p>-6,5048000E-01</text:p>
          </table:table-cell>
          <table:table-cell table:formula="of:=(-[.F159]+8*[.F162]-8*[.F160]+[.F163])/(12*0.05)" office:value-type="float" office:value="1.61883333333333" calcext:value-type="float">
            <text:p>1,6188333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1002.5327" calcext:value-type="float">
            <text:p>1,0025327E+03</text:p>
          </table:table-cell>
          <table:table-cell office:value-type="float" office:value="-2.3239661605" calcext:value-type="float">
            <text:p>-2,3239662E+00</text:p>
          </table:table-cell>
          <table:table-cell table:formula="of:=(-[.D160]+8*[.D163]-8*[.D161]+[.D164])/(12*0.05)" office:value-type="float" office:value="0.0195142370000038" calcext:value-type="float">
            <text:p>1,9514237E-02</text:p>
          </table:table-cell>
          <table:table-cell office:value-type="float" office:value="-0.60337" calcext:value-type="float">
            <text:p>-6,0337000E-01</text:p>
          </table:table-cell>
          <table:table-cell table:formula="of:=(-[.F160]+8*[.F163]-8*[.F161]+[.F164])/(12*0.05)" office:value-type="float" office:value="1.52381666666667" calcext:value-type="float">
            <text:p>1,5238167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1031.4501" calcext:value-type="float">
            <text:p>1,0314501E+03</text:p>
          </table:table-cell>
          <table:table-cell office:value-type="float" office:value="-2.3233974822" calcext:value-type="float">
            <text:p>-2,3233975E+00</text:p>
          </table:table-cell>
          <table:table-cell table:formula="of:=(-[.D161]+8*[.D164]-8*[.D162]+[.D165])/(12*0.05)" office:value-type="float" office:value="0.018424685166667" calcext:value-type="float">
            <text:p>1,8424685E-02</text:p>
          </table:table-cell>
          <table:table-cell office:value-type="float" office:value="-0.55907" calcext:value-type="float">
            <text:p>-5,5907000E-01</text:p>
          </table:table-cell>
          <table:table-cell table:formula="of:=(-[.F161]+8*[.F164]-8*[.F162]+[.F165])/(12*0.05)" office:value-type="float" office:value="1.43201666666667" calcext:value-type="float">
            <text:p>1,4320167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1060.9184" calcext:value-type="float">
            <text:p>1,0609184E+03</text:p>
          </table:table-cell>
          <table:table-cell office:value-type="float" office:value="-2.3228609139" calcext:value-type="float">
            <text:p>-2,3228609E+00</text:p>
          </table:table-cell>
          <table:table-cell table:formula="of:=(-[.D162]+8*[.D165]-8*[.D163]+[.D166])/(12*0.05)" office:value-type="float" office:value="0.0173742179999969" calcext:value-type="float">
            <text:p>1,7374218E-02</text:p>
          </table:table-cell>
          <table:table-cell office:value-type="float" office:value="-0.51747" calcext:value-type="float">
            <text:p>-5,1747000E-01</text:p>
          </table:table-cell>
          <table:table-cell table:formula="of:=(-[.F162]+8*[.F165]-8*[.F163]+[.F166])/(12*0.05)" office:value-type="float" office:value="1.34365" calcext:value-type="float">
            <text:p>1,3436500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1090.9426" calcext:value-type="float">
            <text:p>1,0909426E+03</text:p>
          </table:table-cell>
          <table:table-cell office:value-type="float" office:value="-2.3223552697" calcext:value-type="float">
            <text:p>-2,3223553E+00</text:p>
          </table:table-cell>
          <table:table-cell table:formula="of:=(-[.D163]+8*[.D166]-8*[.D164]+[.D167])/(12*0.05)" office:value-type="float" office:value="0.0163638268333381" calcext:value-type="float">
            <text:p>1,6363827E-02</text:p>
          </table:table-cell>
          <table:table-cell office:value-type="float" office:value="-0.47847" calcext:value-type="float">
            <text:p>-4,7847000E-01</text:p>
          </table:table-cell>
          <table:table-cell table:formula="of:=(-[.F163]+8*[.F166]-8*[.F164]+[.F167])/(12*0.05)" office:value-type="float" office:value="1.25848333333333" calcext:value-type="float">
            <text:p>1,2584833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1121.528" calcext:value-type="float">
            <text:p>1,1215280E+03</text:p>
          </table:table-cell>
          <table:table-cell office:value-type="float" office:value="-2.3218793297" calcext:value-type="float">
            <text:p>-2,3218793E+00</text:p>
          </table:table-cell>
          <table:table-cell table:formula="of:=(-[.D164]+8*[.D167]-8*[.D165]+[.D168])/(12*0.05)" office:value-type="float" office:value="0.0153943000000016" calcext:value-type="float">
            <text:p>1,5394300E-02</text:p>
          </table:table-cell>
          <table:table-cell office:value-type="float" office:value="-0.44198" calcext:value-type="float">
            <text:p>-4,4198000E-01</text:p>
          </table:table-cell>
          <table:table-cell table:formula="of:=(-[.F164]+8*[.F167]-8*[.F165]+[.F168])/(12*0.05)" office:value-type="float" office:value="1.17653333333333" calcext:value-type="float">
            <text:p>1,1765333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1152.6798" calcext:value-type="float">
            <text:p>1,1526798E+03</text:p>
          </table:table-cell>
          <table:table-cell office:value-type="float" office:value="-2.3214318597" calcext:value-type="float">
            <text:p>-2,3214319E+00</text:p>
          </table:table-cell>
          <table:table-cell table:formula="of:=(-[.D165]+8*[.D168]-8*[.D166]+[.D169])/(12*0.05)" office:value-type="float" office:value="0.0144660658333303" calcext:value-type="float">
            <text:p>1,4466066E-02</text:p>
          </table:table-cell>
          <table:table-cell office:value-type="float" office:value="-0.4079" calcext:value-type="float">
            <text:p>-4,0790000E-01</text:p>
          </table:table-cell>
          <table:table-cell table:formula="of:=(-[.F165]+8*[.F168]-8*[.F166]+[.F169])/(12*0.05)" office:value-type="float" office:value="1.09818333333333" calcext:value-type="float">
            <text:p>1,0981833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1184.4032" calcext:value-type="float">
            <text:p>1,1844032E+03</text:p>
          </table:table-cell>
          <table:table-cell office:value-type="float" office:value="-2.3210116139" calcext:value-type="float">
            <text:p>-2,3210116E+00</text:p>
          </table:table-cell>
          <table:table-cell table:formula="of:=(-[.D166]+8*[.D169]-8*[.D167]+[.D170])/(12*0.05)" office:value-type="float" office:value="0.0135792181666661" calcext:value-type="float">
            <text:p>1,3579218E-02</text:p>
          </table:table-cell>
          <table:table-cell office:value-type="float" office:value="-0.37611" calcext:value-type="float">
            <text:p>-3,7611000E-01</text:p>
          </table:table-cell>
          <table:table-cell table:formula="of:=(-[.F166]+8*[.F169]-8*[.F167]+[.F170])/(12*0.05)" office:value-type="float" office:value="1.02335" calcext:value-type="float">
            <text:p>1,0233500E+00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1216.7033" calcext:value-type="float">
            <text:p>1,2167033E+03</text:p>
          </table:table-cell>
          <table:table-cell office:value-type="float" office:value="-2.3206173566" calcext:value-type="float">
            <text:p>-2,3206174E+00</text:p>
          </table:table-cell>
          <table:table-cell table:formula="of:=(-[.D167]+8*[.D170]-8*[.D168]+[.D171])/(12*0.05)" office:value-type="float" office:value="0.012733984666667" calcext:value-type="float">
            <text:p>1,2733985E-02</text:p>
          </table:table-cell>
          <table:table-cell office:value-type="float" office:value="-0.34652" calcext:value-type="float">
            <text:p>-3,4652000E-01</text:p>
          </table:table-cell>
          <table:table-cell table:formula="of:=(-[.F167]+8*[.F170]-8*[.F168]+[.F171])/(12*0.05)" office:value-type="float" office:value="0.952033333333334" calcext:value-type="float">
            <text:p>9,5203333E-01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1249.5855" calcext:value-type="float">
            <text:p>1,2495855E+03</text:p>
          </table:table-cell>
          <table:table-cell office:value-type="float" office:value="-2.3202478236" calcext:value-type="float">
            <text:p>-2,3202478E+00</text:p>
          </table:table-cell>
          <table:table-cell table:formula="of:=(-[.D168]+8*[.D171]-8*[.D169]+[.D172])/(12*0.05)" office:value-type="float" office:value="0.0119301443333379" calcext:value-type="float">
            <text:p>1,1930144E-02</text:p>
          </table:table-cell>
          <table:table-cell office:value-type="float" office:value="-0.31901" calcext:value-type="float">
            <text:p>-3,1901000E-01</text:p>
          </table:table-cell>
          <table:table-cell table:formula="of:=(-[.F168]+8*[.F171]-8*[.F169]+[.F172])/(12*0.05)" office:value-type="float" office:value="0.884366666666667" calcext:value-type="float">
            <text:p>8,8436667E-01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1283.0547" calcext:value-type="float">
            <text:p>1,2830547E+03</text:p>
          </table:table-cell>
          <table:table-cell office:value-type="float" office:value="-2.3199017913" calcext:value-type="float">
            <text:p>-2,3199018E+00</text:p>
          </table:table-cell>
          <table:table-cell table:formula="of:=(-[.D169]+8*[.D172]-8*[.D170]+[.D173])/(12*0.05)" office:value-type="float" office:value="0.0111669121666647" calcext:value-type="float">
            <text:p>1,1166912E-02</text:p>
          </table:table-cell>
          <table:table-cell office:value-type="float" office:value="-0.29348" calcext:value-type="float">
            <text:p>-2,9348000E-01</text:p>
          </table:table-cell>
          <table:table-cell table:formula="of:=(-[.F169]+8*[.F172]-8*[.F170]+[.F173])/(12*0.05)" office:value-type="float" office:value="0.820366666666666" calcext:value-type="float">
            <text:p>8,2036667E-01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1317.1164" calcext:value-type="float">
            <text:p>1,3171164E+03</text:p>
          </table:table-cell>
          <table:table-cell office:value-type="float" office:value="-2.3195780497" calcext:value-type="float">
            <text:p>-2,3195780E+00</text:p>
          </table:table-cell>
          <table:table-cell table:formula="of:=(-[.D170]+8*[.D173]-8*[.D171]+[.D174])/(12*0.05)" office:value-type="float" office:value="0.0104437698333311" calcext:value-type="float">
            <text:p>1,0443770E-02</text:p>
          </table:table-cell>
          <table:table-cell office:value-type="float" office:value="-0.26981" calcext:value-type="float">
            <text:p>-2,6981000E-01</text:p>
          </table:table-cell>
          <table:table-cell table:formula="of:=(-[.F170]+8*[.F173]-8*[.F171]+[.F174])/(12*0.05)" office:value-type="float" office:value="0.76" calcext:value-type="float">
            <text:p>7,6000000E-01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1351.7756" calcext:value-type="float">
            <text:p>1,3517756E+03</text:p>
          </table:table-cell>
          <table:table-cell office:value-type="float" office:value="-2.3192754005" calcext:value-type="float">
            <text:p>-2,3192754E+00</text:p>
          </table:table-cell>
          <table:table-cell table:formula="of:=(-[.D171]+8*[.D174]-8*[.D172]+[.D175])/(12*0.05)" office:value-type="float" office:value="0.00975983550000503" calcext:value-type="float">
            <text:p>9,7598355E-03</text:p>
          </table:table-cell>
          <table:table-cell office:value-type="float" office:value="-0.2479" calcext:value-type="float">
            <text:p>-2,4790000E-01</text:p>
          </table:table-cell>
          <table:table-cell table:formula="of:=(-[.F171]+8*[.F174]-8*[.F172]+[.F175])/(12*0.05)" office:value-type="float" office:value="0.703033333333334" calcext:value-type="float">
            <text:p>7,0303333E-01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1387.0375" calcext:value-type="float">
            <text:p>1,3870375E+03</text:p>
          </table:table-cell>
          <table:table-cell office:value-type="float" office:value="-2.3189926881" calcext:value-type="float">
            <text:p>-2,3189927E+00</text:p>
          </table:table-cell>
          <table:table-cell table:formula="of:=(-[.D172]+8*[.D175]-8*[.D173]+[.D176])/(12*0.05)" office:value-type="float" office:value="0.00911398749999718" calcext:value-type="float">
            <text:p>9,1139875E-03</text:p>
          </table:table-cell>
          <table:table-cell office:value-type="float" office:value="-0.22765" calcext:value-type="float">
            <text:p>-2,2765000E-01</text:p>
          </table:table-cell>
          <table:table-cell table:formula="of:=(-[.F172]+8*[.F175]-8*[.F173]+[.F176])/(12*0.05)" office:value-type="float" office:value="0.649683333333333" calcext:value-type="float">
            <text:p>6,4968333E-01</text:p>
          </table:table-cell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office:value-type="float" office:value="1422.9075" calcext:value-type="float">
            <text:p>1,4229075E+03</text:p>
          </table:table-cell>
          <table:table-cell office:value-type="float" office:value="-2.3187287828" calcext:value-type="float">
            <text:p>-2,3187288E+00</text:p>
          </table:table-cell>
          <table:table-cell/>
          <table:table-cell office:value-type="float" office:value="-0.20894" calcext:value-type="float">
            <text:p>-2,0894000E-01</text:p>
          </table:table-cell>
          <table:table-cell table:style-name="ce15"/>
          <table:table-cell table:style-name="ce13" table:number-columns-repeated="14"/>
          <table:table-cell table:number-columns-repeated="22"/>
        </table:table-row>
        <table:table-row table:style-name="ro1">
          <table:table-cell table:style-name="ce13" table:number-columns-repeated="2"/>
          <table:table-cell table:style-name="ce12" office:value-type="float" office:value="1459.3905" calcext:value-type="float">
            <text:p>1,4593905E+03</text:p>
          </table:table-cell>
          <table:table-cell table:style-name="ce12" office:value-type="float" office:value="-2.3184825988" calcext:value-type="float">
            <text:p>-2,3184826E+00</text:p>
          </table:table-cell>
          <table:table-cell table:style-name="ce12"/>
          <table:table-cell table:style-name="ce12" office:value-type="float" office:value="-0.19168" calcext:value-type="float">
            <text:p>-1,9168000E-01</text:p>
          </table:table-cell>
          <table:table-cell table:style-name="ce16"/>
          <table:table-cell table:style-name="ce13" table:number-columns-repeated="14"/>
          <table:table-cell table:number-columns-repeated="22"/>
        </table:table-row>
        <table:table-row table:style-name="ro1" table:number-rows-repeated="11">
          <table:table-cell table:style-name="ce13" table:number-columns-repeated="5"/>
          <table:table-cell table:style-name="ce14"/>
          <table:table-cell table:style-name="ce13" table:number-columns-repeated="15"/>
          <table:table-cell table:number-columns-repeated="22"/>
        </table:table-row>
        <table:table-row table:style-name="ro1" table:number-rows-repeated="64">
          <table:table-cell table:style-name="ce13" table:number-columns-repeated="21"/>
          <table:table-cell table:number-columns-repeated="22"/>
        </table:table-row>
        <table:table-row table:style-name="ro1">
          <table:table-cell table:style-name="ce13" table:number-columns-repeated="21"/>
          <table:table-cell table:number-columns-repeated="22"/>
        </table:table-row>
      </table:table>
      <table:table table:name="E(V) et P(E)" table:style-name="ta1">
        <table:shapes>
          <draw:frame draw:z-index="0" draw:style-name="gr1" draw:text-style-name="P1" svg:width="46.638cm" svg:height="26.23cm" svg:x="50.865cm" svg:y="4.281cm">
            <draw:object draw:notify-on-update-of-ranges="'E(V) et P(E)'.I10:'E(V) et P(E)'.I73 'E(V) et P(E)'.J10:'E(V) et P(E)'.J73 'E(V) et P(E)'.N11:'E(V) et P(E)'.N59 'E(V) et P(E)'.P12:'E(V) et P(E)'.P59 'E(V) et P(E)'.K10:'E(V) et P(E)'.K83 'E(V) et P(E)'.L10:'E(V) et P(E)'.L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.675cm" svg:height="25.314cm" svg:x="38.016cm" svg:y="52.056cm">
            <draw:object draw:notify-on-update-of-ranges="'E(V) et P(E)'.E119:'E(V) et P(E)'.E168 'E(V) et P(E)'.D119:'E(V) et P(E)'.D168 'E(V) et P(E)'.G119:'E(V) et P(E)'.G178 'E(V) et P(E)'.F119:'E(V) et P(E)'.F178 'E(V) et P(E)'.I119:'E(V) et P(E)'.I175 'E(V) et P(E)'.H119:'E(V) et P(E)'.H17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7" table:default-cell-style-name="ce8"/>
        <table:table-column table:style-name="co2" table:number-columns-repeated="4" table:default-cell-style-name="ce8"/>
        <table:table-row table:style-name="ro1" table:number-rows-repeated="6">
          <table:table-cell table:number-columns-repeated="31"/>
        </table:table-row>
        <table:table-row table:style-name="ro2">
          <table:table-cell table:number-columns-repeated="2"/>
          <table:table-cell table:style-name="ce41" office:value-type="string" calcext:value-type="string" table:number-columns-spanned="2" table:number-rows-spanned="1">
            <text:p>FCC</text:p>
          </table:table-cell>
          <table:covered-table-cell table:style-name="ce19"/>
          <table:table-cell table:style-name="ce41" office:value-type="string" calcext:value-type="string" table:number-columns-spanned="2" table:number-rows-spanned="1">
            <text:p>CC</text:p>
          </table:table-cell>
          <table:covered-table-cell table:style-name="ce19"/>
          <table:table-cell table:style-name="ce41" office:value-type="string" calcext:value-type="string" table:number-columns-spanned="2" table:number-rows-spanned="1">
            <text:p>HC (faux)</text:p>
          </table:table-cell>
          <table:covered-table-cell table:style-name="ce19"/>
          <table:table-cell table:style-name="ce41" office:value-type="string" calcext:value-type="string" table:number-columns-spanned="2" table:number-rows-spanned="1">
            <text:p>FCC</text:p>
          </table:table-cell>
          <table:covered-table-cell table:style-name="ce19"/>
          <table:table-cell table:style-name="ce41" office:value-type="string" calcext:value-type="string" table:number-columns-spanned="2" table:number-rows-spanned="1">
            <text:p>CC</text:p>
          </table:table-cell>
          <table:covered-table-cell table:style-name="ce19"/>
          <table:table-cell table:number-columns-repeated="19"/>
        </table:table-row>
        <table:table-row table:style-name="ro3">
          <table:table-cell table:number-columns-repeated="2"/>
          <table:table-cell table:style-name="ce18" office:value-type="string" calcext:value-type="string">
            <text:p>volume</text:p>
          </table:table-cell>
          <table:table-cell table:style-name="ce18" office:value-type="string" calcext:value-type="string">
            <text:p>energy</text:p>
          </table:table-cell>
          <table:table-cell table:style-name="ce18" office:value-type="string" calcext:value-type="string">
            <text:p>volume</text:p>
          </table:table-cell>
          <table:table-cell table:style-name="ce18" office:value-type="string" calcext:value-type="string">
            <text:p>energy</text:p>
          </table:table-cell>
          <table:table-cell table:style-name="ce18" office:value-type="string" calcext:value-type="string">
            <text:p>volume</text:p>
          </table:table-cell>
          <table:table-cell table:style-name="ce18" office:value-type="string" calcext:value-type="string">
            <text:p>energy</text:p>
          </table:table-cell>
          <table:table-cell table:style-name="ce18" office:value-type="string" calcext:value-type="string">
            <text:p>volume</text:p>
          </table:table-cell>
          <table:table-cell table:style-name="ce18" office:value-type="string" calcext:value-type="string">
            <text:p>energy</text:p>
          </table:table-cell>
          <table:table-cell table:style-name="ce18" office:value-type="string" calcext:value-type="string">
            <text:p>volume</text:p>
          </table:table-cell>
          <table:table-cell table:style-name="ce18" office:value-type="string" calcext:value-type="string">
            <text:p>energy</text:p>
          </table:table-cell>
          <table:table-cell table:style-name="ce51" office:value-type="string" calcext:value-type="string" table:number-columns-spanned="4" table:number-rows-spanned="1">
            <text:p>HC (correct)</text:p>
          </table:table-cell>
          <table:covered-table-cell table:style-name="ce41"/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13" office:value-type="string" calcext:value-type="string">
            <text:p>Bohr^3</text:p>
          </table:table-cell>
          <table:table-cell table:style-name="ce13" office:value-type="string" calcext:value-type="string">
            <text:p>Hartree</text:p>
          </table:table-cell>
          <table:table-cell table:style-name="ce13" office:value-type="string" calcext:value-type="string">
            <text:p>Bohr^3</text:p>
          </table:table-cell>
          <table:table-cell table:style-name="ce13" office:value-type="string" calcext:value-type="string">
            <text:p>Hartree</text:p>
          </table:table-cell>
          <table:table-cell table:style-name="ce13" office:value-type="string" calcext:value-type="string">
            <text:p>Bohr^3</text:p>
          </table:table-cell>
          <table:table-cell table:style-name="ce13" office:value-type="string" calcext:value-type="string">
            <text:p>Hartree</text:p>
          </table:table-cell>
          <table:table-cell table:style-name="ce13" office:value-type="string" calcext:value-type="string">
            <text:p>Bohr^3</text:p>
          </table:table-cell>
          <table:table-cell table:style-name="ce13" office:value-type="string" calcext:value-type="string">
            <text:p>Hartree</text:p>
          </table:table-cell>
          <table:table-cell table:style-name="ce13" office:value-type="string" calcext:value-type="string">
            <text:p>Bohr^3</text:p>
          </table:table-cell>
          <table:table-cell table:style-name="ce13" office:value-type="string" calcext:value-type="string">
            <text:p>Hartree</text:p>
          </table:table-cell>
          <table:table-cell table:style-name="ce18" office:value-type="string" calcext:value-type="string">
            <text:p>energy</text:p>
          </table:table-cell>
          <table:table-cell table:style-name="ce52" office:value-type="string" calcext:value-type="string">
            <text:p>energy/atm</text:p>
          </table:table-cell>
          <table:table-cell table:style-name="ce18" office:value-type="string" calcext:value-type="string">
            <text:p>volume</text:p>
          </table:table-cell>
          <table:table-cell table:style-name="ce52" office:value-type="string" calcext:value-type="string">
            <text:p>volume/atm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9" office:value-type="float" office:value="31.25" calcext:value-type="float">
            <text:p>3,1250000E+01</text:p>
          </table:table-cell>
          <table:table-cell table:style-name="ce9" office:value-type="float" office:value="-1.8741721891" calcext:value-type="float">
            <text:p>-1,8741722E+00</text:p>
          </table:table-cell>
          <table:table-cell table:style-name="ce21" office:value-type="float" office:value="62.5" calcext:value-type="float">
            <text:p>6,2500000E+01</text:p>
          </table:table-cell>
          <table:table-cell table:style-name="ce9" office:value-type="float" office:value="-2.3655147651" calcext:value-type="float">
            <text:p>-2,3655148E+00</text:p>
          </table:table-cell>
          <table:table-cell table:style-name="ce9" office:value-type="float" office:value="6.9282032" calcext:value-type="float">
            <text:p>6,9282032E+00</text:p>
          </table:table-cell>
          <table:table-cell table:style-name="ce9" office:value-type="float" office:value="2.6475115465" calcext:value-type="float">
            <text:p>2,6475115E+00</text:p>
          </table:table-cell>
          <table:table-cell table:style-name="ce9" office:value-type="float" office:value="31.25" calcext:value-type="float">
            <text:p>3,1250000E+01</text:p>
          </table:table-cell>
          <table:table-cell table:style-name="ce9" office:value-type="float" office:value="-1.8741721891" calcext:value-type="float">
            <text:p>-1,8741722E+00</text:p>
          </table:table-cell>
          <table:table-cell table:style-name="ce9" office:value-type="float" office:value="62.5" calcext:value-type="float">
            <text:p>6,2500000E+01</text:p>
          </table:table-cell>
          <table:table-cell table:style-name="ce9" office:value-type="float" office:value="-2.3655147651" calcext:value-type="float">
            <text:p>-2,3655148E+00</text:p>
          </table:table-cell>
          <table:table-cell table:style-name="ce13" office:value-type="string" calcext:value-type="string">
            <text:p>Hartree</text:p>
          </table:table-cell>
          <table:table-cell table:style-name="ce15" office:value-type="string" calcext:value-type="string">
            <text:p>Hartree</text:p>
          </table:table-cell>
          <table:table-cell table:style-name="ce13" office:value-type="string" calcext:value-type="string">
            <text:p>Bohr^3</text:p>
          </table:table-cell>
          <table:table-cell table:style-name="ce15" office:value-type="string" calcext:value-type="string">
            <text:p>Bohr^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41.59375" calcext:value-type="float">
            <text:p>4,1593750E+01</text:p>
          </table:table-cell>
          <table:table-cell table:style-name="ce10" office:value-type="float" office:value="-2.1605502641" calcext:value-type="float">
            <text:p>-2,1605503E+00</text:p>
          </table:table-cell>
          <table:table-cell table:style-name="ce22" office:value-type="float" office:value="83.1875" calcext:value-type="float">
            <text:p>8,3187500E+01</text:p>
          </table:table-cell>
          <table:table-cell table:style-name="ce10" office:value-type="float" office:value="-2.4195306773" calcext:value-type="float">
            <text:p>-2,4195307E+00</text:p>
          </table:table-cell>
          <table:table-cell table:style-name="ce10" office:value-type="float" office:value="8.0202613" calcext:value-type="float">
            <text:p>8,0202613E+00</text:p>
          </table:table-cell>
          <table:table-cell table:style-name="ce10" office:value-type="float" office:value="2.0279198997" calcext:value-type="float">
            <text:p>2,0279199E+00</text:p>
          </table:table-cell>
          <table:table-cell table:style-name="ce10" office:value-type="float" office:value="41.59375" calcext:value-type="float">
            <text:p>4,1593750E+01</text:p>
          </table:table-cell>
          <table:table-cell table:style-name="ce10" office:value-type="float" office:value="-2.1605502641" calcext:value-type="float">
            <text:p>-2,1605503E+00</text:p>
          </table:table-cell>
          <table:table-cell table:style-name="ce10" office:value-type="float" office:value="64.393813" calcext:value-type="float">
            <text:p>6,4393813E+01</text:p>
          </table:table-cell>
          <table:table-cell table:style-name="ce10" office:value-type="float" office:value="-2.3737651932" calcext:value-type="float">
            <text:p>-2,3737652E+00</text:p>
          </table:table-cell>
          <table:table-cell office:value-type="float" office:value="-4.8650164696" calcext:value-type="float">
            <text:p>-4,8650165E+00</text:p>
          </table:table-cell>
          <table:table-cell table:style-name="ce10" table:formula="of:=[.M11]/2" office:value-type="float" office:value="-2.4325082348" calcext:value-type="float">
            <text:p>-2,4325082E+00</text:p>
          </table:table-cell>
          <table:table-cell office:value-type="float" office:value="188.96889" calcext:value-type="float">
            <text:p>1,8896889E+02</text:p>
          </table:table-cell>
          <table:table-cell table:style-name="ce10" table:formula="of:=[.O11]/2" office:value-type="float" office:value="94.484445" calcext:value-type="float">
            <text:p>9,4484445E+0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54" calcext:value-type="float">
            <text:p>5,4000000E+01</text:p>
          </table:table-cell>
          <table:table-cell table:style-name="ce10" office:value-type="float" office:value="-2.3151216705" calcext:value-type="float">
            <text:p>-2,3151217E+00</text:p>
          </table:table-cell>
          <table:table-cell table:style-name="ce22" office:value-type="float" office:value="108" calcext:value-type="float">
            <text:p>1,0800000E+02</text:p>
          </table:table-cell>
          <table:table-cell table:style-name="ce10" office:value-type="float" office:value="-2.432438639" calcext:value-type="float">
            <text:p>-2,4324386E+00</text:p>
          </table:table-cell>
          <table:table-cell table:style-name="ce10" office:value-type="float" office:value="9.2214385" calcext:value-type="float">
            <text:p>9,2214385E+00</text:p>
          </table:table-cell>
          <table:table-cell table:style-name="ce10" office:value-type="float" office:value="1.4317849051" calcext:value-type="float">
            <text:p>1,4317849E+00</text:p>
          </table:table-cell>
          <table:table-cell table:style-name="ce10" office:value-type="float" office:value="54" calcext:value-type="float">
            <text:p>5,4000000E+01</text:p>
          </table:table-cell>
          <table:table-cell table:style-name="ce10" office:value-type="float" office:value="-2.3151216705" calcext:value-type="float">
            <text:p>-2,3151217E+00</text:p>
          </table:table-cell>
          <table:table-cell table:style-name="ce10" office:value-type="float" office:value="66.3255" calcext:value-type="float">
            <text:p>6,6325500E+01</text:p>
          </table:table-cell>
          <table:table-cell table:style-name="ce10" office:value-type="float" office:value="-2.3812598475" calcext:value-type="float">
            <text:p>-2,3812598E+00</text:p>
          </table:table-cell>
          <table:table-cell office:value-type="float" office:value="-4.8655269128" calcext:value-type="float">
            <text:p>-4,8655269E+00</text:p>
          </table:table-cell>
          <table:table-cell table:style-name="ce10" table:formula="of:=[.M12]/2" office:value-type="float" office:value="-2.4327634564" calcext:value-type="float">
            <text:p>-2,4327635E+00</text:p>
          </table:table-cell>
          <table:table-cell office:value-type="float" office:value="190.06754" calcext:value-type="float">
            <text:p>1,9006754E+02</text:p>
          </table:table-cell>
          <table:table-cell table:style-name="ce10" table:formula="of:=[.O12]/2" office:value-type="float" office:value="95.03377" calcext:value-type="float">
            <text:p>9,5033770E+0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68.65625" calcext:value-type="float">
            <text:p>6,8656250E+01</text:p>
          </table:table-cell>
          <table:table-cell table:style-name="ce10" office:value-type="float" office:value="-2.3932575774" calcext:value-type="float">
            <text:p>-2,3932576E+00</text:p>
          </table:table-cell>
          <table:table-cell table:style-name="ce22" office:value-type="float" office:value="137.3125" calcext:value-type="float">
            <text:p>1,3731250E+02</text:p>
          </table:table-cell>
          <table:table-cell table:style-name="ce10" office:value-type="float" office:value="-2.4266572044" calcext:value-type="float">
            <text:p>-2,4266572E+00</text:p>
          </table:table-cell>
          <table:table-cell table:style-name="ce10" office:value-type="float" office:value="10.536931" calcext:value-type="float">
            <text:p>1,0536931E+01</text:p>
          </table:table-cell>
          <table:table-cell table:style-name="ce10" office:value-type="float" office:value="0.90197368551" calcext:value-type="float">
            <text:p>9,0197369E-01</text:p>
          </table:table-cell>
          <table:table-cell table:style-name="ce10" office:value-type="float" office:value="55.361281" calcext:value-type="float">
            <text:p>5,5361281E+01</text:p>
          </table:table-cell>
          <table:table-cell table:style-name="ce10" office:value-type="float" office:value="-2.3257041451" calcext:value-type="float">
            <text:p>-2,3257041E+00</text:p>
          </table:table-cell>
          <table:table-cell table:style-name="ce10" office:value-type="float" office:value="68.295438" calcext:value-type="float">
            <text:p>6,8295438E+01</text:p>
          </table:table-cell>
          <table:table-cell table:style-name="ce10" office:value-type="float" office:value="-2.3880499939" calcext:value-type="float">
            <text:p>-2,3880500E+00</text:p>
          </table:table-cell>
          <table:table-cell office:value-type="float" office:value="-4.8660099023" calcext:value-type="float">
            <text:p>-4,8660099E+00</text:p>
          </table:table-cell>
          <table:table-cell table:style-name="ce10" table:formula="of:=[.M13]/2" office:value-type="float" office:value="-2.43300495115" calcext:value-type="float">
            <text:p>-2,4330050E+00</text:p>
          </table:table-cell>
          <table:table-cell office:value-type="float" office:value="191.17044" calcext:value-type="float">
            <text:p>1,9117044E+02</text:p>
          </table:table-cell>
          <table:table-cell table:style-name="ce10" table:formula="of:=[.O13]/2" office:value-type="float" office:value="95.58522" calcext:value-type="float">
            <text:p>9,5585220E+0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85.75" calcext:value-type="float">
            <text:p>8,5750000E+01</text:p>
          </table:table-cell>
          <table:table-cell table:style-name="ce10" office:value-type="float" office:value="-2.4271914549" calcext:value-type="float">
            <text:p>-2,4271915E+00</text:p>
          </table:table-cell>
          <table:table-cell table:style-name="ce22" office:value-type="float" office:value="171.5" calcext:value-type="float">
            <text:p>1,7150000E+02</text:p>
          </table:table-cell>
          <table:table-cell table:style-name="ce10" office:value-type="float" office:value="-2.4134765678" calcext:value-type="float">
            <text:p>-2,4134766E+00</text:p>
          </table:table-cell>
          <table:table-cell table:style-name="ce10" office:value-type="float" office:value="11.971935" calcext:value-type="float">
            <text:p>1,1971935E+01</text:p>
          </table:table-cell>
          <table:table-cell table:style-name="ce10" office:value-type="float" office:value="0.43690122537" calcext:value-type="float">
            <text:p>4,3690123E-01</text:p>
          </table:table-cell>
          <table:table-cell table:style-name="ce10" office:value-type="float" office:value="56.74525" calcext:value-type="float">
            <text:p>5,6745250E+01</text:p>
          </table:table-cell>
          <table:table-cell table:style-name="ce10" office:value-type="float" office:value="-2.3355798851" calcext:value-type="float">
            <text:p>-2,3355799E+00</text:p>
          </table:table-cell>
          <table:table-cell table:style-name="ce10" office:value-type="float" office:value="70.304" calcext:value-type="float">
            <text:p>7,0304000E+01</text:p>
          </table:table-cell>
          <table:table-cell table:style-name="ce10" office:value-type="float" office:value="-2.394183613" calcext:value-type="float">
            <text:p>-2,3941836E+00</text:p>
          </table:table-cell>
          <table:table-cell office:value-type="float" office:value="-4.8664659208" calcext:value-type="float">
            <text:p>-4,8664659E+00</text:p>
          </table:table-cell>
          <table:table-cell table:style-name="ce10" table:formula="of:=[.M14]/2" office:value-type="float" office:value="-2.4332329604" calcext:value-type="float">
            <text:p>-2,4332330E+00</text:p>
          </table:table-cell>
          <table:table-cell office:value-type="float" office:value="192.27761" calcext:value-type="float">
            <text:p>1,9227761E+02</text:p>
          </table:table-cell>
          <table:table-cell table:style-name="ce10" table:formula="of:=[.O14]/2" office:value-type="float" office:value="96.138805" calcext:value-type="float">
            <text:p>9,6138805E+0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105.46875" calcext:value-type="float">
            <text:p>1,0546875E+02</text:p>
          </table:table-cell>
          <table:table-cell table:style-name="ce10" office:value-type="float" office:value="-2.4361480336" calcext:value-type="float">
            <text:p>-2,4361480E+00</text:p>
          </table:table-cell>
          <table:table-cell table:style-name="ce22" office:value-type="float" office:value="210.9375" calcext:value-type="float">
            <text:p>2,1093750E+02</text:p>
          </table:table-cell>
          <table:table-cell table:style-name="ce10" office:value-type="float" office:value="-2.3985293426" calcext:value-type="float">
            <text:p>-2,3985293E+00</text:p>
          </table:table-cell>
          <table:table-cell table:style-name="ce10" office:value-type="float" office:value="13.531647" calcext:value-type="float">
            <text:p>1,3531647E+01</text:p>
          </table:table-cell>
          <table:table-cell table:style-name="ce10" office:value-type="float" office:value="0.029832164747" calcext:value-type="float">
            <text:p>2,9832165E-02</text:p>
          </table:table-cell>
          <table:table-cell table:style-name="ce10" office:value-type="float" office:value="58.152094" calcext:value-type="float">
            <text:p>5,8152094E+01</text:p>
          </table:table-cell>
          <table:table-cell table:style-name="ce10" office:value-type="float" office:value="-2.3447864872" calcext:value-type="float">
            <text:p>-2,3447865E+00</text:p>
          </table:table-cell>
          <table:table-cell table:style-name="ce10" office:value-type="float" office:value="72.351563" calcext:value-type="float">
            <text:p>7,2351563E+01</text:p>
          </table:table-cell>
          <table:table-cell table:style-name="ce10" office:value-type="float" office:value="-2.3997057315" calcext:value-type="float">
            <text:p>-2,3997057E+00</text:p>
          </table:table-cell>
          <table:table-cell office:value-type="float" office:value="-4.8668954457" calcext:value-type="float">
            <text:p>-4,8668954E+00</text:p>
          </table:table-cell>
          <table:table-cell table:style-name="ce10" table:formula="of:=[.M15]/2" office:value-type="float" office:value="-2.43344772285" calcext:value-type="float">
            <text:p>-2,4334477E+00</text:p>
          </table:table-cell>
          <table:table-cell office:value-type="float" office:value="193.38904" calcext:value-type="float">
            <text:p>1,9338904E+02</text:p>
          </table:table-cell>
          <table:table-cell table:style-name="ce10" table:formula="of:=[.O15]/2" office:value-type="float" office:value="96.69452" calcext:value-type="float">
            <text:p>9,6694520E+0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128" calcext:value-type="float">
            <text:p>1,2800000E+02</text:p>
          </table:table-cell>
          <table:table-cell table:style-name="ce10" office:value-type="float" office:value="-2.4319555994" calcext:value-type="float">
            <text:p>-2,4319556E+00</text:p>
          </table:table-cell>
          <table:table-cell table:style-name="ce22" office:value-type="float" office:value="256" calcext:value-type="float">
            <text:p>2,5600000E+02</text:p>
          </table:table-cell>
          <table:table-cell table:style-name="ce10" office:value-type="float" office:value="-2.3844269356" calcext:value-type="float">
            <text:p>-2,3844269E+00</text:p>
          </table:table-cell>
          <table:table-cell table:style-name="ce10" office:value-type="float" office:value="15.221262" calcext:value-type="float">
            <text:p>1,5221262E+01</text:p>
          </table:table-cell>
          <table:table-cell table:style-name="ce10" office:value-type="float" office:value="-0.32604657219" calcext:value-type="float">
            <text:p>-3,2604657E-01</text:p>
          </table:table-cell>
          <table:table-cell table:style-name="ce10" office:value-type="float" office:value="59.582" calcext:value-type="float">
            <text:p>5,9582000E+01</text:p>
          </table:table-cell>
          <table:table-cell table:style-name="ce10" office:value-type="float" office:value="-2.3533596533" calcext:value-type="float">
            <text:p>-2,3533597E+00</text:p>
          </table:table-cell>
          <table:table-cell table:style-name="ce10" office:value-type="float" office:value="74.4385" calcext:value-type="float">
            <text:p>7,4438500E+01</text:p>
          </table:table-cell>
          <table:table-cell table:style-name="ce10" office:value-type="float" office:value="-2.4046585071" calcext:value-type="float">
            <text:p>-2,4046585E+00</text:p>
          </table:table-cell>
          <table:table-cell office:value-type="float" office:value="-4.8672989445" calcext:value-type="float">
            <text:p>-4,8672989E+00</text:p>
          </table:table-cell>
          <table:table-cell table:style-name="ce10" table:formula="of:=[.M16]/2" office:value-type="float" office:value="-2.43364947225" calcext:value-type="float">
            <text:p>-2,4336495E+00</text:p>
          </table:table-cell>
          <table:table-cell office:value-type="float" office:value="194.50474" calcext:value-type="float">
            <text:p>1,9450474E+02</text:p>
          </table:table-cell>
          <table:table-cell table:style-name="ce10" table:formula="of:=[.O16]/2" office:value-type="float" office:value="97.25237" calcext:value-type="float">
            <text:p>9,7252370E+0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153.53125" calcext:value-type="float">
            <text:p>1,5353125E+02</text:p>
          </table:table-cell>
          <table:table-cell table:style-name="ce10" office:value-type="float" office:value="-2.4218323942" calcext:value-type="float">
            <text:p>-2,4218324E+00</text:p>
          </table:table-cell>
          <table:table-cell table:style-name="ce22" office:value-type="float" office:value="307.0625" calcext:value-type="float">
            <text:p>3,0706250E+02</text:p>
          </table:table-cell>
          <table:table-cell table:style-name="ce10" office:value-type="float" office:value="-2.3719493885" calcext:value-type="float">
            <text:p>-2,3719494E+00</text:p>
          </table:table-cell>
          <table:table-cell table:style-name="ce10" office:value-type="float" office:value="17.045978" calcext:value-type="float">
            <text:p>1,7045978E+01</text:p>
          </table:table-cell>
          <table:table-cell table:style-name="ce10" office:value-type="float" office:value="-0.63643281537" calcext:value-type="float">
            <text:p>-6,3643282E-01</text:p>
          </table:table-cell>
          <table:table-cell table:style-name="ce10" office:value-type="float" office:value="61.035156" calcext:value-type="float">
            <text:p>6,1035156E+01</text:p>
          </table:table-cell>
          <table:table-cell table:style-name="ce10" office:value-type="float" office:value="-2.3613322567" calcext:value-type="float">
            <text:p>-2,3613323E+00</text:p>
          </table:table-cell>
          <table:table-cell table:style-name="ce10" office:value-type="float" office:value="76.565188" calcext:value-type="float">
            <text:p>7,6565188E+01</text:p>
          </table:table-cell>
          <table:table-cell table:style-name="ce10" office:value-type="float" office:value="-2.4090815344" calcext:value-type="float">
            <text:p>-2,4090815E+00</text:p>
          </table:table-cell>
          <table:table-cell office:value-type="float" office:value="-4.8676768835" calcext:value-type="float">
            <text:p>-4,8676769E+00</text:p>
          </table:table-cell>
          <table:table-cell table:style-name="ce10" table:formula="of:=[.M17]/2" office:value-type="float" office:value="-2.43383844175" calcext:value-type="float">
            <text:p>-2,4338384E+00</text:p>
          </table:table-cell>
          <table:table-cell office:value-type="float" office:value="195.62472" calcext:value-type="float">
            <text:p>1,9562472E+02</text:p>
          </table:table-cell>
          <table:table-cell table:style-name="ce10" table:formula="of:=[.O17]/2" office:value-type="float" office:value="97.81236" calcext:value-type="float">
            <text:p>9,7812360E+0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182.25" calcext:value-type="float">
            <text:p>1,8225000E+02</text:p>
          </table:table-cell>
          <table:table-cell table:style-name="ce10" office:value-type="float" office:value="-2.4097585583" calcext:value-type="float">
            <text:p>-2,4097586E+00</text:p>
          </table:table-cell>
          <table:table-cell table:style-name="ce22" office:value-type="float" office:value="364.5" calcext:value-type="float">
            <text:p>3,6450000E+02</text:p>
          </table:table-cell>
          <table:table-cell table:style-name="ce10" office:value-type="float" office:value="-2.3612491348" calcext:value-type="float">
            <text:p>-2,3612491E+00</text:p>
          </table:table-cell>
          <table:table-cell table:style-name="ce10" office:value-type="float" office:value="19.01099" calcext:value-type="float">
            <text:p>1,9010990E+01</text:p>
          </table:table-cell>
          <table:table-cell table:style-name="ce10" office:value-type="float" office:value="-0.90619637795" calcext:value-type="float">
            <text:p>-9,0619638E-01</text:p>
          </table:table-cell>
          <table:table-cell table:style-name="ce10" office:value-type="float" office:value="62.51175" calcext:value-type="float">
            <text:p>6,2511750E+01</text:p>
          </table:table-cell>
          <table:table-cell table:style-name="ce10" office:value-type="float" office:value="-2.3687372252" calcext:value-type="float">
            <text:p>-2,3687372E+00</text:p>
          </table:table-cell>
          <table:table-cell table:style-name="ce10" office:value-type="float" office:value="78.732" calcext:value-type="float">
            <text:p>7,8732000E+01</text:p>
          </table:table-cell>
          <table:table-cell table:style-name="ce10" office:value-type="float" office:value="-2.413011802" calcext:value-type="float">
            <text:p>-2,4130118E+00</text:p>
          </table:table-cell>
          <table:table-cell office:value-type="float" office:value="-4.8680297171" calcext:value-type="float">
            <text:p>-4,8680297E+00</text:p>
          </table:table-cell>
          <table:table-cell table:style-name="ce10" table:formula="of:=[.M18]/2" office:value-type="float" office:value="-2.43401485855" calcext:value-type="float">
            <text:p>-2,4340149E+00</text:p>
          </table:table-cell>
          <table:table-cell office:value-type="float" office:value="196.749" calcext:value-type="float">
            <text:p>1,9674900E+02</text:p>
          </table:table-cell>
          <table:table-cell table:style-name="ce10" table:formula="of:=[.O18]/2" office:value-type="float" office:value="98.3745" calcext:value-type="float">
            <text:p>9,8374500E+0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214.34375" calcext:value-type="float">
            <text:p>2,1434375E+02</text:p>
          </table:table-cell>
          <table:table-cell table:style-name="ce10" office:value-type="float" office:value="-2.3976173599" calcext:value-type="float">
            <text:p>-2,3976174E+00</text:p>
          </table:table-cell>
          <table:table-cell table:style-name="ce22" office:value-type="float" office:value="428.6875" calcext:value-type="float">
            <text:p>4,2868750E+02</text:p>
          </table:table-cell>
          <table:table-cell table:style-name="ce10" office:value-type="float" office:value="-2.352276206" calcext:value-type="float">
            <text:p>-2,3522762E+00</text:p>
          </table:table-cell>
          <table:table-cell table:style-name="ce10" office:value-type="float" office:value="21.121494" calcext:value-type="float">
            <text:p>2,1121494E+01</text:p>
          </table:table-cell>
          <table:table-cell table:style-name="ce10" office:value-type="float" office:value="-1.1398198517" calcext:value-type="float">
            <text:p>-1,1398199E+00</text:p>
          </table:table-cell>
          <table:table-cell table:style-name="ce10" office:value-type="float" office:value="64.011969" calcext:value-type="float">
            <text:p>6,4011969E+01</text:p>
          </table:table-cell>
          <table:table-cell table:style-name="ce10" office:value-type="float" office:value="-2.3756040377" calcext:value-type="float">
            <text:p>-2,3756040E+00</text:p>
          </table:table-cell>
          <table:table-cell table:style-name="ce10" office:value-type="float" office:value="80.939313" calcext:value-type="float">
            <text:p>8,0939313E+01</text:p>
          </table:table-cell>
          <table:table-cell table:style-name="ce10" office:value-type="float" office:value="-2.4164840248" calcext:value-type="float">
            <text:p>-2,4164840E+00</text:p>
          </table:table-cell>
          <table:table-cell office:value-type="float" office:value="-4.8683578934" calcext:value-type="float">
            <text:p>-4,8683579E+00</text:p>
          </table:table-cell>
          <table:table-cell table:style-name="ce10" table:formula="of:=[.M19]/2" office:value-type="float" office:value="-2.4341789467" calcext:value-type="float">
            <text:p>-2,4341789E+00</text:p>
          </table:table-cell>
          <table:table-cell office:value-type="float" office:value="197.87758" calcext:value-type="float">
            <text:p>1,9787758E+02</text:p>
          </table:table-cell>
          <table:table-cell table:style-name="ce10" table:formula="of:=[.O19]/2" office:value-type="float" office:value="98.93879" calcext:value-type="float">
            <text:p>9,8938790E+0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250" calcext:value-type="float">
            <text:p>2,5000000E+02</text:p>
          </table:table-cell>
          <table:table-cell table:style-name="ce10" office:value-type="float" office:value="-2.3862108983" calcext:value-type="float">
            <text:p>-2,3862109E+00</text:p>
          </table:table-cell>
          <table:table-cell table:style-name="ce22" office:value-type="float" office:value="500" calcext:value-type="float">
            <text:p>5,0000000E+02</text:p>
          </table:table-cell>
          <table:table-cell table:style-name="ce10" office:value-type="float" office:value="-2.3448431116" calcext:value-type="float">
            <text:p>-2,3448431E+00</text:p>
          </table:table-cell>
          <table:table-cell table:style-name="ce10" office:value-type="float" office:value="23.382686" calcext:value-type="float">
            <text:p>2,3382686E+01</text:p>
          </table:table-cell>
          <table:table-cell table:style-name="ce10" office:value-type="float" office:value="-1.3413067413" calcext:value-type="float">
            <text:p>-1,3413067E+00</text:p>
          </table:table-cell>
          <table:table-cell table:style-name="ce10" office:value-type="float" office:value="65.536" calcext:value-type="float">
            <text:p>6,5536000E+01</text:p>
          </table:table-cell>
          <table:table-cell table:style-name="ce10" office:value-type="float" office:value="-2.3819621452" calcext:value-type="float">
            <text:p>-2,3819621E+00</text:p>
          </table:table-cell>
          <table:table-cell table:style-name="ce10" office:value-type="float" office:value="83.1875" calcext:value-type="float">
            <text:p>8,3187500E+01</text:p>
          </table:table-cell>
          <table:table-cell table:style-name="ce10" office:value-type="float" office:value="-2.4195306773" calcext:value-type="float">
            <text:p>-2,4195307E+00</text:p>
          </table:table-cell>
          <table:table-cell office:value-type="float" office:value="-4.8686618593" calcext:value-type="float">
            <text:p>-4,8686619E+00</text:p>
          </table:table-cell>
          <table:table-cell table:style-name="ce10" table:formula="of:=[.M20]/2" office:value-type="float" office:value="-2.43433092965" calcext:value-type="float">
            <text:p>-2,4343309E+00</text:p>
          </table:table-cell>
          <table:table-cell office:value-type="float" office:value="199.01046" calcext:value-type="float">
            <text:p>1,9901046E+02</text:p>
          </table:table-cell>
          <table:table-cell table:style-name="ce10" table:formula="of:=[.O20]/2" office:value-type="float" office:value="99.50523" calcext:value-type="float">
            <text:p>9,9505230E+0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289.40625" calcext:value-type="float">
            <text:p>2,8940625E+02</text:p>
          </table:table-cell>
          <table:table-cell table:style-name="ce10" office:value-type="float" office:value="-2.3758754647" calcext:value-type="float">
            <text:p>-2,3758755E+00</text:p>
          </table:table-cell>
          <table:table-cell table:style-name="ce22" office:value-type="float" office:value="578.8125" calcext:value-type="float">
            <text:p>5,7881250E+02</text:p>
          </table:table-cell>
          <table:table-cell table:style-name="ce10" office:value-type="float" office:value="-2.3386918918" calcext:value-type="float">
            <text:p>-2,3386919E+00</text:p>
          </table:table-cell>
          <table:table-cell table:style-name="ce10" office:value-type="float" office:value="25.799763" calcext:value-type="float">
            <text:p>2,5799763E+01</text:p>
          </table:table-cell>
          <table:table-cell table:style-name="ce10" office:value-type="float" office:value="-1.5143736646" calcext:value-type="float">
            <text:p>-1,5143737E+00</text:p>
          </table:table-cell>
          <table:table-cell table:style-name="ce10" office:value-type="float" office:value="67.084031" calcext:value-type="float">
            <text:p>6,7084031E+01</text:p>
          </table:table-cell>
          <table:table-cell table:style-name="ce10" office:value-type="float" office:value="-2.3878378096" calcext:value-type="float">
            <text:p>-2,3878378E+00</text:p>
          </table:table-cell>
          <table:table-cell table:style-name="ce10" office:value-type="float" office:value="85.476938" calcext:value-type="float">
            <text:p>8,5476938E+01</text:p>
          </table:table-cell>
          <table:table-cell table:style-name="ce10" office:value-type="float" office:value="-2.4221821994" calcext:value-type="float">
            <text:p>-2,4221822E+00</text:p>
          </table:table-cell>
          <table:table-cell office:value-type="float" office:value="-4.8689420515" calcext:value-type="float">
            <text:p>-4,8689421E+00</text:p>
          </table:table-cell>
          <table:table-cell table:style-name="ce10" table:formula="of:=[.M21]/2" office:value-type="float" office:value="-2.43447102575" calcext:value-type="float">
            <text:p>-2,4344710E+00</text:p>
          </table:table-cell>
          <table:table-cell office:value-type="float" office:value="200.14766" calcext:value-type="float">
            <text:p>2,0014766E+02</text:p>
          </table:table-cell>
          <table:table-cell table:style-name="ce10" table:formula="of:=[.O21]/2" office:value-type="float" office:value="100.07383" calcext:value-type="float">
            <text:p>1,0007383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332.75" calcext:value-type="float">
            <text:p>3,3275000E+02</text:p>
          </table:table-cell>
          <table:table-cell table:style-name="ce10" office:value-type="float" office:value="-2.3667243876" calcext:value-type="float">
            <text:p>-2,3667244E+00</text:p>
          </table:table-cell>
          <table:table-cell table:style-name="ce22" office:value-type="float" office:value="665.5" calcext:value-type="float">
            <text:p>6,6550000E+02</text:p>
          </table:table-cell>
          <table:table-cell table:style-name="ce10" office:value-type="float" office:value="-2.3335847281" calcext:value-type="float">
            <text:p>-2,3335847E+00</text:p>
          </table:table-cell>
          <table:table-cell table:style-name="ce10" office:value-type="float" office:value="28.37792" calcext:value-type="float">
            <text:p>2,8377920E+01</text:p>
          </table:table-cell>
          <table:table-cell table:style-name="ce10" office:value-type="float" office:value="-1.6625833045" calcext:value-type="float">
            <text:p>-1,6625833E+00</text:p>
          </table:table-cell>
          <table:table-cell table:style-name="ce10" office:value-type="float" office:value="68.65625" calcext:value-type="float">
            <text:p>6,8656250E+01</text:p>
          </table:table-cell>
          <table:table-cell table:style-name="ce10" office:value-type="float" office:value="-2.3932575774" calcext:value-type="float">
            <text:p>-2,3932576E+00</text:p>
          </table:table-cell>
          <table:table-cell table:style-name="ce10" office:value-type="float" office:value="87.808" calcext:value-type="float">
            <text:p>8,7808000E+01</text:p>
          </table:table-cell>
          <table:table-cell table:style-name="ce10" office:value-type="float" office:value="-2.4244671551" calcext:value-type="float">
            <text:p>-2,4244672E+00</text:p>
          </table:table-cell>
          <table:table-cell office:value-type="float" office:value="-4.8691989022" calcext:value-type="float">
            <text:p>-4,8691989E+00</text:p>
          </table:table-cell>
          <table:table-cell table:style-name="ce10" table:formula="of:=[.M22]/2" office:value-type="float" office:value="-2.4345994511" calcext:value-type="float">
            <text:p>-2,4345995E+00</text:p>
          </table:table-cell>
          <table:table-cell office:value-type="float" office:value="201.28919" calcext:value-type="float">
            <text:p>2,0128919E+02</text:p>
          </table:table-cell>
          <table:table-cell table:style-name="ce10" table:formula="of:=[.O22]/2" office:value-type="float" office:value="100.644595" calcext:value-type="float">
            <text:p>1,0064460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380.21875" calcext:value-type="float">
            <text:p>3,8021875E+02</text:p>
          </table:table-cell>
          <table:table-cell table:style-name="ce10" office:value-type="float" office:value="-2.3587399256" calcext:value-type="float">
            <text:p>-2,3587399E+00</text:p>
          </table:table-cell>
          <table:table-cell table:style-name="ce22" office:value-type="float" office:value="760.4375" calcext:value-type="float">
            <text:p>7,6043750E+02</text:p>
          </table:table-cell>
          <table:table-cell table:style-name="ce10" office:value-type="float" office:value="-2.3293651033" calcext:value-type="float">
            <text:p>-2,3293651E+00</text:p>
          </table:table-cell>
          <table:table-cell table:style-name="ce10" office:value-type="float" office:value="31.122355" calcext:value-type="float">
            <text:p>3,1122355E+01</text:p>
          </table:table-cell>
          <table:table-cell table:style-name="ce10" office:value-type="float" office:value="-1.7892253717" calcext:value-type="float">
            <text:p>-1,7892254E+00</text:p>
          </table:table-cell>
          <table:table-cell table:style-name="ce10" office:value-type="float" office:value="70.252844" calcext:value-type="float">
            <text:p>7,0252844E+01</text:p>
          </table:table-cell>
          <table:table-cell table:style-name="ce10" office:value-type="float" office:value="-2.39824535" calcext:value-type="float">
            <text:p>-2,3982454E+00</text:p>
          </table:table-cell>
          <table:table-cell table:style-name="ce10" office:value-type="float" office:value="90.181063" calcext:value-type="float">
            <text:p>9,0181063E+01</text:p>
          </table:table-cell>
          <table:table-cell table:style-name="ce10" office:value-type="float" office:value="-2.4264122935" calcext:value-type="float">
            <text:p>-2,4264123E+00</text:p>
          </table:table-cell>
          <table:table-cell office:value-type="float" office:value="-4.8694328378" calcext:value-type="float">
            <text:p>-4,8694328E+00</text:p>
          </table:table-cell>
          <table:table-cell table:style-name="ce10" table:formula="of:=[.M23]/2" office:value-type="float" office:value="-2.4347164189" calcext:value-type="float">
            <text:p>-2,4347164E+00</text:p>
          </table:table-cell>
          <table:table-cell office:value-type="float" office:value="202.43504" calcext:value-type="float">
            <text:p>2,0243504E+02</text:p>
          </table:table-cell>
          <table:table-cell table:style-name="ce10" table:formula="of:=[.O23]/2" office:value-type="float" office:value="101.21752" calcext:value-type="float">
            <text:p>1,0121752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432" calcext:value-type="float">
            <text:p>4,3200000E+02</text:p>
          </table:table-cell>
          <table:table-cell table:style-name="ce10" office:value-type="float" office:value="-2.3518375465" calcext:value-type="float">
            <text:p>-2,3518375E+00</text:p>
          </table:table-cell>
          <table:table-cell table:style-name="ce22" office:value-type="float" office:value="864" calcext:value-type="float">
            <text:p>8,6400000E+02</text:p>
          </table:table-cell>
          <table:table-cell table:style-name="ce10" office:value-type="float" office:value="-2.3259404718" calcext:value-type="float">
            <text:p>-2,3259405E+00</text:p>
          </table:table-cell>
          <table:table-cell table:style-name="ce10" office:value-type="float" office:value="34.038262" calcext:value-type="float">
            <text:p>3,4038262E+01</text:p>
          </table:table-cell>
          <table:table-cell table:style-name="ce10" office:value-type="float" office:value="-1.8972152415" calcext:value-type="float">
            <text:p>-1,8972152E+00</text:p>
          </table:table-cell>
          <table:table-cell table:style-name="ce10" office:value-type="float" office:value="71.874" calcext:value-type="float">
            <text:p>7,1874000E+01</text:p>
          </table:table-cell>
          <table:table-cell table:style-name="ce10" office:value-type="float" office:value="-2.4028247452" calcext:value-type="float">
            <text:p>-2,4028247E+00</text:p>
          </table:table-cell>
          <table:table-cell table:style-name="ce10" office:value-type="float" office:value="92.5965" calcext:value-type="float">
            <text:p>9,2596500E+01</text:p>
          </table:table-cell>
          <table:table-cell table:style-name="ce10" office:value-type="float" office:value="-2.4280427412" calcext:value-type="float">
            <text:p>-2,4280427E+00</text:p>
          </table:table-cell>
          <table:table-cell office:value-type="float" office:value="-4.8696442791" calcext:value-type="float">
            <text:p>-4,8696443E+00</text:p>
          </table:table-cell>
          <table:table-cell table:style-name="ce10" table:formula="of:=[.M24]/2" office:value-type="float" office:value="-2.43482213955" calcext:value-type="float">
            <text:p>-2,4348221E+00</text:p>
          </table:table-cell>
          <table:table-cell office:value-type="float" office:value="203.58524" calcext:value-type="float">
            <text:p>2,0358524E+02</text:p>
          </table:table-cell>
          <table:table-cell table:style-name="ce10" table:formula="of:=[.O24]/2" office:value-type="float" office:value="101.79262" calcext:value-type="float">
            <text:p>1,0179262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488.28125" calcext:value-type="float">
            <text:p>4,8828125E+02</text:p>
          </table:table-cell>
          <table:table-cell table:style-name="ce10" office:value-type="float" office:value="-2.3458945716" calcext:value-type="float">
            <text:p>-2,3458946E+00</text:p>
          </table:table-cell>
          <table:table-cell table:style-name="ce22" office:value-type="float" office:value="976.5625" calcext:value-type="float">
            <text:p>9,7656250E+02</text:p>
          </table:table-cell>
          <table:table-cell table:style-name="ce10" office:value-type="float" office:value="-2.3232297516" calcext:value-type="float">
            <text:p>-2,3232298E+00</text:p>
          </table:table-cell>
          <table:table-cell table:style-name="ce10" office:value-type="float" office:value="37.130839" calcext:value-type="float">
            <text:p>3,7130839E+01</text:p>
          </table:table-cell>
          <table:table-cell table:style-name="ce10" office:value-type="float" office:value="-1.9891206034" calcext:value-type="float">
            <text:p>-1,9891206E+00</text:p>
          </table:table-cell>
          <table:table-cell table:style-name="ce10" office:value-type="float" office:value="73.519906" calcext:value-type="float">
            <text:p>7,3519906E+01</text:p>
          </table:table-cell>
          <table:table-cell table:style-name="ce10" office:value-type="float" office:value="-2.4070180621" calcext:value-type="float">
            <text:p>-2,4070181E+00</text:p>
          </table:table-cell>
          <table:table-cell table:style-name="ce10" office:value-type="float" office:value="95.054688" calcext:value-type="float">
            <text:p>9,5054688E+01</text:p>
          </table:table-cell>
          <table:table-cell table:style-name="ce10" office:value-type="float" office:value="-2.4293820332" calcext:value-type="float">
            <text:p>-2,4293820E+00</text:p>
          </table:table-cell>
          <table:table-cell office:value-type="float" office:value="-4.8698336393" calcext:value-type="float">
            <text:p>-4,8698336E+00</text:p>
          </table:table-cell>
          <table:table-cell table:style-name="ce10" table:formula="of:=[.M25]/2" office:value-type="float" office:value="-2.43491681965" calcext:value-type="float">
            <text:p>-2,4349168E+00</text:p>
          </table:table-cell>
          <table:table-cell office:value-type="float" office:value="204.73978" calcext:value-type="float">
            <text:p>2,0473978E+02</text:p>
          </table:table-cell>
          <table:table-cell table:style-name="ce10" table:formula="of:=[.O25]/2" office:value-type="float" office:value="102.36989" calcext:value-type="float">
            <text:p>1,0236989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549.25" calcext:value-type="float">
            <text:p>5,4925000E+02</text:p>
          </table:table-cell>
          <table:table-cell table:style-name="ce10" office:value-type="float" office:value="-2.3407725408" calcext:value-type="float">
            <text:p>-2,3407725E+00</text:p>
          </table:table-cell>
          <table:table-cell table:style-name="ce22" office:value-type="float" office:value="1098.5" calcext:value-type="float">
            <text:p>1,0985000E+03</text:p>
          </table:table-cell>
          <table:table-cell table:style-name="ce10" office:value-type="float" office:value="-2.3211367645" calcext:value-type="float">
            <text:p>-2,3211368E+00</text:p>
          </table:table-cell>
          <table:table-cell table:style-name="ce10" office:value-type="float" office:value="40.405281" calcext:value-type="float">
            <text:p>4,0405281E+01</text:p>
          </table:table-cell>
          <table:table-cell table:style-name="ce10" office:value-type="float" office:value="-2.0671883609" calcext:value-type="float">
            <text:p>-2,0671884E+00</text:p>
          </table:table-cell>
          <table:table-cell table:style-name="ce10" office:value-type="float" office:value="75.19075" calcext:value-type="float">
            <text:p>7,5190750E+01</text:p>
          </table:table-cell>
          <table:table-cell table:style-name="ce10" office:value-type="float" office:value="-2.4108457762" calcext:value-type="float">
            <text:p>-2,4108458E+00</text:p>
          </table:table-cell>
          <table:table-cell table:style-name="ce10" office:value-type="float" office:value="97.556" calcext:value-type="float">
            <text:p>9,7556000E+01</text:p>
          </table:table-cell>
          <table:table-cell table:style-name="ce10" office:value-type="float" office:value="-2.430452317" calcext:value-type="float">
            <text:p>-2,4304523E+00</text:p>
          </table:table-cell>
          <table:table-cell office:value-type="float" office:value="-4.8700013282" calcext:value-type="float">
            <text:p>-4,8700013E+00</text:p>
          </table:table-cell>
          <table:table-cell table:style-name="ce10" table:formula="of:=[.M26]/2" office:value-type="float" office:value="-2.4350006641" calcext:value-type="float">
            <text:p>-2,4350007E+00</text:p>
          </table:table-cell>
          <table:table-cell office:value-type="float" office:value="205.89869" calcext:value-type="float">
            <text:p>2,0589869E+02</text:p>
          </table:table-cell>
          <table:table-cell table:style-name="ce10" table:formula="of:=[.O26]/2" office:value-type="float" office:value="102.949345" calcext:value-type="float">
            <text:p>1,0294935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615.09375" calcext:value-type="float">
            <text:p>6,1509375E+02</text:p>
          </table:table-cell>
          <table:table-cell table:style-name="ce10" office:value-type="float" office:value="-2.3363444108" calcext:value-type="float">
            <text:p>-2,3363444E+00</text:p>
          </table:table-cell>
          <table:table-cell table:style-name="ce22" office:value-type="float" office:value="1230.1875" calcext:value-type="float">
            <text:p>1,2301875E+03</text:p>
          </table:table-cell>
          <table:table-cell table:style-name="ce10" office:value-type="float" office:value="-2.3195543109" calcext:value-type="float">
            <text:p>-2,3195543E+00</text:p>
          </table:table-cell>
          <table:table-cell table:style-name="ce10" office:value-type="float" office:value="43.866785" calcext:value-type="float">
            <text:p>4,3866785E+01</text:p>
          </table:table-cell>
          <table:table-cell table:style-name="ce10" office:value-type="float" office:value="-2.1333481469" calcext:value-type="float">
            <text:p>-2,1333481E+00</text:p>
          </table:table-cell>
          <table:table-cell table:style-name="ce10" office:value-type="float" office:value="76.886719" calcext:value-type="float">
            <text:p>7,6886719E+01</text:p>
          </table:table-cell>
          <table:table-cell table:style-name="ce10" office:value-type="float" office:value="-2.414328089" calcext:value-type="float">
            <text:p>-2,4143281E+00</text:p>
          </table:table-cell>
          <table:table-cell table:style-name="ce10" office:value-type="float" office:value="100.10081" calcext:value-type="float">
            <text:p>1,0010081E+02</text:p>
          </table:table-cell>
          <table:table-cell table:style-name="ce10" office:value-type="float" office:value="-2.4312743095" calcext:value-type="float">
            <text:p>-2,4312743E+00</text:p>
          </table:table-cell>
          <table:table-cell office:value-type="float" office:value="-4.8701477491" calcext:value-type="float">
            <text:p>-4,8701477E+00</text:p>
          </table:table-cell>
          <table:table-cell table:style-name="ce10" table:formula="of:=[.M27]/2" office:value-type="float" office:value="-2.43507387455" calcext:value-type="float">
            <text:p>-2,4350739E+00</text:p>
          </table:table-cell>
          <table:table-cell office:value-type="float" office:value="207.06195" calcext:value-type="float">
            <text:p>2,0706195E+02</text:p>
          </table:table-cell>
          <table:table-cell table:style-name="ce10" table:formula="of:=[.O27]/2" office:value-type="float" office:value="103.530975" calcext:value-type="float">
            <text:p>1,0353098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0" office:value-type="float" office:value="686" calcext:value-type="float">
            <text:p>6,8600000E+02</text:p>
          </table:table-cell>
          <table:table-cell table:style-name="ce10" office:value-type="float" office:value="-2.3325159864" calcext:value-type="float">
            <text:p>-2,3325160E+00</text:p>
          </table:table-cell>
          <table:table-cell table:style-name="ce22" office:value-type="float" office:value="1372" calcext:value-type="float">
            <text:p>1,3720000E+03</text:p>
          </table:table-cell>
          <table:table-cell table:style-name="ce10" office:value-type="float" office:value="-2.3183773339" calcext:value-type="float">
            <text:p>-2,3183773E+00</text:p>
          </table:table-cell>
          <table:table-cell table:style-name="ce10" office:value-type="float" office:value="47.520546" calcext:value-type="float">
            <text:p>4,7520546E+01</text:p>
          </table:table-cell>
          <table:table-cell table:style-name="ce10" office:value-type="float" office:value="-2.1892526027" calcext:value-type="float">
            <text:p>-2,1892526E+00</text:p>
          </table:table-cell>
          <table:table-cell table:style-name="ce10" office:value-type="float" office:value="78.608" calcext:value-type="float">
            <text:p>7,8608000E+01</text:p>
          </table:table-cell>
          <table:table-cell table:style-name="ce10" office:value-type="float" office:value="-2.4174836939" calcext:value-type="float">
            <text:p>-2,4174837E+00</text:p>
          </table:table-cell>
          <table:table-cell table:style-name="ce10" office:value-type="float" office:value="102.6895" calcext:value-type="float">
            <text:p>1,0268950E+02</text:p>
          </table:table-cell>
          <table:table-cell table:style-name="ce10" office:value-type="float" office:value="-2.4318674315" calcext:value-type="float">
            <text:p>-2,4318674E+00</text:p>
          </table:table-cell>
          <table:table-cell office:value-type="float" office:value="-4.8702732981" calcext:value-type="float">
            <text:p>-4,8702733E+00</text:p>
          </table:table-cell>
          <table:table-cell table:style-name="ce10" table:formula="of:=[.M28]/2" office:value-type="float" office:value="-2.43513664905" calcext:value-type="float">
            <text:p>-2,4351366E+00</text:p>
          </table:table-cell>
          <table:table-cell office:value-type="float" office:value="208.22959" calcext:value-type="float">
            <text:p>2,0822959E+02</text:p>
          </table:table-cell>
          <table:table-cell table:style-name="ce10" table:formula="of:=[.O28]/2" office:value-type="float" office:value="104.114795" calcext:value-type="float">
            <text:p>1,0411480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2" office:value-type="float" office:value="762.15625" calcext:value-type="float">
            <text:p>7,6215625E+02</text:p>
          </table:table-cell>
          <table:table-cell table:style-name="ce12" office:value-type="float" office:value="-2.3292293475" calcext:value-type="float">
            <text:p>-2,3292293E+00</text:p>
          </table:table-cell>
          <table:table-cell table:style-name="ce23" office:value-type="float" office:value="1524.3125" calcext:value-type="float">
            <text:p>1,5243125E+03</text:p>
          </table:table-cell>
          <table:table-cell table:style-name="ce12" office:value-type="float" office:value="-2.3175126678" calcext:value-type="float">
            <text:p>-2,3175127E+00</text:p>
          </table:table-cell>
          <table:table-cell table:style-name="ce10" office:value-type="float" office:value="51.371761" calcext:value-type="float">
            <text:p>5,1371761E+01</text:p>
          </table:table-cell>
          <table:table-cell table:style-name="ce10" office:value-type="float" office:value="-2.2363242944" calcext:value-type="float">
            <text:p>-2,2363243E+00</text:p>
          </table:table-cell>
          <table:table-cell table:style-name="ce10" office:value-type="float" office:value="80.354781" calcext:value-type="float">
            <text:p>8,0354781E+01</text:p>
          </table:table-cell>
          <table:table-cell table:style-name="ce10" office:value-type="float" office:value="-2.4203312093" calcext:value-type="float">
            <text:p>-2,4203312E+00</text:p>
          </table:table-cell>
          <table:table-cell table:style-name="ce10" office:value-type="float" office:value="105.32244" calcext:value-type="float">
            <text:p>1,0532244E+02</text:p>
          </table:table-cell>
          <table:table-cell table:style-name="ce10" office:value-type="float" office:value="-2.4322498974" calcext:value-type="float">
            <text:p>-2,4322499E+00</text:p>
          </table:table-cell>
          <table:table-cell office:value-type="float" office:value="-4.8703783683" calcext:value-type="float">
            <text:p>-4,8703784E+00</text:p>
          </table:table-cell>
          <table:table-cell table:style-name="ce10" table:formula="of:=[.M29]/2" office:value-type="float" office:value="-2.43518918415" calcext:value-type="float">
            <text:p>-2,4351892E+00</text:p>
          </table:table-cell>
          <table:table-cell office:value-type="float" office:value="209.40161" calcext:value-type="float">
            <text:p>2,0940161E+02</text:p>
          </table:table-cell>
          <table:table-cell table:style-name="ce10" table:formula="of:=[.O29]/2" office:value-type="float" office:value="104.700805" calcext:value-type="float">
            <text:p>1,0470081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55.425626" calcext:value-type="float">
            <text:p>5,5425626E+01</text:p>
          </table:table-cell>
          <table:table-cell table:style-name="ce10" office:value-type="float" office:value="-2.2757880527" calcext:value-type="float">
            <text:p>-2,2757881E+00</text:p>
          </table:table-cell>
          <table:table-cell table:style-name="ce10" office:value-type="float" office:value="82.12725" calcext:value-type="float">
            <text:p>8,2127250E+01</text:p>
          </table:table-cell>
          <table:table-cell table:style-name="ce10" office:value-type="float" office:value="-2.4228873889" calcext:value-type="float">
            <text:p>-2,4228874E+00</text:p>
          </table:table-cell>
          <table:table-cell table:style-name="ce10" office:value-type="float" office:value="108" calcext:value-type="float">
            <text:p>1,0800000E+02</text:p>
          </table:table-cell>
          <table:table-cell table:style-name="ce10" office:value-type="float" office:value="-2.432438639" calcext:value-type="float">
            <text:p>-2,4324386E+00</text:p>
          </table:table-cell>
          <table:table-cell office:value-type="float" office:value="-4.8704633461" calcext:value-type="float">
            <text:p>-4,8704633E+00</text:p>
          </table:table-cell>
          <table:table-cell table:style-name="ce10" table:formula="of:=[.M30]/2" office:value-type="float" office:value="-2.43523167305" calcext:value-type="float">
            <text:p>-2,4352317E+00</text:p>
          </table:table-cell>
          <table:table-cell office:value-type="float" office:value="210.57802" calcext:value-type="float">
            <text:p>2,1057802E+02</text:p>
          </table:table-cell>
          <table:table-cell table:style-name="ce10" table:formula="of:=[.O30]/2" office:value-type="float" office:value="105.28901" calcext:value-type="float">
            <text:p>1,0528901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59.687337" calcext:value-type="float">
            <text:p>5,9687337E+01</text:p>
          </table:table-cell>
          <table:table-cell table:style-name="ce10" office:value-type="float" office:value="-2.3086963544" calcext:value-type="float">
            <text:p>-2,3086964E+00</text:p>
          </table:table-cell>
          <table:table-cell table:style-name="ce10" office:value-type="float" office:value="83.925594" calcext:value-type="float">
            <text:p>8,3925594E+01</text:p>
          </table:table-cell>
          <table:table-cell table:style-name="ce10" office:value-type="float" office:value="-2.425168817" calcext:value-type="float">
            <text:p>-2,4251688E+00</text:p>
          </table:table-cell>
          <table:table-cell table:style-name="ce10" office:value-type="float" office:value="110.72256" calcext:value-type="float">
            <text:p>1,1072256E+02</text:p>
          </table:table-cell>
          <table:table-cell table:style-name="ce10" office:value-type="float" office:value="-2.432449489" calcext:value-type="float">
            <text:p>-2,4324495E+00</text:p>
          </table:table-cell>
          <table:table-cell office:value-type="float" office:value="-4.8705286143" calcext:value-type="float">
            <text:p>-4,8705286E+00</text:p>
          </table:table-cell>
          <table:table-cell table:style-name="ce10" table:formula="of:=[.M31]/2" office:value-type="float" office:value="-2.43526430715" calcext:value-type="float">
            <text:p>-2,4352643E+00</text:p>
          </table:table-cell>
          <table:table-cell office:value-type="float" office:value="211.75883" calcext:value-type="float">
            <text:p>2,1175883E+02</text:p>
          </table:table-cell>
          <table:table-cell table:style-name="ce10" table:formula="of:=[.O31]/2" office:value-type="float" office:value="105.879415" calcext:value-type="float">
            <text:p>1,0587942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64.16209" calcext:value-type="float">
            <text:p>6,4162090E+01</text:p>
          </table:table-cell>
          <table:table-cell table:style-name="ce10" office:value-type="float" office:value="-2.3359536455" calcext:value-type="float">
            <text:p>-2,3359536E+00</text:p>
          </table:table-cell>
          <table:table-cell table:style-name="ce10" office:value-type="float" office:value="85.75" calcext:value-type="float">
            <text:p>8,5750000E+01</text:p>
          </table:table-cell>
          <table:table-cell table:style-name="ce10" office:value-type="float" office:value="-2.4271914549" calcext:value-type="float">
            <text:p>-2,4271915E+00</text:p>
          </table:table-cell>
          <table:table-cell table:style-name="ce10" office:value-type="float" office:value="113.4905" calcext:value-type="float">
            <text:p>1,1349050E+02</text:p>
          </table:table-cell>
          <table:table-cell table:style-name="ce10" office:value-type="float" office:value="-2.4322971526" calcext:value-type="float">
            <text:p>-2,4322972E+00</text:p>
          </table:table-cell>
          <table:table-cell office:value-type="float" office:value="-4.870574548" calcext:value-type="float">
            <text:p>-4,8705745E+00</text:p>
          </table:table-cell>
          <table:table-cell table:style-name="ce10" table:formula="of:=[.M32]/2" office:value-type="float" office:value="-2.435287274" calcext:value-type="float">
            <text:p>-2,4352873E+00</text:p>
          </table:table-cell>
          <table:table-cell office:value-type="float" office:value="212.94405" calcext:value-type="float">
            <text:p>2,1294405E+02</text:p>
          </table:table-cell>
          <table:table-cell table:style-name="ce10" table:formula="of:=[.O32]/2" office:value-type="float" office:value="106.472025" calcext:value-type="float">
            <text:p>1,0647203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68.855082" calcext:value-type="float">
            <text:p>6,8855082E+01</text:p>
          </table:table-cell>
          <table:table-cell table:style-name="ce10" office:value-type="float" office:value="-2.3583409385" calcext:value-type="float">
            <text:p>-2,3583409E+00</text:p>
          </table:table-cell>
          <table:table-cell table:style-name="ce10" office:value-type="float" office:value="87.600656" calcext:value-type="float">
            <text:p>8,7600656E+01</text:p>
          </table:table-cell>
          <table:table-cell table:style-name="ce10" office:value-type="float" office:value="-2.4289700168" calcext:value-type="float">
            <text:p>-2,4289700E+00</text:p>
          </table:table-cell>
          <table:table-cell table:style-name="ce10" office:value-type="float" office:value="116.30419" calcext:value-type="float">
            <text:p>1,1630419E+02</text:p>
          </table:table-cell>
          <table:table-cell table:style-name="ce10" office:value-type="float" office:value="-2.4319953113" calcext:value-type="float">
            <text:p>-2,4319953E+00</text:p>
          </table:table-cell>
          <table:table-cell office:value-type="float" office:value="-4.8706015175" calcext:value-type="float">
            <text:p>-4,8706015E+00</text:p>
          </table:table-cell>
          <table:table-cell table:style-name="ce10" table:formula="of:=[.M33]/2" office:value-type="float" office:value="-2.43530075875" calcext:value-type="float">
            <text:p>-2,4353008E+00</text:p>
          </table:table-cell>
          <table:table-cell office:value-type="float" office:value="214.13368" calcext:value-type="float">
            <text:p>2,1413368E+02</text:p>
          </table:table-cell>
          <table:table-cell table:style-name="ce10" table:formula="of:=[.O33]/2" office:value-type="float" office:value="107.06684" calcext:value-type="float">
            <text:p>1,0706684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73.771508" calcext:value-type="float">
            <text:p>7,3771508E+01</text:p>
          </table:table-cell>
          <table:table-cell table:style-name="ce10" office:value-type="float" office:value="-2.3765357365" calcext:value-type="float">
            <text:p>-2,3765357E+00</text:p>
          </table:table-cell>
          <table:table-cell table:style-name="ce10" office:value-type="float" office:value="89.47775" calcext:value-type="float">
            <text:p>8,9477750E+01</text:p>
          </table:table-cell>
          <table:table-cell table:style-name="ce10" office:value-type="float" office:value="-2.4305190886" calcext:value-type="float">
            <text:p>-2,4305191E+00</text:p>
          </table:table-cell>
          <table:table-cell table:style-name="ce10" office:value-type="float" office:value="119.164" calcext:value-type="float">
            <text:p>1,1916400E+02</text:p>
          </table:table-cell>
          <table:table-cell table:style-name="ce10" office:value-type="float" office:value="-2.4315566694" calcext:value-type="float">
            <text:p>-2,4315567E+00</text:p>
          </table:table-cell>
          <table:table-cell office:value-type="float" office:value="-4.870609889" calcext:value-type="float">
            <text:p>-4,8706099E+00</text:p>
          </table:table-cell>
          <table:table-cell table:style-name="ce10" table:formula="of:=[.M34]/2" office:value-type="float" office:value="-2.4353049445" calcext:value-type="float">
            <text:p>-2,4353049E+00</text:p>
          </table:table-cell>
          <table:table-cell office:value-type="float" office:value="215.32773" calcext:value-type="float">
            <text:p>2,1532773E+02</text:p>
          </table:table-cell>
          <table:table-cell table:style-name="ce10" table:formula="of:=[.O34]/2" office:value-type="float" office:value="107.663865" calcext:value-type="float">
            <text:p>1,0766387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78.916565" calcext:value-type="float">
            <text:p>7,8916565E+01</text:p>
          </table:table-cell>
          <table:table-cell table:style-name="ce10" office:value-type="float" office:value="-2.3911262863" calcext:value-type="float">
            <text:p>-2,3911263E+00</text:p>
          </table:table-cell>
          <table:table-cell table:style-name="ce10" office:value-type="float" office:value="91.381469" calcext:value-type="float">
            <text:p>9,1381469E+01</text:p>
          </table:table-cell>
          <table:table-cell table:style-name="ce10" office:value-type="float" office:value="-2.4318521311" calcext:value-type="float">
            <text:p>-2,4318521E+00</text:p>
          </table:table-cell>
          <table:table-cell table:style-name="ce10" office:value-type="float" office:value="122.07031" calcext:value-type="float">
            <text:p>1,2207031E+02</text:p>
          </table:table-cell>
          <table:table-cell table:style-name="ce10" office:value-type="float" office:value="-2.43099305" calcext:value-type="float">
            <text:p>-2,4309931E+00</text:p>
          </table:table-cell>
          <table:table-cell office:value-type="float" office:value="-4.8706000233" calcext:value-type="float">
            <text:p>-4,8706000E+00</text:p>
          </table:table-cell>
          <table:table-cell table:style-name="ce10" table:formula="of:=[.M35]/2" office:value-type="float" office:value="-2.43530001165" calcext:value-type="float">
            <text:p>-2,4353000E+00</text:p>
          </table:table-cell>
          <table:table-cell office:value-type="float" office:value="216.52621" calcext:value-type="float">
            <text:p>2,1652621E+02</text:p>
          </table:table-cell>
          <table:table-cell table:style-name="ce10" table:formula="of:=[.O35]/2" office:value-type="float" office:value="108.263105" calcext:value-type="float">
            <text:p>1,0826311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84.295449" calcext:value-type="float">
            <text:p>8,4295449E+01</text:p>
          </table:table-cell>
          <table:table-cell table:style-name="ce10" office:value-type="float" office:value="-2.4026237519" calcext:value-type="float">
            <text:p>-2,4026238E+00</text:p>
          </table:table-cell>
          <table:table-cell table:style-name="ce10" office:value-type="float" office:value="93.312" calcext:value-type="float">
            <text:p>9,3312000E+01</text:p>
          </table:table-cell>
          <table:table-cell table:style-name="ce10" office:value-type="float" office:value="-2.4329820851" calcext:value-type="float">
            <text:p>-2,4329821E+00</text:p>
          </table:table-cell>
          <table:table-cell table:style-name="ce10" office:value-type="float" office:value="125.0235" calcext:value-type="float">
            <text:p>1,2502350E+02</text:p>
          </table:table-cell>
          <table:table-cell table:style-name="ce10" office:value-type="float" office:value="-2.4303153674" calcext:value-type="float">
            <text:p>-2,4303154E+00</text:p>
          </table:table-cell>
          <table:table-cell office:value-type="float" office:value="-4.8705722765" calcext:value-type="float">
            <text:p>-4,8705723E+00</text:p>
          </table:table-cell>
          <table:table-cell table:style-name="ce10" table:formula="of:=[.M36]/2" office:value-type="float" office:value="-2.43528613825" calcext:value-type="float">
            <text:p>-2,4352861E+00</text:p>
          </table:table-cell>
          <table:table-cell office:value-type="float" office:value="217.72913" calcext:value-type="float">
            <text:p>2,1772913E+02</text:p>
          </table:table-cell>
          <table:table-cell table:style-name="ce10" table:formula="of:=[.O36]/2" office:value-type="float" office:value="108.864565" calcext:value-type="float">
            <text:p>1,0886457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89.913355" calcext:value-type="float">
            <text:p>8,9913355E+01</text:p>
          </table:table-cell>
          <table:table-cell table:style-name="ce10" office:value-type="float" office:value="-2.4114725701" calcext:value-type="float">
            <text:p>-2,4114726E+00</text:p>
          </table:table-cell>
          <table:table-cell table:style-name="ce10" office:value-type="float" office:value="95.269531" calcext:value-type="float">
            <text:p>9,5269531E+01</text:p>
          </table:table-cell>
          <table:table-cell table:style-name="ce10" office:value-type="float" office:value="-2.4339212171" calcext:value-type="float">
            <text:p>-2,4339212E+00</text:p>
          </table:table-cell>
          <table:table-cell table:style-name="ce10" office:value-type="float" office:value="128.02394" calcext:value-type="float">
            <text:p>1,2802394E+02</text:p>
          </table:table-cell>
          <table:table-cell table:style-name="ce10" office:value-type="float" office:value="-2.4295338062" calcext:value-type="float">
            <text:p>-2,4295338E+00</text:p>
          </table:table-cell>
          <table:table-cell office:value-type="float" office:value="-4.8705269973" calcext:value-type="float">
            <text:p>-4,8705270E+00</text:p>
          </table:table-cell>
          <table:table-cell table:style-name="ce10" table:formula="of:=[.M37]/2" office:value-type="float" office:value="-2.43526349865" calcext:value-type="float">
            <text:p>-2,4352635E+00</text:p>
          </table:table-cell>
          <table:table-cell office:value-type="float" office:value="218.9365" calcext:value-type="float">
            <text:p>2,1893650E+02</text:p>
          </table:table-cell>
          <table:table-cell table:style-name="ce10" table:formula="of:=[.O37]/2" office:value-type="float" office:value="109.46825" calcext:value-type="float">
            <text:p>1,0946825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95.775481" calcext:value-type="float">
            <text:p>9,5775481E+01</text:p>
          </table:table-cell>
          <table:table-cell table:style-name="ce10" office:value-type="float" office:value="-2.418058631" calcext:value-type="float">
            <text:p>-2,4180586E+00</text:p>
          </table:table-cell>
          <table:table-cell table:style-name="ce10" office:value-type="float" office:value="97.25425" calcext:value-type="float">
            <text:p>9,7254250E+01</text:p>
          </table:table-cell>
          <table:table-cell table:style-name="ce10" office:value-type="float" office:value="-2.4346812623" calcext:value-type="float">
            <text:p>-2,4346813E+00</text:p>
          </table:table-cell>
          <table:table-cell table:style-name="ce10" office:value-type="float" office:value="131.072" calcext:value-type="float">
            <text:p>1,3107200E+02</text:p>
          </table:table-cell>
          <table:table-cell table:style-name="ce10" office:value-type="float" office:value="-2.4286578283" calcext:value-type="float">
            <text:p>-2,4286578E+00</text:p>
          </table:table-cell>
          <table:table-cell office:value-type="float" office:value="-4.8704645356" calcext:value-type="float">
            <text:p>-4,8704645E+00</text:p>
          </table:table-cell>
          <table:table-cell table:style-name="ce10" table:formula="of:=[.M38]/2" office:value-type="float" office:value="-2.4352322678" calcext:value-type="float">
            <text:p>-2,4352323E+00</text:p>
          </table:table-cell>
          <table:table-cell office:value-type="float" office:value="220.14832" calcext:value-type="float">
            <text:p>2,2014832E+02</text:p>
          </table:table-cell>
          <table:table-cell table:style-name="ce10" table:formula="of:=[.O38]/2" office:value-type="float" office:value="110.07416" calcext:value-type="float">
            <text:p>1,1007416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01.88702" calcext:value-type="float">
            <text:p>1,0188702E+02</text:p>
          </table:table-cell>
          <table:table-cell table:style-name="ce10" office:value-type="float" office:value="-2.4227173771" calcext:value-type="float">
            <text:p>-2,4227174E+00</text:p>
          </table:table-cell>
          <table:table-cell table:style-name="ce10" office:value-type="float" office:value="99.266344" calcext:value-type="float">
            <text:p>9,9266344E+01</text:p>
          </table:table-cell>
          <table:table-cell table:style-name="ce10" office:value-type="float" office:value="-2.4352735934" calcext:value-type="float">
            <text:p>-2,4352736E+00</text:p>
          </table:table-cell>
          <table:table-cell table:style-name="ce10" office:value-type="float" office:value="134.16806" calcext:value-type="float">
            <text:p>1,3416806E+02</text:p>
          </table:table-cell>
          <table:table-cell table:style-name="ce10" office:value-type="float" office:value="-2.4276962145" calcext:value-type="float">
            <text:p>-2,4276962E+00</text:p>
          </table:table-cell>
          <table:table-cell office:value-type="float" office:value="-4.8703852278" calcext:value-type="float">
            <text:p>-4,8703852E+00</text:p>
          </table:table-cell>
          <table:table-cell table:style-name="ce10" table:formula="of:=[.M39]/2" office:value-type="float" office:value="-2.4351926139" calcext:value-type="float">
            <text:p>-2,4351926E+00</text:p>
          </table:table-cell>
          <table:table-cell office:value-type="float" office:value="221.36461" calcext:value-type="float">
            <text:p>2,2136461E+02</text:p>
          </table:table-cell>
          <table:table-cell table:style-name="ce10" table:formula="of:=[.O39]/2" office:value-type="float" office:value="110.682305" calcext:value-type="float">
            <text:p>1,1068231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08.25318" calcext:value-type="float">
            <text:p>1,0825318E+02</text:p>
          </table:table-cell>
          <table:table-cell table:style-name="ce10" office:value-type="float" office:value="-2.4257414036" calcext:value-type="float">
            <text:p>-2,4257414E+00</text:p>
          </table:table-cell>
          <table:table-cell table:style-name="ce10" office:value-type="float" office:value="101.306" calcext:value-type="float">
            <text:p>1,0130600E+02</text:p>
          </table:table-cell>
          <table:table-cell table:style-name="ce10" office:value-type="float" office:value="-2.4357086894" calcext:value-type="float">
            <text:p>-2,4357087E+00</text:p>
          </table:table-cell>
          <table:table-cell table:style-name="ce10" office:value-type="float" office:value="137.3125" calcext:value-type="float">
            <text:p>1,3731250E+02</text:p>
          </table:table-cell>
          <table:table-cell table:style-name="ce10" office:value-type="float" office:value="-2.4266572044" calcext:value-type="float">
            <text:p>-2,4266572E+00</text:p>
          </table:table-cell>
          <table:table-cell office:value-type="float" office:value="-4.8702894115" calcext:value-type="float">
            <text:p>-4,8702894E+00</text:p>
          </table:table-cell>
          <table:table-cell table:style-name="ce10" table:formula="of:=[.M40]/2" office:value-type="float" office:value="-2.43514470575" calcext:value-type="float">
            <text:p>-2,4351447E+00</text:p>
          </table:table-cell>
          <table:table-cell office:value-type="float" office:value="222.58536" calcext:value-type="float">
            <text:p>2,2258536E+02</text:p>
          </table:table-cell>
          <table:table-cell table:style-name="ce10" table:formula="of:=[.O40]/2" office:value-type="float" office:value="111.29268" calcext:value-type="float">
            <text:p>1,1129268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14.87914" calcext:value-type="float">
            <text:p>1,1487914E+02</text:p>
          </table:table-cell>
          <table:table-cell table:style-name="ce10" office:value-type="float" office:value="-2.4273859866" calcext:value-type="float">
            <text:p>-2,4273860E+00</text:p>
          </table:table-cell>
          <table:table-cell table:style-name="ce10" office:value-type="float" office:value="103.37341" calcext:value-type="float">
            <text:p>1,0337341E+02</text:p>
          </table:table-cell>
          <table:table-cell table:style-name="ce10" office:value-type="float" office:value="-2.4359970162" calcext:value-type="float">
            <text:p>-2,4359970E+00</text:p>
          </table:table-cell>
          <table:table-cell table:style-name="ce10" office:value-type="float" office:value="140.50569" calcext:value-type="float">
            <text:p>1,4050569E+02</text:p>
          </table:table-cell>
          <table:table-cell table:style-name="ce10" office:value-type="float" office:value="-2.4255484312" calcext:value-type="float">
            <text:p>-2,4255484E+00</text:p>
          </table:table-cell>
          <table:table-cell office:value-type="float" office:value="-4.8701774194" calcext:value-type="float">
            <text:p>-4,8701774E+00</text:p>
          </table:table-cell>
          <table:table-cell table:style-name="ce10" table:formula="of:=[.M41]/2" office:value-type="float" office:value="-2.4350887097" calcext:value-type="float">
            <text:p>-2,4350887E+00</text:p>
          </table:table-cell>
          <table:table-cell office:value-type="float" office:value="223.8106" calcext:value-type="float">
            <text:p>2,2381060E+02</text:p>
          </table:table-cell>
          <table:table-cell table:style-name="ce10" table:formula="of:=[.O41]/2" office:value-type="float" office:value="111.9053" calcext:value-type="float">
            <text:p>1,1190530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21.7701" calcext:value-type="float">
            <text:p>1,2177010E+02</text:p>
          </table:table-cell>
          <table:table-cell table:style-name="ce10" office:value-type="float" office:value="-2.4278740749" calcext:value-type="float">
            <text:p>-2,4278741E+00</text:p>
          </table:table-cell>
          <table:table-cell table:style-name="ce10" office:value-type="float" office:value="105.46875" calcext:value-type="float">
            <text:p>1,0546875E+02</text:p>
          </table:table-cell>
          <table:table-cell table:style-name="ce10" office:value-type="float" office:value="-2.4361480336" calcext:value-type="float">
            <text:p>-2,4361480E+00</text:p>
          </table:table-cell>
          <table:table-cell table:style-name="ce10" office:value-type="float" office:value="143.748" calcext:value-type="float">
            <text:p>1,4374800E+02</text:p>
          </table:table-cell>
          <table:table-cell table:style-name="ce10" office:value-type="float" office:value="-2.4243770755" calcext:value-type="float">
            <text:p>-2,4243771E+00</text:p>
          </table:table-cell>
          <table:table-cell office:value-type="float" office:value="-4.8700495766" calcext:value-type="float">
            <text:p>-4,8700496E+00</text:p>
          </table:table-cell>
          <table:table-cell table:style-name="ce10" table:formula="of:=[.M42]/2" office:value-type="float" office:value="-2.4350247883" calcext:value-type="float">
            <text:p>-2,4350248E+00</text:p>
          </table:table-cell>
          <table:table-cell office:value-type="float" office:value="225.04033" calcext:value-type="float">
            <text:p>2,2504033E+02</text:p>
          </table:table-cell>
          <table:table-cell table:style-name="ce10" table:formula="of:=[.O42]/2" office:value-type="float" office:value="112.520165" calcext:value-type="float">
            <text:p>1,1252017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28.93126" calcext:value-type="float">
            <text:p>1,2893126E+02</text:p>
          </table:table-cell>
          <table:table-cell table:style-name="ce10" office:value-type="float" office:value="-2.4274013336" calcext:value-type="float">
            <text:p>-2,4274013E+00</text:p>
          </table:table-cell>
          <table:table-cell table:style-name="ce10" office:value-type="float" office:value="107.59222" calcext:value-type="float">
            <text:p>1,0759222E+02</text:p>
          </table:table-cell>
          <table:table-cell table:style-name="ce10" office:value-type="float" office:value="-2.4361712512" calcext:value-type="float">
            <text:p>-2,4361713E+00</text:p>
          </table:table-cell>
          <table:table-cell table:style-name="ce10" office:value-type="float" office:value="147.03981" calcext:value-type="float">
            <text:p>1,4703981E+02</text:p>
          </table:table-cell>
          <table:table-cell table:style-name="ce10" office:value-type="float" office:value="-2.4231498379" calcext:value-type="float">
            <text:p>-2,4231498E+00</text:p>
          </table:table-cell>
          <table:table-cell office:value-type="float" office:value="-4.8699062043" calcext:value-type="float">
            <text:p>-4,8699062E+00</text:p>
          </table:table-cell>
          <table:table-cell table:style-name="ce10" table:formula="of:=[.M43]/2" office:value-type="float" office:value="-2.43495310215" calcext:value-type="float">
            <text:p>-2,4349531E+00</text:p>
          </table:table-cell>
          <table:table-cell office:value-type="float" office:value="226.27455" calcext:value-type="float">
            <text:p>2,2627455E+02</text:p>
          </table:table-cell>
          <table:table-cell table:style-name="ce10" table:formula="of:=[.O43]/2" office:value-type="float" office:value="113.137275" calcext:value-type="float">
            <text:p>1,1313728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36.36782" calcext:value-type="float">
            <text:p>1,3636782E+02</text:p>
          </table:table-cell>
          <table:table-cell table:style-name="ce10" office:value-type="float" office:value="-2.4261401077" calcext:value-type="float">
            <text:p>-2,4261401E+00</text:p>
          </table:table-cell>
          <table:table-cell table:style-name="ce10" office:value-type="float" office:value="109.744" calcext:value-type="float">
            <text:p>1,0974400E+02</text:p>
          </table:table-cell>
          <table:table-cell table:style-name="ce10" office:value-type="float" office:value="-2.4360754228" calcext:value-type="float">
            <text:p>-2,4360754E+00</text:p>
          </table:table-cell>
          <table:table-cell table:style-name="ce10" office:value-type="float" office:value="150.3815" calcext:value-type="float">
            <text:p>1,5038150E+02</text:p>
          </table:table-cell>
          <table:table-cell table:style-name="ce10" office:value-type="float" office:value="-2.4218730256" calcext:value-type="float">
            <text:p>-2,4218730E+00</text:p>
          </table:table-cell>
          <table:table-cell office:value-type="float" office:value="-4.8697476217" calcext:value-type="float">
            <text:p>-4,8697476E+00</text:p>
          </table:table-cell>
          <table:table-cell table:style-name="ce10" table:formula="of:=[.M44]/2" office:value-type="float" office:value="-2.43487381085" calcext:value-type="float">
            <text:p>-2,4348738E+00</text:p>
          </table:table-cell>
          <table:table-cell office:value-type="float" office:value="227.51328" calcext:value-type="float">
            <text:p>2,2751328E+02</text:p>
          </table:table-cell>
          <table:table-cell table:style-name="ce10" table:formula="of:=[.O44]/2" office:value-type="float" office:value="113.75664" calcext:value-type="float">
            <text:p>1,1375664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44.08498" calcext:value-type="float">
            <text:p>1,4408498E+02</text:p>
          </table:table-cell>
          <table:table-cell table:style-name="ce10" office:value-type="float" office:value="-2.4242423204" calcext:value-type="float">
            <text:p>-2,4242423E+00</text:p>
          </table:table-cell>
          <table:table-cell table:style-name="ce10" office:value-type="float" office:value="111.92428" calcext:value-type="float">
            <text:p>1,1192428E+02</text:p>
          </table:table-cell>
          <table:table-cell table:style-name="ce10" office:value-type="float" office:value="-2.4358689456" calcext:value-type="float">
            <text:p>-2,4358689E+00</text:p>
          </table:table-cell>
          <table:table-cell table:style-name="ce10" office:value-type="float" office:value="153.77344" calcext:value-type="float">
            <text:p>1,5377344E+02</text:p>
          </table:table-cell>
          <table:table-cell table:style-name="ce10" office:value-type="float" office:value="-2.420552537" calcext:value-type="float">
            <text:p>-2,4205525E+00</text:p>
          </table:table-cell>
          <table:table-cell office:value-type="float" office:value="-4.8695741415" calcext:value-type="float">
            <text:p>-4,8695741E+00</text:p>
          </table:table-cell>
          <table:table-cell table:style-name="ce10" table:formula="of:=[.M45]/2" office:value-type="float" office:value="-2.43478707075" calcext:value-type="float">
            <text:p>-2,4347871E+00</text:p>
          </table:table-cell>
          <table:table-cell office:value-type="float" office:value="228.75652" calcext:value-type="float">
            <text:p>2,2875652E+02</text:p>
          </table:table-cell>
          <table:table-cell table:style-name="ce10" table:formula="of:=[.O45]/2" office:value-type="float" office:value="114.37826" calcext:value-type="float">
            <text:p>1,1437826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52.08792" calcext:value-type="float">
            <text:p>1,5208792E+02</text:p>
          </table:table-cell>
          <table:table-cell table:style-name="ce10" office:value-type="float" office:value="-2.4218415827" calcext:value-type="float">
            <text:p>-2,4218416E+00</text:p>
          </table:table-cell>
          <table:table-cell table:style-name="ce10" office:value-type="float" office:value="114.13325" calcext:value-type="float">
            <text:p>1,1413325E+02</text:p>
          </table:table-cell>
          <table:table-cell table:style-name="ce10" office:value-type="float" office:value="-2.4355600409" calcext:value-type="float">
            <text:p>-2,4355600E+00</text:p>
          </table:table-cell>
          <table:table-cell table:style-name="ce10" office:value-type="float" office:value="157.216" calcext:value-type="float">
            <text:p>1,5721600E+02</text:p>
          </table:table-cell>
          <table:table-cell table:style-name="ce10" office:value-type="float" office:value="-2.4191938871" calcext:value-type="float">
            <text:p>-2,4191939E+00</text:p>
          </table:table-cell>
          <table:table-cell office:value-type="float" office:value="-4.8693860721" calcext:value-type="float">
            <text:p>-4,8693861E+00</text:p>
          </table:table-cell>
          <table:table-cell table:style-name="ce10" table:formula="of:=[.M46]/2" office:value-type="float" office:value="-2.43469303605" calcext:value-type="float">
            <text:p>-2,4346930E+00</text:p>
          </table:table-cell>
          <table:table-cell office:value-type="float" office:value="230.00428" calcext:value-type="float">
            <text:p>2,3000428E+02</text:p>
          </table:table-cell>
          <table:table-cell table:style-name="ce10" table:formula="of:=[.O46]/2" office:value-type="float" office:value="115.00214" calcext:value-type="float">
            <text:p>1,1500214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60.38184" calcext:value-type="float">
            <text:p>1,6038184E+02</text:p>
          </table:table-cell>
          <table:table-cell table:style-name="ce10" office:value-type="float" office:value="-2.4190550229" calcext:value-type="float">
            <text:p>-2,4190550E+00</text:p>
          </table:table-cell>
          <table:table-cell table:style-name="ce10" office:value-type="float" office:value="116.37109" calcext:value-type="float">
            <text:p>1,1637109E+02</text:p>
          </table:table-cell>
          <table:table-cell table:style-name="ce10" office:value-type="float" office:value="-2.4351560793" calcext:value-type="float">
            <text:p>-2,4351561E+00</text:p>
          </table:table-cell>
          <table:table-cell table:style-name="ce10" office:value-type="float" office:value="160.70956" calcext:value-type="float">
            <text:p>1,6070956E+02</text:p>
          </table:table-cell>
          <table:table-cell table:style-name="ce10" office:value-type="float" office:value="-2.4178022681" calcext:value-type="float">
            <text:p>-2,4178023E+00</text:p>
          </table:table-cell>
          <table:table-cell office:value-type="float" office:value="-4.8691837161" calcext:value-type="float">
            <text:p>-4,8691837E+00</text:p>
          </table:table-cell>
          <table:table-cell table:style-name="ce10" table:formula="of:=[.M47]/2" office:value-type="float" office:value="-2.43459185805" calcext:value-type="float">
            <text:p>-2,4345919E+00</text:p>
          </table:table-cell>
          <table:table-cell office:value-type="float" office:value="231.25657" calcext:value-type="float">
            <text:p>2,3125657E+02</text:p>
          </table:table-cell>
          <table:table-cell table:style-name="ce10" table:formula="of:=[.O47]/2" office:value-type="float" office:value="115.628285" calcext:value-type="float">
            <text:p>1,1562829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68.97195" calcext:value-type="float">
            <text:p>1,6897195E+02</text:p>
          </table:table-cell>
          <table:table-cell table:style-name="ce10" office:value-type="float" office:value="-2.4159844498" calcext:value-type="float">
            <text:p>-2,4159844E+00</text:p>
          </table:table-cell>
          <table:table-cell table:style-name="ce10" office:value-type="float" office:value="118.638" calcext:value-type="float">
            <text:p>1,1863800E+02</text:p>
          </table:table-cell>
          <table:table-cell table:style-name="ce10" office:value-type="float" office:value="-2.4346647428" calcext:value-type="float">
            <text:p>-2,4346647E+00</text:p>
          </table:table-cell>
          <table:table-cell table:style-name="ce10" office:value-type="float" office:value="164.2545" calcext:value-type="float">
            <text:p>1,6425450E+02</text:p>
          </table:table-cell>
          <table:table-cell table:style-name="ce10" office:value-type="float" office:value="-2.4163825115" calcext:value-type="float">
            <text:p>-2,4163825E+00</text:p>
          </table:table-cell>
          <table:table-cell office:value-type="float" office:value="-4.8689673735" calcext:value-type="float">
            <text:p>-4,8689674E+00</text:p>
          </table:table-cell>
          <table:table-cell table:style-name="ce10" table:formula="of:=[.M48]/2" office:value-type="float" office:value="-2.43448368675" calcext:value-type="float">
            <text:p>-2,4344837E+00</text:p>
          </table:table-cell>
          <table:table-cell office:value-type="float" office:value="232.51339" calcext:value-type="float">
            <text:p>2,3251339E+02</text:p>
          </table:table-cell>
          <table:table-cell table:style-name="ce10" table:formula="of:=[.O48]/2" office:value-type="float" office:value="116.256695" calcext:value-type="float">
            <text:p>1,1625670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77.86343" calcext:value-type="float">
            <text:p>1,7786343E+02</text:p>
          </table:table-cell>
          <table:table-cell table:style-name="ce10" office:value-type="float" office:value="-2.412717259" calcext:value-type="float">
            <text:p>-2,4127173E+00</text:p>
          </table:table-cell>
          <table:table-cell table:style-name="ce10" office:value-type="float" office:value="120.93416" calcext:value-type="float">
            <text:p>1,2093416E+02</text:p>
          </table:table-cell>
          <table:table-cell table:style-name="ce10" office:value-type="float" office:value="-2.4340926135" calcext:value-type="float">
            <text:p>-2,4340926E+00</text:p>
          </table:table-cell>
          <table:table-cell table:style-name="ce10" office:value-type="float" office:value="167.85119" calcext:value-type="float">
            <text:p>1,6785119E+02</text:p>
          </table:table-cell>
          <table:table-cell table:style-name="ce10" office:value-type="float" office:value="-2.4149392004" calcext:value-type="float">
            <text:p>-2,4149392E+00</text:p>
          </table:table-cell>
          <table:table-cell office:value-type="float" office:value="-4.8687373413" calcext:value-type="float">
            <text:p>-4,8687373E+00</text:p>
          </table:table-cell>
          <table:table-cell table:style-name="ce10" table:formula="of:=[.M49]/2" office:value-type="float" office:value="-2.43436867065" calcext:value-type="float">
            <text:p>-2,4343687E+00</text:p>
          </table:table-cell>
          <table:table-cell office:value-type="float" office:value="233.77476" calcext:value-type="float">
            <text:p>2,3377476E+02</text:p>
          </table:table-cell>
          <table:table-cell table:style-name="ce10" table:formula="of:=[.O49]/2" office:value-type="float" office:value="116.88738" calcext:value-type="float">
            <text:p>1,1688738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87.06149" calcext:value-type="float">
            <text:p>1,8706149E+02</text:p>
          </table:table-cell>
          <table:table-cell table:style-name="ce10" office:value-type="float" office:value="-2.4093271587" calcext:value-type="float">
            <text:p>-2,4093272E+00</text:p>
          </table:table-cell>
          <table:table-cell table:style-name="ce10" office:value-type="float" office:value="123.25975" calcext:value-type="float">
            <text:p>1,2325975E+02</text:p>
          </table:table-cell>
          <table:table-cell table:style-name="ce10" office:value-type="float" office:value="-2.4334462081" calcext:value-type="float">
            <text:p>-2,4334462E+00</text:p>
          </table:table-cell>
          <table:table-cell table:style-name="ce10" office:value-type="float" office:value="171.5" calcext:value-type="float">
            <text:p>1,7150000E+02</text:p>
          </table:table-cell>
          <table:table-cell table:style-name="ce10" office:value-type="float" office:value="-2.4134765678" calcext:value-type="float">
            <text:p>-2,4134766E+00</text:p>
          </table:table-cell>
          <table:table-cell office:value-type="float" office:value="-4.8684939057" calcext:value-type="float">
            <text:p>-4,8684939E+00</text:p>
          </table:table-cell>
          <table:table-cell table:style-name="ce10" table:formula="of:=[.M50]/2" office:value-type="float" office:value="-2.43424695285" calcext:value-type="float">
            <text:p>-2,4342470E+00</text:p>
          </table:table-cell>
          <table:table-cell office:value-type="float" office:value="235.04069" calcext:value-type="float">
            <text:p>2,3504069E+02</text:p>
          </table:table-cell>
          <table:table-cell table:style-name="ce10" table:formula="of:=[.O50]/2" office:value-type="float" office:value="117.520345" calcext:value-type="float">
            <text:p>1,1752035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96.57131" calcext:value-type="float">
            <text:p>1,9657131E+02</text:p>
          </table:table-cell>
          <table:table-cell table:style-name="ce10" office:value-type="float" office:value="-2.4058747225" calcext:value-type="float">
            <text:p>-2,4058747E+00</text:p>
          </table:table-cell>
          <table:table-cell table:style-name="ce10" office:value-type="float" office:value="125.61497" calcext:value-type="float">
            <text:p>1,2561497E+02</text:p>
          </table:table-cell>
          <table:table-cell table:style-name="ce10" office:value-type="float" office:value="-2.4327319834" calcext:value-type="float">
            <text:p>-2,4327320E+00</text:p>
          </table:table-cell>
          <table:table-cell table:style-name="ce10" office:value-type="float" office:value="175.20131" calcext:value-type="float">
            <text:p>1,7520131E+02</text:p>
          </table:table-cell>
          <table:table-cell table:style-name="ce10" office:value-type="float" office:value="-2.4119985815" calcext:value-type="float">
            <text:p>-2,4119986E+00</text:p>
          </table:table-cell>
          <table:table-cell office:value-type="float" office:value="-4.8682373573" calcext:value-type="float">
            <text:p>-4,8682374E+00</text:p>
          </table:table-cell>
          <table:table-cell table:style-name="ce10" table:formula="of:=[.M51]/2" office:value-type="float" office:value="-2.43411867865" calcext:value-type="float">
            <text:p>-2,4341187E+00</text:p>
          </table:table-cell>
          <table:table-cell office:value-type="float" office:value="236.31118" calcext:value-type="float">
            <text:p>2,3631118E+02</text:p>
          </table:table-cell>
          <table:table-cell table:style-name="ce10" table:formula="of:=[.O51]/2" office:value-type="float" office:value="118.15559" calcext:value-type="float">
            <text:p>1,1815559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206.3981" calcext:value-type="float">
            <text:p>2,0639810E+02</text:p>
          </table:table-cell>
          <table:table-cell table:style-name="ce10" office:value-type="float" office:value="-2.402407415" calcext:value-type="float">
            <text:p>-2,4024074E+00</text:p>
          </table:table-cell>
          <table:table-cell table:style-name="ce10" office:value-type="float" office:value="128" calcext:value-type="float">
            <text:p>1,2800000E+02</text:p>
          </table:table-cell>
          <table:table-cell table:style-name="ce10" office:value-type="float" office:value="-2.4319555994" calcext:value-type="float">
            <text:p>-2,4319556E+00</text:p>
          </table:table-cell>
          <table:table-cell table:style-name="ce10" office:value-type="float" office:value="178.9555" calcext:value-type="float">
            <text:p>1,7895550E+02</text:p>
          </table:table-cell>
          <table:table-cell table:style-name="ce10" office:value-type="float" office:value="-2.4105089286" calcext:value-type="float">
            <text:p>-2,4105089E+00</text:p>
          </table:table-cell>
          <table:table-cell office:value-type="float" office:value="-4.8679679785" calcext:value-type="float">
            <text:p>-4,8679680E+00</text:p>
          </table:table-cell>
          <table:table-cell table:style-name="ce10" table:formula="of:=[.M52]/2" office:value-type="float" office:value="-2.43398398925" calcext:value-type="float">
            <text:p>-2,4339840E+00</text:p>
          </table:table-cell>
          <table:table-cell office:value-type="float" office:value="237.58623" calcext:value-type="float">
            <text:p>2,3758623E+02</text:p>
          </table:table-cell>
          <table:table-cell table:style-name="ce10" table:formula="of:=[.O52]/2" office:value-type="float" office:value="118.793115" calcext:value-type="float">
            <text:p>1,1879312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216.54705" calcext:value-type="float">
            <text:p>2,1654705E+02</text:p>
          </table:table-cell>
          <table:table-cell table:style-name="ce10" office:value-type="float" office:value="-2.3989603363" calcext:value-type="float">
            <text:p>-2,3989603E+00</text:p>
          </table:table-cell>
          <table:table-cell table:style-name="ce10" office:value-type="float" office:value="130.41503" calcext:value-type="float">
            <text:p>1,3041503E+02</text:p>
          </table:table-cell>
          <table:table-cell table:style-name="ce10" office:value-type="float" office:value="-2.4311226513" calcext:value-type="float">
            <text:p>-2,4311227E+00</text:p>
          </table:table-cell>
          <table:table-cell table:style-name="ce10" office:value-type="float" office:value="182.76294" calcext:value-type="float">
            <text:p>1,8276294E+02</text:p>
          </table:table-cell>
          <table:table-cell table:style-name="ce10" office:value-type="float" office:value="-2.4090110679" calcext:value-type="float">
            <text:p>-2,4090111E+00</text:p>
          </table:table-cell>
          <table:table-cell office:value-type="float" office:value="-4.8676860449" calcext:value-type="float">
            <text:p>-4,8676860E+00</text:p>
          </table:table-cell>
          <table:table-cell table:style-name="ce10" table:formula="of:=[.M53]/2" office:value-type="float" office:value="-2.43384302245" calcext:value-type="float">
            <text:p>-2,4338430E+00</text:p>
          </table:table-cell>
          <table:table-cell office:value-type="float" office:value="238.86587" calcext:value-type="float">
            <text:p>2,3886587E+02</text:p>
          </table:table-cell>
          <table:table-cell table:style-name="ce10" table:formula="of:=[.O53]/2" office:value-type="float" office:value="119.432935" calcext:value-type="float">
            <text:p>1,1943294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227.02336" calcext:value-type="float">
            <text:p>2,2702336E+02</text:p>
          </table:table-cell>
          <table:table-cell table:style-name="ce10" office:value-type="float" office:value="-2.3955580077" calcext:value-type="float">
            <text:p>-2,3955580E+00</text:p>
          </table:table-cell>
          <table:table-cell table:style-name="ce10" office:value-type="float" office:value="132.86025" calcext:value-type="float">
            <text:p>1,3286025E+02</text:p>
          </table:table-cell>
          <table:table-cell table:style-name="ce10" office:value-type="float" office:value="-2.4302382508" calcext:value-type="float">
            <text:p>-2,4302383E+00</text:p>
          </table:table-cell>
          <table:table-cell table:style-name="ce10" office:value-type="float" office:value="186.624" calcext:value-type="float">
            <text:p>1,8662400E+02</text:p>
          </table:table-cell>
          <table:table-cell table:style-name="ce10" office:value-type="float" office:value="-2.4075081305" calcext:value-type="float">
            <text:p>-2,4075081E+00</text:p>
          </table:table-cell>
          <table:table-cell office:value-type="float" office:value="-4.8673918299" calcext:value-type="float">
            <text:p>-4,8673918E+00</text:p>
          </table:table-cell>
          <table:table-cell table:style-name="ce10" table:formula="of:=[.M54]/2" office:value-type="float" office:value="-2.43369591495" calcext:value-type="float">
            <text:p>-2,4336959E+00</text:p>
          </table:table-cell>
          <table:table-cell office:value-type="float" office:value="240.15009" calcext:value-type="float">
            <text:p>2,4015009E+02</text:p>
          </table:table-cell>
          <table:table-cell table:style-name="ce10" table:formula="of:=[.O54]/2" office:value-type="float" office:value="120.075045" calcext:value-type="float">
            <text:p>1,2007505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237.83223" calcext:value-type="float">
            <text:p>2,3783223E+02</text:p>
          </table:table-cell>
          <table:table-cell table:style-name="ce10" office:value-type="float" office:value="-2.3922163692" calcext:value-type="float">
            <text:p>-2,3922164E+00</text:p>
          </table:table-cell>
          <table:table-cell table:style-name="ce10" office:value-type="float" office:value="135.33584" calcext:value-type="float">
            <text:p>1,3533584E+02</text:p>
          </table:table-cell>
          <table:table-cell table:style-name="ce10" office:value-type="float" office:value="-2.4293072801" calcext:value-type="float">
            <text:p>-2,4293073E+00</text:p>
          </table:table-cell>
          <table:table-cell table:style-name="ce10" office:value-type="float" office:value="190.53906" calcext:value-type="float">
            <text:p>1,9053906E+02</text:p>
          </table:table-cell>
          <table:table-cell table:style-name="ce10" office:value-type="float" office:value="-2.4060030435" calcext:value-type="float">
            <text:p>-2,4060030E+00</text:p>
          </table:table-cell>
          <table:table-cell office:value-type="float" office:value="-4.8670856053" calcext:value-type="float">
            <text:p>-4,8670856E+00</text:p>
          </table:table-cell>
          <table:table-cell table:style-name="ce10" table:formula="of:=[.M55]/2" office:value-type="float" office:value="-2.43354280265" calcext:value-type="float">
            <text:p>-2,4335428E+00</text:p>
          </table:table-cell>
          <table:table-cell office:value-type="float" office:value="241.43891" calcext:value-type="float">
            <text:p>2,4143891E+02</text:p>
          </table:table-cell>
          <table:table-cell table:style-name="ce10" table:formula="of:=[.O55]/2" office:value-type="float" office:value="120.719455" calcext:value-type="float">
            <text:p>1,2071946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248.97884" calcext:value-type="float">
            <text:p>2,4897884E+02</text:p>
          </table:table-cell>
          <table:table-cell table:style-name="ce10" office:value-type="float" office:value="-2.3889453812" calcext:value-type="float">
            <text:p>-2,3889454E+00</text:p>
          </table:table-cell>
          <table:table-cell table:style-name="ce10" office:value-type="float" office:value="137.842" calcext:value-type="float">
            <text:p>1,3784200E+02</text:p>
          </table:table-cell>
          <table:table-cell table:style-name="ce10" office:value-type="float" office:value="-2.4283342039" calcext:value-type="float">
            <text:p>-2,4283342E+00</text:p>
          </table:table-cell>
          <table:table-cell table:style-name="ce10" office:value-type="float" office:value="194.5085" calcext:value-type="float">
            <text:p>1,9450850E+02</text:p>
          </table:table-cell>
          <table:table-cell table:style-name="ce10" office:value-type="float" office:value="-2.4044984482" calcext:value-type="float">
            <text:p>-2,4044984E+00</text:p>
          </table:table-cell>
          <table:table-cell office:value-type="float" office:value="-4.866767636" calcext:value-type="float">
            <text:p>-4,8667676E+00</text:p>
          </table:table-cell>
          <table:table-cell table:style-name="ce10" table:formula="of:=[.M56]/2" office:value-type="float" office:value="-2.433383818" calcext:value-type="float">
            <text:p>-2,4333838E+00</text:p>
          </table:table-cell>
          <table:table-cell office:value-type="float" office:value="242.73233" calcext:value-type="float">
            <text:p>2,4273233E+02</text:p>
          </table:table-cell>
          <table:table-cell table:style-name="ce10" table:formula="of:=[.O56]/2" office:value-type="float" office:value="121.366165" calcext:value-type="float">
            <text:p>1,2136617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260.4684" calcext:value-type="float">
            <text:p>2,6046840E+02</text:p>
          </table:table-cell>
          <table:table-cell table:style-name="ce10" office:value-type="float" office:value="-2.385751696" calcext:value-type="float">
            <text:p>-2,3857517E+00</text:p>
          </table:table-cell>
          <table:table-cell table:style-name="ce10" office:value-type="float" office:value="140.37891" calcext:value-type="float">
            <text:p>1,4037891E+02</text:p>
          </table:table-cell>
          <table:table-cell table:style-name="ce10" office:value-type="float" office:value="-2.4273234205" calcext:value-type="float">
            <text:p>-2,4273234E+00</text:p>
          </table:table-cell>
          <table:table-cell table:style-name="ce10" office:value-type="float" office:value="198.53269" calcext:value-type="float">
            <text:p>1,9853269E+02</text:p>
          </table:table-cell>
          <table:table-cell table:style-name="ce10" office:value-type="float" office:value="-2.4029967526" calcext:value-type="float">
            <text:p>-2,4029968E+00</text:p>
          </table:table-cell>
          <table:table-cell office:value-type="float" office:value="-4.8664381857" calcext:value-type="float">
            <text:p>-4,8664382E+00</text:p>
          </table:table-cell>
          <table:table-cell table:style-name="ce10" table:formula="of:=[.M57]/2" office:value-type="float" office:value="-2.43321909285" calcext:value-type="float">
            <text:p>-2,4332191E+00</text:p>
          </table:table-cell>
          <table:table-cell office:value-type="float" office:value="244.03036" calcext:value-type="float">
            <text:p>2,4403036E+02</text:p>
          </table:table-cell>
          <table:table-cell table:style-name="ce10" table:formula="of:=[.O57]/2" office:value-type="float" office:value="122.01518" calcext:value-type="float">
            <text:p>1,2201518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272.3061" calcext:value-type="float">
            <text:p>2,7230610E+02</text:p>
          </table:table-cell>
          <table:table-cell table:style-name="ce10" office:value-type="float" office:value="-2.382640143" calcext:value-type="float">
            <text:p>-2,3826401E+00</text:p>
          </table:table-cell>
          <table:table-cell table:style-name="ce10" office:value-type="float" office:value="142.94675" calcext:value-type="float">
            <text:p>1,4294675E+02</text:p>
          </table:table-cell>
          <table:table-cell table:style-name="ce10" office:value-type="float" office:value="-2.4262788652" calcext:value-type="float">
            <text:p>-2,4262789E+00</text:p>
          </table:table-cell>
          <table:table-cell table:style-name="ce10" office:value-type="float" office:value="202.612" calcext:value-type="float">
            <text:p>2,0261200E+02</text:p>
          </table:table-cell>
          <table:table-cell table:style-name="ce10" office:value-type="float" office:value="-2.4015000987" calcext:value-type="float">
            <text:p>-2,4015001E+00</text:p>
          </table:table-cell>
          <table:table-cell office:value-type="float" office:value="-4.8660975098" calcext:value-type="float">
            <text:p>-4,8660975E+00</text:p>
          </table:table-cell>
          <table:table-cell table:style-name="ce10" table:formula="of:=[.M58]/2" office:value-type="float" office:value="-2.4330487549" calcext:value-type="float">
            <text:p>-2,4330488E+00</text:p>
          </table:table-cell>
          <table:table-cell office:value-type="float" office:value="245.33301" calcext:value-type="float">
            <text:p>2,4533301E+02</text:p>
          </table:table-cell>
          <table:table-cell table:style-name="ce10" table:formula="of:=[.O58]/2" office:value-type="float" office:value="122.666505" calcext:value-type="float">
            <text:p>1,2266651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284.49714" calcext:value-type="float">
            <text:p>2,8449714E+02</text:p>
          </table:table-cell>
          <table:table-cell table:style-name="ce10" office:value-type="float" office:value="-2.3796146984" calcext:value-type="float">
            <text:p>-2,3796147E+00</text:p>
          </table:table-cell>
          <table:table-cell table:style-name="ce10" office:value-type="float" office:value="145.54572" calcext:value-type="float">
            <text:p>1,4554572E+02</text:p>
          </table:table-cell>
          <table:table-cell table:style-name="ce10" office:value-type="float" office:value="-2.4252040568" calcext:value-type="float">
            <text:p>-2,4252041E+00</text:p>
          </table:table-cell>
          <table:table-cell table:style-name="ce10" office:value-type="float" office:value="206.74681" calcext:value-type="float">
            <text:p>2,0674681E+02</text:p>
          </table:table-cell>
          <table:table-cell table:style-name="ce10" office:value-type="float" office:value="-2.4000104129" calcext:value-type="float">
            <text:p>-2,4000104E+00</text:p>
          </table:table-cell>
          <table:table-cell office:value-type="float" office:value="-4.8657458635" calcext:value-type="float">
            <text:p>-4,8657459E+00</text:p>
          </table:table-cell>
          <table:table-cell table:style-name="ce12" table:formula="of:=[.M59]/2" office:value-type="float" office:value="-2.43287293175" calcext:value-type="float">
            <text:p>-2,4328729E+00</text:p>
          </table:table-cell>
          <table:table-cell office:value-type="float" office:value="246.64029" calcext:value-type="float">
            <text:p>2,4664029E+02</text:p>
          </table:table-cell>
          <table:table-cell table:style-name="ce12" table:formula="of:=[.O59]/2" office:value-type="float" office:value="123.320145" calcext:value-type="float">
            <text:p>1,2332015E+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297.04671" calcext:value-type="float">
            <text:p>2,9704671E+02</text:p>
          </table:table-cell>
          <table:table-cell table:style-name="ce10" office:value-type="float" office:value="-2.3766788874" calcext:value-type="float">
            <text:p>-2,3766789E+00</text:p>
          </table:table-cell>
          <table:table-cell table:style-name="ce10" office:value-type="float" office:value="148.176" calcext:value-type="float">
            <text:p>1,4817600E+02</text:p>
          </table:table-cell>
          <table:table-cell table:style-name="ce10" office:value-type="float" office:value="-2.4241027093" calcext:value-type="float">
            <text:p>-2,4241027E+00</text:p>
          </table:table-cell>
          <table:table-cell table:style-name="ce10" office:value-type="float" office:value="210.9375" calcext:value-type="float">
            <text:p>2,1093750E+02</text:p>
          </table:table-cell>
          <table:table-cell table:style-name="ce10" office:value-type="float" office:value="-2.3985293426" calcext:value-type="float">
            <text:p>-2,3985293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309.96002" calcext:value-type="float">
            <text:p>3,0996002E+02</text:p>
          </table:table-cell>
          <table:table-cell table:style-name="ce10" office:value-type="float" office:value="-2.3738357428" calcext:value-type="float">
            <text:p>-2,3738357E+00</text:p>
          </table:table-cell>
          <table:table-cell table:style-name="ce10" office:value-type="float" office:value="150.83778" calcext:value-type="float">
            <text:p>1,5083778E+02</text:p>
          </table:table-cell>
          <table:table-cell table:style-name="ce10" office:value-type="float" office:value="-2.4229777981" calcext:value-type="float">
            <text:p>-2,4229778E+00</text:p>
          </table:table-cell>
          <table:table-cell table:style-name="ce10" office:value-type="float" office:value="215.18444" calcext:value-type="float">
            <text:p>2,1518444E+02</text:p>
          </table:table-cell>
          <table:table-cell table:style-name="ce10" office:value-type="float" office:value="-2.3970583468" calcext:value-type="float">
            <text:p>-2,3970583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323.24225" calcext:value-type="float">
            <text:p>3,2324225E+02</text:p>
          </table:table-cell>
          <table:table-cell table:style-name="ce10" office:value-type="float" office:value="-2.3710877373" calcext:value-type="float">
            <text:p>-2,3710877E+00</text:p>
          </table:table-cell>
          <table:table-cell table:style-name="ce10" office:value-type="float" office:value="182.25" calcext:value-type="float">
            <text:p>1,8225000E+02</text:p>
          </table:table-cell>
          <table:table-cell table:style-name="ce10" office:value-type="float" office:value="-2.4097585583" calcext:value-type="float">
            <text:p>-2,4097586E+00</text:p>
          </table:table-cell>
          <table:table-cell table:style-name="ce10" office:value-type="float" office:value="219.488" calcext:value-type="float">
            <text:p>2,1948800E+02</text:p>
          </table:table-cell>
          <table:table-cell table:style-name="ce10" office:value-type="float" office:value="-2.3955986786" calcext:value-type="float">
            <text:p>-2,3955987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336.8986" calcext:value-type="float">
            <text:p>3,3689860E+02</text:p>
          </table:table-cell>
          <table:table-cell table:style-name="ce10" office:value-type="float" office:value="-2.3684366798" calcext:value-type="float">
            <text:p>-2,3684367E+00</text:p>
          </table:table-cell>
          <table:table-cell table:style-name="ce10" office:value-type="float" office:value="214.34375" calcext:value-type="float">
            <text:p>2,1434375E+02</text:p>
          </table:table-cell>
          <table:table-cell table:style-name="ce10" office:value-type="float" office:value="-2.3976173599" calcext:value-type="float">
            <text:p>-2,3976174E+00</text:p>
          </table:table-cell>
          <table:table-cell table:style-name="ce10" office:value-type="float" office:value="223.84856" calcext:value-type="float">
            <text:p>2,2384856E+02</text:p>
          </table:table-cell>
          <table:table-cell table:style-name="ce10" office:value-type="float" office:value="-2.3941513843" calcext:value-type="float">
            <text:p>-2,3941514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350.93428" calcext:value-type="float">
            <text:p>3,5093428E+02</text:p>
          </table:table-cell>
          <table:table-cell table:style-name="ce10" office:value-type="float" office:value="-2.3658836275" calcext:value-type="float">
            <text:p>-2,3658836E+00</text:p>
          </table:table-cell>
          <table:table-cell table:style-name="ce10" office:value-type="float" office:value="250" calcext:value-type="float">
            <text:p>2,5000000E+02</text:p>
          </table:table-cell>
          <table:table-cell table:style-name="ce10" office:value-type="float" office:value="-2.3862108983" calcext:value-type="float">
            <text:p>-2,3862109E+00</text:p>
          </table:table-cell>
          <table:table-cell table:style-name="ce10" office:value-type="float" office:value="228.2665" calcext:value-type="float">
            <text:p>2,2826650E+02</text:p>
          </table:table-cell>
          <table:table-cell table:style-name="ce10" office:value-type="float" office:value="-2.3927173805" calcext:value-type="float">
            <text:p>-2,3927174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365.35447" calcext:value-type="float">
            <text:p>3,6535447E+02</text:p>
          </table:table-cell>
          <table:table-cell table:style-name="ce10" office:value-type="float" office:value="-2.3634289141" calcext:value-type="float">
            <text:p>-2,3634289E+00</text:p>
          </table:table-cell>
          <table:table-cell table:style-name="ce10" office:value-type="float" office:value="289.40625" calcext:value-type="float">
            <text:p>2,8940625E+02</text:p>
          </table:table-cell>
          <table:table-cell table:style-name="ce10" office:value-type="float" office:value="-2.3758754647" calcext:value-type="float">
            <text:p>-2,3758755E+00</text:p>
          </table:table-cell>
          <table:table-cell table:style-name="ce10" office:value-type="float" office:value="232.74219" calcext:value-type="float">
            <text:p>2,3274219E+02</text:p>
          </table:table-cell>
          <table:table-cell table:style-name="ce10" office:value-type="float" office:value="-2.3912974149" calcext:value-type="float">
            <text:p>-2,3912974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380.16437" calcext:value-type="float">
            <text:p>3,8016437E+02</text:p>
          </table:table-cell>
          <table:table-cell table:style-name="ce10" office:value-type="float" office:value="-2.3610721708" calcext:value-type="float">
            <text:p>-2,3610722E+00</text:p>
          </table:table-cell>
          <table:table-cell table:style-name="ce10" office:value-type="float" office:value="332.75" calcext:value-type="float">
            <text:p>3,3275000E+02</text:p>
          </table:table-cell>
          <table:table-cell table:style-name="ce10" office:value-type="float" office:value="-2.3667243876" calcext:value-type="float">
            <text:p>-2,3667244E+00</text:p>
          </table:table-cell>
          <table:table-cell table:style-name="ce10" office:value-type="float" office:value="237.276" calcext:value-type="float">
            <text:p>2,3727600E+02</text:p>
          </table:table-cell>
          <table:table-cell table:style-name="ce10" office:value-type="float" office:value="-2.3898921155" calcext:value-type="float">
            <text:p>-2,3898921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395.36918" calcext:value-type="float">
            <text:p>3,9536918E+02</text:p>
          </table:table-cell>
          <table:table-cell table:style-name="ce10" office:value-type="float" office:value="-2.3588124303" calcext:value-type="float">
            <text:p>-2,3588124E+00</text:p>
          </table:table-cell>
          <table:table-cell table:style-name="ce10" office:value-type="float" office:value="380.21875" calcext:value-type="float">
            <text:p>3,8021875E+02</text:p>
          </table:table-cell>
          <table:table-cell table:style-name="ce10" office:value-type="float" office:value="-2.3587399256" calcext:value-type="float">
            <text:p>-2,3587399E+00</text:p>
          </table:table-cell>
          <table:table-cell table:style-name="ce10" office:value-type="float" office:value="241.86831" calcext:value-type="float">
            <text:p>2,4186831E+02</text:p>
          </table:table-cell>
          <table:table-cell table:style-name="ce10" office:value-type="float" office:value="-2.3885020006" calcext:value-type="float">
            <text:p>-2,3885020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410.97409" calcext:value-type="float">
            <text:p>4,1097409E+02</text:p>
          </table:table-cell>
          <table:table-cell table:style-name="ce10" office:value-type="float" office:value="-2.3566481343" calcext:value-type="float">
            <text:p>-2,3566481E+00</text:p>
          </table:table-cell>
          <table:table-cell table:style-name="ce10" office:value-type="float" office:value="432" calcext:value-type="float">
            <text:p>4,3200000E+02</text:p>
          </table:table-cell>
          <table:table-cell table:style-name="ce10" office:value-type="float" office:value="-2.3518375465" calcext:value-type="float">
            <text:p>-2,3518375E+00</text:p>
          </table:table-cell>
          <table:table-cell table:style-name="ce10" office:value-type="float" office:value="246.5195" calcext:value-type="float">
            <text:p>2,4651950E+02</text:p>
          </table:table-cell>
          <table:table-cell table:style-name="ce10" office:value-type="float" office:value="-2.3871275251" calcext:value-type="float">
            <text:p>-2,3871275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426.9843" calcext:value-type="float">
            <text:p>4,2698430E+02</text:p>
          </table:table-cell>
          <table:table-cell table:style-name="ce10" office:value-type="float" office:value="-2.3545773002" calcext:value-type="float">
            <text:p>-2,3545773E+00</text:p>
          </table:table-cell>
          <table:table-cell table:style-name="ce10" office:value-type="float" office:value="488.28125" calcext:value-type="float">
            <text:p>4,8828125E+02</text:p>
          </table:table-cell>
          <table:table-cell table:style-name="ce10" office:value-type="float" office:value="-2.3458945716" calcext:value-type="float">
            <text:p>-2,3458946E+00</text:p>
          </table:table-cell>
          <table:table-cell table:style-name="ce10" office:value-type="float" office:value="251.22994" calcext:value-type="float">
            <text:p>2,5122994E+02</text:p>
          </table:table-cell>
          <table:table-cell table:style-name="ce10" office:value-type="float" office:value="-2.3857690706" calcext:value-type="float">
            <text:p>-2,3857691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443.40501" calcext:value-type="float">
            <text:p>4,4340501E+02</text:p>
          </table:table-cell>
          <table:table-cell table:style-name="ce10" office:value-type="float" office:value="-2.3525975233" calcext:value-type="float">
            <text:p>-2,3525975E+00</text:p>
          </table:table-cell>
          <table:table-cell table:style-name="ce10" office:value-type="float" office:value="549.25" calcext:value-type="float">
            <text:p>5,4925000E+02</text:p>
          </table:table-cell>
          <table:table-cell table:style-name="ce10" office:value-type="float" office:value="-2.3407725408" calcext:value-type="float">
            <text:p>-2,3407725E+00</text:p>
          </table:table-cell>
          <table:table-cell table:style-name="ce22" office:value-type="float" office:value="256" calcext:value-type="float">
            <text:p>2,5600000E+02</text:p>
          </table:table-cell>
          <table:table-cell table:style-name="ce10" office:value-type="float" office:value="-2.3844269356" calcext:value-type="float">
            <text:p>-2,3844269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460.24141" calcext:value-type="float">
            <text:p>4,6024141E+02</text:p>
          </table:table-cell>
          <table:table-cell table:style-name="ce10" office:value-type="float" office:value="-2.3507060483" calcext:value-type="float">
            <text:p>-2,3507060E+00</text:p>
          </table:table-cell>
          <table:table-cell table:style-name="ce10" office:value-type="float" office:value="615.09375" calcext:value-type="float">
            <text:p>6,1509375E+02</text:p>
          </table:table-cell>
          <table:table-cell table:style-name="ce10" office:value-type="float" office:value="-2.3363444108" calcext:value-type="float">
            <text:p>-2,3363444E+00</text:p>
          </table:table-cell>
          <table:table-cell table:style-name="ce22" office:value-type="float" office:value="307.0625" calcext:value-type="float">
            <text:p>3,0706250E+02</text:p>
          </table:table-cell>
          <table:table-cell table:style-name="ce10" office:value-type="float" office:value="-2.3719493885" calcext:value-type="float">
            <text:p>-2,3719494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477.49869" calcext:value-type="float">
            <text:p>4,7749869E+02</text:p>
          </table:table-cell>
          <table:table-cell table:style-name="ce10" office:value-type="float" office:value="-2.3488998689" calcext:value-type="float">
            <text:p>-2,3488999E+00</text:p>
          </table:table-cell>
          <table:table-cell table:style-name="ce10" office:value-type="float" office:value="686" calcext:value-type="float">
            <text:p>6,8600000E+02</text:p>
          </table:table-cell>
          <table:table-cell table:style-name="ce10" office:value-type="float" office:value="-2.3325159864" calcext:value-type="float">
            <text:p>-2,3325160E+00</text:p>
          </table:table-cell>
          <table:table-cell table:style-name="ce22" office:value-type="float" office:value="364.5" calcext:value-type="float">
            <text:p>3,6450000E+02</text:p>
          </table:table-cell>
          <table:table-cell table:style-name="ce10" office:value-type="float" office:value="-2.3612491348" calcext:value-type="float">
            <text:p>-2,3612491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495.18207" calcext:value-type="float">
            <text:p>4,9518207E+02</text:p>
          </table:table-cell>
          <table:table-cell table:style-name="ce10" office:value-type="float" office:value="-2.3471757469" calcext:value-type="float">
            <text:p>-2,3471757E+00</text:p>
          </table:table-cell>
          <table:table-cell table:style-name="ce10" office:value-type="float" office:value="762.15625" calcext:value-type="float">
            <text:p>7,6215625E+02</text:p>
          </table:table-cell>
          <table:table-cell table:style-name="ce10" office:value-type="float" office:value="-2.3292293475" calcext:value-type="float">
            <text:p>-2,3292293E+00</text:p>
          </table:table-cell>
          <table:table-cell table:style-name="ce22" office:value-type="float" office:value="428.6875" calcext:value-type="float">
            <text:p>4,2868750E+02</text:p>
          </table:table-cell>
          <table:table-cell table:style-name="ce10" office:value-type="float" office:value="-2.352276206" calcext:value-type="float">
            <text:p>-2,3522762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513.29672" calcext:value-type="float">
            <text:p>5,1329672E+02</text:p>
          </table:table-cell>
          <table:table-cell table:style-name="ce10" office:value-type="float" office:value="-2.3455303009" calcext:value-type="float">
            <text:p>-2,3455303E+00</text:p>
          </table:table-cell>
          <table:table-cell table:style-name="ce24" table:number-columns-repeated="2"/>
          <table:table-cell table:style-name="ce22" office:value-type="float" office:value="500" calcext:value-type="float">
            <text:p>5,0000000E+02</text:p>
          </table:table-cell>
          <table:table-cell table:style-name="ce10" office:value-type="float" office:value="-2.3448431116" calcext:value-type="float">
            <text:p>-2,3448431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531.84785" calcext:value-type="float">
            <text:p>5,3184785E+02</text:p>
          </table:table-cell>
          <table:table-cell table:style-name="ce10" office:value-type="float" office:value="-2.3439600439" calcext:value-type="float">
            <text:p>-2,3439600E+00</text:p>
          </table:table-cell>
          <table:table-cell table:style-name="ce24" table:number-columns-repeated="2"/>
          <table:table-cell table:style-name="ce22" office:value-type="float" office:value="578.8125" calcext:value-type="float">
            <text:p>5,7881250E+02</text:p>
          </table:table-cell>
          <table:table-cell table:style-name="ce10" office:value-type="float" office:value="-2.3386918918" calcext:value-type="float">
            <text:p>-2,3386919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550.84065" calcext:value-type="float">
            <text:p>5,5084065E+02</text:p>
          </table:table-cell>
          <table:table-cell table:style-name="ce10" office:value-type="float" office:value="-2.3424614118" calcext:value-type="float">
            <text:p>-2,3424614E+00</text:p>
          </table:table-cell>
          <table:table-cell table:style-name="ce24" table:number-columns-repeated="2"/>
          <table:table-cell table:style-name="ce22" office:value-type="float" office:value="665.5" calcext:value-type="float">
            <text:p>6,6550000E+02</text:p>
          </table:table-cell>
          <table:table-cell table:style-name="ce10" office:value-type="float" office:value="-2.3335847281" calcext:value-type="float">
            <text:p>-2,3335847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570.28033" calcext:value-type="float">
            <text:p>5,7028033E+02</text:p>
          </table:table-cell>
          <table:table-cell table:style-name="ce10" office:value-type="float" office:value="-2.3410308713" calcext:value-type="float">
            <text:p>-2,3410309E+00</text:p>
          </table:table-cell>
          <table:table-cell table:style-name="ce24" table:number-columns-repeated="2"/>
          <table:table-cell table:style-name="ce22" office:value-type="float" office:value="760.4375" calcext:value-type="float">
            <text:p>7,6043750E+02</text:p>
          </table:table-cell>
          <table:table-cell table:style-name="ce10" office:value-type="float" office:value="-2.3293651033" calcext:value-type="float">
            <text:p>-2,3293651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590.17206" calcext:value-type="float">
            <text:p>5,9017206E+02</text:p>
          </table:table-cell>
          <table:table-cell table:style-name="ce10" office:value-type="float" office:value="-2.3396649466" calcext:value-type="float">
            <text:p>-2,3396649E+00</text:p>
          </table:table-cell>
          <table:table-cell table:style-name="ce24" table:number-columns-repeated="2"/>
          <table:table-cell table:style-name="ce22" office:value-type="float" office:value="864" calcext:value-type="float">
            <text:p>8,6400000E+02</text:p>
          </table:table-cell>
          <table:table-cell table:style-name="ce10" office:value-type="float" office:value="-2.3259404718" calcext:value-type="float">
            <text:p>-2,3259405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610.52106" calcext:value-type="float">
            <text:p>6,1052106E+02</text:p>
          </table:table-cell>
          <table:table-cell table:style-name="ce10" office:value-type="float" office:value="-2.3383603" calcext:value-type="float">
            <text:p>-2,3383603E+00</text:p>
          </table:table-cell>
          <table:table-cell table:style-name="ce24" table:number-columns-repeated="2"/>
          <table:table-cell table:style-name="ce22" office:value-type="float" office:value="976.5625" calcext:value-type="float">
            <text:p>9,7656250E+02</text:p>
          </table:table-cell>
          <table:table-cell table:style-name="ce10" office:value-type="float" office:value="-2.3232297516" calcext:value-type="float">
            <text:p>-2,3232298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631.33252" calcext:value-type="float">
            <text:p>6,3133252E+02</text:p>
          </table:table-cell>
          <table:table-cell table:style-name="ce10" office:value-type="float" office:value="-2.3371137902" calcext:value-type="float">
            <text:p>-2,3371138E+00</text:p>
          </table:table-cell>
          <table:table-cell table:style-name="ce24" table:number-columns-repeated="2"/>
          <table:table-cell table:style-name="ce22" office:value-type="float" office:value="1098.5" calcext:value-type="float">
            <text:p>1,0985000E+03</text:p>
          </table:table-cell>
          <table:table-cell table:style-name="ce10" office:value-type="float" office:value="-2.3211367645" calcext:value-type="float">
            <text:p>-2,3211368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652.61163" calcext:value-type="float">
            <text:p>6,5261163E+02</text:p>
          </table:table-cell>
          <table:table-cell table:style-name="ce10" office:value-type="float" office:value="-2.3359224818" calcext:value-type="float">
            <text:p>-2,3359225E+00</text:p>
          </table:table-cell>
          <table:table-cell table:style-name="ce24" table:number-columns-repeated="2"/>
          <table:table-cell table:style-name="ce22" office:value-type="float" office:value="1230.1875" calcext:value-type="float">
            <text:p>1,2301875E+03</text:p>
          </table:table-cell>
          <table:table-cell table:style-name="ce10" office:value-type="float" office:value="-2.3195543109" calcext:value-type="float">
            <text:p>-2,3195543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674.36359" calcext:value-type="float">
            <text:p>6,7436359E+02</text:p>
          </table:table-cell>
          <table:table-cell table:style-name="ce10" office:value-type="float" office:value="-2.3347837205" calcext:value-type="float">
            <text:p>-2,3347837E+00</text:p>
          </table:table-cell>
          <table:table-cell table:style-name="ce24" table:number-columns-repeated="2"/>
          <table:table-cell table:style-name="ce22" office:value-type="float" office:value="1372" calcext:value-type="float">
            <text:p>1,3720000E+03</text:p>
          </table:table-cell>
          <table:table-cell table:style-name="ce10" office:value-type="float" office:value="-2.3183773339" calcext:value-type="float">
            <text:p>-2,3183773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696.5936" calcext:value-type="float">
            <text:p>6,9659360E+02</text:p>
          </table:table-cell>
          <table:table-cell table:style-name="ce10" office:value-type="float" office:value="-2.3336951064" calcext:value-type="float">
            <text:p>-2,3336951E+00</text:p>
          </table:table-cell>
          <table:table-cell table:style-name="ce24" table:number-columns-repeated="2"/>
          <table:table-cell table:style-name="ce22" office:value-type="float" office:value="1524.3125" calcext:value-type="float">
            <text:p>1,5243125E+03</text:p>
          </table:table-cell>
          <table:table-cell table:style-name="ce10" office:value-type="float" office:value="-2.3175126678" calcext:value-type="float">
            <text:p>-2,3175127E+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719.30684" calcext:value-type="float">
            <text:p>7,1930684E+02</text:p>
          </table:table-cell>
          <table:table-cell table:style-name="ce10" office:value-type="float" office:value="-2.3326545586" calcext:value-type="float">
            <text:p>-2,3326546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742.50853" calcext:value-type="float">
            <text:p>7,4250853E+02</text:p>
          </table:table-cell>
          <table:table-cell table:style-name="ce10" office:value-type="float" office:value="-2.3316601981" calcext:value-type="float">
            <text:p>-2,3316602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766.20385" calcext:value-type="float">
            <text:p>7,6620385E+02</text:p>
          </table:table-cell>
          <table:table-cell table:style-name="ce10" office:value-type="float" office:value="-2.3307104219" calcext:value-type="float">
            <text:p>-2,3307104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790.398" calcext:value-type="float">
            <text:p>7,9039800E+02</text:p>
          </table:table-cell>
          <table:table-cell table:style-name="ce10" office:value-type="float" office:value="-2.3298037861" calcext:value-type="float">
            <text:p>-2,3298038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815.09618" calcext:value-type="float">
            <text:p>8,1509618E+02</text:p>
          </table:table-cell>
          <table:table-cell table:style-name="ce10" office:value-type="float" office:value="-2.3289390027" calcext:value-type="float">
            <text:p>-2,3289390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840.30358" calcext:value-type="float">
            <text:p>8,4030358E+02</text:p>
          </table:table-cell>
          <table:table-cell table:style-name="ce10" office:value-type="float" office:value="-2.3281149366" calcext:value-type="float">
            <text:p>-2,3281149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866.0254" calcext:value-type="float">
            <text:p>8,6602540E+02</text:p>
          </table:table-cell>
          <table:table-cell table:style-name="ce10" office:value-type="float" office:value="-2.3273304768" calcext:value-type="float">
            <text:p>-2,3273305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892.26684" calcext:value-type="float">
            <text:p>8,9226684E+02</text:p>
          </table:table-cell>
          <table:table-cell table:style-name="ce10" office:value-type="float" office:value="-2.3265845901" calcext:value-type="float">
            <text:p>-2,3265846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919.03309" calcext:value-type="float">
            <text:p>9,1903309E+02</text:p>
          </table:table-cell>
          <table:table-cell table:style-name="ce10" office:value-type="float" office:value="-2.3258762566" calcext:value-type="float">
            <text:p>-2,3258763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946.32934" calcext:value-type="float">
            <text:p>9,4632934E+02</text:p>
          </table:table-cell>
          <table:table-cell table:style-name="ce10" office:value-type="float" office:value="-2.3252044497" calcext:value-type="float">
            <text:p>-2,3252044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974.1608" calcext:value-type="float">
            <text:p>9,7416080E+02</text:p>
          </table:table-cell>
          <table:table-cell table:style-name="ce10" office:value-type="float" office:value="-2.324568108" calcext:value-type="float">
            <text:p>-2,3245681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002.5327" calcext:value-type="float">
            <text:p>1,0025327E+03</text:p>
          </table:table-cell>
          <table:table-cell table:style-name="ce10" office:value-type="float" office:value="-2.3239661605" calcext:value-type="float">
            <text:p>-2,3239662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031.4501" calcext:value-type="float">
            <text:p>1,0314501E+03</text:p>
          </table:table-cell>
          <table:table-cell table:style-name="ce10" office:value-type="float" office:value="-2.3233974822" calcext:value-type="float">
            <text:p>-2,3233975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060.9184" calcext:value-type="float">
            <text:p>1,0609184E+03</text:p>
          </table:table-cell>
          <table:table-cell table:style-name="ce10" office:value-type="float" office:value="-2.3228609139" calcext:value-type="float">
            <text:p>-2,3228609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090.9426" calcext:value-type="float">
            <text:p>1,0909426E+03</text:p>
          </table:table-cell>
          <table:table-cell table:style-name="ce10" office:value-type="float" office:value="-2.3223552697" calcext:value-type="float">
            <text:p>-2,3223553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121.528" calcext:value-type="float">
            <text:p>1,1215280E+03</text:p>
          </table:table-cell>
          <table:table-cell table:style-name="ce10" office:value-type="float" office:value="-2.3218793297" calcext:value-type="float">
            <text:p>-2,3218793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152.6798" calcext:value-type="float">
            <text:p>1,1526798E+03</text:p>
          </table:table-cell>
          <table:table-cell table:style-name="ce10" office:value-type="float" office:value="-2.3214318597" calcext:value-type="float">
            <text:p>-2,3214319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184.4032" calcext:value-type="float">
            <text:p>1,1844032E+03</text:p>
          </table:table-cell>
          <table:table-cell table:style-name="ce10" office:value-type="float" office:value="-2.3210116139" calcext:value-type="float">
            <text:p>-2,3210116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216.7033" calcext:value-type="float">
            <text:p>1,2167033E+03</text:p>
          </table:table-cell>
          <table:table-cell table:style-name="ce10" office:value-type="float" office:value="-2.3206173566" calcext:value-type="float">
            <text:p>-2,3206174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249.5855" calcext:value-type="float">
            <text:p>1,2495855E+03</text:p>
          </table:table-cell>
          <table:table-cell table:style-name="ce10" office:value-type="float" office:value="-2.3202478236" calcext:value-type="float">
            <text:p>-2,3202478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283.0547" calcext:value-type="float">
            <text:p>1,2830547E+03</text:p>
          </table:table-cell>
          <table:table-cell table:style-name="ce10" office:value-type="float" office:value="-2.3199017913" calcext:value-type="float">
            <text:p>-2,3199018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317.1164" calcext:value-type="float">
            <text:p>1,3171164E+03</text:p>
          </table:table-cell>
          <table:table-cell table:style-name="ce10" office:value-type="float" office:value="-2.3195780497" calcext:value-type="float">
            <text:p>-2,3195780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351.7756" calcext:value-type="float">
            <text:p>1,3517756E+03</text:p>
          </table:table-cell>
          <table:table-cell table:style-name="ce10" office:value-type="float" office:value="-2.3192754005" calcext:value-type="float">
            <text:p>-2,3192754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387.0375" calcext:value-type="float">
            <text:p>1,3870375E+03</text:p>
          </table:table-cell>
          <table:table-cell table:style-name="ce10" office:value-type="float" office:value="-2.3189926881" calcext:value-type="float">
            <text:p>-2,3189927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0" office:value-type="float" office:value="1422.9075" calcext:value-type="float">
            <text:p>1,4229075E+03</text:p>
          </table:table-cell>
          <table:table-cell table:style-name="ce10" office:value-type="float" office:value="-2.3187287828" calcext:value-type="float">
            <text:p>-2,3187288E+00</text:p>
          </table:table-cell>
          <table:table-cell table:style-name="ce24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2" office:value-type="float" office:value="1459.3905" calcext:value-type="float">
            <text:p>1,4593905E+03</text:p>
          </table:table-cell>
          <table:table-cell table:style-name="ce12" office:value-type="float" office:value="-2.3184825988" calcext:value-type="float">
            <text:p>-2,3184826E+00</text:p>
          </table:table-cell>
          <table:table-cell table:style-name="ce25" table:number-columns-repeated="4"/>
          <table:table-cell table:number-columns-repeated="19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2" table:number-rows-spanned="1">
            <text:p>FCC</text:p>
          </table:table-cell>
          <table:covered-table-cell table:style-name="ce2"/>
          <table:table-cell table:style-name="ce20" office:value-type="string" calcext:value-type="string" table:number-columns-spanned="2" table:number-rows-spanned="1">
            <text:p>CC</text:p>
          </table:table-cell>
          <table:covered-table-cell table:style-name="ce2"/>
          <table:table-cell table:style-name="ce20" office:value-type="string" calcext:value-type="string" table:number-columns-spanned="2" table:number-rows-spanned="1">
            <text:p>HC</text:p>
          </table:table-cell>
          <table:covered-table-cell table:style-name="ce2"/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string" calcext:value-type="string">
            <text:p>PRESSION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string" calcext:value-type="string">
            <text:p>PRESSION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string" calcext:value-type="string">
            <text:p>PRESSION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3" office:value-type="float" office:value="-2.3151216705" calcext:value-type="float">
            <text:p>-2,3151217E+00</text:p>
          </table:table-cell>
          <table:table-cell table:style-name="ce3" office:value-type="float" office:value="238.55" calcext:value-type="float">
            <text:p>2,3855000E+02</text:p>
          </table:table-cell>
          <table:table-cell table:style-name="ce9" office:value-type="float" office:value="-2.3655147651" calcext:value-type="float">
            <text:p>-2,3655148E+00</text:p>
          </table:table-cell>
          <table:table-cell table:style-name="ce9" office:value-type="float" office:value="135.66" calcext:value-type="float">
            <text:p>1,3566000E+02</text:p>
          </table:table-cell>
          <table:table-cell table:style-name="ce9" office:value-type="float" office:value="-2.3086963544" calcext:value-type="float">
            <text:p>-2,3086964E+00</text:p>
          </table:table-cell>
          <table:table-cell table:style-name="ce9" office:value-type="float" office:value="201.69" calcext:value-type="float">
            <text:p>2,0169000E+02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3257041451" calcext:value-type="float">
            <text:p>-2,3257041E+00</text:p>
          </table:table-cell>
          <table:table-cell table:style-name="ce4" office:value-type="float" office:value="219.07" calcext:value-type="float">
            <text:p>2,1907000E+02</text:p>
          </table:table-cell>
          <table:table-cell table:style-name="ce10" office:value-type="float" office:value="-2.3737651932" calcext:value-type="float">
            <text:p>-2,3737652E+00</text:p>
          </table:table-cell>
          <table:table-cell table:style-name="ce10" office:value-type="float" office:value="120.95" calcext:value-type="float">
            <text:p>1,2095000E+02</text:p>
          </table:table-cell>
          <table:table-cell table:style-name="ce10" office:value-type="float" office:value="-2.3359536455" calcext:value-type="float">
            <text:p>-2,3359536E+00</text:p>
          </table:table-cell>
          <table:table-cell table:style-name="ce10" office:value-type="float" office:value="158.54" calcext:value-type="float">
            <text:p>1,5854000E+02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3355798851" calcext:value-type="float">
            <text:p>-2,3355799E+00</text:p>
          </table:table-cell>
          <table:table-cell table:style-name="ce4" office:value-type="float" office:value="201" calcext:value-type="float">
            <text:p>2,0100000E+02</text:p>
          </table:table-cell>
          <table:table-cell table:style-name="ce10" office:value-type="float" office:value="-2.3812598475" calcext:value-type="float">
            <text:p>-2,3812598E+00</text:p>
          </table:table-cell>
          <table:table-cell table:style-name="ce10" office:value-type="float" office:value="107.59" calcext:value-type="float">
            <text:p>1,0759000E+02</text:p>
          </table:table-cell>
          <table:table-cell table:style-name="ce10" office:value-type="float" office:value="-2.3583409385" calcext:value-type="float">
            <text:p>-2,3583409E+00</text:p>
          </table:table-cell>
          <table:table-cell table:style-name="ce10" office:value-type="float" office:value="123.6" calcext:value-type="float">
            <text:p>1,2360000E+02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3447864872" calcext:value-type="float">
            <text:p>-2,3447865E+00</text:p>
          </table:table-cell>
          <table:table-cell table:style-name="ce4" office:value-type="float" office:value="184.24" calcext:value-type="float">
            <text:p>1,8424000E+02</text:p>
          </table:table-cell>
          <table:table-cell table:style-name="ce10" office:value-type="float" office:value="-2.3880499939" calcext:value-type="float">
            <text:p>-2,3880500E+00</text:p>
          </table:table-cell>
          <table:table-cell table:style-name="ce10" office:value-type="float" office:value="95.452" calcext:value-type="float">
            <text:p>9,5452000E+01</text:p>
          </table:table-cell>
          <table:table-cell table:style-name="ce10" office:value-type="float" office:value="-2.3765357365" calcext:value-type="float">
            <text:p>-2,3765357E+00</text:p>
          </table:table-cell>
          <table:table-cell table:style-name="ce10" office:value-type="float" office:value="95.327" calcext:value-type="float">
            <text:p>9,5327000E+0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3533596533" calcext:value-type="float">
            <text:p>-2,3533597E+00</text:p>
          </table:table-cell>
          <table:table-cell table:style-name="ce4" office:value-type="float" office:value="168.7" calcext:value-type="float">
            <text:p>1,6870000E+02</text:p>
          </table:table-cell>
          <table:table-cell table:style-name="ce10" office:value-type="float" office:value="-2.394183613" calcext:value-type="float">
            <text:p>-2,3941836E+00</text:p>
          </table:table-cell>
          <table:table-cell table:style-name="ce10" office:value-type="float" office:value="84.435" calcext:value-type="float">
            <text:p>8,4435000E+01</text:p>
          </table:table-cell>
          <table:table-cell table:style-name="ce10" office:value-type="float" office:value="-2.3911262863" calcext:value-type="float">
            <text:p>-2,3911263E+00</text:p>
          </table:table-cell>
          <table:table-cell table:style-name="ce10" office:value-type="float" office:value="72.48" calcext:value-type="float">
            <text:p>7,2480000E+0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3613322567" calcext:value-type="float">
            <text:p>-2,3613323E+00</text:p>
          </table:table-cell>
          <table:table-cell table:style-name="ce4" office:value-type="float" office:value="154.28" calcext:value-type="float">
            <text:p>1,5428000E+02</text:p>
          </table:table-cell>
          <table:table-cell table:style-name="ce10" office:value-type="float" office:value="-2.3997057315" calcext:value-type="float">
            <text:p>-2,3997057E+00</text:p>
          </table:table-cell>
          <table:table-cell table:style-name="ce10" office:value-type="float" office:value="74.439" calcext:value-type="float">
            <text:p>7,4439000E+01</text:p>
          </table:table-cell>
          <table:table-cell table:style-name="ce10" office:value-type="float" office:value="-2.4026237519" calcext:value-type="float">
            <text:p>-2,4026238E+00</text:p>
          </table:table-cell>
          <table:table-cell table:style-name="ce10" office:value-type="float" office:value="54.056" calcext:value-type="float">
            <text:p>5,4056000E+0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3687372252" calcext:value-type="float">
            <text:p>-2,3687372E+00</text:p>
          </table:table-cell>
          <table:table-cell table:style-name="ce4" office:value-type="float" office:value="140.92" calcext:value-type="float">
            <text:p>1,4092000E+02</text:p>
          </table:table-cell>
          <table:table-cell table:style-name="ce10" office:value-type="float" office:value="-2.4046585071" calcext:value-type="float">
            <text:p>-2,4046585E+00</text:p>
          </table:table-cell>
          <table:table-cell table:style-name="ce10" office:value-type="float" office:value="65.372" calcext:value-type="float">
            <text:p>6,5372000E+01</text:p>
          </table:table-cell>
          <table:table-cell table:style-name="ce10" office:value-type="float" office:value="-2.4114725701" calcext:value-type="float">
            <text:p>-2,4114726E+00</text:p>
          </table:table-cell>
          <table:table-cell table:style-name="ce10" office:value-type="float" office:value="39.238" calcext:value-type="float">
            <text:p>3,9238000E+0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3756040377" calcext:value-type="float">
            <text:p>-2,3756040E+00</text:p>
          </table:table-cell>
          <table:table-cell table:style-name="ce4" office:value-type="float" office:value="128.52" calcext:value-type="float">
            <text:p>1,2852000E+02</text:p>
          </table:table-cell>
          <table:table-cell table:style-name="ce10" office:value-type="float" office:value="-2.4090815344" calcext:value-type="float">
            <text:p>-2,4090815E+00</text:p>
          </table:table-cell>
          <table:table-cell table:style-name="ce10" office:value-type="float" office:value="57.154" calcext:value-type="float">
            <text:p>5,7154000E+01</text:p>
          </table:table-cell>
          <table:table-cell table:style-name="ce10" office:value-type="float" office:value="-2.418058631" calcext:value-type="float">
            <text:p>-2,4180586E+00</text:p>
          </table:table-cell>
          <table:table-cell table:style-name="ce10" office:value-type="float" office:value="27.363" calcext:value-type="float">
            <text:p>2,7363000E+0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3819621452" calcext:value-type="float">
            <text:p>-2,3819621E+00</text:p>
          </table:table-cell>
          <table:table-cell table:style-name="ce4" office:value-type="float" office:value="117.03" calcext:value-type="float">
            <text:p>1,1703000E+02</text:p>
          </table:table-cell>
          <table:table-cell table:style-name="ce10" office:value-type="float" office:value="-2.413011802" calcext:value-type="float">
            <text:p>-2,4130118E+00</text:p>
          </table:table-cell>
          <table:table-cell table:style-name="ce10" office:value-type="float" office:value="49.71" calcext:value-type="float">
            <text:p>4,9710000E+01</text:p>
          </table:table-cell>
          <table:table-cell table:style-name="ce10" office:value-type="float" office:value="-2.4227173771" calcext:value-type="float">
            <text:p>-2,4227174E+00</text:p>
          </table:table-cell>
          <table:table-cell table:style-name="ce10" office:value-type="float" office:value="17.889" calcext:value-type="float">
            <text:p>1,7889000E+0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3878378096" calcext:value-type="float">
            <text:p>-2,3878378E+00</text:p>
          </table:table-cell>
          <table:table-cell table:style-name="ce4" office:value-type="float" office:value="106.38" calcext:value-type="float">
            <text:p>1,0638000E+02</text:p>
          </table:table-cell>
          <table:table-cell table:style-name="ce10" office:value-type="float" office:value="-2.4164840248" calcext:value-type="float">
            <text:p>-2,4164840E+00</text:p>
          </table:table-cell>
          <table:table-cell table:style-name="ce10" office:value-type="float" office:value="42.972" calcext:value-type="float">
            <text:p>4,2972000E+01</text:p>
          </table:table-cell>
          <table:table-cell table:style-name="ce10" office:value-type="float" office:value="-2.4257414036" calcext:value-type="float">
            <text:p>-2,4257414E+00</text:p>
          </table:table-cell>
          <table:table-cell table:style-name="ce10" office:value-type="float" office:value="10.379" calcext:value-type="float">
            <text:p>1,0379000E+0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3932575774" calcext:value-type="float">
            <text:p>-2,3932576E+00</text:p>
          </table:table-cell>
          <table:table-cell table:style-name="ce4" office:value-type="float" office:value="96.51" calcext:value-type="float">
            <text:p>9,6510000E+01</text:p>
          </table:table-cell>
          <table:table-cell table:style-name="ce10" office:value-type="float" office:value="-2.4195306773" calcext:value-type="float">
            <text:p>-2,4195307E+00</text:p>
          </table:table-cell>
          <table:table-cell table:style-name="ce10" office:value-type="float" office:value="36.878" calcext:value-type="float">
            <text:p>3,6878000E+01</text:p>
          </table:table-cell>
          <table:table-cell table:style-name="ce10" office:value-type="float" office:value="-2.4273859866" calcext:value-type="float">
            <text:p>-2,4273860E+00</text:p>
          </table:table-cell>
          <table:table-cell table:style-name="ce10" office:value-type="float" office:value="4.4769" calcext:value-type="float">
            <text:p>4,4769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39824535" calcext:value-type="float">
            <text:p>-2,3982454E+00</text:p>
          </table:table-cell>
          <table:table-cell table:style-name="ce4" office:value-type="float" office:value="87.363" calcext:value-type="float">
            <text:p>8,7363000E+01</text:p>
          </table:table-cell>
          <table:table-cell table:style-name="ce10" office:value-type="float" office:value="-2.4221821994" calcext:value-type="float">
            <text:p>-2,4221822E+00</text:p>
          </table:table-cell>
          <table:table-cell table:style-name="ce10" office:value-type="float" office:value="31.37" calcext:value-type="float">
            <text:p>3,1370000E+01</text:p>
          </table:table-cell>
          <table:table-cell table:style-name="ce10" office:value-type="float" office:value="-2.4278740749" calcext:value-type="float">
            <text:p>-2,4278741E+00</text:p>
          </table:table-cell>
          <table:table-cell table:style-name="ce10" office:value-type="float" office:value="-0.10926" calcext:value-type="float">
            <text:p>-1,0926000E-0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028247452" calcext:value-type="float">
            <text:p>-2,4028247E+00</text:p>
          </table:table-cell>
          <table:table-cell table:style-name="ce4" office:value-type="float" office:value="78.889" calcext:value-type="float">
            <text:p>7,8889000E+01</text:p>
          </table:table-cell>
          <table:table-cell table:style-name="ce10" office:value-type="float" office:value="-2.4244671551" calcext:value-type="float">
            <text:p>-2,4244672E+00</text:p>
          </table:table-cell>
          <table:table-cell table:style-name="ce10" office:value-type="float" office:value="26.398" calcext:value-type="float">
            <text:p>2,6398000E+01</text:p>
          </table:table-cell>
          <table:table-cell table:style-name="ce10" office:value-type="float" office:value="-2.4274013336" calcext:value-type="float">
            <text:p>-2,4274013E+00</text:p>
          </table:table-cell>
          <table:table-cell table:style-name="ce10" office:value-type="float" office:value="-3.6162" calcext:value-type="float">
            <text:p>-3,6162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070180621" calcext:value-type="float">
            <text:p>-2,4070181E+00</text:p>
          </table:table-cell>
          <table:table-cell table:style-name="ce4" office:value-type="float" office:value="71.042" calcext:value-type="float">
            <text:p>7,1042000E+01</text:p>
          </table:table-cell>
          <table:table-cell table:style-name="ce10" office:value-type="float" office:value="-2.4264122935" calcext:value-type="float">
            <text:p>-2,4264123E+00</text:p>
          </table:table-cell>
          <table:table-cell table:style-name="ce10" office:value-type="float" office:value="21.914" calcext:value-type="float">
            <text:p>2,1914000E+01</text:p>
          </table:table-cell>
          <table:table-cell table:style-name="ce10" office:value-type="float" office:value="-2.4261401077" calcext:value-type="float">
            <text:p>-2,4261401E+00</text:p>
          </table:table-cell>
          <table:table-cell table:style-name="ce10" office:value-type="float" office:value="-6.2382" calcext:value-type="float">
            <text:p>-6,2382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108457762" calcext:value-type="float">
            <text:p>-2,4108458E+00</text:p>
          </table:table-cell>
          <table:table-cell table:style-name="ce4" office:value-type="float" office:value="63.777" calcext:value-type="float">
            <text:p>6,3777000E+01</text:p>
          </table:table-cell>
          <table:table-cell table:style-name="ce10" office:value-type="float" office:value="-2.4280427412" calcext:value-type="float">
            <text:p>-2,4280427E+00</text:p>
          </table:table-cell>
          <table:table-cell table:style-name="ce10" office:value-type="float" office:value="17.877" calcext:value-type="float">
            <text:p>1,7877000E+01</text:p>
          </table:table-cell>
          <table:table-cell table:style-name="ce10" office:value-type="float" office:value="-2.4242423204" calcext:value-type="float">
            <text:p>-2,4242423E+00</text:p>
          </table:table-cell>
          <table:table-cell table:style-name="ce10" office:value-type="float" office:value="-8.1355" calcext:value-type="float">
            <text:p>-8,1355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14328089" calcext:value-type="float">
            <text:p>-2,4143281E+00</text:p>
          </table:table-cell>
          <table:table-cell table:style-name="ce4" office:value-type="float" office:value="57.056" calcext:value-type="float">
            <text:p>5,7056000E+01</text:p>
          </table:table-cell>
          <table:table-cell table:style-name="ce10" office:value-type="float" office:value="-2.4293820332" calcext:value-type="float">
            <text:p>-2,4293820E+00</text:p>
          </table:table-cell>
          <table:table-cell table:style-name="ce10" office:value-type="float" office:value="14.247" calcext:value-type="float">
            <text:p>1,4247000E+01</text:p>
          </table:table-cell>
          <table:table-cell table:style-name="ce10" office:value-type="float" office:value="-2.4218415827" calcext:value-type="float">
            <text:p>-2,4218416E+00</text:p>
          </table:table-cell>
          <table:table-cell table:style-name="ce10" office:value-type="float" office:value="-9.4424" calcext:value-type="float">
            <text:p>-9,4424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174836939" calcext:value-type="float">
            <text:p>-2,4174837E+00</text:p>
          </table:table-cell>
          <table:table-cell table:style-name="ce4" office:value-type="float" office:value="50.839" calcext:value-type="float">
            <text:p>5,0839000E+01</text:p>
          </table:table-cell>
          <table:table-cell table:style-name="ce10" office:value-type="float" office:value="-2.430452317" calcext:value-type="float">
            <text:p>-2,4304523E+00</text:p>
          </table:table-cell>
          <table:table-cell table:style-name="ce10" office:value-type="float" office:value="10.989" calcext:value-type="float">
            <text:p>1,0989000E+01</text:p>
          </table:table-cell>
          <table:table-cell table:style-name="ce10" office:value-type="float" office:value="-2.4190550229" calcext:value-type="float">
            <text:p>-2,4190550E+00</text:p>
          </table:table-cell>
          <table:table-cell table:style-name="ce10" office:value-type="float" office:value="-10.273" calcext:value-type="float">
            <text:p>-1,0273000E+0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203312093" calcext:value-type="float">
            <text:p>-2,4203312E+00</text:p>
          </table:table-cell>
          <table:table-cell table:style-name="ce4" office:value-type="float" office:value="45.092" calcext:value-type="float">
            <text:p>4,5092000E+01</text:p>
          </table:table-cell>
          <table:table-cell table:style-name="ce10" office:value-type="float" office:value="-2.4312743095" calcext:value-type="float">
            <text:p>-2,4312743E+00</text:p>
          </table:table-cell>
          <table:table-cell table:style-name="ce10" office:value-type="float" office:value="8.0695" calcext:value-type="float">
            <text:p>8,0695000E+00</text:p>
          </table:table-cell>
          <table:table-cell table:style-name="ce10" office:value-type="float" office:value="-2.4159844498" calcext:value-type="float">
            <text:p>-2,4159844E+00</text:p>
          </table:table-cell>
          <table:table-cell table:style-name="ce10" office:value-type="float" office:value="-10.723" calcext:value-type="float">
            <text:p>-1,0723000E+0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228873889" calcext:value-type="float">
            <text:p>-2,4228874E+00</text:p>
          </table:table-cell>
          <table:table-cell table:style-name="ce4" office:value-type="float" office:value="39.784" calcext:value-type="float">
            <text:p>3,9784000E+01</text:p>
          </table:table-cell>
          <table:table-cell table:style-name="ce10" office:value-type="float" office:value="-2.4318674315" calcext:value-type="float">
            <text:p>-2,4318674E+00</text:p>
          </table:table-cell>
          <table:table-cell table:style-name="ce10" office:value-type="float" office:value="5.4589" calcext:value-type="float">
            <text:p>5,4589000E+00</text:p>
          </table:table-cell>
          <table:table-cell table:style-name="ce10" office:value-type="float" office:value="-2.412717259" calcext:value-type="float">
            <text:p>-2,4127173E+00</text:p>
          </table:table-cell>
          <table:table-cell table:style-name="ce10" office:value-type="float" office:value="-10.875" calcext:value-type="float">
            <text:p>-1,0875000E+0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25168817" calcext:value-type="float">
            <text:p>-2,4251688E+00</text:p>
          </table:table-cell>
          <table:table-cell table:style-name="ce4" office:value-type="float" office:value="34.885" calcext:value-type="float">
            <text:p>3,4885000E+01</text:p>
          </table:table-cell>
          <table:table-cell table:style-name="ce10" office:value-type="float" office:value="-2.4322498974" calcext:value-type="float">
            <text:p>-2,4322499E+00</text:p>
          </table:table-cell>
          <table:table-cell table:style-name="ce10" office:value-type="float" office:value="3.1293" calcext:value-type="float">
            <text:p>3,1293000E+00</text:p>
          </table:table-cell>
          <table:table-cell table:style-name="ce10" office:value-type="float" office:value="-2.4093271587" calcext:value-type="float">
            <text:p>-2,4093272E+00</text:p>
          </table:table-cell>
          <table:table-cell table:style-name="ce10" office:value-type="float" office:value="-10.8" calcext:value-type="float">
            <text:p>-1,0800000E+0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271914549" calcext:value-type="float">
            <text:p>-2,4271915E+00</text:p>
          </table:table-cell>
          <table:table-cell table:style-name="ce4" office:value-type="float" office:value="30.366" calcext:value-type="float">
            <text:p>3,0366000E+01</text:p>
          </table:table-cell>
          <table:table-cell table:style-name="ce11" office:value-type="float" office:value="-2.432438639" calcext:value-type="float">
            <text:p>-2,4324386E+00</text:p>
          </table:table-cell>
          <table:table-cell table:style-name="ce11" office:value-type="float" office:value="1.0548" calcext:value-type="float">
            <text:p>1,0548000E+00</text:p>
          </table:table-cell>
          <table:table-cell table:style-name="ce10" office:value-type="float" office:value="-2.4058747225" calcext:value-type="float">
            <text:p>-2,4058747E+00</text:p>
          </table:table-cell>
          <table:table-cell table:style-name="ce10" office:value-type="float" office:value="-10.56" calcext:value-type="float">
            <text:p>-1,0560000E+0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289700168" calcext:value-type="float">
            <text:p>-2,4289700E+00</text:p>
          </table:table-cell>
          <table:table-cell table:style-name="ce4" office:value-type="float" office:value="26.201" calcext:value-type="float">
            <text:p>2,6201000E+01</text:p>
          </table:table-cell>
          <table:table-cell table:style-name="ce11" office:value-type="float" office:value="-2.432449489" calcext:value-type="float">
            <text:p>-2,4324495E+00</text:p>
          </table:table-cell>
          <table:table-cell table:style-name="ce11" office:value-type="float" office:value="-0.78829" calcext:value-type="float">
            <text:p>-7,8829000E-01</text:p>
          </table:table-cell>
          <table:table-cell table:style-name="ce10" office:value-type="float" office:value="-2.402407415" calcext:value-type="float">
            <text:p>-2,4024074E+00</text:p>
          </table:table-cell>
          <table:table-cell table:style-name="ce10" office:value-type="float" office:value="-10.209" calcext:value-type="float">
            <text:p>-1,0209000E+0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05190886" calcext:value-type="float">
            <text:p>-2,4305191E+00</text:p>
          </table:table-cell>
          <table:table-cell table:style-name="ce4" office:value-type="float" office:value="22.367" calcext:value-type="float">
            <text:p>2,2367000E+01</text:p>
          </table:table-cell>
          <table:table-cell table:style-name="ce10" office:value-type="float" office:value="-2.4322971526" calcext:value-type="float">
            <text:p>-2,4322972E+00</text:p>
          </table:table-cell>
          <table:table-cell table:style-name="ce10" office:value-type="float" office:value="-2.4218" calcext:value-type="float">
            <text:p>-2,4218000E+00</text:p>
          </table:table-cell>
          <table:table-cell table:style-name="ce10" office:value-type="float" office:value="-2.3989603363" calcext:value-type="float">
            <text:p>-2,3989603E+00</text:p>
          </table:table-cell>
          <table:table-cell table:style-name="ce10" office:value-type="float" office:value="-9.7897" calcext:value-type="float">
            <text:p>-9,7897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18521311" calcext:value-type="float">
            <text:p>-2,4318521E+00</text:p>
          </table:table-cell>
          <table:table-cell table:style-name="ce4" office:value-type="float" office:value="18.84" calcext:value-type="float">
            <text:p>1,8840000E+01</text:p>
          </table:table-cell>
          <table:table-cell table:style-name="ce10" office:value-type="float" office:value="-2.4319953113" calcext:value-type="float">
            <text:p>-2,4319953E+00</text:p>
          </table:table-cell>
          <table:table-cell table:style-name="ce10" office:value-type="float" office:value="-3.8655" calcext:value-type="float">
            <text:p>-3,8655000E+00</text:p>
          </table:table-cell>
          <table:table-cell table:style-name="ce10" office:value-type="float" office:value="-2.3955580077" calcext:value-type="float">
            <text:p>-2,3955580E+00</text:p>
          </table:table-cell>
          <table:table-cell table:style-name="ce10" office:value-type="float" office:value="-9.3371" calcext:value-type="float">
            <text:p>-9,3371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29820851" calcext:value-type="float">
            <text:p>-2,4329821E+00</text:p>
          </table:table-cell>
          <table:table-cell table:style-name="ce4" office:value-type="float" office:value="15.6" calcext:value-type="float">
            <text:p>1,5600000E+01</text:p>
          </table:table-cell>
          <table:table-cell table:style-name="ce10" office:value-type="float" office:value="-2.4315566694" calcext:value-type="float">
            <text:p>-2,4315567E+00</text:p>
          </table:table-cell>
          <table:table-cell table:style-name="ce10" office:value-type="float" office:value="-5.1377" calcext:value-type="float">
            <text:p>-5,1377000E+00</text:p>
          </table:table-cell>
          <table:table-cell table:style-name="ce10" office:value-type="float" office:value="-2.3922163692" calcext:value-type="float">
            <text:p>-2,3922164E+00</text:p>
          </table:table-cell>
          <table:table-cell table:style-name="ce10" office:value-type="float" office:value="-8.8738" calcext:value-type="float">
            <text:p>-8,8738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39212171" calcext:value-type="float">
            <text:p>-2,4339212E+00</text:p>
          </table:table-cell>
          <table:table-cell table:style-name="ce4" office:value-type="float" office:value="12.627" calcext:value-type="float">
            <text:p>1,2627000E+01</text:p>
          </table:table-cell>
          <table:table-cell table:style-name="ce10" office:value-type="float" office:value="-2.43099305" calcext:value-type="float">
            <text:p>-2,4309931E+00</text:p>
          </table:table-cell>
          <table:table-cell table:style-name="ce10" office:value-type="float" office:value="-6.2547" calcext:value-type="float">
            <text:p>-6,2547000E+00</text:p>
          </table:table-cell>
          <table:table-cell table:style-name="ce10" office:value-type="float" office:value="-2.3889453812" calcext:value-type="float">
            <text:p>-2,3889454E+00</text:p>
          </table:table-cell>
          <table:table-cell table:style-name="ce10" office:value-type="float" office:value="-8.4134" calcext:value-type="float">
            <text:p>-8,4134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46812623" calcext:value-type="float">
            <text:p>-2,4346813E+00</text:p>
          </table:table-cell>
          <table:table-cell table:style-name="ce4" office:value-type="float" office:value="9.9034" calcext:value-type="float">
            <text:p>9,9034000E+00</text:p>
          </table:table-cell>
          <table:table-cell table:style-name="ce10" office:value-type="float" office:value="-2.4303153674" calcext:value-type="float">
            <text:p>-2,4303154E+00</text:p>
          </table:table-cell>
          <table:table-cell table:style-name="ce10" office:value-type="float" office:value="-7.2315" calcext:value-type="float">
            <text:p>-7,2315000E+00</text:p>
          </table:table-cell>
          <table:table-cell table:style-name="ce10" office:value-type="float" office:value="-2.385751696" calcext:value-type="float">
            <text:p>-2,3857517E+00</text:p>
          </table:table-cell>
          <table:table-cell table:style-name="ce10" office:value-type="float" office:value="-7.9626" calcext:value-type="float">
            <text:p>-7,9626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52735934" calcext:value-type="float">
            <text:p>-2,4352736E+00</text:p>
          </table:table-cell>
          <table:table-cell table:style-name="ce4" office:value-type="float" office:value="7.4109" calcext:value-type="float">
            <text:p>7,4109000E+00</text:p>
          </table:table-cell>
          <table:table-cell table:style-name="ce10" office:value-type="float" office:value="-2.4295338062" calcext:value-type="float">
            <text:p>-2,4295338E+00</text:p>
          </table:table-cell>
          <table:table-cell table:style-name="ce10" office:value-type="float" office:value="-8.0816" calcext:value-type="float">
            <text:p>-8,0816000E+00</text:p>
          </table:table-cell>
          <table:table-cell table:style-name="ce10" office:value-type="float" office:value="-2.382640143" calcext:value-type="float">
            <text:p>-2,3826401E+00</text:p>
          </table:table-cell>
          <table:table-cell table:style-name="ce10" office:value-type="float" office:value="-7.524" calcext:value-type="float">
            <text:p>-7,5240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57086894" calcext:value-type="float">
            <text:p>-2,4357087E+00</text:p>
          </table:table-cell>
          <table:table-cell table:style-name="ce4" office:value-type="float" office:value="5.1344" calcext:value-type="float">
            <text:p>5,1344000E+00</text:p>
          </table:table-cell>
          <table:table-cell table:style-name="ce10" office:value-type="float" office:value="-2.4286578283" calcext:value-type="float">
            <text:p>-2,4286578E+00</text:p>
          </table:table-cell>
          <table:table-cell table:style-name="ce10" office:value-type="float" office:value="-8.817" calcext:value-type="float">
            <text:p>-8,8170000E+00</text:p>
          </table:table-cell>
          <table:table-cell table:style-name="ce10" office:value-type="float" office:value="-2.3796146984" calcext:value-type="float">
            <text:p>-2,3796147E+00</text:p>
          </table:table-cell>
          <table:table-cell table:style-name="ce10" office:value-type="float" office:value="-7.0984" calcext:value-type="float">
            <text:p>-7,0984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59970162" calcext:value-type="float">
            <text:p>-2,4359970E+00</text:p>
          </table:table-cell>
          <table:table-cell table:style-name="ce4" office:value-type="float" office:value="3.0589" calcext:value-type="float">
            <text:p>3,0589000E+00</text:p>
          </table:table-cell>
          <table:table-cell table:style-name="ce10" office:value-type="float" office:value="-2.4276962145" calcext:value-type="float">
            <text:p>-2,4276962E+00</text:p>
          </table:table-cell>
          <table:table-cell table:style-name="ce10" office:value-type="float" office:value="-9.4486" calcext:value-type="float">
            <text:p>-9,4486000E+00</text:p>
          </table:table-cell>
          <table:table-cell table:style-name="ce10" office:value-type="float" office:value="-2.3766788874" calcext:value-type="float">
            <text:p>-2,3766789E+00</text:p>
          </table:table-cell>
          <table:table-cell table:style-name="ce10" office:value-type="float" office:value="-6.6862" calcext:value-type="float">
            <text:p>-6,6862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5" office:value-type="float" office:value="-2.4361480336" calcext:value-type="float">
            <text:p>-2,4361480E+00</text:p>
          </table:table-cell>
          <table:table-cell table:style-name="ce5" office:value-type="float" office:value="1.1705" calcext:value-type="float">
            <text:p>1,1705000E+00</text:p>
          </table:table-cell>
          <table:table-cell table:style-name="ce10" office:value-type="float" office:value="-2.4266572044" calcext:value-type="float">
            <text:p>-2,4266572E+00</text:p>
          </table:table-cell>
          <table:table-cell table:style-name="ce10" office:value-type="float" office:value="-9.9862" calcext:value-type="float">
            <text:p>-9,9862000E+00</text:p>
          </table:table-cell>
          <table:table-cell table:style-name="ce10" office:value-type="float" office:value="-2.3738357428" calcext:value-type="float">
            <text:p>-2,3738357E+00</text:p>
          </table:table-cell>
          <table:table-cell table:style-name="ce10" office:value-type="float" office:value="-6.288" calcext:value-type="float">
            <text:p>-6,2880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5" office:value-type="float" office:value="-2.4361712512" calcext:value-type="float">
            <text:p>-2,4361713E+00</text:p>
          </table:table-cell>
          <table:table-cell table:style-name="ce5" office:value-type="float" office:value="-0.54341" calcext:value-type="float">
            <text:p>-5,4341000E-01</text:p>
          </table:table-cell>
          <table:table-cell table:style-name="ce10" office:value-type="float" office:value="-2.4255484312" calcext:value-type="float">
            <text:p>-2,4255484E+00</text:p>
          </table:table-cell>
          <table:table-cell table:style-name="ce10" office:value-type="float" office:value="-10.439" calcext:value-type="float">
            <text:p>-1,0439000E+01</text:p>
          </table:table-cell>
          <table:table-cell table:style-name="ce10" office:value-type="float" office:value="-2.3710877373" calcext:value-type="float">
            <text:p>-2,3710877E+00</text:p>
          </table:table-cell>
          <table:table-cell table:style-name="ce10" office:value-type="float" office:value="-5.9043" calcext:value-type="float">
            <text:p>-5,9043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60754228" calcext:value-type="float">
            <text:p>-2,4360754E+00</text:p>
          </table:table-cell>
          <table:table-cell table:style-name="ce4" office:value-type="float" office:value="-2.0951" calcext:value-type="float">
            <text:p>-2,0951000E+00</text:p>
          </table:table-cell>
          <table:table-cell table:style-name="ce10" office:value-type="float" office:value="-2.4243770755" calcext:value-type="float">
            <text:p>-2,4243771E+00</text:p>
          </table:table-cell>
          <table:table-cell table:style-name="ce10" office:value-type="float" office:value="-10.814" calcext:value-type="float">
            <text:p>-1,0814000E+01</text:p>
          </table:table-cell>
          <table:table-cell table:style-name="ce10" office:value-type="float" office:value="-2.3684366798" calcext:value-type="float">
            <text:p>-2,3684367E+00</text:p>
          </table:table-cell>
          <table:table-cell table:style-name="ce10" office:value-type="float" office:value="-5.5362" calcext:value-type="float">
            <text:p>-5,5362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58689456" calcext:value-type="float">
            <text:p>-2,4358689E+00</text:p>
          </table:table-cell>
          <table:table-cell table:style-name="ce4" office:value-type="float" office:value="-3.4959" calcext:value-type="float">
            <text:p>-3,4959000E+00</text:p>
          </table:table-cell>
          <table:table-cell table:style-name="ce10" office:value-type="float" office:value="-2.4231498379" calcext:value-type="float">
            <text:p>-2,4231498E+00</text:p>
          </table:table-cell>
          <table:table-cell table:style-name="ce10" office:value-type="float" office:value="-11.119" calcext:value-type="float">
            <text:p>-1,1119000E+01</text:p>
          </table:table-cell>
          <table:table-cell table:style-name="ce10" office:value-type="float" office:value="-2.3658836275" calcext:value-type="float">
            <text:p>-2,3658836E+00</text:p>
          </table:table-cell>
          <table:table-cell table:style-name="ce10" office:value-type="float" office:value="-5.1842" calcext:value-type="float">
            <text:p>-5,1842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55600409" calcext:value-type="float">
            <text:p>-2,4355600E+00</text:p>
          </table:table-cell>
          <table:table-cell table:style-name="ce4" office:value-type="float" office:value="-4.7565" calcext:value-type="float">
            <text:p>-4,7565000E+00</text:p>
          </table:table-cell>
          <table:table-cell table:style-name="ce10" office:value-type="float" office:value="-2.4218730256" calcext:value-type="float">
            <text:p>-2,4218730E+00</text:p>
          </table:table-cell>
          <table:table-cell table:style-name="ce10" office:value-type="float" office:value="-11.361" calcext:value-type="float">
            <text:p>-1,1361000E+01</text:p>
          </table:table-cell>
          <table:table-cell table:style-name="ce10" office:value-type="float" office:value="-2.3634289141" calcext:value-type="float">
            <text:p>-2,3634289E+00</text:p>
          </table:table-cell>
          <table:table-cell table:style-name="ce10" office:value-type="float" office:value="-4.849" calcext:value-type="float">
            <text:p>-4,8490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51560793" calcext:value-type="float">
            <text:p>-2,4351561E+00</text:p>
          </table:table-cell>
          <table:table-cell table:style-name="ce4" office:value-type="float" office:value="-5.8868" calcext:value-type="float">
            <text:p>-5,8868000E+00</text:p>
          </table:table-cell>
          <table:table-cell table:style-name="ce10" office:value-type="float" office:value="-2.420552537" calcext:value-type="float">
            <text:p>-2,4205525E+00</text:p>
          </table:table-cell>
          <table:table-cell table:style-name="ce10" office:value-type="float" office:value="-11.545" calcext:value-type="float">
            <text:p>-1,1545000E+01</text:p>
          </table:table-cell>
          <table:table-cell table:style-name="ce10" office:value-type="float" office:value="-2.3610721708" calcext:value-type="float">
            <text:p>-2,3610722E+00</text:p>
          </table:table-cell>
          <table:table-cell table:style-name="ce10" office:value-type="float" office:value="-4.5309" calcext:value-type="float">
            <text:p>-4,5309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46647428" calcext:value-type="float">
            <text:p>-2,4346647E+00</text:p>
          </table:table-cell>
          <table:table-cell table:style-name="ce4" office:value-type="float" office:value="-6.8964" calcext:value-type="float">
            <text:p>-6,8964000E+00</text:p>
          </table:table-cell>
          <table:table-cell table:style-name="ce10" office:value-type="float" office:value="-2.4191938871" calcext:value-type="float">
            <text:p>-2,4191939E+00</text:p>
          </table:table-cell>
          <table:table-cell table:style-name="ce10" office:value-type="float" office:value="-11.677" calcext:value-type="float">
            <text:p>-1,1677000E+01</text:p>
          </table:table-cell>
          <table:table-cell table:style-name="ce10" office:value-type="float" office:value="-2.3588124303" calcext:value-type="float">
            <text:p>-2,3588124E+00</text:p>
          </table:table-cell>
          <table:table-cell table:style-name="ce10" office:value-type="float" office:value="-4.23" calcext:value-type="float">
            <text:p>-4,2300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40926135" calcext:value-type="float">
            <text:p>-2,4340926E+00</text:p>
          </table:table-cell>
          <table:table-cell table:style-name="ce4" office:value-type="float" office:value="-7.7942" calcext:value-type="float">
            <text:p>-7,7942000E+00</text:p>
          </table:table-cell>
          <table:table-cell table:style-name="ce10" office:value-type="float" office:value="-2.4178022681" calcext:value-type="float">
            <text:p>-2,4178023E+00</text:p>
          </table:table-cell>
          <table:table-cell table:style-name="ce10" office:value-type="float" office:value="-11.762" calcext:value-type="float">
            <text:p>-1,1762000E+01</text:p>
          </table:table-cell>
          <table:table-cell table:style-name="ce10" office:value-type="float" office:value="-2.3566481343" calcext:value-type="float">
            <text:p>-2,3566481E+00</text:p>
          </table:table-cell>
          <table:table-cell table:style-name="ce10" office:value-type="float" office:value="-3.9463" calcext:value-type="float">
            <text:p>-3,9463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34462081" calcext:value-type="float">
            <text:p>-2,4334462E+00</text:p>
          </table:table-cell>
          <table:table-cell table:style-name="ce4" office:value-type="float" office:value="-8.5887" calcext:value-type="float">
            <text:p>-8,5887000E+00</text:p>
          </table:table-cell>
          <table:table-cell table:style-name="ce10" office:value-type="float" office:value="-2.4163825115" calcext:value-type="float">
            <text:p>-2,4163825E+00</text:p>
          </table:table-cell>
          <table:table-cell table:style-name="ce10" office:value-type="float" office:value="-11.805" calcext:value-type="float">
            <text:p>-1,1805000E+01</text:p>
          </table:table-cell>
          <table:table-cell table:style-name="ce10" office:value-type="float" office:value="-2.3545773002" calcext:value-type="float">
            <text:p>-2,3545773E+00</text:p>
          </table:table-cell>
          <table:table-cell table:style-name="ce10" office:value-type="float" office:value="-3.6795" calcext:value-type="float">
            <text:p>-3,6795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27319834" calcext:value-type="float">
            <text:p>-2,4327320E+00</text:p>
          </table:table-cell>
          <table:table-cell table:style-name="ce4" office:value-type="float" office:value="-9.2879" calcext:value-type="float">
            <text:p>-9,2879000E+00</text:p>
          </table:table-cell>
          <table:table-cell table:style-name="ce10" office:value-type="float" office:value="-2.4149392004" calcext:value-type="float">
            <text:p>-2,4149392E+00</text:p>
          </table:table-cell>
          <table:table-cell table:style-name="ce10" office:value-type="float" office:value="-11.809" calcext:value-type="float">
            <text:p>-1,1809000E+01</text:p>
          </table:table-cell>
          <table:table-cell table:style-name="ce10" office:value-type="float" office:value="-2.3525975233" calcext:value-type="float">
            <text:p>-2,3525975E+00</text:p>
          </table:table-cell>
          <table:table-cell table:style-name="ce10" office:value-type="float" office:value="-3.4293" calcext:value-type="float">
            <text:p>-3,4293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19555994" calcext:value-type="float">
            <text:p>-2,4319556E+00</text:p>
          </table:table-cell>
          <table:table-cell table:style-name="ce4" office:value-type="float" office:value="-9.8993" calcext:value-type="float">
            <text:p>-9,8993000E+00</text:p>
          </table:table-cell>
          <table:table-cell table:style-name="ce10" office:value-type="float" office:value="-2.4134765678" calcext:value-type="float">
            <text:p>-2,4134766E+00</text:p>
          </table:table-cell>
          <table:table-cell table:style-name="ce10" office:value-type="float" office:value="-11.78" calcext:value-type="float">
            <text:p>-1,1780000E+01</text:p>
          </table:table-cell>
          <table:table-cell table:style-name="ce10" office:value-type="float" office:value="-2.3507060483" calcext:value-type="float">
            <text:p>-2,3507060E+00</text:p>
          </table:table-cell>
          <table:table-cell table:style-name="ce10" office:value-type="float" office:value="-3.1952" calcext:value-type="float">
            <text:p>-3,1952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11226513" calcext:value-type="float">
            <text:p>-2,4311227E+00</text:p>
          </table:table-cell>
          <table:table-cell table:style-name="ce4" office:value-type="float" office:value="-10.43" calcext:value-type="float">
            <text:p>-1,0430000E+01</text:p>
          </table:table-cell>
          <table:table-cell table:style-name="ce10" office:value-type="float" office:value="-2.4119985815" calcext:value-type="float">
            <text:p>-2,4119986E+00</text:p>
          </table:table-cell>
          <table:table-cell table:style-name="ce10" office:value-type="float" office:value="-11.719" calcext:value-type="float">
            <text:p>-1,1719000E+01</text:p>
          </table:table-cell>
          <table:table-cell table:style-name="ce10" office:value-type="float" office:value="-2.3488998689" calcext:value-type="float">
            <text:p>-2,3488999E+00</text:p>
          </table:table-cell>
          <table:table-cell table:style-name="ce10" office:value-type="float" office:value="-2.9767" calcext:value-type="float">
            <text:p>-2,9767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302382508" calcext:value-type="float">
            <text:p>-2,4302383E+00</text:p>
          </table:table-cell>
          <table:table-cell table:style-name="ce4" office:value-type="float" office:value="-10.887" calcext:value-type="float">
            <text:p>-1,0887000E+01</text:p>
          </table:table-cell>
          <table:table-cell table:style-name="ce10" office:value-type="float" office:value="-2.4105089286" calcext:value-type="float">
            <text:p>-2,4105089E+00</text:p>
          </table:table-cell>
          <table:table-cell table:style-name="ce10" office:value-type="float" office:value="-11.632" calcext:value-type="float">
            <text:p>-1,1632000E+01</text:p>
          </table:table-cell>
          <table:table-cell table:style-name="ce10" office:value-type="float" office:value="-2.3471757469" calcext:value-type="float">
            <text:p>-2,3471757E+00</text:p>
          </table:table-cell>
          <table:table-cell table:style-name="ce10" office:value-type="float" office:value="-2.7732" calcext:value-type="float">
            <text:p>-2,7732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293072801" calcext:value-type="float">
            <text:p>-2,4293073E+00</text:p>
          </table:table-cell>
          <table:table-cell table:style-name="ce4" office:value-type="float" office:value="-11.277" calcext:value-type="float">
            <text:p>-1,1277000E+01</text:p>
          </table:table-cell>
          <table:table-cell table:style-name="ce10" office:value-type="float" office:value="-2.4090110679" calcext:value-type="float">
            <text:p>-2,4090111E+00</text:p>
          </table:table-cell>
          <table:table-cell table:style-name="ce10" office:value-type="float" office:value="-11.52" calcext:value-type="float">
            <text:p>-1,1520000E+01</text:p>
          </table:table-cell>
          <table:table-cell table:style-name="ce10" office:value-type="float" office:value="-2.3455303009" calcext:value-type="float">
            <text:p>-2,3455303E+00</text:p>
          </table:table-cell>
          <table:table-cell table:style-name="ce10" office:value-type="float" office:value="-2.584" calcext:value-type="float">
            <text:p>-2,5840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283342039" calcext:value-type="float">
            <text:p>-2,4283342E+00</text:p>
          </table:table-cell>
          <table:table-cell table:style-name="ce4" office:value-type="float" office:value="-11.604" calcext:value-type="float">
            <text:p>-1,1604000E+01</text:p>
          </table:table-cell>
          <table:table-cell table:style-name="ce10" office:value-type="float" office:value="-2.4075081305" calcext:value-type="float">
            <text:p>-2,4075081E+00</text:p>
          </table:table-cell>
          <table:table-cell table:style-name="ce10" office:value-type="float" office:value="-11.388" calcext:value-type="float">
            <text:p>-1,1388000E+01</text:p>
          </table:table-cell>
          <table:table-cell table:style-name="ce10" office:value-type="float" office:value="-2.3439600439" calcext:value-type="float">
            <text:p>-2,3439600E+00</text:p>
          </table:table-cell>
          <table:table-cell table:style-name="ce10" office:value-type="float" office:value="-2.4085" calcext:value-type="float">
            <text:p>-2,4085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273234205" calcext:value-type="float">
            <text:p>-2,4273234E+00</text:p>
          </table:table-cell>
          <table:table-cell table:style-name="ce4" office:value-type="float" office:value="-11.876" calcext:value-type="float">
            <text:p>-1,1876000E+01</text:p>
          </table:table-cell>
          <table:table-cell table:style-name="ce10" office:value-type="float" office:value="-2.4060030435" calcext:value-type="float">
            <text:p>-2,4060030E+00</text:p>
          </table:table-cell>
          <table:table-cell table:style-name="ce10" office:value-type="float" office:value="-11.237" calcext:value-type="float">
            <text:p>-1,1237000E+01</text:p>
          </table:table-cell>
          <table:table-cell table:style-name="ce10" office:value-type="float" office:value="-2.3424614118" calcext:value-type="float">
            <text:p>-2,3424614E+00</text:p>
          </table:table-cell>
          <table:table-cell table:style-name="ce10" office:value-type="float" office:value="-2.2458" calcext:value-type="float">
            <text:p>-2,2458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262788652" calcext:value-type="float">
            <text:p>-2,4262789E+00</text:p>
          </table:table-cell>
          <table:table-cell table:style-name="ce4" office:value-type="float" office:value="-12.097" calcext:value-type="float">
            <text:p>-1,2097000E+01</text:p>
          </table:table-cell>
          <table:table-cell table:style-name="ce10" office:value-type="float" office:value="-2.4044984482" calcext:value-type="float">
            <text:p>-2,4044984E+00</text:p>
          </table:table-cell>
          <table:table-cell table:style-name="ce10" office:value-type="float" office:value="-11.071" calcext:value-type="float">
            <text:p>-1,1071000E+01</text:p>
          </table:table-cell>
          <table:table-cell table:style-name="ce10" office:value-type="float" office:value="-2.3410308713" calcext:value-type="float">
            <text:p>-2,3410309E+00</text:p>
          </table:table-cell>
          <table:table-cell table:style-name="ce10" office:value-type="float" office:value="-2.0952" calcext:value-type="float">
            <text:p>-2,0952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252040568" calcext:value-type="float">
            <text:p>-2,4252041E+00</text:p>
          </table:table-cell>
          <table:table-cell table:style-name="ce4" office:value-type="float" office:value="-12.271" calcext:value-type="float">
            <text:p>-1,2271000E+01</text:p>
          </table:table-cell>
          <table:table-cell table:style-name="ce10" office:value-type="float" office:value="-2.4029967526" calcext:value-type="float">
            <text:p>-2,4029968E+00</text:p>
          </table:table-cell>
          <table:table-cell table:style-name="ce10" office:value-type="float" office:value="-10.892" calcext:value-type="float">
            <text:p>-1,0892000E+01</text:p>
          </table:table-cell>
          <table:table-cell table:style-name="ce10" office:value-type="float" office:value="-2.3396649466" calcext:value-type="float">
            <text:p>-2,3396649E+00</text:p>
          </table:table-cell>
          <table:table-cell table:style-name="ce10" office:value-type="float" office:value="-1.9558" calcext:value-type="float">
            <text:p>-1,9558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4" office:value-type="float" office:value="-2.4241027093" calcext:value-type="float">
            <text:p>-2,4241027E+00</text:p>
          </table:table-cell>
          <table:table-cell table:style-name="ce4" office:value-type="float" office:value="-12.404" calcext:value-type="float">
            <text:p>-1,2404000E+01</text:p>
          </table:table-cell>
          <table:table-cell table:style-name="ce10" office:value-type="float" office:value="-2.4015000987" calcext:value-type="float">
            <text:p>-2,4015001E+00</text:p>
          </table:table-cell>
          <table:table-cell table:style-name="ce10" office:value-type="float" office:value="-10.702" calcext:value-type="float">
            <text:p>-1,0702000E+01</text:p>
          </table:table-cell>
          <table:table-cell table:style-name="ce10" office:value-type="float" office:value="-2.3383603" calcext:value-type="float">
            <text:p>-2,3383603E+00</text:p>
          </table:table-cell>
          <table:table-cell table:style-name="ce10" office:value-type="float" office:value="-1.8268" calcext:value-type="float">
            <text:p>-1,8268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6" office:value-type="float" office:value="-2.4229777981" calcext:value-type="float">
            <text:p>-2,4229778E+00</text:p>
          </table:table-cell>
          <table:table-cell table:style-name="ce6" office:value-type="float" office:value="-12.499" calcext:value-type="float">
            <text:p>-1,2499000E+01</text:p>
          </table:table-cell>
          <table:table-cell table:style-name="ce10" office:value-type="float" office:value="-2.4000104129" calcext:value-type="float">
            <text:p>-2,4000104E+00</text:p>
          </table:table-cell>
          <table:table-cell table:style-name="ce10" office:value-type="float" office:value="-10.503" calcext:value-type="float">
            <text:p>-1,0503000E+01</text:p>
          </table:table-cell>
          <table:table-cell table:style-name="ce10" office:value-type="float" office:value="-2.3371137902" calcext:value-type="float">
            <text:p>-2,3371138E+00</text:p>
          </table:table-cell>
          <table:table-cell table:style-name="ce10" office:value-type="float" office:value="-1.7072" calcext:value-type="float">
            <text:p>-1,7072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2"/>
          <table:table-cell table:style-name="ce10" office:value-type="float" office:value="-2.3985293426" calcext:value-type="float">
            <text:p>-2,3985293E+00</text:p>
          </table:table-cell>
          <table:table-cell table:style-name="ce10" office:value-type="float" office:value="-10.298" calcext:value-type="float">
            <text:p>-1,0298000E+01</text:p>
          </table:table-cell>
          <table:table-cell table:style-name="ce10" office:value-type="float" office:value="-2.3359224818" calcext:value-type="float">
            <text:p>-2,3359225E+00</text:p>
          </table:table-cell>
          <table:table-cell table:style-name="ce10" office:value-type="float" office:value="-1.5962" calcext:value-type="float">
            <text:p>-1,5962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2"/>
          <table:table-cell table:style-name="ce10" office:value-type="float" office:value="-2.3970583468" calcext:value-type="float">
            <text:p>-2,3970583E+00</text:p>
          </table:table-cell>
          <table:table-cell table:style-name="ce10" office:value-type="float" office:value="-10.089" calcext:value-type="float">
            <text:p>-1,0089000E+01</text:p>
          </table:table-cell>
          <table:table-cell table:style-name="ce10" office:value-type="float" office:value="-2.3347837205" calcext:value-type="float">
            <text:p>-2,3347837E+00</text:p>
          </table:table-cell>
          <table:table-cell table:style-name="ce10" office:value-type="float" office:value="-1.493" calcext:value-type="float">
            <text:p>-1,4930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2"/>
          <table:table-cell table:style-name="ce10" office:value-type="float" office:value="-2.3955986786" calcext:value-type="float">
            <text:p>-2,3955987E+00</text:p>
          </table:table-cell>
          <table:table-cell table:style-name="ce10" office:value-type="float" office:value="-9.8755" calcext:value-type="float">
            <text:p>-9,8755000E+00</text:p>
          </table:table-cell>
          <table:table-cell table:style-name="ce10" office:value-type="float" office:value="-2.3336951064" calcext:value-type="float">
            <text:p>-2,3336951E+00</text:p>
          </table:table-cell>
          <table:table-cell table:style-name="ce10" office:value-type="float" office:value="-1.3968" calcext:value-type="float">
            <text:p>-1,3968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2"/>
          <table:table-cell table:style-name="ce10" office:value-type="float" office:value="-2.3941513843" calcext:value-type="float">
            <text:p>-2,3941514E+00</text:p>
          </table:table-cell>
          <table:table-cell table:style-name="ce10" office:value-type="float" office:value="-9.6607" calcext:value-type="float">
            <text:p>-9,6607000E+00</text:p>
          </table:table-cell>
          <table:table-cell table:style-name="ce10" office:value-type="float" office:value="-2.3326545586" calcext:value-type="float">
            <text:p>-2,3326546E+00</text:p>
          </table:table-cell>
          <table:table-cell table:style-name="ce10" office:value-type="float" office:value="-1.3069" calcext:value-type="float">
            <text:p>-1,3069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2"/>
          <table:table-cell table:style-name="ce10" office:value-type="float" office:value="-2.3927173805" calcext:value-type="float">
            <text:p>-2,3927174E+00</text:p>
          </table:table-cell>
          <table:table-cell table:style-name="ce10" office:value-type="float" office:value="-9.4451" calcext:value-type="float">
            <text:p>-9,4451000E+00</text:p>
          </table:table-cell>
          <table:table-cell table:style-name="ce10" office:value-type="float" office:value="-2.3316601981" calcext:value-type="float">
            <text:p>-2,3316602E+00</text:p>
          </table:table-cell>
          <table:table-cell table:style-name="ce10" office:value-type="float" office:value="-1.2226" calcext:value-type="float">
            <text:p>-1,2226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2"/>
          <table:table-cell table:style-name="ce10" office:value-type="float" office:value="-2.3912974149" calcext:value-type="float">
            <text:p>-2,3912974E+00</text:p>
          </table:table-cell>
          <table:table-cell table:style-name="ce10" office:value-type="float" office:value="-9.2298" calcext:value-type="float">
            <text:p>-9,2298000E+00</text:p>
          </table:table-cell>
          <table:table-cell table:style-name="ce10" office:value-type="float" office:value="-2.3307104219" calcext:value-type="float">
            <text:p>-2,3307104E+00</text:p>
          </table:table-cell>
          <table:table-cell table:style-name="ce10" office:value-type="float" office:value="-1.1434" calcext:value-type="float">
            <text:p>-1,1434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2"/>
          <table:table-cell table:style-name="ce10" office:value-type="float" office:value="-2.3898921155" calcext:value-type="float">
            <text:p>-2,3898921E+00</text:p>
          </table:table-cell>
          <table:table-cell table:style-name="ce10" office:value-type="float" office:value="-9.0154" calcext:value-type="float">
            <text:p>-9,0154000E+00</text:p>
          </table:table-cell>
          <table:table-cell table:style-name="ce10" office:value-type="float" office:value="-2.3298037861" calcext:value-type="float">
            <text:p>-2,3298038E+00</text:p>
          </table:table-cell>
          <table:table-cell table:style-name="ce10" office:value-type="float" office:value="-1.0688" calcext:value-type="float">
            <text:p>-1,0688000E+00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2"/>
          <table:table-cell table:style-name="ce10" office:value-type="float" office:value="-2.3885020006" calcext:value-type="float">
            <text:p>-2,3885020E+00</text:p>
          </table:table-cell>
          <table:table-cell table:style-name="ce10" office:value-type="float" office:value="-8.8027" calcext:value-type="float">
            <text:p>-8,8027000E+00</text:p>
          </table:table-cell>
          <table:table-cell table:style-name="ce24"/>
          <table:table-cell table:style-name="ce10"/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2"/>
          <table:table-cell table:style-name="ce10" office:value-type="float" office:value="-2.3871275251" calcext:value-type="float">
            <text:p>-2,3871275E+00</text:p>
          </table:table-cell>
          <table:table-cell table:style-name="ce10" office:value-type="float" office:value="-8.5921" calcext:value-type="float">
            <text:p>-8,5921000E+00</text:p>
          </table:table-cell>
          <table:table-cell table:style-name="ce24"/>
          <table:table-cell table:style-name="ce10"/>
          <table:table-cell table:number-columns-repeated="22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2" office:value-type="float" office:value="-2.3857690706" calcext:value-type="float">
            <text:p>-2,3857691E+00</text:p>
          </table:table-cell>
          <table:table-cell table:style-name="ce12" office:value-type="float" office:value="-8.384" calcext:value-type="float">
            <text:p>-8,3840000E+00</text:p>
          </table:table-cell>
          <table:table-cell table:style-name="ce25"/>
          <table:table-cell table:style-name="ce12"/>
          <table:table-cell table:number-columns-repeated="22"/>
        </table:table-row>
        <table:table-row table:style-name="ro1" table:number-rows-repeated="8">
          <table:table-cell table:number-columns-repeated="31"/>
        </table:table-row>
        <table:table-row table:style-name="ro1" table:number-rows-repeated="6">
          <table:table-cell table:number-columns-repeated="4"/>
          <table:table-cell table:style-name="Default" table:number-columns-repeated="10"/>
          <table:table-cell table:number-columns-repeated="17"/>
        </table:table-row>
        <table:table-row table:style-name="ro1" table:number-rows-repeated="9">
          <table:table-cell table:number-columns-repeated="4"/>
          <table:table-cell table:style-name="Default" table:number-columns-repeated="11"/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 table:number-rows-repeated="68">
          <table:table-cell table:number-columns-repeated="4"/>
          <table:table-cell table:style-name="Default" table:number-columns-repeated="11"/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10"/>
          <table:table-cell table:number-columns-repeated="17"/>
        </table:table-row>
        <table:table-row table:style-name="ro1" table:number-rows-repeated="1048304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Dimer Al2" table:style-name="ta1">
        <table:shapes>
          <draw:frame draw:z-index="0" draw:style-name="gr1" draw:text-style-name="P1" svg:width="34.4cm" svg:height="18.65cm" svg:x="36.888cm" svg:y="3.45cm">
            <draw:object draw:notify-on-update-of-ranges="'Dimer Al2'.B10:'Dimer Al2'.B49 'Dimer Al2'.C10:'Dimer Al2'.C4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3" table:number-columns-repeated="35" table:default-cell-style-name="ce8"/>
        <table:table-row table:style-name="ro1" table:number-rows-repeated="4">
          <table:table-cell table:number-columns-repeated="35"/>
        </table:table-row>
        <table:table-row table:style-name="ro1" table:number-rows-repeated="2">
          <table:table-cell/>
          <table:table-cell table:style-name="ce1" table:number-columns-repeated="5"/>
          <table:table-cell table:number-columns-repeated="29"/>
        </table:table-row>
        <table:table-row table:style-name="ro3">
          <table:table-cell/>
          <table:table-cell table:style-name="ce1"/>
          <table:table-cell table:style-name="ce53" table:number-columns-repeated="3"/>
          <table:table-cell table:style-name="ce1"/>
          <table:table-cell table:number-columns-repeated="29"/>
        </table:table-row>
        <table:table-row table:style-name="ro3">
          <table:table-cell/>
          <table:table-cell table:style-name="ce53" office:value-type="string" calcext:value-type="string">
            <text:p>length bond</text:p>
          </table:table-cell>
          <table:table-cell table:style-name="ce53" office:value-type="string" calcext:value-type="string">
            <text:p>Pression</text:p>
          </table:table-cell>
          <table:table-cell table:style-name="ce53" office:value-type="string" calcext:value-type="string">
            <text:p>xCart</text:p>
          </table:table-cell>
          <table:table-cell table:style-name="ce53" office:value-type="string" calcext:value-type="string">
            <text:p>Energie</text:p>
          </table:table-cell>
          <table:table-cell table:style-name="Default"/>
          <table:table-cell table:number-columns-repeated="29"/>
        </table:table-row>
        <table:table-row table:style-name="ro3">
          <table:table-cell/>
          <table:table-cell table:style-name="ce1"/>
          <table:table-cell table:style-name="ce53" table:number-columns-repeated="3"/>
          <table:table-cell table:style-name="Default"/>
          <table:table-cell table:number-columns-repeated="29"/>
        </table:table-row>
        <table:table-row table:style-name="ro1">
          <table:table-cell/>
          <table:table-cell table:style-name="ce1" table:formula="of:=-[.D10]-[.D10]" office:value-type="float" office:value="1.5" calcext:value-type="float">
            <text:p>1,5000000E+00</text:p>
          </table:table-cell>
          <table:table-cell table:style-name="ce1" office:value-type="float" office:value="29.628" calcext:value-type="float">
            <text:p>2,9628000E+01</text:p>
          </table:table-cell>
          <table:table-cell table:style-name="ce1" office:value-type="float" office:value="-0.75" calcext:value-type="float">
            <text:p>-7,5000000E-01</text:p>
          </table:table-cell>
          <table:table-cell table:style-name="ce1" office:value-type="float" office:value="-2.1898849746" calcext:value-type="float">
            <text:p>-2,1898850E+00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1" table:formula="of:=-[.D11]-[.D11]" office:value-type="float" office:value="1.7" calcext:value-type="float">
            <text:p>1,7000000E+00</text:p>
          </table:table-cell>
          <table:table-cell table:style-name="ce1" office:value-type="float" office:value="24.823" calcext:value-type="float">
            <text:p>2,4823000E+01</text:p>
          </table:table-cell>
          <table:table-cell table:style-name="ce1" office:value-type="float" office:value="-0.85" calcext:value-type="float">
            <text:p>-8,5000000E-01</text:p>
          </table:table-cell>
          <table:table-cell table:style-name="ce1" office:value-type="float" office:value="-2.7877030122" calcext:value-type="float">
            <text:p>-2,7877030E+00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1" table:formula="of:=-[.D12]-[.D12]" office:value-type="float" office:value="1.9" calcext:value-type="float">
            <text:p>1,9000000E+00</text:p>
          </table:table-cell>
          <table:table-cell table:style-name="ce1" office:value-type="float" office:value="20.826" calcext:value-type="float">
            <text:p>2,0826000E+01</text:p>
          </table:table-cell>
          <table:table-cell table:style-name="ce1" office:value-type="float" office:value="-0.95" calcext:value-type="float">
            <text:p>-9,5000000E-01</text:p>
          </table:table-cell>
          <table:table-cell table:style-name="ce1" office:value-type="float" office:value="-3.233142202" calcext:value-type="float">
            <text:p>-3,2331422E+00</text:p>
          </table:table-cell>
          <table:table-cell table:style-name="ce4" table:formula="of:=(-[.E10]+8*[.E13]-8*[.E11]+[.E14])/(12*0.05)" office:value-type="float" office:value="-13.1716270885" calcext:value-type="float">
            <text:p>-1,3171627E+01</text:p>
          </table:table-cell>
          <table:table-cell table:style-name="ce4" table:formula="of:=(-[.C10]+8*[.C13]-8*[.C11]+[.C14])/(12*0.05)" office:value-type="float" office:value="-121.016666666667" calcext:value-type="float">
            <text:p>-1,2101667E+02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13]-[.D13]" office:value-type="float" office:value="2.1" calcext:value-type="float">
            <text:p>2,1000000E+00</text:p>
          </table:table-cell>
          <table:table-cell table:style-name="ce1" office:value-type="float" office:value="17.575" calcext:value-type="float">
            <text:p>1,7575000E+01</text:p>
          </table:table-cell>
          <table:table-cell table:style-name="ce1" office:value-type="float" office:value="-1.05" calcext:value-type="float">
            <text:p>-1,0500000E+00</text:p>
          </table:table-cell>
          <table:table-cell table:style-name="ce1" office:value-type="float" office:value="-3.5704435595" calcext:value-type="float">
            <text:p>-3,5704436E+00</text:p>
          </table:table-cell>
          <table:table-cell table:style-name="ce4" table:formula="of:=(-[.E11]+8*[.E14]-8*[.E12]+[.E15])/(12*0.05)" office:value-type="float" office:value="-10.0514296886667" calcext:value-type="float">
            <text:p>-1,0051430E+01</text:p>
          </table:table-cell>
          <table:table-cell table:style-name="ce4" table:formula="of:=(-[.C11]+8*[.C14]-8*[.C12]+[.C15])/(12*0.05)" office:value-type="float" office:value="-97.5033333333334" calcext:value-type="float">
            <text:p>-9,7503333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14]-[.D14]" office:value-type="float" office:value="2.3" calcext:value-type="float">
            <text:p>2,3000000E+00</text:p>
          </table:table-cell>
          <table:table-cell table:style-name="ce1" office:value-type="float" office:value="15.002" calcext:value-type="float">
            <text:p>1,5002000E+01</text:p>
          </table:table-cell>
          <table:table-cell table:style-name="ce1" office:value-type="float" office:value="-1.15" calcext:value-type="float">
            <text:p>-1,1500000E+00</text:p>
          </table:table-cell>
          <table:table-cell table:style-name="ce1" office:value-type="float" office:value="-3.8309368493" calcext:value-type="float">
            <text:p>-3,8309368E+00</text:p>
          </table:table-cell>
          <table:table-cell table:style-name="ce4" table:formula="of:=(-[.E12]+8*[.E15]-8*[.E13]+[.E16])/(12*0.05)" office:value-type="float" office:value="-7.82085921333333" calcext:value-type="float">
            <text:p>-7,8208592E+00</text:p>
          </table:table-cell>
          <table:table-cell table:style-name="ce4" table:formula="of:=(-[.C12]+8*[.C15]-8*[.C13]+[.C16])/(12*0.05)" office:value-type="float" office:value="-78.455" calcext:value-type="float">
            <text:p>-7,8455000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15]-[.D15]" office:value-type="float" office:value="2.5" calcext:value-type="float">
            <text:p>2,5000000E+00</text:p>
          </table:table-cell>
          <table:table-cell table:style-name="ce1" office:value-type="float" office:value="12.913" calcext:value-type="float">
            <text:p>1,2913000E+01</text:p>
          </table:table-cell>
          <table:table-cell table:style-name="ce1" office:value-type="float" office:value="-1.25" calcext:value-type="float">
            <text:p>-1,2500000E+00</text:p>
          </table:table-cell>
          <table:table-cell table:style-name="ce1" office:value-type="float" office:value="-4.036203647" calcext:value-type="float">
            <text:p>-4,0362036E+00</text:p>
          </table:table-cell>
          <table:table-cell table:style-name="ce4" table:formula="of:=(-[.E13]+8*[.E16]-8*[.E14]+[.E17])/(12*0.05)" office:value-type="float" office:value="-6.17907588916667" calcext:value-type="float">
            <text:p>-6,1790759E+00</text:p>
          </table:table-cell>
          <table:table-cell table:style-name="ce4" table:formula="of:=(-[.C13]+8*[.C16]-8*[.C14]+[.C17])/(12*0.05)" office:value-type="float" office:value="-66.566" calcext:value-type="float">
            <text:p>-6,6566000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16]-[.D16]" office:value-type="float" office:value="2.7" calcext:value-type="float">
            <text:p>2,7000000E+00</text:p>
          </table:table-cell>
          <table:table-cell table:style-name="ce1" office:value-type="float" office:value="11.049" calcext:value-type="float">
            <text:p>1,1049000E+01</text:p>
          </table:table-cell>
          <table:table-cell table:style-name="ce1" office:value-type="float" office:value="-1.35" calcext:value-type="float">
            <text:p>-1,3500000E+00</text:p>
          </table:table-cell>
          <table:table-cell table:style-name="ce1" office:value-type="float" office:value="-4.19957703" calcext:value-type="float">
            <text:p>-4,1995770E+00</text:p>
          </table:table-cell>
          <table:table-cell table:style-name="ce4" table:formula="of:=(-[.E14]+8*[.E17]-8*[.E15]+[.E18])/(12*0.05)" office:value-type="float" office:value="-4.89776393083334" calcext:value-type="float">
            <text:p>-4,8977639E+00</text:p>
          </table:table-cell>
          <table:table-cell table:style-name="ce4" table:formula="of:=(-[.C14]+8*[.C17]-8*[.C15]+[.C18])/(12*0.05)" office:value-type="float" office:value="-61.1431666666667" calcext:value-type="float">
            <text:p>-6,1143167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17]-[.D17]" office:value-type="float" office:value="2.9" calcext:value-type="float">
            <text:p>2,9000000E+00</text:p>
          </table:table-cell>
          <table:table-cell table:style-name="ce1" office:value-type="float" office:value="9.2594" calcext:value-type="float">
            <text:p>9,2594000E+00</text:p>
          </table:table-cell>
          <table:table-cell table:style-name="ce1" office:value-type="float" office:value="-1.45" calcext:value-type="float">
            <text:p>-1,4500000E+00</text:p>
          </table:table-cell>
          <table:table-cell table:style-name="ce1" office:value-type="float" office:value="-4.3287676474" calcext:value-type="float">
            <text:p>-4,3287676E+00</text:p>
          </table:table-cell>
          <table:table-cell table:style-name="ce4" table:formula="of:=(-[.E15]+8*[.E18]-8*[.E16]+[.E19])/(12*0.05)" office:value-type="float" office:value="-3.8419376575" calcext:value-type="float">
            <text:p>-3,8419377E+00</text:p>
          </table:table-cell>
          <table:table-cell table:style-name="ce4" table:formula="of:=(-[.C15]+8*[.C18]-8*[.C16]+[.C19])/(12*0.05)" office:value-type="float" office:value="-58.2926666666666" calcext:value-type="float">
            <text:p>-5,8292667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18]-[.D18]" office:value-type="float" office:value="3.1" calcext:value-type="float">
            <text:p>3,1000000E+00</text:p>
          </table:table-cell>
          <table:table-cell table:style-name="ce1" office:value-type="float" office:value="7.5449" calcext:value-type="float">
            <text:p>7,5449000E+00</text:p>
          </table:table-cell>
          <table:table-cell table:style-name="ce1" office:value-type="float" office:value="-1.55" calcext:value-type="float">
            <text:p>-1,5500000E+00</text:p>
          </table:table-cell>
          <table:table-cell table:style-name="ce1" office:value-type="float" office:value="-4.4290832046" calcext:value-type="float">
            <text:p>-4,4290832E+00</text:p>
          </table:table-cell>
          <table:table-cell table:style-name="ce4" table:formula="of:=(-[.E16]+8*[.E19]-8*[.E17]+[.E20])/(12*0.05)" office:value-type="float" office:value="-2.95814466533333" calcext:value-type="float">
            <text:p>-2,9581447E+00</text:p>
          </table:table-cell>
          <table:table-cell table:style-name="ce4" table:formula="of:=(-[.C16]+8*[.C19]-8*[.C17]+[.C20])/(12*0.05)" office:value-type="float" office:value="-54.6325" calcext:value-type="float">
            <text:p>-5,4632500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19]-[.D19]" office:value-type="float" office:value="3.3" calcext:value-type="float">
            <text:p>3,3000000E+00</text:p>
          </table:table-cell>
          <table:table-cell table:style-name="ce1" office:value-type="float" office:value="5.9702" calcext:value-type="float">
            <text:p>5,9702000E+00</text:p>
          </table:table-cell>
          <table:table-cell table:style-name="ce1" office:value-type="float" office:value="-1.65" calcext:value-type="float">
            <text:p>-1,6500000E+00</text:p>
          </table:table-cell>
          <table:table-cell table:style-name="ce1" office:value-type="float" office:value="-4.5053168447" calcext:value-type="float">
            <text:p>-4,5053168E+00</text:p>
          </table:table-cell>
          <table:table-cell table:style-name="ce4" table:formula="of:=(-[.E17]+8*[.E20]-8*[.E18]+[.E21])/(12*0.05)" office:value-type="float" office:value="-2.23106518966666" calcext:value-type="float">
            <text:p>-2,2310652E+00</text:p>
          </table:table-cell>
          <table:table-cell table:style-name="ce4" table:formula="of:=(-[.C17]+8*[.C20]-8*[.C18]+[.C21])/(12*0.05)" office:value-type="float" office:value="-49.2573333333333" calcext:value-type="float">
            <text:p>-4,9257333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20]-[.D20]" office:value-type="float" office:value="3.5" calcext:value-type="float">
            <text:p>3,5000000E+00</text:p>
          </table:table-cell>
          <table:table-cell table:style-name="ce1" office:value-type="float" office:value="4.5831" calcext:value-type="float">
            <text:p>4,5831000E+00</text:p>
          </table:table-cell>
          <table:table-cell table:style-name="ce1" office:value-type="float" office:value="-1.75" calcext:value-type="float">
            <text:p>-1,7500000E+00</text:p>
          </table:table-cell>
          <table:table-cell table:style-name="ce1" office:value-type="float" office:value="-4.5620702508" calcext:value-type="float">
            <text:p>-4,5620703E+00</text:p>
          </table:table-cell>
          <table:table-cell table:style-name="ce4" table:formula="of:=(-[.E18]+8*[.E21]-8*[.E19]+[.E22])/(12*0.05)" office:value-type="float" office:value="-1.64943036150001" calcext:value-type="float">
            <text:p>-1,6494304E+00</text:p>
          </table:table-cell>
          <table:table-cell table:style-name="ce4" table:formula="of:=(-[.C18]+8*[.C21]-8*[.C19]+[.C22])/(12*0.05)" office:value-type="float" office:value="-42.8266666666667" calcext:value-type="float">
            <text:p>-4,2826667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21]-[.D21]" office:value-type="float" office:value="3.7" calcext:value-type="float">
            <text:p>3,7000000E+00</text:p>
          </table:table-cell>
          <table:table-cell table:style-name="ce1" office:value-type="float" office:value="3.3994" calcext:value-type="float">
            <text:p>3,3994000E+00</text:p>
          </table:table-cell>
          <table:table-cell table:style-name="ce1" office:value-type="float" office:value="-1.85" calcext:value-type="float">
            <text:p>-1,8500000E+00</text:p>
          </table:table-cell>
          <table:table-cell table:style-name="ce1" office:value-type="float" office:value="-4.6035103916" calcext:value-type="float">
            <text:p>-4,6035104E+00</text:p>
          </table:table-cell>
          <table:table-cell table:style-name="ce4" table:formula="of:=(-[.E19]+8*[.E22]-8*[.E20]+[.E23])/(12*0.05)" office:value-type="float" office:value="-1.19615475983334" calcext:value-type="float">
            <text:p>-1,1961548E+00</text:p>
          </table:table-cell>
          <table:table-cell table:style-name="ce4" table:formula="of:=(-[.C19]+8*[.C22]-8*[.C20]+[.C23])/(12*0.05)" office:value-type="float" office:value="-36.1638333333333" calcext:value-type="float">
            <text:p>-3,6163833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22]-[.D22]" office:value-type="float" office:value="3.9" calcext:value-type="float">
            <text:p>3,9000000E+00</text:p>
          </table:table-cell>
          <table:table-cell table:style-name="ce1" office:value-type="float" office:value="2.4153" calcext:value-type="float">
            <text:p>2,4153000E+00</text:p>
          </table:table-cell>
          <table:table-cell table:style-name="ce1" office:value-type="float" office:value="-1.95" calcext:value-type="float">
            <text:p>-1,9500000E+00</text:p>
          </table:table-cell>
          <table:table-cell table:style-name="ce1" office:value-type="float" office:value="-4.6331930463" calcext:value-type="float">
            <text:p>-4,6331930E+00</text:p>
          </table:table-cell>
          <table:table-cell table:style-name="ce4" table:formula="of:=(-[.E20]+8*[.E23]-8*[.E21]+[.E24])/(12*0.05)" office:value-type="float" office:value="-0.850650136333337" calcext:value-type="float">
            <text:p>-8,5065014E-01</text:p>
          </table:table-cell>
          <table:table-cell table:style-name="ce4" table:formula="of:=(-[.C20]+8*[.C23]-8*[.C21]+[.C24])/(12*0.05)" office:value-type="float" office:value="-29.8165333333333" calcext:value-type="float">
            <text:p>-2,9816533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23]-[.D23]" office:value-type="float" office:value="4.1" calcext:value-type="float">
            <text:p>4,1000000E+00</text:p>
          </table:table-cell>
          <table:table-cell table:style-name="ce1" office:value-type="float" office:value="1.6143" calcext:value-type="float">
            <text:p>1,6143000E+00</text:p>
          </table:table-cell>
          <table:table-cell table:style-name="ce1" office:value-type="float" office:value="-2.05" calcext:value-type="float">
            <text:p>-2,0500000E+00</text:p>
          </table:table-cell>
          <table:table-cell table:style-name="ce1" office:value-type="float" office:value="-4.6540273366" calcext:value-type="float">
            <text:p>-4,6540273E+00</text:p>
          </table:table-cell>
          <table:table-cell table:style-name="ce4" table:formula="of:=(-[.E21]+8*[.E24]-8*[.E22]+[.E25])/(12*0.05)" office:value-type="float" office:value="-0.592357827166676" calcext:value-type="float">
            <text:p>-5,9235783E-01</text:p>
          </table:table-cell>
          <table:table-cell table:style-name="ce4" table:formula="of:=(-[.C21]+8*[.C24]-8*[.C22]+[.C25])/(12*0.05)" office:value-type="float" office:value="-24.0993666666667" calcext:value-type="float">
            <text:p>-2,4099367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24]-[.D24]" office:value-type="float" office:value="4.3" calcext:value-type="float">
            <text:p>4,3000000E+00</text:p>
          </table:table-cell>
          <table:table-cell table:style-name="ce1" office:value-type="float" office:value="0.97398" calcext:value-type="float">
            <text:p>9,7398000E-01</text:p>
          </table:table-cell>
          <table:table-cell table:style-name="ce1" office:value-type="float" office:value="-2.15" calcext:value-type="float">
            <text:p>-2,1500000E+00</text:p>
          </table:table-cell>
          <table:table-cell table:style-name="ce1" office:value-type="float" office:value="-4.6683247726" calcext:value-type="float">
            <text:p>-4,6683248E+00</text:p>
          </table:table-cell>
          <table:table-cell table:style-name="ce4" table:formula="of:=(-[.E22]+8*[.E25]-8*[.E23]+[.E26])/(12*0.05)" office:value-type="float" office:value="-0.402635410666653" calcext:value-type="float">
            <text:p>-4,0263541E-01</text:p>
          </table:table-cell>
          <table:table-cell table:style-name="ce4" table:formula="of:=(-[.C22]+8*[.C25]-8*[.C23]+[.C26])/(12*0.05)" office:value-type="float" office:value="-19.14271" calcext:value-type="float">
            <text:p>-1,9142710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25]-[.D25]" office:value-type="float" office:value="4.5" calcext:value-type="float">
            <text:p>4,5000000E+00</text:p>
          </table:table-cell>
          <table:table-cell table:style-name="ce1" office:value-type="float" office:value="0.47034" calcext:value-type="float">
            <text:p>4,7034000E-01</text:p>
          </table:table-cell>
          <table:table-cell table:style-name="ce1" office:value-type="float" office:value="-2.25" calcext:value-type="float">
            <text:p>-2,2500000E+00</text:p>
          </table:table-cell>
          <table:table-cell table:style-name="ce1" office:value-type="float" office:value="-4.6778712775" calcext:value-type="float">
            <text:p>-4,6778713E+00</text:p>
          </table:table-cell>
          <table:table-cell table:style-name="ce4" table:formula="of:=(-[.E23]+8*[.E26]-8*[.E24]+[.E27])/(12*0.05)" office:value-type="float" office:value="-0.265582133999994" calcext:value-type="float">
            <text:p>-2,6558213E-01</text:p>
          </table:table-cell>
          <table:table-cell table:style-name="ce4" table:formula="of:=(-[.C23]+8*[.C26]-8*[.C24]+[.C27])/(12*0.05)" office:value-type="float" office:value="-14.9525466666667" calcext:value-type="float">
            <text:p>-1,4952547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26]-[.D26]" office:value-type="float" office:value="4.7" calcext:value-type="float">
            <text:p>4,7000000E+00</text:p>
          </table:table-cell>
          <table:table-cell table:style-name="ce1" office:value-type="float" office:value="0.081354" calcext:value-type="float">
            <text:p>8,1354000E-02</text:p>
          </table:table-cell>
          <table:table-cell table:style-name="ce1" office:value-type="float" office:value="-2.35" calcext:value-type="float">
            <text:p>-2,3500000E+00</text:p>
          </table:table-cell>
          <table:table-cell table:style-name="ce1" office:value-type="float" office:value="-4.6840227655" calcext:value-type="float">
            <text:p>-4,6840228E+00</text:p>
          </table:table-cell>
          <table:table-cell table:style-name="ce4" table:formula="of:=(-[.E24]+8*[.E27]-8*[.E25]+[.E28])/(12*0.05)" office:value-type="float" office:value="-0.168319574" calcext:value-type="float">
            <text:p>-1,6831957E-01</text:p>
          </table:table-cell>
          <table:table-cell table:style-name="ce4" table:formula="of:=(-[.C24]+8*[.C27]-8*[.C25]+[.C28])/(12*0.05)" office:value-type="float" office:value="-11.51635" calcext:value-type="float">
            <text:p>-1,1516350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27]-[.D27]" office:value-type="float" office:value="4.9" calcext:value-type="float">
            <text:p>4,9000000E+00</text:p>
          </table:table-cell>
          <table:table-cell table:style-name="ce1" office:value-type="float" office:value="-0.21622" calcext:value-type="float">
            <text:p>-2,1622000E-01</text:p>
          </table:table-cell>
          <table:table-cell table:style-name="ce1" office:value-type="float" office:value="-2.45" calcext:value-type="float">
            <text:p>-2,4500000E+00</text:p>
          </table:table-cell>
          <table:table-cell table:style-name="ce1" office:value-type="float" office:value="-4.6877926738" calcext:value-type="float">
            <text:p>-4,6877927E+00</text:p>
          </table:table-cell>
          <table:table-cell table:style-name="ce4" table:formula="of:=(-[.E25]+8*[.E28]-8*[.E26]+[.E29])/(12*0.05)" office:value-type="float" office:value="-0.100944691499996" calcext:value-type="float">
            <text:p>-1,0094469E-01</text:p>
          </table:table-cell>
          <table:table-cell table:style-name="ce4" table:formula="of:=(-[.C25]+8*[.C28]-8*[.C26]+[.C29])/(12*0.05)" office:value-type="float" office:value="-8.78390333333334" calcext:value-type="float">
            <text:p>-8,7839033E+00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28]-[.D28]" office:value-type="float" office:value="5.1" calcext:value-type="float">
            <text:p>5,1000000E+00</text:p>
          </table:table-cell>
          <table:table-cell table:style-name="ce1" office:value-type="float" office:value="-0.44335" calcext:value-type="float">
            <text:p>-4,4335000E-01</text:p>
          </table:table-cell>
          <table:table-cell table:style-name="ce1" office:value-type="float" office:value="-2.55" calcext:value-type="float">
            <text:p>-2,5500000E+00</text:p>
          </table:table-cell>
          <table:table-cell table:style-name="ce1" office:value-type="float" office:value="-4.6899453466" calcext:value-type="float">
            <text:p>-4,6899453E+00</text:p>
          </table:table-cell>
          <table:table-cell table:style-name="ce4" table:formula="of:=(-[.E26]+8*[.E29]-8*[.E27]+[.E30])/(12*0.05)" office:value-type="float" office:value="-0.0560433048333323" calcext:value-type="float">
            <text:p>-5,6043305E-02</text:p>
          </table:table-cell>
          <table:table-cell table:style-name="ce4" table:formula="of:=(-[.C26]+8*[.C29]-8*[.C27]+[.C30])/(12*0.05)" office:value-type="float" office:value="-6.47712333333333" calcext:value-type="float">
            <text:p>-6,4771233E+00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29]-[.D29]" office:value-type="float" office:value="5.3" calcext:value-type="float">
            <text:p>5,3000000E+00</text:p>
          </table:table-cell>
          <table:table-cell table:style-name="ce1" office:value-type="float" office:value="-0.60237" calcext:value-type="float">
            <text:p>-6,0237000E-01</text:p>
          </table:table-cell>
          <table:table-cell table:style-name="ce1" office:value-type="float" office:value="-2.65" calcext:value-type="float">
            <text:p>-2,6500000E+00</text:p>
          </table:table-cell>
          <table:table-cell table:style-name="ce1" office:value-type="float" office:value="-4.6910574436" calcext:value-type="float">
            <text:p>-4,6910574E+00</text:p>
          </table:table-cell>
          <table:table-cell table:style-name="ce4" table:formula="of:=(-[.E27]+8*[.E30]-8*[.E28]+[.E31])/(12*0.05)" office:value-type="float" office:value="-0.0276050401666724" calcext:value-type="float">
            <text:p>-2,7605040E-02</text:p>
          </table:table-cell>
          <table:table-cell table:style-name="ce4" table:formula="of:=(-[.C27]+8*[.C30]-8*[.C28]+[.C31])/(12*0.05)" office:value-type="float" office:value="-4.57928333333333" calcext:value-type="float">
            <text:p>-4,5792833E+00</text:p>
          </table:table-cell>
          <table:table-cell table:number-columns-repeated="28"/>
        </table:table-row>
        <table:table-row table:style-name="ro4">
          <table:table-cell/>
          <table:table-cell table:style-name="ce1" table:formula="of:=-[.D30]-[.D30]" office:value-type="float" office:value="5.5" calcext:value-type="float">
            <text:p>5,5000000E+00</text:p>
          </table:table-cell>
          <table:table-cell table:style-name="ce1" office:value-type="float" office:value="-0.71572" calcext:value-type="float">
            <text:p>-7,1572000E-01</text:p>
          </table:table-cell>
          <table:table-cell table:style-name="ce1" office:value-type="float" office:value="-2.75" calcext:value-type="float">
            <text:p>-2,7500000E+00</text:p>
          </table:table-cell>
          <table:table-cell table:style-name="ce1" office:value-type="float" office:value="-4.69153059" calcext:value-type="float">
            <text:p>-4,6915306E+00</text:p>
          </table:table-cell>
          <table:table-cell table:style-name="ce4" table:formula="of:=(-[.E28]+8*[.E31]-8*[.E29]+[.E32])/(12*0.05)" office:value-type="float" office:value="-0.011126778166665" calcext:value-type="float">
            <text:p>-1,1126778E-02</text:p>
          </table:table-cell>
          <table:table-cell table:style-name="ce4" table:formula="of:=(-[.C28]+8*[.C31]-8*[.C29]+[.C32])/(12*0.05)" office:value-type="float" office:value="-3.05696666666667" calcext:value-type="float">
            <text:p>-3,0569667E+00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31]-[.D31]" office:value-type="float" office:value="5.7" calcext:value-type="float">
            <text:p>5,7000000E+00</text:p>
          </table:table-cell>
          <table:table-cell table:style-name="ce1" office:value-type="float" office:value="-0.78483" calcext:value-type="float">
            <text:p>-7,8483000E-01</text:p>
          </table:table-cell>
          <table:table-cell table:style-name="ce1" office:value-type="float" office:value="-2.85" calcext:value-type="float">
            <text:p>-2,8500000E+00</text:p>
          </table:table-cell>
          <table:table-cell table:style-name="ce1" office:value-type="float" office:value="-4.6916737507" calcext:value-type="float">
            <text:p>-4,6916738E+00</text:p>
          </table:table-cell>
          <table:table-cell table:style-name="ce4" table:formula="of:=(-[.E29]+8*[.E32]-8*[.E30]+[.E33])/(12*0.05)" office:value-type="float" office:value="-0.00319407683333495" calcext:value-type="float">
            <text:p>-3,1940768E-03</text:p>
          </table:table-cell>
          <table:table-cell table:style-name="ce4" table:formula="of:=(-[.C29]+8*[.C32]-8*[.C30]+[.C33])/(12*0.05)" office:value-type="float" office:value="-1.72078333333333" calcext:value-type="float">
            <text:p>-1,7207833E+00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32]-[.D32]" office:value-type="float" office:value="5.9" calcext:value-type="float">
            <text:p>5,9000000E+00</text:p>
          </table:table-cell>
          <table:table-cell table:style-name="ce1" office:value-type="float" office:value="-0.81785" calcext:value-type="float">
            <text:p>-8,1785000E-01</text:p>
          </table:table-cell>
          <table:table-cell table:style-name="ce1" office:value-type="float" office:value="-2.95" calcext:value-type="float">
            <text:p>-2,9500000E+00</text:p>
          </table:table-cell>
          <table:table-cell table:style-name="ce1" office:value-type="float" office:value="-4.6916909567" calcext:value-type="float">
            <text:p>-4,6916910E+00</text:p>
          </table:table-cell>
          <table:table-cell table:style-name="ce4" table:formula="of:=(-[.E30]+8*[.E33]-8*[.E31]+[.E34])/(12*0.05)" office:value-type="float" office:value="-0.000468006500010295" calcext:value-type="float">
            <text:p>-4,6800650E-04</text:p>
          </table:table-cell>
          <table:table-cell table:style-name="ce4" table:formula="of:=(-[.C30]+8*[.C33]-8*[.C31]+[.C34])/(12*0.05)" office:value-type="float" office:value="-0.554783333333334" calcext:value-type="float">
            <text:p>-5,5478333E-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33]-[.D33]" office:value-type="float" office:value="6.1" calcext:value-type="float">
            <text:p>6,1000000E+00</text:p>
          </table:table-cell>
          <table:table-cell table:style-name="ce1" office:value-type="float" office:value="-0.8178" calcext:value-type="float">
            <text:p>-8,1780000E-01</text:p>
          </table:table-cell>
          <table:table-cell table:style-name="ce1" office:value-type="float" office:value="-3.05" calcext:value-type="float">
            <text:p>-3,0500000E+00</text:p>
          </table:table-cell>
          <table:table-cell table:style-name="ce1" office:value-type="float" office:value="-4.6916909561" calcext:value-type="float">
            <text:p>-4,6916910E+00</text:p>
          </table:table-cell>
          <table:table-cell table:style-name="ce4" table:formula="of:=(-[.E31]+8*[.E34]-8*[.E32]+[.E35])/(12*0.05)" office:value-type="float" office:value="0.000468014500006516" calcext:value-type="float">
            <text:p>4,6801450E-04</text:p>
          </table:table-cell>
          <table:table-cell table:style-name="ce4" table:formula="of:=(-[.C31]+8*[.C34]-8*[.C32]+[.C35])/(12*0.05)" office:value-type="float" office:value="0.55545" calcext:value-type="float">
            <text:p>5,5545000E-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34]-[.D34]" office:value-type="float" office:value="6.3" calcext:value-type="float">
            <text:p>6,3000000E+00</text:p>
          </table:table-cell>
          <table:table-cell table:style-name="ce1" office:value-type="float" office:value="-0.78483" calcext:value-type="float">
            <text:p>-7,8483000E-01</text:p>
          </table:table-cell>
          <table:table-cell table:style-name="ce1" office:value-type="float" office:value="-3.15" calcext:value-type="float">
            <text:p>-3,1500000E+00</text:p>
          </table:table-cell>
          <table:table-cell table:style-name="ce1" office:value-type="float" office:value="-4.6916737507" calcext:value-type="float">
            <text:p>-4,6916738E+00</text:p>
          </table:table-cell>
          <table:table-cell table:style-name="ce4" table:formula="of:=(-[.E32]+8*[.E35]-8*[.E33]+[.E36])/(12*0.05)" office:value-type="float" office:value="0.00319406966667065" calcext:value-type="float">
            <text:p>3,1940697E-03</text:p>
          </table:table-cell>
          <table:table-cell table:style-name="ce4" table:formula="of:=(-[.C32]+8*[.C35]-8*[.C33]+[.C36])/(12*0.05)" office:value-type="float" office:value="1.7202" calcext:value-type="float">
            <text:p>1,7202000E+00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35]-[.D35]" office:value-type="float" office:value="6.5" calcext:value-type="float">
            <text:p>6,5000000E+00</text:p>
          </table:table-cell>
          <table:table-cell table:style-name="ce1" office:value-type="float" office:value="-0.71572" calcext:value-type="float">
            <text:p>-7,1572000E-01</text:p>
          </table:table-cell>
          <table:table-cell table:style-name="ce1" office:value-type="float" office:value="-3.25" calcext:value-type="float">
            <text:p>-3,2500000E+00</text:p>
          </table:table-cell>
          <table:table-cell table:style-name="ce1" office:value-type="float" office:value="-4.69153059" calcext:value-type="float">
            <text:p>-4,6915306E+00</text:p>
          </table:table-cell>
          <table:table-cell table:style-name="ce4" table:formula="of:=(-[.E33]+8*[.E36]-8*[.E34]+[.E37])/(12*0.05)" office:value-type="float" office:value="0.0111260773333344" calcext:value-type="float">
            <text:p>1,1126077E-02</text:p>
          </table:table-cell>
          <table:table-cell table:style-name="ce4" table:formula="of:=(-[.C33]+8*[.C36]-8*[.C34]+[.C37])/(12*0.05)" office:value-type="float" office:value="3.05763333333333" calcext:value-type="float">
            <text:p>3,0576333E+00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36]-[.D36]" office:value-type="float" office:value="6.7" calcext:value-type="float">
            <text:p>6,7000000E+00</text:p>
          </table:table-cell>
          <table:table-cell table:style-name="ce1" office:value-type="float" office:value="-0.60237" calcext:value-type="float">
            <text:p>-6,0237000E-01</text:p>
          </table:table-cell>
          <table:table-cell table:style-name="ce1" office:value-type="float" office:value="-3.35" calcext:value-type="float">
            <text:p>-3,3500000E+00</text:p>
          </table:table-cell>
          <table:table-cell table:style-name="ce1" office:value-type="float" office:value="-4.6910574437" calcext:value-type="float">
            <text:p>-4,6910574E+00</text:p>
          </table:table-cell>
          <table:table-cell table:style-name="ce4" table:formula="of:=(-[.E34]+8*[.E37]-8*[.E35]+[.E38])/(12*0.05)" office:value-type="float" office:value="0.0275994521666645" calcext:value-type="float">
            <text:p>2,7599452E-02</text:p>
          </table:table-cell>
          <table:table-cell table:style-name="ce4" table:formula="of:=(-[.C34]+8*[.C37]-8*[.C35]+[.C38])/(12*0.05)" office:value-type="float" office:value="4.58528333333333" calcext:value-type="float">
            <text:p>4,5852833E+00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37]-[.D37]" office:value-type="float" office:value="6.9" calcext:value-type="float">
            <text:p>6,9000000E+00</text:p>
          </table:table-cell>
          <table:table-cell table:style-name="ce1" office:value-type="float" office:value="-0.4429" calcext:value-type="float">
            <text:p>-4,4290000E-01</text:p>
          </table:table-cell>
          <table:table-cell table:style-name="ce1" office:value-type="float" office:value="-3.45" calcext:value-type="float">
            <text:p>-3,4500000E+00</text:p>
          </table:table-cell>
          <table:table-cell table:style-name="ce1" office:value-type="float" office:value="-4.6899457657" calcext:value-type="float">
            <text:p>-4,6899458E+00</text:p>
          </table:table-cell>
          <table:table-cell table:style-name="ce4" table:formula="of:=(-[.E35]+8*[.E38]-8*[.E36]+[.E39])/(12*0.05)" office:value-type="float" office:value="0.0560433061666702" calcext:value-type="float">
            <text:p>5,6043306E-02</text:p>
          </table:table-cell>
          <table:table-cell table:style-name="ce4" table:formula="of:=(-[.C35]+8*[.C38]-8*[.C36]+[.C39])/(12*0.05)" office:value-type="float" office:value="6.47712333333333" calcext:value-type="float">
            <text:p>6,4771233E+00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38]-[.D38]" office:value-type="float" office:value="7.1" calcext:value-type="float">
            <text:p>7,1000000E+00</text:p>
          </table:table-cell>
          <table:table-cell table:style-name="ce1" office:value-type="float" office:value="-0.21622" calcext:value-type="float">
            <text:p>-2,1622000E-01</text:p>
          </table:table-cell>
          <table:table-cell table:style-name="ce1" office:value-type="float" office:value="-3.55" calcext:value-type="float">
            <text:p>-3,5500000E+00</text:p>
          </table:table-cell>
          <table:table-cell table:style-name="ce1" office:value-type="float" office:value="-4.6877926738" calcext:value-type="float">
            <text:p>-4,6877927E+00</text:p>
          </table:table-cell>
          <table:table-cell table:style-name="ce4" table:formula="of:=(-[.E36]+8*[.E39]-8*[.E37]+[.E40])/(12*0.05)" office:value-type="float" office:value="0.100950280666674" calcext:value-type="float">
            <text:p>1,0095028E-01</text:p>
          </table:table-cell>
          <table:table-cell table:style-name="ce4" table:formula="of:=(-[.C36]+8*[.C39]-8*[.C37]+[.C40])/(12*0.05)" office:value-type="float" office:value="8.77793666666667" calcext:value-type="float">
            <text:p>8,7779367E+00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39]-[.D39]" office:value-type="float" office:value="7.3" calcext:value-type="float">
            <text:p>7,3000000E+00</text:p>
          </table:table-cell>
          <table:table-cell table:style-name="ce1" office:value-type="float" office:value="0.081354" calcext:value-type="float">
            <text:p>8,1354000E-02</text:p>
          </table:table-cell>
          <table:table-cell table:style-name="ce1" office:value-type="float" office:value="-3.65" calcext:value-type="float">
            <text:p>-3,6500000E+00</text:p>
          </table:table-cell>
          <table:table-cell table:style-name="ce1" office:value-type="float" office:value="-4.6840227655" calcext:value-type="float">
            <text:p>-4,6840228E+00</text:p>
          </table:table-cell>
          <table:table-cell table:style-name="ce4" table:formula="of:=(-[.E37]+8*[.E40]-8*[.E38]+[.E41])/(12*0.05)" office:value-type="float" office:value="0.168320280499996" calcext:value-type="float">
            <text:p>1,6832028E-01</text:p>
          </table:table-cell>
          <table:table-cell table:style-name="ce4" table:formula="of:=(-[.C37]+8*[.C40]-8*[.C38]+[.C41])/(12*0.05)" office:value-type="float" office:value="11.5158666666667" calcext:value-type="float">
            <text:p>1,1515867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40]-[.D40]" office:value-type="float" office:value="7.5" calcext:value-type="float">
            <text:p>7,5000000E+00</text:p>
          </table:table-cell>
          <table:table-cell table:style-name="ce1" office:value-type="float" office:value="0.47036" calcext:value-type="float">
            <text:p>4,7036000E-01</text:p>
          </table:table-cell>
          <table:table-cell table:style-name="ce1" office:value-type="float" office:value="-3.75" calcext:value-type="float">
            <text:p>-3,7500000E+00</text:p>
          </table:table-cell>
          <table:table-cell table:style-name="ce1" office:value-type="float" office:value="-4.6778712769" calcext:value-type="float">
            <text:p>-4,6778713E+00</text:p>
          </table:table-cell>
          <table:table-cell table:style-name="ce4" table:formula="of:=(-[.E38]+8*[.E41]-8*[.E39]+[.E42])/(12*0.05)" office:value-type="float" office:value="0.26558137516666" calcext:value-type="float">
            <text:p>2,6558138E-01</text:p>
          </table:table-cell>
          <table:table-cell table:style-name="ce4" table:formula="of:=(-[.C38]+8*[.C41]-8*[.C39]+[.C42])/(12*0.05)" office:value-type="float" office:value="14.9517133333333" calcext:value-type="float">
            <text:p>1,4951713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41]-[.D41]" office:value-type="float" office:value="7.7" calcext:value-type="float">
            <text:p>7,7000000E+00</text:p>
          </table:table-cell>
          <table:table-cell table:style-name="ce1" office:value-type="float" office:value="0.97398" calcext:value-type="float">
            <text:p>9,7398000E-01</text:p>
          </table:table-cell>
          <table:table-cell table:style-name="ce1" office:value-type="float" office:value="-3.85" calcext:value-type="float">
            <text:p>-3,8500000E+00</text:p>
          </table:table-cell>
          <table:table-cell table:style-name="ce1" office:value-type="float" office:value="-4.6683247726" calcext:value-type="float">
            <text:p>-4,6683248E+00</text:p>
          </table:table-cell>
          <table:table-cell table:style-name="ce4" table:formula="of:=(-[.E39]+8*[.E42]-8*[.E40]+[.E43])/(12*0.05)" office:value-type="float" office:value="0.402629332" calcext:value-type="float">
            <text:p>4,0262933E-01</text:p>
          </table:table-cell>
          <table:table-cell table:style-name="ce4" table:formula="of:=(-[.C39]+8*[.C42]-8*[.C40]+[.C43])/(12*0.05)" office:value-type="float" office:value="19.1357766666667" calcext:value-type="float">
            <text:p>1,9135777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42]-[.D42]" office:value-type="float" office:value="7.9" calcext:value-type="float">
            <text:p>7,9000000E+00</text:p>
          </table:table-cell>
          <table:table-cell table:style-name="ce1" office:value-type="float" office:value="1.6138" calcext:value-type="float">
            <text:p>1,6138000E+00</text:p>
          </table:table-cell>
          <table:table-cell table:style-name="ce1" office:value-type="float" office:value="-3.95" calcext:value-type="float">
            <text:p>-3,9500000E+00</text:p>
          </table:table-cell>
          <table:table-cell table:style-name="ce1" office:value-type="float" office:value="-4.6540277919" calcext:value-type="float">
            <text:p>-4,6540278E+00</text:p>
          </table:table-cell>
          <table:table-cell table:style-name="ce4" table:formula="of:=(-[.E40]+8*[.E43]-8*[.E41]+[.E44])/(12*0.05)" office:value-type="float" office:value="0.59235802366667" calcext:value-type="float">
            <text:p>5,9235802E-01</text:p>
          </table:table-cell>
          <table:table-cell table:style-name="ce4" table:formula="of:=(-[.C40]+8*[.C43]-8*[.C41]+[.C44])/(12*0.05)" office:value-type="float" office:value="24.0996666666667" calcext:value-type="float">
            <text:p>2,4099667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43]-[.D43]" office:value-type="float" office:value="8.1" calcext:value-type="float">
            <text:p>8,1000000E+00</text:p>
          </table:table-cell>
          <table:table-cell table:style-name="ce1" office:value-type="float" office:value="2.4153" calcext:value-type="float">
            <text:p>2,4153000E+00</text:p>
          </table:table-cell>
          <table:table-cell table:style-name="ce1" office:value-type="float" office:value="-4.05" calcext:value-type="float">
            <text:p>-4,0500000E+00</text:p>
          </table:table-cell>
          <table:table-cell table:style-name="ce1" office:value-type="float" office:value="-4.6331930463" calcext:value-type="float">
            <text:p>-4,6331930E+00</text:p>
          </table:table-cell>
          <table:table-cell table:style-name="ce4" table:formula="of:=(-[.E41]+8*[.E44]-8*[.E42]+[.E45])/(12*0.05)" office:value-type="float" office:value="0.850657786999997" calcext:value-type="float">
            <text:p>8,5065779E-01</text:p>
          </table:table-cell>
          <table:table-cell table:style-name="ce4" table:formula="of:=(-[.C41]+8*[.C44]-8*[.C42]+[.C45])/(12*0.05)" office:value-type="float" office:value="29.8258666666667" calcext:value-type="float">
            <text:p>2,9825867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44]-[.D44]" office:value-type="float" office:value="8.3" calcext:value-type="float">
            <text:p>8,3000000E+00</text:p>
          </table:table-cell>
          <table:table-cell table:style-name="ce1" office:value-type="float" office:value="3.3996" calcext:value-type="float">
            <text:p>3,3996000E+00</text:p>
          </table:table-cell>
          <table:table-cell table:style-name="ce1" office:value-type="float" office:value="-4.15" calcext:value-type="float">
            <text:p>-4,1500000E+00</text:p>
          </table:table-cell>
          <table:table-cell table:style-name="ce1" office:value-type="float" office:value="-4.6035102731" calcext:value-type="float">
            <text:p>-4,6035103E+00</text:p>
          </table:table-cell>
          <table:table-cell table:style-name="ce4" table:formula="of:=(-[.E42]+8*[.E45]-8*[.E43]+[.E46])/(12*0.05)" office:value-type="float" office:value="1.19615555933333" calcext:value-type="float">
            <text:p>1,1961556E+00</text:p>
          </table:table-cell>
          <table:table-cell table:style-name="ce4" table:formula="of:=(-[.C42]+8*[.C45]-8*[.C43]+[.C46])/(12*0.05)" office:value-type="float" office:value="36.1645" calcext:value-type="float">
            <text:p>3,6164500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45]-[.D45]" office:value-type="float" office:value="8.5" calcext:value-type="float">
            <text:p>8,5000000E+00</text:p>
          </table:table-cell>
          <table:table-cell table:style-name="ce1" office:value-type="float" office:value="4.5831" calcext:value-type="float">
            <text:p>4,5831000E+00</text:p>
          </table:table-cell>
          <table:table-cell table:style-name="ce1" office:value-type="float" office:value="-4.25" calcext:value-type="float">
            <text:p>-4,2500000E+00</text:p>
          </table:table-cell>
          <table:table-cell table:style-name="ce1" office:value-type="float" office:value="-4.5620702508" calcext:value-type="float">
            <text:p>-4,5620703E+00</text:p>
          </table:table-cell>
          <table:table-cell table:style-name="ce4" table:formula="of:=(-[.E43]+8*[.E46]-8*[.E44]+[.E47])/(12*0.05)" office:value-type="float" office:value="1.64942910683334" calcext:value-type="float">
            <text:p>1,6494291E+00</text:p>
          </table:table-cell>
          <table:table-cell table:style-name="ce4" table:formula="of:=(-[.C43]+8*[.C46]-8*[.C44]+[.C47])/(12*0.05)" office:value-type="float" office:value="42.8226666666667" calcext:value-type="float">
            <text:p>4,2822667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46]-[.D46]" office:value-type="float" office:value="8.7" calcext:value-type="float">
            <text:p>8,7000000E+00</text:p>
          </table:table-cell>
          <table:table-cell table:style-name="ce1" office:value-type="float" office:value="5.9701" calcext:value-type="float">
            <text:p>5,9701000E+00</text:p>
          </table:table-cell>
          <table:table-cell table:style-name="ce1" office:value-type="float" office:value="-4.35" calcext:value-type="float">
            <text:p>-4,3500000E+00</text:p>
          </table:table-cell>
          <table:table-cell table:style-name="ce1" office:value-type="float" office:value="-4.5053168203" calcext:value-type="float">
            <text:p>-4,5053168E+00</text:p>
          </table:table-cell>
          <table:table-cell table:style-name="ce4" table:formula="of:=(-[.E44]+8*[.E47]-8*[.E45]+[.E48])/(12*0.05)" office:value-type="float" office:value="2.23106499499999" calcext:value-type="float">
            <text:p>2,2310650E+00</text:p>
          </table:table-cell>
          <table:table-cell table:style-name="ce4" table:formula="of:=(-[.C44]+8*[.C47]-8*[.C45]+[.C48])/(12*0.05)" office:value-type="float" office:value="49.257" calcext:value-type="float">
            <text:p>4,9257000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47]-[.D47]" office:value-type="float" office:value="8.9" calcext:value-type="float">
            <text:p>8,9000000E+00</text:p>
          </table:table-cell>
          <table:table-cell table:style-name="ce1" office:value-type="float" office:value="7.5449" calcext:value-type="float">
            <text:p>7,5449000E+00</text:p>
          </table:table-cell>
          <table:table-cell table:style-name="ce1" office:value-type="float" office:value="-4.45" calcext:value-type="float">
            <text:p>-4,4500000E+00</text:p>
          </table:table-cell>
          <table:table-cell table:style-name="ce1" office:value-type="float" office:value="-4.4290832046" calcext:value-type="float">
            <text:p>-4,4290832E+00</text:p>
          </table:table-cell>
          <table:table-cell table:style-name="ce4" table:formula="of:=(-[.E45]+8*[.E48]-8*[.E46]+[.E49])/(12*0.05)" office:value-type="float" office:value="2.95814436266666" calcext:value-type="float">
            <text:p>2,9581444E+00</text:p>
          </table:table-cell>
          <table:table-cell table:style-name="ce4" table:formula="of:=(-[.C45]+8*[.C48]-8*[.C46]+[.C49])/(12*0.05)" office:value-type="float" office:value="54.6338333333333" calcext:value-type="float">
            <text:p>5,4633833E+01</text:p>
          </table:table-cell>
          <table:table-cell table:number-columns-repeated="28"/>
        </table:table-row>
        <table:table-row table:style-name="ro1">
          <table:table-cell/>
          <table:table-cell table:style-name="ce1" table:formula="of:=-[.D48]-[.D48]" office:value-type="float" office:value="9.1" calcext:value-type="float">
            <text:p>9,1000000E+00</text:p>
          </table:table-cell>
          <table:table-cell table:style-name="ce1" office:value-type="float" office:value="9.2594" calcext:value-type="float">
            <text:p>9,2594000E+00</text:p>
          </table:table-cell>
          <table:table-cell table:style-name="ce1" office:value-type="float" office:value="-4.55" calcext:value-type="float">
            <text:p>-4,5500000E+00</text:p>
          </table:table-cell>
          <table:table-cell table:style-name="ce1" office:value-type="float" office:value="-4.3287676457" calcext:value-type="float">
            <text:p>-4,3287676E+00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1" table:formula="of:=-[.D49]-[.D49]" office:value-type="float" office:value="9.3" calcext:value-type="float">
            <text:p>9,3000000E+00</text:p>
          </table:table-cell>
          <table:table-cell table:style-name="ce1" office:value-type="float" office:value="11.049" calcext:value-type="float">
            <text:p>1,1049000E+01</text:p>
          </table:table-cell>
          <table:table-cell table:style-name="ce1" office:value-type="float" office:value="-4.65" calcext:value-type="float">
            <text:p>-4,6500000E+00</text:p>
          </table:table-cell>
          <table:table-cell table:style-name="ce1" office:value-type="float" office:value="-4.19957703" calcext:value-type="float">
            <text:p>-4,1995770E+00</text:p>
          </table:table-cell>
          <table:table-cell table:style-name="Default"/>
          <table:table-cell table:number-columns-repeated="29"/>
        </table:table-row>
        <table:table-row table:style-name="ro1" table:number-rows-repeated="2">
          <table:table-cell/>
          <table:table-cell table:style-name="ce1" table:number-columns-repeated="5"/>
          <table:table-cell table:number-columns-repeated="29"/>
        </table:table-row>
        <table:table-row table:style-name="ro1">
          <table:table-cell/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25"/>
        </table:table-row>
        <table:table-row table:style-name="ro1">
          <table:table-cell/>
          <table:table-cell table:style-name="ce1" table:number-columns-repeated="5"/>
          <table:table-cell table:number-columns-repeated="29"/>
        </table:table-row>
        <table:table-row table:style-name="ro1" table:number-rows-repeated="2">
          <table:table-cell/>
          <table:table-cell table:style-name="ce1" table:number-columns-repeated="5"/>
          <table:table-cell table:number-columns-repeated="2"/>
          <table:table-cell table:style-name="ce2"/>
          <table:table-cell table:style-name="ce54"/>
          <table:table-cell table:number-columns-repeated="25"/>
        </table:table-row>
        <table:table-row table:style-name="ro1" table:number-rows-repeated="28">
          <table:table-cell/>
          <table:table-cell table:style-name="ce1" table:number-columns-repeated="5"/>
          <table:table-cell table:number-columns-repeated="29"/>
        </table:table-row>
        <table:table-row table:style-name="ro1" table:number-rows-repeated="1048492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08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09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0" number:title="Défini par l'utilisateur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2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9:51:33.809214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0:32:19.024547496</meta:creation-date>
    <dc:date>2020-03-26T19:51:43.106755570</dc:date>
    <meta:editing-duration>PT2H47M9S</meta:editing-duration>
    <meta:editing-cycles>17</meta:editing-cycles>
    <meta:generator>LibreOffice/6.3.5.2$Linux_X86_64 LibreOffice_project/30$Build-2</meta:generator>
    <meta:document-statistic meta:table-count="5" meta:cell-count="2839" meta:object-count="1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10" number:title="Défini par l'utilisateur">
      <number:scientific-number number:decimal-places="7" loext:min-decimal-places="7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minimum="0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minimum="-2.5" chart:maximum="-2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639cm" svg:height="26.231cm" xlink:href=".." xlink:type="simple" chart:class="chart:scatter" chart:style-name="ch1">
        <chart:plot-area chart:style-name="ch2" table:cell-range-address="'E(V) et P(E)'.I10:'E(V) et P(E)'.J73 'E(V) et P(E)'.N11:'E(V) et P(E)'.N59 'E(V) et P(E)'.L10:'E(V) et P(E)'.L83" chart:data-source-has-labels="row" svg:x="0.932cm" svg:y="0.524cm" svg:width="44.775cm" svg:height="25.183cm">
          <chartooo:coordinate-region svg:x="3.697cm" svg:y="0.723cm" svg:width="40.804cm" svg:height="24.7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(V) et P(E)'.J10:'E(V) et P(E)'.J73" loext:label-string="fcc" chart:class="chart:scatter">
            <chart:domain table:cell-range-address="'E(V) et P(E)'.I10:'E(V) et P(E)'.I73"/>
            <chart:data-point chart:repeated="64"/>
          </chart:series>
          <chart:series chart:style-name="ch7" chart:values-cell-range-address="'E(V) et P(E)'.N11:'E(V) et P(E)'.N59" loext:label-string="hc" chart:class="chart:scatter">
            <chart:domain table:cell-range-address="'E(V) et P(E)'.P12:'E(V) et P(E)'.P59"/>
            <chart:data-point chart:repeated="49"/>
          </chart:series>
          <chart:series chart:style-name="ch7" chart:values-cell-range-address="'E(V) et P(E)'.L10:'E(V) et P(E)'.L83" loext:label-string="cc" chart:class="chart:scatter">
            <chart:domain table:cell-range-address="'E(V) et P(E)'.K10:'E(V) et P(E)'.K83"/>
            <chart:data-point chart:repeated="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fcc</text:p>
              </table:table-cell>
              <table:table-cell office:value-type="string">
                <text:p>Colonne P</text:p>
              </table:table-cell>
              <table:table-cell office:value-type="string">
                <text:p>hc</text:p>
              </table:table-cell>
              <table:table-cell office:value-type="string">
                <text:p>Colonne K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25">
                <text:p>31.25</text:p>
                <draw:g>
                  <svg:desc>'E(V) et P(E)'.I10:'E(V) et P(E)'.I73</svg:desc>
                </draw:g>
              </table:table-cell>
              <table:table-cell office:value-type="float" office:value="-1.8741721891">
                <text:p>-1.8741721891</text:p>
                <draw:g>
                  <svg:desc>'E(V) et P(E)'.J10:'E(V) et P(E)'.J73</svg:desc>
                </draw:g>
              </table:table-cell>
              <table:table-cell office:value-type="float" office:value="95.03377">
                <text:p>95.03377</text:p>
                <draw:g>
                  <svg:desc>'E(V) et P(E)'.P12:'E(V) et P(E)'.P59</svg:desc>
                </draw:g>
              </table:table-cell>
              <table:table-cell office:value-type="float" office:value="-2.4325082348">
                <text:p>-2.4325082348</text:p>
                <draw:g>
                  <svg:desc>'E(V) et P(E)'.N11:'E(V) et P(E)'.N59</svg:desc>
                </draw:g>
              </table:table-cell>
              <table:table-cell office:value-type="float" office:value="62.5">
                <text:p>62.5</text:p>
                <draw:g>
                  <svg:desc>'E(V) et P(E)'.K10:'E(V) et P(E)'.K83</svg:desc>
                </draw:g>
              </table:table-cell>
              <table:table-cell office:value-type="float" office:value="-2.3655147651">
                <text:p>-2.3655147651</text:p>
                <draw:g>
                  <svg:desc>'E(V) et P(E)'.L10:'E(V) et P(E)'.L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9375">
                <text:p>41.59375</text:p>
              </table:table-cell>
              <table:table-cell office:value-type="float" office:value="-2.1605502641">
                <text:p>-2.1605502641</text:p>
              </table:table-cell>
              <table:table-cell office:value-type="float" office:value="95.58522">
                <text:p>95.58522</text:p>
              </table:table-cell>
              <table:table-cell office:value-type="float" office:value="-2.4327634564">
                <text:p>-2.4327634564</text:p>
              </table:table-cell>
              <table:table-cell office:value-type="float" office:value="64.393813">
                <text:p>64.393813</text:p>
              </table:table-cell>
              <table:table-cell office:value-type="float" office:value="-2.3737651932">
                <text:p>-2.3737651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-2.3151216705">
                <text:p>-2.3151216705</text:p>
              </table:table-cell>
              <table:table-cell office:value-type="float" office:value="96.138805">
                <text:p>96.138805</text:p>
              </table:table-cell>
              <table:table-cell office:value-type="float" office:value="-2.43300495115">
                <text:p>-2.43300495115</text:p>
              </table:table-cell>
              <table:table-cell office:value-type="float" office:value="66.3255">
                <text:p>66.3255</text:p>
              </table:table-cell>
              <table:table-cell office:value-type="float" office:value="-2.3812598475">
                <text:p>-2.3812598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361281">
                <text:p>55.361281</text:p>
              </table:table-cell>
              <table:table-cell office:value-type="float" office:value="-2.3257041451">
                <text:p>-2.3257041451</text:p>
              </table:table-cell>
              <table:table-cell office:value-type="float" office:value="96.69452">
                <text:p>96.69452</text:p>
              </table:table-cell>
              <table:table-cell office:value-type="float" office:value="-2.4332329604">
                <text:p>-2.4332329604</text:p>
              </table:table-cell>
              <table:table-cell office:value-type="float" office:value="68.295438">
                <text:p>68.295438</text:p>
              </table:table-cell>
              <table:table-cell office:value-type="float" office:value="-2.3880499939">
                <text:p>-2.3880499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74525">
                <text:p>56.74525</text:p>
              </table:table-cell>
              <table:table-cell office:value-type="float" office:value="-2.3355798851">
                <text:p>-2.3355798851</text:p>
              </table:table-cell>
              <table:table-cell office:value-type="float" office:value="97.25237">
                <text:p>97.25237</text:p>
              </table:table-cell>
              <table:table-cell office:value-type="float" office:value="-2.43344772285">
                <text:p>-2.43344772285</text:p>
              </table:table-cell>
              <table:table-cell office:value-type="float" office:value="70.304">
                <text:p>70.304</text:p>
              </table:table-cell>
              <table:table-cell office:value-type="float" office:value="-2.394183613">
                <text:p>-2.394183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152094">
                <text:p>58.152094</text:p>
              </table:table-cell>
              <table:table-cell office:value-type="float" office:value="-2.3447864872">
                <text:p>-2.3447864872</text:p>
              </table:table-cell>
              <table:table-cell office:value-type="float" office:value="97.81236">
                <text:p>97.81236</text:p>
              </table:table-cell>
              <table:table-cell office:value-type="float" office:value="-2.43364947225">
                <text:p>-2.43364947225</text:p>
              </table:table-cell>
              <table:table-cell office:value-type="float" office:value="72.351563">
                <text:p>72.351563</text:p>
              </table:table-cell>
              <table:table-cell office:value-type="float" office:value="-2.3997057315">
                <text:p>-2.3997057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582">
                <text:p>59.582</text:p>
              </table:table-cell>
              <table:table-cell office:value-type="float" office:value="-2.3533596533">
                <text:p>-2.3533596533</text:p>
              </table:table-cell>
              <table:table-cell office:value-type="float" office:value="98.3745">
                <text:p>98.3745</text:p>
              </table:table-cell>
              <table:table-cell office:value-type="float" office:value="-2.43383844175">
                <text:p>-2.43383844175</text:p>
              </table:table-cell>
              <table:table-cell office:value-type="float" office:value="74.4385">
                <text:p>74.4385</text:p>
              </table:table-cell>
              <table:table-cell office:value-type="float" office:value="-2.4046585071">
                <text:p>-2.4046585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.035156">
                <text:p>61.035156</text:p>
              </table:table-cell>
              <table:table-cell office:value-type="float" office:value="-2.3613322567">
                <text:p>-2.3613322567</text:p>
              </table:table-cell>
              <table:table-cell office:value-type="float" office:value="98.93879">
                <text:p>98.93879</text:p>
              </table:table-cell>
              <table:table-cell office:value-type="float" office:value="-2.43401485855">
                <text:p>-2.43401485855</text:p>
              </table:table-cell>
              <table:table-cell office:value-type="float" office:value="76.565188">
                <text:p>76.565188</text:p>
              </table:table-cell>
              <table:table-cell office:value-type="float" office:value="-2.4090815344">
                <text:p>-2.4090815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.51175">
                <text:p>62.51175</text:p>
              </table:table-cell>
              <table:table-cell office:value-type="float" office:value="-2.3687372252">
                <text:p>-2.3687372252</text:p>
              </table:table-cell>
              <table:table-cell office:value-type="float" office:value="99.50523">
                <text:p>99.50523</text:p>
              </table:table-cell>
              <table:table-cell office:value-type="float" office:value="-2.4341789467">
                <text:p>-2.4341789467</text:p>
              </table:table-cell>
              <table:table-cell office:value-type="float" office:value="78.732">
                <text:p>78.732</text:p>
              </table:table-cell>
              <table:table-cell office:value-type="float" office:value="-2.413011802">
                <text:p>-2.413011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.011969">
                <text:p>64.011969</text:p>
              </table:table-cell>
              <table:table-cell office:value-type="float" office:value="-2.3756040377">
                <text:p>-2.3756040377</text:p>
              </table:table-cell>
              <table:table-cell office:value-type="float" office:value="100.07383">
                <text:p>100.07383</text:p>
              </table:table-cell>
              <table:table-cell office:value-type="float" office:value="-2.43433092965">
                <text:p>-2.43433092965</text:p>
              </table:table-cell>
              <table:table-cell office:value-type="float" office:value="80.939313">
                <text:p>80.939313</text:p>
              </table:table-cell>
              <table:table-cell office:value-type="float" office:value="-2.4164840248">
                <text:p>-2.4164840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536">
                <text:p>65.536</text:p>
              </table:table-cell>
              <table:table-cell office:value-type="float" office:value="-2.3819621452">
                <text:p>-2.3819621452</text:p>
              </table:table-cell>
              <table:table-cell office:value-type="float" office:value="100.644595">
                <text:p>100.644595</text:p>
              </table:table-cell>
              <table:table-cell office:value-type="float" office:value="-2.43447102575">
                <text:p>-2.43447102575</text:p>
              </table:table-cell>
              <table:table-cell office:value-type="float" office:value="83.1875">
                <text:p>83.1875</text:p>
              </table:table-cell>
              <table:table-cell office:value-type="float" office:value="-2.4195306773">
                <text:p>-2.41953067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084031">
                <text:p>67.084031</text:p>
              </table:table-cell>
              <table:table-cell office:value-type="float" office:value="-2.3878378096">
                <text:p>-2.3878378096</text:p>
              </table:table-cell>
              <table:table-cell office:value-type="float" office:value="101.21752">
                <text:p>101.21752</text:p>
              </table:table-cell>
              <table:table-cell office:value-type="float" office:value="-2.4345994511">
                <text:p>-2.4345994511</text:p>
              </table:table-cell>
              <table:table-cell office:value-type="float" office:value="85.476938">
                <text:p>85.476938</text:p>
              </table:table-cell>
              <table:table-cell office:value-type="float" office:value="-2.4221821994">
                <text:p>-2.4221821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65625">
                <text:p>68.65625</text:p>
              </table:table-cell>
              <table:table-cell office:value-type="float" office:value="-2.3932575774">
                <text:p>-2.3932575774</text:p>
              </table:table-cell>
              <table:table-cell office:value-type="float" office:value="101.79262">
                <text:p>101.79262</text:p>
              </table:table-cell>
              <table:table-cell office:value-type="float" office:value="-2.4347164189">
                <text:p>-2.4347164189</text:p>
              </table:table-cell>
              <table:table-cell office:value-type="float" office:value="87.808">
                <text:p>87.808</text:p>
              </table:table-cell>
              <table:table-cell office:value-type="float" office:value="-2.4244671551">
                <text:p>-2.4244671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.252844">
                <text:p>70.252844</text:p>
              </table:table-cell>
              <table:table-cell office:value-type="float" office:value="-2.39824535">
                <text:p>-2.39824535</text:p>
              </table:table-cell>
              <table:table-cell office:value-type="float" office:value="102.36989">
                <text:p>102.36989</text:p>
              </table:table-cell>
              <table:table-cell office:value-type="float" office:value="-2.43482213955">
                <text:p>-2.43482213955</text:p>
              </table:table-cell>
              <table:table-cell office:value-type="float" office:value="90.181063">
                <text:p>90.181063</text:p>
              </table:table-cell>
              <table:table-cell office:value-type="float" office:value="-2.4264122935">
                <text:p>-2.4264122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874">
                <text:p>71.874</text:p>
              </table:table-cell>
              <table:table-cell office:value-type="float" office:value="-2.4028247452">
                <text:p>-2.4028247452</text:p>
              </table:table-cell>
              <table:table-cell office:value-type="float" office:value="102.949345">
                <text:p>102.949345</text:p>
              </table:table-cell>
              <table:table-cell office:value-type="float" office:value="-2.43491681965">
                <text:p>-2.43491681965</text:p>
              </table:table-cell>
              <table:table-cell office:value-type="float" office:value="92.5965">
                <text:p>92.5965</text:p>
              </table:table-cell>
              <table:table-cell office:value-type="float" office:value="-2.4280427412">
                <text:p>-2.42804274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519906">
                <text:p>73.519906</text:p>
              </table:table-cell>
              <table:table-cell office:value-type="float" office:value="-2.4070180621">
                <text:p>-2.4070180621</text:p>
              </table:table-cell>
              <table:table-cell office:value-type="float" office:value="103.530975">
                <text:p>103.530975</text:p>
              </table:table-cell>
              <table:table-cell office:value-type="float" office:value="-2.4350006641">
                <text:p>-2.4350006641</text:p>
              </table:table-cell>
              <table:table-cell office:value-type="float" office:value="95.054688">
                <text:p>95.054688</text:p>
              </table:table-cell>
              <table:table-cell office:value-type="float" office:value="-2.4293820332">
                <text:p>-2.42938203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.19075">
                <text:p>75.19075</text:p>
              </table:table-cell>
              <table:table-cell office:value-type="float" office:value="-2.4108457762">
                <text:p>-2.4108457762</text:p>
              </table:table-cell>
              <table:table-cell office:value-type="float" office:value="104.114795">
                <text:p>104.114795</text:p>
              </table:table-cell>
              <table:table-cell office:value-type="float" office:value="-2.43507387455">
                <text:p>-2.43507387455</text:p>
              </table:table-cell>
              <table:table-cell office:value-type="float" office:value="97.556">
                <text:p>97.556</text:p>
              </table:table-cell>
              <table:table-cell office:value-type="float" office:value="-2.430452317">
                <text:p>-2.430452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.886719">
                <text:p>76.886719</text:p>
              </table:table-cell>
              <table:table-cell office:value-type="float" office:value="-2.414328089">
                <text:p>-2.414328089</text:p>
              </table:table-cell>
              <table:table-cell office:value-type="float" office:value="104.700805">
                <text:p>104.700805</text:p>
              </table:table-cell>
              <table:table-cell office:value-type="float" office:value="-2.43513664905">
                <text:p>-2.43513664905</text:p>
              </table:table-cell>
              <table:table-cell office:value-type="float" office:value="100.10081">
                <text:p>100.10081</text:p>
              </table:table-cell>
              <table:table-cell office:value-type="float" office:value="-2.4312743095">
                <text:p>-2.4312743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608">
                <text:p>78.608</text:p>
              </table:table-cell>
              <table:table-cell office:value-type="float" office:value="-2.4174836939">
                <text:p>-2.4174836939</text:p>
              </table:table-cell>
              <table:table-cell office:value-type="float" office:value="105.28901">
                <text:p>105.28901</text:p>
              </table:table-cell>
              <table:table-cell office:value-type="float" office:value="-2.43518918415">
                <text:p>-2.43518918415</text:p>
              </table:table-cell>
              <table:table-cell office:value-type="float" office:value="102.6895">
                <text:p>102.6895</text:p>
              </table:table-cell>
              <table:table-cell office:value-type="float" office:value="-2.4318674315">
                <text:p>-2.4318674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.354781">
                <text:p>80.354781</text:p>
              </table:table-cell>
              <table:table-cell office:value-type="float" office:value="-2.4203312093">
                <text:p>-2.4203312093</text:p>
              </table:table-cell>
              <table:table-cell office:value-type="float" office:value="105.879415">
                <text:p>105.879415</text:p>
              </table:table-cell>
              <table:table-cell office:value-type="float" office:value="-2.43523167305">
                <text:p>-2.43523167305</text:p>
              </table:table-cell>
              <table:table-cell office:value-type="float" office:value="105.32244">
                <text:p>105.32244</text:p>
              </table:table-cell>
              <table:table-cell office:value-type="float" office:value="-2.4322498974">
                <text:p>-2.43224989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12725">
                <text:p>82.12725</text:p>
              </table:table-cell>
              <table:table-cell office:value-type="float" office:value="-2.4228873889">
                <text:p>-2.4228873889</text:p>
              </table:table-cell>
              <table:table-cell office:value-type="float" office:value="106.472025">
                <text:p>106.472025</text:p>
              </table:table-cell>
              <table:table-cell office:value-type="float" office:value="-2.43526430715">
                <text:p>-2.43526430715</text:p>
              </table:table-cell>
              <table:table-cell office:value-type="float" office:value="108">
                <text:p>108</text:p>
              </table:table-cell>
              <table:table-cell office:value-type="float" office:value="-2.432438639">
                <text:p>-2.4324386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.925594">
                <text:p>83.925594</text:p>
              </table:table-cell>
              <table:table-cell office:value-type="float" office:value="-2.425168817">
                <text:p>-2.425168817</text:p>
              </table:table-cell>
              <table:table-cell office:value-type="float" office:value="107.06684">
                <text:p>107.06684</text:p>
              </table:table-cell>
              <table:table-cell office:value-type="float" office:value="-2.435287274">
                <text:p>-2.435287274</text:p>
              </table:table-cell>
              <table:table-cell office:value-type="float" office:value="110.72256">
                <text:p>110.72256</text:p>
              </table:table-cell>
              <table:table-cell office:value-type="float" office:value="-2.432449489">
                <text:p>-2.4324494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.75">
                <text:p>85.75</text:p>
              </table:table-cell>
              <table:table-cell office:value-type="float" office:value="-2.4271914549">
                <text:p>-2.4271914549</text:p>
              </table:table-cell>
              <table:table-cell office:value-type="float" office:value="107.663865">
                <text:p>107.663865</text:p>
              </table:table-cell>
              <table:table-cell office:value-type="float" office:value="-2.43530075875">
                <text:p>-2.43530075875</text:p>
              </table:table-cell>
              <table:table-cell office:value-type="float" office:value="113.4905">
                <text:p>113.4905</text:p>
              </table:table-cell>
              <table:table-cell office:value-type="float" office:value="-2.4322971526">
                <text:p>-2.43229715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.600656">
                <text:p>87.600656</text:p>
              </table:table-cell>
              <table:table-cell office:value-type="float" office:value="-2.4289700168">
                <text:p>-2.4289700168</text:p>
              </table:table-cell>
              <table:table-cell office:value-type="float" office:value="108.263105">
                <text:p>108.263105</text:p>
              </table:table-cell>
              <table:table-cell office:value-type="float" office:value="-2.4353049445">
                <text:p>-2.4353049445</text:p>
              </table:table-cell>
              <table:table-cell office:value-type="float" office:value="116.30419">
                <text:p>116.30419</text:p>
              </table:table-cell>
              <table:table-cell office:value-type="float" office:value="-2.4319953113">
                <text:p>-2.4319953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.47775">
                <text:p>89.47775</text:p>
              </table:table-cell>
              <table:table-cell office:value-type="float" office:value="-2.4305190886">
                <text:p>-2.4305190886</text:p>
              </table:table-cell>
              <table:table-cell office:value-type="float" office:value="108.864565">
                <text:p>108.864565</text:p>
              </table:table-cell>
              <table:table-cell office:value-type="float" office:value="-2.43530001165">
                <text:p>-2.43530001165</text:p>
              </table:table-cell>
              <table:table-cell office:value-type="float" office:value="119.164">
                <text:p>119.164</text:p>
              </table:table-cell>
              <table:table-cell office:value-type="float" office:value="-2.4315566694">
                <text:p>-2.4315566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.381469">
                <text:p>91.381469</text:p>
              </table:table-cell>
              <table:table-cell office:value-type="float" office:value="-2.4318521311">
                <text:p>-2.4318521311</text:p>
              </table:table-cell>
              <table:table-cell office:value-type="float" office:value="109.46825">
                <text:p>109.46825</text:p>
              </table:table-cell>
              <table:table-cell office:value-type="float" office:value="-2.43528613825">
                <text:p>-2.43528613825</text:p>
              </table:table-cell>
              <table:table-cell office:value-type="float" office:value="122.07031">
                <text:p>122.07031</text:p>
              </table:table-cell>
              <table:table-cell office:value-type="float" office:value="-2.43099305">
                <text:p>-2.43099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.312">
                <text:p>93.312</text:p>
              </table:table-cell>
              <table:table-cell office:value-type="float" office:value="-2.4329820851">
                <text:p>-2.4329820851</text:p>
              </table:table-cell>
              <table:table-cell office:value-type="float" office:value="110.07416">
                <text:p>110.07416</text:p>
              </table:table-cell>
              <table:table-cell office:value-type="float" office:value="-2.43526349865">
                <text:p>-2.43526349865</text:p>
              </table:table-cell>
              <table:table-cell office:value-type="float" office:value="125.0235">
                <text:p>125.0235</text:p>
              </table:table-cell>
              <table:table-cell office:value-type="float" office:value="-2.4303153674">
                <text:p>-2.4303153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.269531">
                <text:p>95.269531</text:p>
              </table:table-cell>
              <table:table-cell office:value-type="float" office:value="-2.4339212171">
                <text:p>-2.4339212171</text:p>
              </table:table-cell>
              <table:table-cell office:value-type="float" office:value="110.682305">
                <text:p>110.682305</text:p>
              </table:table-cell>
              <table:table-cell office:value-type="float" office:value="-2.4352322678">
                <text:p>-2.4352322678</text:p>
              </table:table-cell>
              <table:table-cell office:value-type="float" office:value="128.02394">
                <text:p>128.02394</text:p>
              </table:table-cell>
              <table:table-cell office:value-type="float" office:value="-2.4295338062">
                <text:p>-2.4295338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.25425">
                <text:p>97.25425</text:p>
              </table:table-cell>
              <table:table-cell office:value-type="float" office:value="-2.4346812623">
                <text:p>-2.4346812623</text:p>
              </table:table-cell>
              <table:table-cell office:value-type="float" office:value="111.29268">
                <text:p>111.29268</text:p>
              </table:table-cell>
              <table:table-cell office:value-type="float" office:value="-2.4351926139">
                <text:p>-2.4351926139</text:p>
              </table:table-cell>
              <table:table-cell office:value-type="float" office:value="131.072">
                <text:p>131.072</text:p>
              </table:table-cell>
              <table:table-cell office:value-type="float" office:value="-2.4286578283">
                <text:p>-2.4286578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266344">
                <text:p>99.266344</text:p>
              </table:table-cell>
              <table:table-cell office:value-type="float" office:value="-2.4352735934">
                <text:p>-2.4352735934</text:p>
              </table:table-cell>
              <table:table-cell office:value-type="float" office:value="111.9053">
                <text:p>111.9053</text:p>
              </table:table-cell>
              <table:table-cell office:value-type="float" office:value="-2.43514470575">
                <text:p>-2.43514470575</text:p>
              </table:table-cell>
              <table:table-cell office:value-type="float" office:value="134.16806">
                <text:p>134.16806</text:p>
              </table:table-cell>
              <table:table-cell office:value-type="float" office:value="-2.4276962145">
                <text:p>-2.4276962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.306">
                <text:p>101.306</text:p>
              </table:table-cell>
              <table:table-cell office:value-type="float" office:value="-2.4357086894">
                <text:p>-2.4357086894</text:p>
              </table:table-cell>
              <table:table-cell office:value-type="float" office:value="112.520165">
                <text:p>112.520165</text:p>
              </table:table-cell>
              <table:table-cell office:value-type="float" office:value="-2.4350887097">
                <text:p>-2.4350887097</text:p>
              </table:table-cell>
              <table:table-cell office:value-type="float" office:value="137.3125">
                <text:p>137.3125</text:p>
              </table:table-cell>
              <table:table-cell office:value-type="float" office:value="-2.4266572044">
                <text:p>-2.4266572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.37341">
                <text:p>103.37341</text:p>
              </table:table-cell>
              <table:table-cell office:value-type="float" office:value="-2.4359970162">
                <text:p>-2.4359970162</text:p>
              </table:table-cell>
              <table:table-cell office:value-type="float" office:value="113.137275">
                <text:p>113.137275</text:p>
              </table:table-cell>
              <table:table-cell office:value-type="float" office:value="-2.4350247883">
                <text:p>-2.4350247883</text:p>
              </table:table-cell>
              <table:table-cell office:value-type="float" office:value="140.50569">
                <text:p>140.50569</text:p>
              </table:table-cell>
              <table:table-cell office:value-type="float" office:value="-2.4255484312">
                <text:p>-2.4255484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.46875">
                <text:p>105.46875</text:p>
              </table:table-cell>
              <table:table-cell office:value-type="float" office:value="-2.4361480336">
                <text:p>-2.4361480336</text:p>
              </table:table-cell>
              <table:table-cell office:value-type="float" office:value="113.75664">
                <text:p>113.75664</text:p>
              </table:table-cell>
              <table:table-cell office:value-type="float" office:value="-2.43495310215">
                <text:p>-2.43495310215</text:p>
              </table:table-cell>
              <table:table-cell office:value-type="float" office:value="143.748">
                <text:p>143.748</text:p>
              </table:table-cell>
              <table:table-cell office:value-type="float" office:value="-2.4243770755">
                <text:p>-2.4243770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.59222">
                <text:p>107.59222</text:p>
              </table:table-cell>
              <table:table-cell office:value-type="float" office:value="-2.4361712512">
                <text:p>-2.4361712512</text:p>
              </table:table-cell>
              <table:table-cell office:value-type="float" office:value="114.37826">
                <text:p>114.37826</text:p>
              </table:table-cell>
              <table:table-cell office:value-type="float" office:value="-2.43487381085">
                <text:p>-2.43487381085</text:p>
              </table:table-cell>
              <table:table-cell office:value-type="float" office:value="147.03981">
                <text:p>147.03981</text:p>
              </table:table-cell>
              <table:table-cell office:value-type="float" office:value="-2.4231498379">
                <text:p>-2.42314983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9.744">
                <text:p>109.744</text:p>
              </table:table-cell>
              <table:table-cell office:value-type="float" office:value="-2.4360754228">
                <text:p>-2.4360754228</text:p>
              </table:table-cell>
              <table:table-cell office:value-type="float" office:value="115.00214">
                <text:p>115.00214</text:p>
              </table:table-cell>
              <table:table-cell office:value-type="float" office:value="-2.43478707075">
                <text:p>-2.43478707075</text:p>
              </table:table-cell>
              <table:table-cell office:value-type="float" office:value="150.3815">
                <text:p>150.3815</text:p>
              </table:table-cell>
              <table:table-cell office:value-type="float" office:value="-2.4218730256">
                <text:p>-2.421873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.92428">
                <text:p>111.92428</text:p>
              </table:table-cell>
              <table:table-cell office:value-type="float" office:value="-2.4358689456">
                <text:p>-2.4358689456</text:p>
              </table:table-cell>
              <table:table-cell office:value-type="float" office:value="115.628285">
                <text:p>115.628285</text:p>
              </table:table-cell>
              <table:table-cell office:value-type="float" office:value="-2.43469303605">
                <text:p>-2.43469303605</text:p>
              </table:table-cell>
              <table:table-cell office:value-type="float" office:value="153.77344">
                <text:p>153.77344</text:p>
              </table:table-cell>
              <table:table-cell office:value-type="float" office:value="-2.420552537">
                <text:p>-2.4205525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.13325">
                <text:p>114.13325</text:p>
              </table:table-cell>
              <table:table-cell office:value-type="float" office:value="-2.4355600409">
                <text:p>-2.4355600409</text:p>
              </table:table-cell>
              <table:table-cell office:value-type="float" office:value="116.256695">
                <text:p>116.256695</text:p>
              </table:table-cell>
              <table:table-cell office:value-type="float" office:value="-2.43459185805">
                <text:p>-2.43459185805</text:p>
              </table:table-cell>
              <table:table-cell office:value-type="float" office:value="157.216">
                <text:p>157.216</text:p>
              </table:table-cell>
              <table:table-cell office:value-type="float" office:value="-2.4191938871">
                <text:p>-2.4191938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6.37109">
                <text:p>116.37109</text:p>
              </table:table-cell>
              <table:table-cell office:value-type="float" office:value="-2.4351560793">
                <text:p>-2.4351560793</text:p>
              </table:table-cell>
              <table:table-cell office:value-type="float" office:value="116.88738">
                <text:p>116.88738</text:p>
              </table:table-cell>
              <table:table-cell office:value-type="float" office:value="-2.43448368675">
                <text:p>-2.43448368675</text:p>
              </table:table-cell>
              <table:table-cell office:value-type="float" office:value="160.70956">
                <text:p>160.70956</text:p>
              </table:table-cell>
              <table:table-cell office:value-type="float" office:value="-2.4178022681">
                <text:p>-2.41780226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.638">
                <text:p>118.638</text:p>
              </table:table-cell>
              <table:table-cell office:value-type="float" office:value="-2.4346647428">
                <text:p>-2.4346647428</text:p>
              </table:table-cell>
              <table:table-cell office:value-type="float" office:value="117.520345">
                <text:p>117.520345</text:p>
              </table:table-cell>
              <table:table-cell office:value-type="float" office:value="-2.43436867065">
                <text:p>-2.43436867065</text:p>
              </table:table-cell>
              <table:table-cell office:value-type="float" office:value="164.2545">
                <text:p>164.2545</text:p>
              </table:table-cell>
              <table:table-cell office:value-type="float" office:value="-2.4163825115">
                <text:p>-2.4163825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93416">
                <text:p>120.93416</text:p>
              </table:table-cell>
              <table:table-cell office:value-type="float" office:value="-2.4340926135">
                <text:p>-2.4340926135</text:p>
              </table:table-cell>
              <table:table-cell office:value-type="float" office:value="118.15559">
                <text:p>118.15559</text:p>
              </table:table-cell>
              <table:table-cell office:value-type="float" office:value="-2.43424695285">
                <text:p>-2.43424695285</text:p>
              </table:table-cell>
              <table:table-cell office:value-type="float" office:value="167.85119">
                <text:p>167.85119</text:p>
              </table:table-cell>
              <table:table-cell office:value-type="float" office:value="-2.4149392004">
                <text:p>-2.4149392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25975">
                <text:p>123.25975</text:p>
              </table:table-cell>
              <table:table-cell office:value-type="float" office:value="-2.4334462081">
                <text:p>-2.4334462081</text:p>
              </table:table-cell>
              <table:table-cell office:value-type="float" office:value="118.793115">
                <text:p>118.793115</text:p>
              </table:table-cell>
              <table:table-cell office:value-type="float" office:value="-2.43411867865">
                <text:p>-2.43411867865</text:p>
              </table:table-cell>
              <table:table-cell office:value-type="float" office:value="171.5">
                <text:p>171.5</text:p>
              </table:table-cell>
              <table:table-cell office:value-type="float" office:value="-2.4134765678">
                <text:p>-2.41347656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.61497">
                <text:p>125.61497</text:p>
              </table:table-cell>
              <table:table-cell office:value-type="float" office:value="-2.4327319834">
                <text:p>-2.4327319834</text:p>
              </table:table-cell>
              <table:table-cell office:value-type="float" office:value="119.432935">
                <text:p>119.432935</text:p>
              </table:table-cell>
              <table:table-cell office:value-type="float" office:value="-2.43398398925">
                <text:p>-2.43398398925</text:p>
              </table:table-cell>
              <table:table-cell office:value-type="float" office:value="175.20131">
                <text:p>175.20131</text:p>
              </table:table-cell>
              <table:table-cell office:value-type="float" office:value="-2.4119985815">
                <text:p>-2.4119985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8">
                <text:p>128</text:p>
              </table:table-cell>
              <table:table-cell office:value-type="float" office:value="-2.4319555994">
                <text:p>-2.4319555994</text:p>
              </table:table-cell>
              <table:table-cell office:value-type="float" office:value="120.075045">
                <text:p>120.075045</text:p>
              </table:table-cell>
              <table:table-cell office:value-type="float" office:value="-2.43384302245">
                <text:p>-2.43384302245</text:p>
              </table:table-cell>
              <table:table-cell office:value-type="float" office:value="178.9555">
                <text:p>178.9555</text:p>
              </table:table-cell>
              <table:table-cell office:value-type="float" office:value="-2.4105089286">
                <text:p>-2.4105089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.41503">
                <text:p>130.41503</text:p>
              </table:table-cell>
              <table:table-cell office:value-type="float" office:value="-2.4311226513">
                <text:p>-2.4311226513</text:p>
              </table:table-cell>
              <table:table-cell office:value-type="float" office:value="120.719455">
                <text:p>120.719455</text:p>
              </table:table-cell>
              <table:table-cell office:value-type="float" office:value="-2.43369591495">
                <text:p>-2.43369591495</text:p>
              </table:table-cell>
              <table:table-cell office:value-type="float" office:value="182.76294">
                <text:p>182.76294</text:p>
              </table:table-cell>
              <table:table-cell office:value-type="float" office:value="-2.4090110679">
                <text:p>-2.40901106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.86025">
                <text:p>132.86025</text:p>
              </table:table-cell>
              <table:table-cell office:value-type="float" office:value="-2.4302382508">
                <text:p>-2.4302382508</text:p>
              </table:table-cell>
              <table:table-cell office:value-type="float" office:value="121.366165">
                <text:p>121.366165</text:p>
              </table:table-cell>
              <table:table-cell office:value-type="float" office:value="-2.43354280265">
                <text:p>-2.43354280265</text:p>
              </table:table-cell>
              <table:table-cell office:value-type="float" office:value="186.624">
                <text:p>186.624</text:p>
              </table:table-cell>
              <table:table-cell office:value-type="float" office:value="-2.4075081305">
                <text:p>-2.4075081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.33584">
                <text:p>135.33584</text:p>
              </table:table-cell>
              <table:table-cell office:value-type="float" office:value="-2.4293072801">
                <text:p>-2.4293072801</text:p>
              </table:table-cell>
              <table:table-cell office:value-type="float" office:value="122.01518">
                <text:p>122.01518</text:p>
              </table:table-cell>
              <table:table-cell office:value-type="float" office:value="-2.433383818">
                <text:p>-2.433383818</text:p>
              </table:table-cell>
              <table:table-cell office:value-type="float" office:value="190.53906">
                <text:p>190.53906</text:p>
              </table:table-cell>
              <table:table-cell office:value-type="float" office:value="-2.4060030435">
                <text:p>-2.4060030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7.842">
                <text:p>137.842</text:p>
              </table:table-cell>
              <table:table-cell office:value-type="float" office:value="-2.4283342039">
                <text:p>-2.4283342039</text:p>
              </table:table-cell>
              <table:table-cell office:value-type="float" office:value="122.666505">
                <text:p>122.666505</text:p>
              </table:table-cell>
              <table:table-cell office:value-type="float" office:value="-2.43321909285">
                <text:p>-2.43321909285</text:p>
              </table:table-cell>
              <table:table-cell office:value-type="float" office:value="194.5085">
                <text:p>194.5085</text:p>
              </table:table-cell>
              <table:table-cell office:value-type="float" office:value="-2.4044984482">
                <text:p>-2.4044984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0.37891">
                <text:p>140.37891</text:p>
              </table:table-cell>
              <table:table-cell office:value-type="float" office:value="-2.4273234205">
                <text:p>-2.4273234205</text:p>
              </table:table-cell>
              <table:table-cell office:value-type="float" office:value="123.320145">
                <text:p>123.320145</text:p>
              </table:table-cell>
              <table:table-cell office:value-type="float" office:value="-2.4330487549">
                <text:p>-2.4330487549</text:p>
              </table:table-cell>
              <table:table-cell office:value-type="float" office:value="198.53269">
                <text:p>198.53269</text:p>
              </table:table-cell>
              <table:table-cell office:value-type="float" office:value="-2.4029967526">
                <text:p>-2.40299675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2.94675">
                <text:p>142.94675</text:p>
              </table:table-cell>
              <table:table-cell office:value-type="float" office:value="-2.4262788652">
                <text:p>-2.4262788652</text:p>
              </table:table-cell>
              <table:table-cell office:value-type="float" office:value="NaN">
                <text:p>NaN</text:p>
              </table:table-cell>
              <table:table-cell office:value-type="float" office:value="-2.43287293175">
                <text:p>-2.43287293175</text:p>
              </table:table-cell>
              <table:table-cell office:value-type="float" office:value="202.612">
                <text:p>202.612</text:p>
              </table:table-cell>
              <table:table-cell office:value-type="float" office:value="-2.4015000987">
                <text:p>-2.40150009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5.54572">
                <text:p>145.54572</text:p>
              </table:table-cell>
              <table:table-cell office:value-type="float" office:value="-2.4252040568">
                <text:p>-2.425204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74681">
                <text:p>206.74681</text:p>
              </table:table-cell>
              <table:table-cell office:value-type="float" office:value="-2.4000104129">
                <text:p>-2.40001041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.176">
                <text:p>148.176</text:p>
              </table:table-cell>
              <table:table-cell office:value-type="float" office:value="-2.4241027093">
                <text:p>-2.424102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.9375">
                <text:p>210.9375</text:p>
              </table:table-cell>
              <table:table-cell office:value-type="float" office:value="-2.3985293426">
                <text:p>-2.39852934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.83778">
                <text:p>150.83778</text:p>
              </table:table-cell>
              <table:table-cell office:value-type="float" office:value="-2.4229777981">
                <text:p>-2.4229777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.18444">
                <text:p>215.18444</text:p>
              </table:table-cell>
              <table:table-cell office:value-type="float" office:value="-2.3970583468">
                <text:p>-2.39705834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2.25">
                <text:p>182.25</text:p>
              </table:table-cell>
              <table:table-cell office:value-type="float" office:value="-2.4097585583">
                <text:p>-2.409758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488">
                <text:p>219.488</text:p>
              </table:table-cell>
              <table:table-cell office:value-type="float" office:value="-2.3955986786">
                <text:p>-2.39559867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4.34375">
                <text:p>214.34375</text:p>
              </table:table-cell>
              <table:table-cell office:value-type="float" office:value="-2.3976173599">
                <text:p>-2.3976173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.84856">
                <text:p>223.84856</text:p>
              </table:table-cell>
              <table:table-cell office:value-type="float" office:value="-2.3941513843">
                <text:p>-2.39415138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0">
                <text:p>250</text:p>
              </table:table-cell>
              <table:table-cell office:value-type="float" office:value="-2.3862108983">
                <text:p>-2.386210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2665">
                <text:p>228.2665</text:p>
              </table:table-cell>
              <table:table-cell office:value-type="float" office:value="-2.3927173805">
                <text:p>-2.39271738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9.40625">
                <text:p>289.40625</text:p>
              </table:table-cell>
              <table:table-cell office:value-type="float" office:value="-2.3758754647">
                <text:p>-2.3758754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74219">
                <text:p>232.74219</text:p>
              </table:table-cell>
              <table:table-cell office:value-type="float" office:value="-2.3912974149">
                <text:p>-2.3912974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2.75">
                <text:p>332.75</text:p>
              </table:table-cell>
              <table:table-cell office:value-type="float" office:value="-2.3667243876">
                <text:p>-2.3667243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276">
                <text:p>237.276</text:p>
              </table:table-cell>
              <table:table-cell office:value-type="float" office:value="-2.3898921155">
                <text:p>-2.3898921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0.21875">
                <text:p>380.21875</text:p>
              </table:table-cell>
              <table:table-cell office:value-type="float" office:value="-2.3587399256">
                <text:p>-2.3587399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.86831">
                <text:p>241.86831</text:p>
              </table:table-cell>
              <table:table-cell office:value-type="float" office:value="-2.3885020006">
                <text:p>-2.3885020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2">
                <text:p>432</text:p>
              </table:table-cell>
              <table:table-cell office:value-type="float" office:value="-2.3518375465">
                <text:p>-2.3518375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5195">
                <text:p>246.5195</text:p>
              </table:table-cell>
              <table:table-cell office:value-type="float" office:value="-2.3871275251">
                <text:p>-2.38712752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8.28125">
                <text:p>488.28125</text:p>
              </table:table-cell>
              <table:table-cell office:value-type="float" office:value="-2.3458945716">
                <text:p>-2.3458945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.22994">
                <text:p>251.22994</text:p>
              </table:table-cell>
              <table:table-cell office:value-type="float" office:value="-2.3857690706">
                <text:p>-2.38576907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9.25">
                <text:p>549.25</text:p>
              </table:table-cell>
              <table:table-cell office:value-type="float" office:value="-2.3407725408">
                <text:p>-2.3407725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-2.3844269356">
                <text:p>-2.38442693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5.09375">
                <text:p>615.09375</text:p>
              </table:table-cell>
              <table:table-cell office:value-type="float" office:value="-2.3363444108">
                <text:p>-2.336344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.0625">
                <text:p>307.0625</text:p>
              </table:table-cell>
              <table:table-cell office:value-type="float" office:value="-2.3719493885">
                <text:p>-2.37194938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6">
                <text:p>686</text:p>
              </table:table-cell>
              <table:table-cell office:value-type="float" office:value="-2.3325159864">
                <text:p>-2.3325159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.5">
                <text:p>364.5</text:p>
              </table:table-cell>
              <table:table-cell office:value-type="float" office:value="-2.3612491348">
                <text:p>-2.36124913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2.15625">
                <text:p>762.15625</text:p>
              </table:table-cell>
              <table:table-cell office:value-type="float" office:value="-2.3292293475">
                <text:p>-2.3292293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.6875">
                <text:p>428.6875</text:p>
              </table:table-cell>
              <table:table-cell office:value-type="float" office:value="-2.352276206">
                <text:p>-2.352276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-2.3448431116">
                <text:p>-2.3448431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.8125">
                <text:p>578.8125</text:p>
              </table:table-cell>
              <table:table-cell office:value-type="float" office:value="-2.3386918918">
                <text:p>-2.3386918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.5">
                <text:p>665.5</text:p>
              </table:table-cell>
              <table:table-cell office:value-type="float" office:value="-2.3335847281">
                <text:p>-2.3335847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.4375">
                <text:p>760.4375</text:p>
              </table:table-cell>
              <table:table-cell office:value-type="float" office:value="-2.3293651033">
                <text:p>-2.3293651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">
                <text:p>864</text:p>
              </table:table-cell>
              <table:table-cell office:value-type="float" office:value="-2.3259404718">
                <text:p>-2.3259404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6.5625">
                <text:p>976.5625</text:p>
              </table:table-cell>
              <table:table-cell office:value-type="float" office:value="-2.3232297516">
                <text:p>-2.3232297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8.5">
                <text:p>1098.5</text:p>
              </table:table-cell>
              <table:table-cell office:value-type="float" office:value="-2.3211367645">
                <text:p>-2.3211367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0.1875">
                <text:p>1230.1875</text:p>
              </table:table-cell>
              <table:table-cell office:value-type="float" office:value="-2.3195543109">
                <text:p>-2.3195543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2">
                <text:p>1372</text:p>
              </table:table-cell>
              <table:table-cell office:value-type="float" office:value="-2.3183773339">
                <text:p>-2.318377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4.3125">
                <text:p>1524.3125</text:p>
              </table:table-cell>
              <table:table-cell office:value-type="float" office:value="-2.3175126678">
                <text:p>-2.3175126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10" number:title="Défini par l'utilisateur">
      <number:scientific-number number:decimal-places="7" loext:min-decimal-places="7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0.25cm" svg:height="20.585cm" xlink:href=".." xlink:type="simple" chart:class="chart:scatter" chart:style-name="ch1">
        <chart:plot-area chart:style-name="ch2" table:cell-range-address="HC.C77:HC.D176" svg:x="0.805cm" svg:y="0.411cm" svg:width="38.64cm" svg:height="19.763cm">
          <chartooo:coordinate-region svg:x="3.57cm" svg:y="0.61cm" svg:width="34.669cm" svg:height="19.36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C.D77:HC.D176" chart:class="chart:scatter">
            <chart:domain table:cell-range-address="HC.C77:HC.C176"/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9282032">
                <text:p>6.9282032</text:p>
                <draw:g>
                  <svg:desc>HC.C77:HC.C176</svg:desc>
                </draw:g>
              </table:table-cell>
              <table:table-cell office:value-type="float" office:value="2.6475115465">
                <text:p>2.6475115465</text:p>
                <draw:g>
                  <svg:desc>HC.D77:HC.D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0202613">
                <text:p>8.0202613</text:p>
              </table:table-cell>
              <table:table-cell office:value-type="float" office:value="2.0279198997">
                <text:p>2.0279198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2214385">
                <text:p>9.2214385</text:p>
              </table:table-cell>
              <table:table-cell office:value-type="float" office:value="1.4317849051">
                <text:p>1.4317849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36931">
                <text:p>10.536931</text:p>
              </table:table-cell>
              <table:table-cell office:value-type="float" office:value="0.90197368551">
                <text:p>0.90197368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71935">
                <text:p>11.971935</text:p>
              </table:table-cell>
              <table:table-cell office:value-type="float" office:value="0.43690122537">
                <text:p>0.43690122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31647">
                <text:p>13.531647</text:p>
              </table:table-cell>
              <table:table-cell office:value-type="float" office:value="0.029832164747">
                <text:p>0.0298321647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221262">
                <text:p>15.221262</text:p>
              </table:table-cell>
              <table:table-cell office:value-type="float" office:value="-0.32604657219">
                <text:p>-0.32604657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045978">
                <text:p>17.045978</text:p>
              </table:table-cell>
              <table:table-cell office:value-type="float" office:value="-0.63643281537">
                <text:p>-0.63643281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01099">
                <text:p>19.01099</text:p>
              </table:table-cell>
              <table:table-cell office:value-type="float" office:value="-0.90619637795">
                <text:p>-0.90619637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121494">
                <text:p>21.121494</text:p>
              </table:table-cell>
              <table:table-cell office:value-type="float" office:value="-1.1398198517">
                <text:p>-1.1398198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382686">
                <text:p>23.382686</text:p>
              </table:table-cell>
              <table:table-cell office:value-type="float" office:value="-1.3413067413">
                <text:p>-1.3413067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799763">
                <text:p>25.799763</text:p>
              </table:table-cell>
              <table:table-cell office:value-type="float" office:value="-1.5143736646">
                <text:p>-1.5143736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37792">
                <text:p>28.37792</text:p>
              </table:table-cell>
              <table:table-cell office:value-type="float" office:value="-1.6625833045">
                <text:p>-1.6625833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.122355">
                <text:p>31.122355</text:p>
              </table:table-cell>
              <table:table-cell office:value-type="float" office:value="-1.7892253717">
                <text:p>-1.7892253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038262">
                <text:p>34.038262</text:p>
              </table:table-cell>
              <table:table-cell office:value-type="float" office:value="-1.8972152415">
                <text:p>-1.8972152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130839">
                <text:p>37.130839</text:p>
              </table:table-cell>
              <table:table-cell office:value-type="float" office:value="-1.9891206034">
                <text:p>-1.9891206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405281">
                <text:p>40.405281</text:p>
              </table:table-cell>
              <table:table-cell office:value-type="float" office:value="-2.0671883609">
                <text:p>-2.0671883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866785">
                <text:p>43.866785</text:p>
              </table:table-cell>
              <table:table-cell office:value-type="float" office:value="-2.1333481469">
                <text:p>-2.1333481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20546">
                <text:p>47.520546</text:p>
              </table:table-cell>
              <table:table-cell office:value-type="float" office:value="-2.1892526027">
                <text:p>-2.18925260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371761">
                <text:p>51.371761</text:p>
              </table:table-cell>
              <table:table-cell office:value-type="float" office:value="-2.2363242944">
                <text:p>-2.2363242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425626">
                <text:p>55.425626</text:p>
              </table:table-cell>
              <table:table-cell office:value-type="float" office:value="-2.2757880527">
                <text:p>-2.2757880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687337">
                <text:p>59.687337</text:p>
              </table:table-cell>
              <table:table-cell office:value-type="float" office:value="-2.3086963544">
                <text:p>-2.30869635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.16209">
                <text:p>64.16209</text:p>
              </table:table-cell>
              <table:table-cell office:value-type="float" office:value="-2.3359536455">
                <text:p>-2.33595364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855082">
                <text:p>68.855082</text:p>
              </table:table-cell>
              <table:table-cell office:value-type="float" office:value="-2.3583409385">
                <text:p>-2.3583409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.771508">
                <text:p>73.771508</text:p>
              </table:table-cell>
              <table:table-cell office:value-type="float" office:value="-2.3765357365">
                <text:p>-2.3765357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916565">
                <text:p>78.916565</text:p>
              </table:table-cell>
              <table:table-cell office:value-type="float" office:value="-2.3911262863">
                <text:p>-2.3911262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.295449">
                <text:p>84.295449</text:p>
              </table:table-cell>
              <table:table-cell office:value-type="float" office:value="-2.4026237519">
                <text:p>-2.4026237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.913355">
                <text:p>89.913355</text:p>
              </table:table-cell>
              <table:table-cell office:value-type="float" office:value="-2.4114725701">
                <text:p>-2.41147257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.775481">
                <text:p>95.775481</text:p>
              </table:table-cell>
              <table:table-cell office:value-type="float" office:value="-2.418058631">
                <text:p>-2.4180586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.88702">
                <text:p>101.88702</text:p>
              </table:table-cell>
              <table:table-cell office:value-type="float" office:value="-2.4227173771">
                <text:p>-2.42271737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.25318">
                <text:p>108.25318</text:p>
              </table:table-cell>
              <table:table-cell office:value-type="float" office:value="-2.4257414036">
                <text:p>-2.4257414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4.87914">
                <text:p>114.87914</text:p>
              </table:table-cell>
              <table:table-cell office:value-type="float" office:value="-2.4273859866">
                <text:p>-2.42738598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1.7701">
                <text:p>121.7701</text:p>
              </table:table-cell>
              <table:table-cell office:value-type="float" office:value="-2.4278740749">
                <text:p>-2.4278740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8.93126">
                <text:p>128.93126</text:p>
              </table:table-cell>
              <table:table-cell office:value-type="float" office:value="-2.4274013336">
                <text:p>-2.42740133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.36782">
                <text:p>136.36782</text:p>
              </table:table-cell>
              <table:table-cell office:value-type="float" office:value="-2.4261401077">
                <text:p>-2.42614010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.08498">
                <text:p>144.08498</text:p>
              </table:table-cell>
              <table:table-cell office:value-type="float" office:value="-2.4242423204">
                <text:p>-2.42424232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.08792">
                <text:p>152.08792</text:p>
              </table:table-cell>
              <table:table-cell office:value-type="float" office:value="-2.4218415827">
                <text:p>-2.4218415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0.38184">
                <text:p>160.38184</text:p>
              </table:table-cell>
              <table:table-cell office:value-type="float" office:value="-2.4190550229">
                <text:p>-2.41905502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8.97195">
                <text:p>168.97195</text:p>
              </table:table-cell>
              <table:table-cell office:value-type="float" office:value="-2.4159844498">
                <text:p>-2.41598444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7.86343">
                <text:p>177.86343</text:p>
              </table:table-cell>
              <table:table-cell office:value-type="float" office:value="-2.412717259">
                <text:p>-2.4127172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7.06149">
                <text:p>187.06149</text:p>
              </table:table-cell>
              <table:table-cell office:value-type="float" office:value="-2.4093271587">
                <text:p>-2.4093271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.57131">
                <text:p>196.57131</text:p>
              </table:table-cell>
              <table:table-cell office:value-type="float" office:value="-2.4058747225">
                <text:p>-2.4058747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6.3981">
                <text:p>206.3981</text:p>
              </table:table-cell>
              <table:table-cell office:value-type="float" office:value="-2.402407415">
                <text:p>-2.4024074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6.54705">
                <text:p>216.54705</text:p>
              </table:table-cell>
              <table:table-cell office:value-type="float" office:value="-2.3989603363">
                <text:p>-2.39896033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7.02336">
                <text:p>227.02336</text:p>
              </table:table-cell>
              <table:table-cell office:value-type="float" office:value="-2.3955580077">
                <text:p>-2.39555800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7.83223">
                <text:p>237.83223</text:p>
              </table:table-cell>
              <table:table-cell office:value-type="float" office:value="-2.3922163692">
                <text:p>-2.39221636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8.97884">
                <text:p>248.97884</text:p>
              </table:table-cell>
              <table:table-cell office:value-type="float" office:value="-2.3889453812">
                <text:p>-2.38894538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0.4684">
                <text:p>260.4684</text:p>
              </table:table-cell>
              <table:table-cell office:value-type="float" office:value="-2.385751696">
                <text:p>-2.385751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2.3061">
                <text:p>272.3061</text:p>
              </table:table-cell>
              <table:table-cell office:value-type="float" office:value="-2.382640143">
                <text:p>-2.382640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4.49714">
                <text:p>284.49714</text:p>
              </table:table-cell>
              <table:table-cell office:value-type="float" office:value="-2.3796146984">
                <text:p>-2.37961469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7.04671">
                <text:p>297.04671</text:p>
              </table:table-cell>
              <table:table-cell office:value-type="float" office:value="-2.3766788874">
                <text:p>-2.37667888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9.96002">
                <text:p>309.96002</text:p>
              </table:table-cell>
              <table:table-cell office:value-type="float" office:value="-2.3738357428">
                <text:p>-2.37383574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3.24225">
                <text:p>323.24225</text:p>
              </table:table-cell>
              <table:table-cell office:value-type="float" office:value="-2.3710877373">
                <text:p>-2.37108773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6.8986">
                <text:p>336.8986</text:p>
              </table:table-cell>
              <table:table-cell office:value-type="float" office:value="-2.3684366798">
                <text:p>-2.36843667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0.93428">
                <text:p>350.93428</text:p>
              </table:table-cell>
              <table:table-cell office:value-type="float" office:value="-2.3658836275">
                <text:p>-2.3658836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5.35447">
                <text:p>365.35447</text:p>
              </table:table-cell>
              <table:table-cell office:value-type="float" office:value="-2.3634289141">
                <text:p>-2.36342891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.16437">
                <text:p>380.16437</text:p>
              </table:table-cell>
              <table:table-cell office:value-type="float" office:value="-2.3610721708">
                <text:p>-2.3610721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5.36918">
                <text:p>395.36918</text:p>
              </table:table-cell>
              <table:table-cell office:value-type="float" office:value="-2.3588124303">
                <text:p>-2.3588124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0.97409">
                <text:p>410.97409</text:p>
              </table:table-cell>
              <table:table-cell office:value-type="float" office:value="-2.3566481343">
                <text:p>-2.3566481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6.9843">
                <text:p>426.9843</text:p>
              </table:table-cell>
              <table:table-cell office:value-type="float" office:value="-2.3545773002">
                <text:p>-2.3545773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3.40501">
                <text:p>443.40501</text:p>
              </table:table-cell>
              <table:table-cell office:value-type="float" office:value="-2.3525975233">
                <text:p>-2.35259752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0.24141">
                <text:p>460.24141</text:p>
              </table:table-cell>
              <table:table-cell office:value-type="float" office:value="-2.3507060483">
                <text:p>-2.35070604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7.49869">
                <text:p>477.49869</text:p>
              </table:table-cell>
              <table:table-cell office:value-type="float" office:value="-2.3488998689">
                <text:p>-2.3488998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5.18207">
                <text:p>495.18207</text:p>
              </table:table-cell>
              <table:table-cell office:value-type="float" office:value="-2.3471757469">
                <text:p>-2.34717574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3.29672">
                <text:p>513.29672</text:p>
              </table:table-cell>
              <table:table-cell office:value-type="float" office:value="-2.3455303009">
                <text:p>-2.3455303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1.84785">
                <text:p>531.84785</text:p>
              </table:table-cell>
              <table:table-cell office:value-type="float" office:value="-2.3439600439">
                <text:p>-2.34396004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0.84065">
                <text:p>550.84065</text:p>
              </table:table-cell>
              <table:table-cell office:value-type="float" office:value="-2.3424614118">
                <text:p>-2.34246141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0.28033">
                <text:p>570.28033</text:p>
              </table:table-cell>
              <table:table-cell office:value-type="float" office:value="-2.3410308713">
                <text:p>-2.34103087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0.17206">
                <text:p>590.17206</text:p>
              </table:table-cell>
              <table:table-cell office:value-type="float" office:value="-2.3396649466">
                <text:p>-2.33966494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0.52106">
                <text:p>610.52106</text:p>
              </table:table-cell>
              <table:table-cell office:value-type="float" office:value="-2.3383603">
                <text:p>-2.33836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1.33252">
                <text:p>631.33252</text:p>
              </table:table-cell>
              <table:table-cell office:value-type="float" office:value="-2.3371137902">
                <text:p>-2.33711379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2.61163">
                <text:p>652.61163</text:p>
              </table:table-cell>
              <table:table-cell office:value-type="float" office:value="-2.3359224818">
                <text:p>-2.33592248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4.36359">
                <text:p>674.36359</text:p>
              </table:table-cell>
              <table:table-cell office:value-type="float" office:value="-2.3347837205">
                <text:p>-2.33478372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6.5936">
                <text:p>696.5936</text:p>
              </table:table-cell>
              <table:table-cell office:value-type="float" office:value="-2.3336951064">
                <text:p>-2.33369510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9.30684">
                <text:p>719.30684</text:p>
              </table:table-cell>
              <table:table-cell office:value-type="float" office:value="-2.3326545586">
                <text:p>-2.33265455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2.50853">
                <text:p>742.50853</text:p>
              </table:table-cell>
              <table:table-cell office:value-type="float" office:value="-2.3316601981">
                <text:p>-2.3316601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6.20385">
                <text:p>766.20385</text:p>
              </table:table-cell>
              <table:table-cell office:value-type="float" office:value="-2.3307104219">
                <text:p>-2.33071042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.398">
                <text:p>790.398</text:p>
              </table:table-cell>
              <table:table-cell office:value-type="float" office:value="-2.3298037861">
                <text:p>-2.32980378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5.09618">
                <text:p>815.09618</text:p>
              </table:table-cell>
              <table:table-cell office:value-type="float" office:value="-2.3289390027">
                <text:p>-2.32893900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0.30358">
                <text:p>840.30358</text:p>
              </table:table-cell>
              <table:table-cell office:value-type="float" office:value="-2.3281149366">
                <text:p>-2.32811493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6.0254">
                <text:p>866.0254</text:p>
              </table:table-cell>
              <table:table-cell office:value-type="float" office:value="-2.3273304768">
                <text:p>-2.32733047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2.26684">
                <text:p>892.26684</text:p>
              </table:table-cell>
              <table:table-cell office:value-type="float" office:value="-2.3265845901">
                <text:p>-2.32658459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9.03309">
                <text:p>919.03309</text:p>
              </table:table-cell>
              <table:table-cell office:value-type="float" office:value="-2.3258762566">
                <text:p>-2.3258762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6.32934">
                <text:p>946.32934</text:p>
              </table:table-cell>
              <table:table-cell office:value-type="float" office:value="-2.3252044497">
                <text:p>-2.3252044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4.1608">
                <text:p>974.1608</text:p>
              </table:table-cell>
              <table:table-cell office:value-type="float" office:value="-2.324568108">
                <text:p>-2.3245681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2.5327">
                <text:p>1002.5327</text:p>
              </table:table-cell>
              <table:table-cell office:value-type="float" office:value="-2.3239661605">
                <text:p>-2.32396616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31.4501">
                <text:p>1031.4501</text:p>
              </table:table-cell>
              <table:table-cell office:value-type="float" office:value="-2.3233974822">
                <text:p>-2.32339748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0.9184">
                <text:p>1060.9184</text:p>
              </table:table-cell>
              <table:table-cell office:value-type="float" office:value="-2.3228609139">
                <text:p>-2.32286091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90.9426">
                <text:p>1090.9426</text:p>
              </table:table-cell>
              <table:table-cell office:value-type="float" office:value="-2.3223552697">
                <text:p>-2.32235526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1.528">
                <text:p>1121.528</text:p>
              </table:table-cell>
              <table:table-cell office:value-type="float" office:value="-2.3218793297">
                <text:p>-2.32187932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2.6798">
                <text:p>1152.6798</text:p>
              </table:table-cell>
              <table:table-cell office:value-type="float" office:value="-2.3214318597">
                <text:p>-2.3214318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84.4032">
                <text:p>1184.4032</text:p>
              </table:table-cell>
              <table:table-cell office:value-type="float" office:value="-2.3210116139">
                <text:p>-2.32101161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16.7033">
                <text:p>1216.7033</text:p>
              </table:table-cell>
              <table:table-cell office:value-type="float" office:value="-2.3206173566">
                <text:p>-2.32061735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49.5855">
                <text:p>1249.5855</text:p>
              </table:table-cell>
              <table:table-cell office:value-type="float" office:value="-2.3202478236">
                <text:p>-2.32024782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83.0547">
                <text:p>1283.0547</text:p>
              </table:table-cell>
              <table:table-cell office:value-type="float" office:value="-2.3199017913">
                <text:p>-2.31990179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17.1164">
                <text:p>1317.1164</text:p>
              </table:table-cell>
              <table:table-cell office:value-type="float" office:value="-2.3195780497">
                <text:p>-2.31957804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51.7756">
                <text:p>1351.7756</text:p>
              </table:table-cell>
              <table:table-cell office:value-type="float" office:value="-2.3192754005">
                <text:p>-2.31927540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87.0375">
                <text:p>1387.0375</text:p>
              </table:table-cell>
              <table:table-cell office:value-type="float" office:value="-2.3189926881">
                <text:p>-2.31899268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22.9075">
                <text:p>1422.9075</text:p>
              </table:table-cell>
              <table:table-cell office:value-type="float" office:value="-2.3187287828">
                <text:p>-2.31872878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59.3905">
                <text:p>1459.3905</text:p>
              </table:table-cell>
              <table:table-cell office:value-type="float" office:value="-2.3184825988">
                <text:p>-2.3184825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10" number:title="Défini par l'utilisateur">
      <number:scientific-number number:decimal-places="7" loext:min-decimal-places="7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maximum="-2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676cm" svg:height="25.315cm" xlink:href=".." xlink:type="simple" chart:class="chart:scatter" chart:style-name="ch1">
        <chart:plot-area chart:style-name="ch2" table:cell-range-address="'E(V) et P(E)'.D119:'E(V) et P(E)'.E168 'E(V) et P(E)'.F119:'E(V) et P(E)'.F178 'E(V) et P(E)'.H119:'E(V) et P(E)'.H175" chart:data-source-has-labels="row" svg:x="0.653cm" svg:y="0.506cm" svg:width="31.37cm" svg:height="24.303cm">
          <chartooo:coordinate-region svg:x="1.91cm" svg:y="0.705cm" svg:width="28.907cm" svg:height="23.90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(V) et P(E)'.D119:'E(V) et P(E)'.D168" loext:label-string="fcc" chart:class="chart:scatter">
            <chart:domain table:cell-range-address="'E(V) et P(E)'.E119:'E(V) et P(E)'.E168"/>
            <chart:data-point chart:repeated="50"/>
          </chart:series>
          <chart:series chart:style-name="ch7" chart:values-cell-range-address="'E(V) et P(E)'.F119:'E(V) et P(E)'.F178" loext:label-string="cc" chart:class="chart:scatter">
            <chart:domain table:cell-range-address="'E(V) et P(E)'.G119:'E(V) et P(E)'.G178"/>
            <chart:data-point chart:repeated="60"/>
          </chart:series>
          <chart:series chart:style-name="ch8" chart:values-cell-range-address="'E(V) et P(E)'.H119:'E(V) et P(E)'.H175" loext:label-string="hc" chart:class="chart:scatter">
            <chart:domain table:cell-range-address="'E(V) et P(E)'.I119:'E(V) et P(E)'.I175"/>
            <chart:data-point chart:repeated="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fcc</text:p>
              </table:table-cell>
              <table:table-cell office:value-type="string">
                <text:p>Colonne G</text:p>
              </table:table-cell>
              <table:table-cell office:value-type="string">
                <text:p>cc</text:p>
              </table:table-cell>
              <table:table-cell office:value-type="string">
                <text:p>Colonne I</text:p>
              </table:table-cell>
              <table:table-cell office:value-type="string">
                <text:p>h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8.55">
                <text:p>238.55</text:p>
                <draw:g>
                  <svg:desc>'E(V) et P(E)'.E119:'E(V) et P(E)'.E168</svg:desc>
                </draw:g>
              </table:table-cell>
              <table:table-cell office:value-type="float" office:value="-2.3151216705">
                <text:p>-2.3151216705</text:p>
                <draw:g>
                  <svg:desc>'E(V) et P(E)'.D119:'E(V) et P(E)'.D168</svg:desc>
                </draw:g>
              </table:table-cell>
              <table:table-cell office:value-type="float" office:value="135.66">
                <text:p>135.66</text:p>
                <draw:g>
                  <svg:desc>'E(V) et P(E)'.G119:'E(V) et P(E)'.G178</svg:desc>
                </draw:g>
              </table:table-cell>
              <table:table-cell office:value-type="float" office:value="-2.3655147651">
                <text:p>-2.3655147651</text:p>
                <draw:g>
                  <svg:desc>'E(V) et P(E)'.F119:'E(V) et P(E)'.F178</svg:desc>
                </draw:g>
              </table:table-cell>
              <table:table-cell office:value-type="float" office:value="201.69">
                <text:p>201.69</text:p>
                <draw:g>
                  <svg:desc>'E(V) et P(E)'.I119:'E(V) et P(E)'.I175</svg:desc>
                </draw:g>
              </table:table-cell>
              <table:table-cell office:value-type="float" office:value="-2.3086963544">
                <text:p>-2.3086963544</text:p>
                <draw:g>
                  <svg:desc>'E(V) et P(E)'.H119:'E(V) et P(E)'.H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.07">
                <text:p>219.07</text:p>
              </table:table-cell>
              <table:table-cell office:value-type="float" office:value="-2.3257041451">
                <text:p>-2.3257041451</text:p>
              </table:table-cell>
              <table:table-cell office:value-type="float" office:value="120.95">
                <text:p>120.95</text:p>
              </table:table-cell>
              <table:table-cell office:value-type="float" office:value="-2.3737651932">
                <text:p>-2.3737651932</text:p>
              </table:table-cell>
              <table:table-cell office:value-type="float" office:value="158.54">
                <text:p>158.54</text:p>
              </table:table-cell>
              <table:table-cell office:value-type="float" office:value="-2.3359536455">
                <text:p>-2.3359536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-2.3355798851">
                <text:p>-2.3355798851</text:p>
              </table:table-cell>
              <table:table-cell office:value-type="float" office:value="107.59">
                <text:p>107.59</text:p>
              </table:table-cell>
              <table:table-cell office:value-type="float" office:value="-2.3812598475">
                <text:p>-2.3812598475</text:p>
              </table:table-cell>
              <table:table-cell office:value-type="float" office:value="123.6">
                <text:p>123.6</text:p>
              </table:table-cell>
              <table:table-cell office:value-type="float" office:value="-2.3583409385">
                <text:p>-2.3583409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4.24">
                <text:p>184.24</text:p>
              </table:table-cell>
              <table:table-cell office:value-type="float" office:value="-2.3447864872">
                <text:p>-2.3447864872</text:p>
              </table:table-cell>
              <table:table-cell office:value-type="float" office:value="95.452">
                <text:p>95.452</text:p>
              </table:table-cell>
              <table:table-cell office:value-type="float" office:value="-2.3880499939">
                <text:p>-2.3880499939</text:p>
              </table:table-cell>
              <table:table-cell office:value-type="float" office:value="95.327">
                <text:p>95.327</text:p>
              </table:table-cell>
              <table:table-cell office:value-type="float" office:value="-2.3765357365">
                <text:p>-2.3765357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.7">
                <text:p>168.7</text:p>
              </table:table-cell>
              <table:table-cell office:value-type="float" office:value="-2.3533596533">
                <text:p>-2.3533596533</text:p>
              </table:table-cell>
              <table:table-cell office:value-type="float" office:value="84.435">
                <text:p>84.435</text:p>
              </table:table-cell>
              <table:table-cell office:value-type="float" office:value="-2.394183613">
                <text:p>-2.394183613</text:p>
              </table:table-cell>
              <table:table-cell office:value-type="float" office:value="72.48">
                <text:p>72.48</text:p>
              </table:table-cell>
              <table:table-cell office:value-type="float" office:value="-2.3911262863">
                <text:p>-2.3911262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.28">
                <text:p>154.28</text:p>
              </table:table-cell>
              <table:table-cell office:value-type="float" office:value="-2.3613322567">
                <text:p>-2.3613322567</text:p>
              </table:table-cell>
              <table:table-cell office:value-type="float" office:value="74.439">
                <text:p>74.439</text:p>
              </table:table-cell>
              <table:table-cell office:value-type="float" office:value="-2.3997057315">
                <text:p>-2.3997057315</text:p>
              </table:table-cell>
              <table:table-cell office:value-type="float" office:value="54.056">
                <text:p>54.056</text:p>
              </table:table-cell>
              <table:table-cell office:value-type="float" office:value="-2.4026237519">
                <text:p>-2.4026237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.92">
                <text:p>140.92</text:p>
              </table:table-cell>
              <table:table-cell office:value-type="float" office:value="-2.3687372252">
                <text:p>-2.3687372252</text:p>
              </table:table-cell>
              <table:table-cell office:value-type="float" office:value="65.372">
                <text:p>65.372</text:p>
              </table:table-cell>
              <table:table-cell office:value-type="float" office:value="-2.4046585071">
                <text:p>-2.4046585071</text:p>
              </table:table-cell>
              <table:table-cell office:value-type="float" office:value="39.238">
                <text:p>39.238</text:p>
              </table:table-cell>
              <table:table-cell office:value-type="float" office:value="-2.4114725701">
                <text:p>-2.4114725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.52">
                <text:p>128.52</text:p>
              </table:table-cell>
              <table:table-cell office:value-type="float" office:value="-2.3756040377">
                <text:p>-2.3756040377</text:p>
              </table:table-cell>
              <table:table-cell office:value-type="float" office:value="57.154">
                <text:p>57.154</text:p>
              </table:table-cell>
              <table:table-cell office:value-type="float" office:value="-2.4090815344">
                <text:p>-2.4090815344</text:p>
              </table:table-cell>
              <table:table-cell office:value-type="float" office:value="27.363">
                <text:p>27.363</text:p>
              </table:table-cell>
              <table:table-cell office:value-type="float" office:value="-2.418058631">
                <text:p>-2.418058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.03">
                <text:p>117.03</text:p>
              </table:table-cell>
              <table:table-cell office:value-type="float" office:value="-2.3819621452">
                <text:p>-2.3819621452</text:p>
              </table:table-cell>
              <table:table-cell office:value-type="float" office:value="49.71">
                <text:p>49.71</text:p>
              </table:table-cell>
              <table:table-cell office:value-type="float" office:value="-2.413011802">
                <text:p>-2.413011802</text:p>
              </table:table-cell>
              <table:table-cell office:value-type="float" office:value="17.889">
                <text:p>17.889</text:p>
              </table:table-cell>
              <table:table-cell office:value-type="float" office:value="-2.4227173771">
                <text:p>-2.4227173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.38">
                <text:p>106.38</text:p>
              </table:table-cell>
              <table:table-cell office:value-type="float" office:value="-2.3878378096">
                <text:p>-2.3878378096</text:p>
              </table:table-cell>
              <table:table-cell office:value-type="float" office:value="42.972">
                <text:p>42.972</text:p>
              </table:table-cell>
              <table:table-cell office:value-type="float" office:value="-2.4164840248">
                <text:p>-2.4164840248</text:p>
              </table:table-cell>
              <table:table-cell office:value-type="float" office:value="10.379">
                <text:p>10.379</text:p>
              </table:table-cell>
              <table:table-cell office:value-type="float" office:value="-2.4257414036">
                <text:p>-2.4257414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.51">
                <text:p>96.51</text:p>
              </table:table-cell>
              <table:table-cell office:value-type="float" office:value="-2.3932575774">
                <text:p>-2.3932575774</text:p>
              </table:table-cell>
              <table:table-cell office:value-type="float" office:value="36.878">
                <text:p>36.878</text:p>
              </table:table-cell>
              <table:table-cell office:value-type="float" office:value="-2.4195306773">
                <text:p>-2.4195306773</text:p>
              </table:table-cell>
              <table:table-cell office:value-type="float" office:value="4.4769">
                <text:p>4.4769</text:p>
              </table:table-cell>
              <table:table-cell office:value-type="float" office:value="-2.4273859866">
                <text:p>-2.4273859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.363">
                <text:p>87.363</text:p>
              </table:table-cell>
              <table:table-cell office:value-type="float" office:value="-2.39824535">
                <text:p>-2.39824535</text:p>
              </table:table-cell>
              <table:table-cell office:value-type="float" office:value="31.37">
                <text:p>31.37</text:p>
              </table:table-cell>
              <table:table-cell office:value-type="float" office:value="-2.4221821994">
                <text:p>-2.4221821994</text:p>
              </table:table-cell>
              <table:table-cell office:value-type="float" office:value="-0.10926">
                <text:p>-0.10926</text:p>
              </table:table-cell>
              <table:table-cell office:value-type="float" office:value="-2.4278740749">
                <text:p>-2.4278740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889">
                <text:p>78.889</text:p>
              </table:table-cell>
              <table:table-cell office:value-type="float" office:value="-2.4028247452">
                <text:p>-2.4028247452</text:p>
              </table:table-cell>
              <table:table-cell office:value-type="float" office:value="26.398">
                <text:p>26.398</text:p>
              </table:table-cell>
              <table:table-cell office:value-type="float" office:value="-2.4244671551">
                <text:p>-2.4244671551</text:p>
              </table:table-cell>
              <table:table-cell office:value-type="float" office:value="-3.6162">
                <text:p>-3.6162</text:p>
              </table:table-cell>
              <table:table-cell office:value-type="float" office:value="-2.4274013336">
                <text:p>-2.4274013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.042">
                <text:p>71.042</text:p>
              </table:table-cell>
              <table:table-cell office:value-type="float" office:value="-2.4070180621">
                <text:p>-2.4070180621</text:p>
              </table:table-cell>
              <table:table-cell office:value-type="float" office:value="21.914">
                <text:p>21.914</text:p>
              </table:table-cell>
              <table:table-cell office:value-type="float" office:value="-2.4264122935">
                <text:p>-2.4264122935</text:p>
              </table:table-cell>
              <table:table-cell office:value-type="float" office:value="-6.2382">
                <text:p>-6.2382</text:p>
              </table:table-cell>
              <table:table-cell office:value-type="float" office:value="-2.4261401077">
                <text:p>-2.4261401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777">
                <text:p>63.777</text:p>
              </table:table-cell>
              <table:table-cell office:value-type="float" office:value="-2.4108457762">
                <text:p>-2.4108457762</text:p>
              </table:table-cell>
              <table:table-cell office:value-type="float" office:value="17.877">
                <text:p>17.877</text:p>
              </table:table-cell>
              <table:table-cell office:value-type="float" office:value="-2.4280427412">
                <text:p>-2.4280427412</text:p>
              </table:table-cell>
              <table:table-cell office:value-type="float" office:value="-8.1355">
                <text:p>-8.1355</text:p>
              </table:table-cell>
              <table:table-cell office:value-type="float" office:value="-2.4242423204">
                <text:p>-2.4242423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056">
                <text:p>57.056</text:p>
              </table:table-cell>
              <table:table-cell office:value-type="float" office:value="-2.414328089">
                <text:p>-2.414328089</text:p>
              </table:table-cell>
              <table:table-cell office:value-type="float" office:value="14.247">
                <text:p>14.247</text:p>
              </table:table-cell>
              <table:table-cell office:value-type="float" office:value="-2.4293820332">
                <text:p>-2.4293820332</text:p>
              </table:table-cell>
              <table:table-cell office:value-type="float" office:value="-9.4424">
                <text:p>-9.4424</text:p>
              </table:table-cell>
              <table:table-cell office:value-type="float" office:value="-2.4218415827">
                <text:p>-2.4218415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.839">
                <text:p>50.839</text:p>
              </table:table-cell>
              <table:table-cell office:value-type="float" office:value="-2.4174836939">
                <text:p>-2.4174836939</text:p>
              </table:table-cell>
              <table:table-cell office:value-type="float" office:value="10.989">
                <text:p>10.989</text:p>
              </table:table-cell>
              <table:table-cell office:value-type="float" office:value="-2.430452317">
                <text:p>-2.430452317</text:p>
              </table:table-cell>
              <table:table-cell office:value-type="float" office:value="-10.273">
                <text:p>-10.273</text:p>
              </table:table-cell>
              <table:table-cell office:value-type="float" office:value="-2.4190550229">
                <text:p>-2.4190550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092">
                <text:p>45.092</text:p>
              </table:table-cell>
              <table:table-cell office:value-type="float" office:value="-2.4203312093">
                <text:p>-2.4203312093</text:p>
              </table:table-cell>
              <table:table-cell office:value-type="float" office:value="8.0695">
                <text:p>8.0695</text:p>
              </table:table-cell>
              <table:table-cell office:value-type="float" office:value="-2.4312743095">
                <text:p>-2.4312743095</text:p>
              </table:table-cell>
              <table:table-cell office:value-type="float" office:value="-10.723">
                <text:p>-10.723</text:p>
              </table:table-cell>
              <table:table-cell office:value-type="float" office:value="-2.4159844498">
                <text:p>-2.4159844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784">
                <text:p>39.784</text:p>
              </table:table-cell>
              <table:table-cell office:value-type="float" office:value="-2.4228873889">
                <text:p>-2.4228873889</text:p>
              </table:table-cell>
              <table:table-cell office:value-type="float" office:value="5.4589">
                <text:p>5.4589</text:p>
              </table:table-cell>
              <table:table-cell office:value-type="float" office:value="-2.4318674315">
                <text:p>-2.4318674315</text:p>
              </table:table-cell>
              <table:table-cell office:value-type="float" office:value="-10.875">
                <text:p>-10.875</text:p>
              </table:table-cell>
              <table:table-cell office:value-type="float" office:value="-2.412717259">
                <text:p>-2.4127172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885">
                <text:p>34.885</text:p>
              </table:table-cell>
              <table:table-cell office:value-type="float" office:value="-2.425168817">
                <text:p>-2.425168817</text:p>
              </table:table-cell>
              <table:table-cell office:value-type="float" office:value="3.1293">
                <text:p>3.1293</text:p>
              </table:table-cell>
              <table:table-cell office:value-type="float" office:value="-2.4322498974">
                <text:p>-2.4322498974</text:p>
              </table:table-cell>
              <table:table-cell office:value-type="float" office:value="-10.8">
                <text:p>-10.8</text:p>
              </table:table-cell>
              <table:table-cell office:value-type="float" office:value="-2.4093271587">
                <text:p>-2.4093271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366">
                <text:p>30.366</text:p>
              </table:table-cell>
              <table:table-cell office:value-type="float" office:value="-2.4271914549">
                <text:p>-2.4271914549</text:p>
              </table:table-cell>
              <table:table-cell office:value-type="float" office:value="1.0548">
                <text:p>1.0548</text:p>
              </table:table-cell>
              <table:table-cell office:value-type="float" office:value="-2.432438639">
                <text:p>-2.432438639</text:p>
              </table:table-cell>
              <table:table-cell office:value-type="float" office:value="-10.56">
                <text:p>-10.56</text:p>
              </table:table-cell>
              <table:table-cell office:value-type="float" office:value="-2.4058747225">
                <text:p>-2.4058747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201">
                <text:p>26.201</text:p>
              </table:table-cell>
              <table:table-cell office:value-type="float" office:value="-2.4289700168">
                <text:p>-2.4289700168</text:p>
              </table:table-cell>
              <table:table-cell office:value-type="float" office:value="-0.78829">
                <text:p>-0.78829</text:p>
              </table:table-cell>
              <table:table-cell office:value-type="float" office:value="-2.432449489">
                <text:p>-2.432449489</text:p>
              </table:table-cell>
              <table:table-cell office:value-type="float" office:value="-10.209">
                <text:p>-10.209</text:p>
              </table:table-cell>
              <table:table-cell office:value-type="float" office:value="-2.402407415">
                <text:p>-2.402407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367">
                <text:p>22.367</text:p>
              </table:table-cell>
              <table:table-cell office:value-type="float" office:value="-2.4305190886">
                <text:p>-2.4305190886</text:p>
              </table:table-cell>
              <table:table-cell office:value-type="float" office:value="-2.4218">
                <text:p>-2.4218</text:p>
              </table:table-cell>
              <table:table-cell office:value-type="float" office:value="-2.4322971526">
                <text:p>-2.4322971526</text:p>
              </table:table-cell>
              <table:table-cell office:value-type="float" office:value="-9.7897">
                <text:p>-9.7897</text:p>
              </table:table-cell>
              <table:table-cell office:value-type="float" office:value="-2.3989603363">
                <text:p>-2.3989603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84">
                <text:p>18.84</text:p>
              </table:table-cell>
              <table:table-cell office:value-type="float" office:value="-2.4318521311">
                <text:p>-2.4318521311</text:p>
              </table:table-cell>
              <table:table-cell office:value-type="float" office:value="-3.8655">
                <text:p>-3.8655</text:p>
              </table:table-cell>
              <table:table-cell office:value-type="float" office:value="-2.4319953113">
                <text:p>-2.4319953113</text:p>
              </table:table-cell>
              <table:table-cell office:value-type="float" office:value="-9.3371">
                <text:p>-9.3371</text:p>
              </table:table-cell>
              <table:table-cell office:value-type="float" office:value="-2.3955580077">
                <text:p>-2.3955580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6">
                <text:p>15.6</text:p>
              </table:table-cell>
              <table:table-cell office:value-type="float" office:value="-2.4329820851">
                <text:p>-2.4329820851</text:p>
              </table:table-cell>
              <table:table-cell office:value-type="float" office:value="-5.1377">
                <text:p>-5.1377</text:p>
              </table:table-cell>
              <table:table-cell office:value-type="float" office:value="-2.4315566694">
                <text:p>-2.4315566694</text:p>
              </table:table-cell>
              <table:table-cell office:value-type="float" office:value="-8.8738">
                <text:p>-8.8738</text:p>
              </table:table-cell>
              <table:table-cell office:value-type="float" office:value="-2.3922163692">
                <text:p>-2.3922163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627">
                <text:p>12.627</text:p>
              </table:table-cell>
              <table:table-cell office:value-type="float" office:value="-2.4339212171">
                <text:p>-2.4339212171</text:p>
              </table:table-cell>
              <table:table-cell office:value-type="float" office:value="-6.2547">
                <text:p>-6.2547</text:p>
              </table:table-cell>
              <table:table-cell office:value-type="float" office:value="-2.43099305">
                <text:p>-2.43099305</text:p>
              </table:table-cell>
              <table:table-cell office:value-type="float" office:value="-8.4134">
                <text:p>-8.4134</text:p>
              </table:table-cell>
              <table:table-cell office:value-type="float" office:value="-2.3889453812">
                <text:p>-2.38894538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9034">
                <text:p>9.9034</text:p>
              </table:table-cell>
              <table:table-cell office:value-type="float" office:value="-2.4346812623">
                <text:p>-2.4346812623</text:p>
              </table:table-cell>
              <table:table-cell office:value-type="float" office:value="-7.2315">
                <text:p>-7.2315</text:p>
              </table:table-cell>
              <table:table-cell office:value-type="float" office:value="-2.4303153674">
                <text:p>-2.4303153674</text:p>
              </table:table-cell>
              <table:table-cell office:value-type="float" office:value="-7.9626">
                <text:p>-7.9626</text:p>
              </table:table-cell>
              <table:table-cell office:value-type="float" office:value="-2.385751696">
                <text:p>-2.3857516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4109">
                <text:p>7.4109</text:p>
              </table:table-cell>
              <table:table-cell office:value-type="float" office:value="-2.4352735934">
                <text:p>-2.4352735934</text:p>
              </table:table-cell>
              <table:table-cell office:value-type="float" office:value="-8.0816">
                <text:p>-8.0816</text:p>
              </table:table-cell>
              <table:table-cell office:value-type="float" office:value="-2.4295338062">
                <text:p>-2.4295338062</text:p>
              </table:table-cell>
              <table:table-cell office:value-type="float" office:value="-7.524">
                <text:p>-7.524</text:p>
              </table:table-cell>
              <table:table-cell office:value-type="float" office:value="-2.382640143">
                <text:p>-2.382640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1344">
                <text:p>5.1344</text:p>
              </table:table-cell>
              <table:table-cell office:value-type="float" office:value="-2.4357086894">
                <text:p>-2.4357086894</text:p>
              </table:table-cell>
              <table:table-cell office:value-type="float" office:value="-8.817">
                <text:p>-8.817</text:p>
              </table:table-cell>
              <table:table-cell office:value-type="float" office:value="-2.4286578283">
                <text:p>-2.4286578283</text:p>
              </table:table-cell>
              <table:table-cell office:value-type="float" office:value="-7.0984">
                <text:p>-7.0984</text:p>
              </table:table-cell>
              <table:table-cell office:value-type="float" office:value="-2.3796146984">
                <text:p>-2.3796146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589">
                <text:p>3.0589</text:p>
              </table:table-cell>
              <table:table-cell office:value-type="float" office:value="-2.4359970162">
                <text:p>-2.4359970162</text:p>
              </table:table-cell>
              <table:table-cell office:value-type="float" office:value="-9.4486">
                <text:p>-9.4486</text:p>
              </table:table-cell>
              <table:table-cell office:value-type="float" office:value="-2.4276962145">
                <text:p>-2.4276962145</text:p>
              </table:table-cell>
              <table:table-cell office:value-type="float" office:value="-6.6862">
                <text:p>-6.6862</text:p>
              </table:table-cell>
              <table:table-cell office:value-type="float" office:value="-2.3766788874">
                <text:p>-2.3766788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705">
                <text:p>1.1705</text:p>
              </table:table-cell>
              <table:table-cell office:value-type="float" office:value="-2.4361480336">
                <text:p>-2.4361480336</text:p>
              </table:table-cell>
              <table:table-cell office:value-type="float" office:value="-9.9862">
                <text:p>-9.9862</text:p>
              </table:table-cell>
              <table:table-cell office:value-type="float" office:value="-2.4266572044">
                <text:p>-2.4266572044</text:p>
              </table:table-cell>
              <table:table-cell office:value-type="float" office:value="-6.288">
                <text:p>-6.288</text:p>
              </table:table-cell>
              <table:table-cell office:value-type="float" office:value="-2.3738357428">
                <text:p>-2.37383574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4341">
                <text:p>-0.54341</text:p>
              </table:table-cell>
              <table:table-cell office:value-type="float" office:value="-2.4361712512">
                <text:p>-2.4361712512</text:p>
              </table:table-cell>
              <table:table-cell office:value-type="float" office:value="-10.439">
                <text:p>-10.439</text:p>
              </table:table-cell>
              <table:table-cell office:value-type="float" office:value="-2.4255484312">
                <text:p>-2.4255484312</text:p>
              </table:table-cell>
              <table:table-cell office:value-type="float" office:value="-5.9043">
                <text:p>-5.9043</text:p>
              </table:table-cell>
              <table:table-cell office:value-type="float" office:value="-2.3710877373">
                <text:p>-2.3710877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0951">
                <text:p>-2.0951</text:p>
              </table:table-cell>
              <table:table-cell office:value-type="float" office:value="-2.4360754228">
                <text:p>-2.4360754228</text:p>
              </table:table-cell>
              <table:table-cell office:value-type="float" office:value="-10.814">
                <text:p>-10.814</text:p>
              </table:table-cell>
              <table:table-cell office:value-type="float" office:value="-2.4243770755">
                <text:p>-2.4243770755</text:p>
              </table:table-cell>
              <table:table-cell office:value-type="float" office:value="-5.5362">
                <text:p>-5.5362</text:p>
              </table:table-cell>
              <table:table-cell office:value-type="float" office:value="-2.3684366798">
                <text:p>-2.36843667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4959">
                <text:p>-3.4959</text:p>
              </table:table-cell>
              <table:table-cell office:value-type="float" office:value="-2.4358689456">
                <text:p>-2.4358689456</text:p>
              </table:table-cell>
              <table:table-cell office:value-type="float" office:value="-11.119">
                <text:p>-11.119</text:p>
              </table:table-cell>
              <table:table-cell office:value-type="float" office:value="-2.4231498379">
                <text:p>-2.4231498379</text:p>
              </table:table-cell>
              <table:table-cell office:value-type="float" office:value="-5.1842">
                <text:p>-5.1842</text:p>
              </table:table-cell>
              <table:table-cell office:value-type="float" office:value="-2.3658836275">
                <text:p>-2.3658836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7565">
                <text:p>-4.7565</text:p>
              </table:table-cell>
              <table:table-cell office:value-type="float" office:value="-2.4355600409">
                <text:p>-2.4355600409</text:p>
              </table:table-cell>
              <table:table-cell office:value-type="float" office:value="-11.361">
                <text:p>-11.361</text:p>
              </table:table-cell>
              <table:table-cell office:value-type="float" office:value="-2.4218730256">
                <text:p>-2.4218730256</text:p>
              </table:table-cell>
              <table:table-cell office:value-type="float" office:value="-4.849">
                <text:p>-4.849</text:p>
              </table:table-cell>
              <table:table-cell office:value-type="float" office:value="-2.3634289141">
                <text:p>-2.36342891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.8868">
                <text:p>-5.8868</text:p>
              </table:table-cell>
              <table:table-cell office:value-type="float" office:value="-2.4351560793">
                <text:p>-2.4351560793</text:p>
              </table:table-cell>
              <table:table-cell office:value-type="float" office:value="-11.545">
                <text:p>-11.545</text:p>
              </table:table-cell>
              <table:table-cell office:value-type="float" office:value="-2.420552537">
                <text:p>-2.420552537</text:p>
              </table:table-cell>
              <table:table-cell office:value-type="float" office:value="-4.5309">
                <text:p>-4.5309</text:p>
              </table:table-cell>
              <table:table-cell office:value-type="float" office:value="-2.3610721708">
                <text:p>-2.36107217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8964">
                <text:p>-6.8964</text:p>
              </table:table-cell>
              <table:table-cell office:value-type="float" office:value="-2.4346647428">
                <text:p>-2.4346647428</text:p>
              </table:table-cell>
              <table:table-cell office:value-type="float" office:value="-11.677">
                <text:p>-11.677</text:p>
              </table:table-cell>
              <table:table-cell office:value-type="float" office:value="-2.4191938871">
                <text:p>-2.4191938871</text:p>
              </table:table-cell>
              <table:table-cell office:value-type="float" office:value="-4.23">
                <text:p>-4.23</text:p>
              </table:table-cell>
              <table:table-cell office:value-type="float" office:value="-2.3588124303">
                <text:p>-2.3588124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.7942">
                <text:p>-7.7942</text:p>
              </table:table-cell>
              <table:table-cell office:value-type="float" office:value="-2.4340926135">
                <text:p>-2.4340926135</text:p>
              </table:table-cell>
              <table:table-cell office:value-type="float" office:value="-11.762">
                <text:p>-11.762</text:p>
              </table:table-cell>
              <table:table-cell office:value-type="float" office:value="-2.4178022681">
                <text:p>-2.4178022681</text:p>
              </table:table-cell>
              <table:table-cell office:value-type="float" office:value="-3.9463">
                <text:p>-3.9463</text:p>
              </table:table-cell>
              <table:table-cell office:value-type="float" office:value="-2.3566481343">
                <text:p>-2.35664813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.5887">
                <text:p>-8.5887</text:p>
              </table:table-cell>
              <table:table-cell office:value-type="float" office:value="-2.4334462081">
                <text:p>-2.4334462081</text:p>
              </table:table-cell>
              <table:table-cell office:value-type="float" office:value="-11.805">
                <text:p>-11.805</text:p>
              </table:table-cell>
              <table:table-cell office:value-type="float" office:value="-2.4163825115">
                <text:p>-2.4163825115</text:p>
              </table:table-cell>
              <table:table-cell office:value-type="float" office:value="-3.6795">
                <text:p>-3.6795</text:p>
              </table:table-cell>
              <table:table-cell office:value-type="float" office:value="-2.3545773002">
                <text:p>-2.3545773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.2879">
                <text:p>-9.2879</text:p>
              </table:table-cell>
              <table:table-cell office:value-type="float" office:value="-2.4327319834">
                <text:p>-2.4327319834</text:p>
              </table:table-cell>
              <table:table-cell office:value-type="float" office:value="-11.809">
                <text:p>-11.809</text:p>
              </table:table-cell>
              <table:table-cell office:value-type="float" office:value="-2.4149392004">
                <text:p>-2.4149392004</text:p>
              </table:table-cell>
              <table:table-cell office:value-type="float" office:value="-3.4293">
                <text:p>-3.4293</text:p>
              </table:table-cell>
              <table:table-cell office:value-type="float" office:value="-2.3525975233">
                <text:p>-2.35259752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.8993">
                <text:p>-9.8993</text:p>
              </table:table-cell>
              <table:table-cell office:value-type="float" office:value="-2.4319555994">
                <text:p>-2.4319555994</text:p>
              </table:table-cell>
              <table:table-cell office:value-type="float" office:value="-11.78">
                <text:p>-11.78</text:p>
              </table:table-cell>
              <table:table-cell office:value-type="float" office:value="-2.4134765678">
                <text:p>-2.4134765678</text:p>
              </table:table-cell>
              <table:table-cell office:value-type="float" office:value="-3.1952">
                <text:p>-3.1952</text:p>
              </table:table-cell>
              <table:table-cell office:value-type="float" office:value="-2.3507060483">
                <text:p>-2.35070604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.43">
                <text:p>-10.43</text:p>
              </table:table-cell>
              <table:table-cell office:value-type="float" office:value="-2.4311226513">
                <text:p>-2.4311226513</text:p>
              </table:table-cell>
              <table:table-cell office:value-type="float" office:value="-11.719">
                <text:p>-11.719</text:p>
              </table:table-cell>
              <table:table-cell office:value-type="float" office:value="-2.4119985815">
                <text:p>-2.4119985815</text:p>
              </table:table-cell>
              <table:table-cell office:value-type="float" office:value="-2.9767">
                <text:p>-2.9767</text:p>
              </table:table-cell>
              <table:table-cell office:value-type="float" office:value="-2.3488998689">
                <text:p>-2.34889986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.887">
                <text:p>-10.887</text:p>
              </table:table-cell>
              <table:table-cell office:value-type="float" office:value="-2.4302382508">
                <text:p>-2.4302382508</text:p>
              </table:table-cell>
              <table:table-cell office:value-type="float" office:value="-11.632">
                <text:p>-11.632</text:p>
              </table:table-cell>
              <table:table-cell office:value-type="float" office:value="-2.4105089286">
                <text:p>-2.4105089286</text:p>
              </table:table-cell>
              <table:table-cell office:value-type="float" office:value="-2.7732">
                <text:p>-2.7732</text:p>
              </table:table-cell>
              <table:table-cell office:value-type="float" office:value="-2.3471757469">
                <text:p>-2.3471757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.277">
                <text:p>-11.277</text:p>
              </table:table-cell>
              <table:table-cell office:value-type="float" office:value="-2.4293072801">
                <text:p>-2.4293072801</text:p>
              </table:table-cell>
              <table:table-cell office:value-type="float" office:value="-11.52">
                <text:p>-11.52</text:p>
              </table:table-cell>
              <table:table-cell office:value-type="float" office:value="-2.4090110679">
                <text:p>-2.4090110679</text:p>
              </table:table-cell>
              <table:table-cell office:value-type="float" office:value="-2.584">
                <text:p>-2.584</text:p>
              </table:table-cell>
              <table:table-cell office:value-type="float" office:value="-2.3455303009">
                <text:p>-2.3455303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1.604">
                <text:p>-11.604</text:p>
              </table:table-cell>
              <table:table-cell office:value-type="float" office:value="-2.4283342039">
                <text:p>-2.4283342039</text:p>
              </table:table-cell>
              <table:table-cell office:value-type="float" office:value="-11.388">
                <text:p>-11.388</text:p>
              </table:table-cell>
              <table:table-cell office:value-type="float" office:value="-2.4075081305">
                <text:p>-2.4075081305</text:p>
              </table:table-cell>
              <table:table-cell office:value-type="float" office:value="-2.4085">
                <text:p>-2.4085</text:p>
              </table:table-cell>
              <table:table-cell office:value-type="float" office:value="-2.3439600439">
                <text:p>-2.34396004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1.876">
                <text:p>-11.876</text:p>
              </table:table-cell>
              <table:table-cell office:value-type="float" office:value="-2.4273234205">
                <text:p>-2.4273234205</text:p>
              </table:table-cell>
              <table:table-cell office:value-type="float" office:value="-11.237">
                <text:p>-11.237</text:p>
              </table:table-cell>
              <table:table-cell office:value-type="float" office:value="-2.4060030435">
                <text:p>-2.4060030435</text:p>
              </table:table-cell>
              <table:table-cell office:value-type="float" office:value="-2.2458">
                <text:p>-2.2458</text:p>
              </table:table-cell>
              <table:table-cell office:value-type="float" office:value="-2.3424614118">
                <text:p>-2.3424614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2.097">
                <text:p>-12.097</text:p>
              </table:table-cell>
              <table:table-cell office:value-type="float" office:value="-2.4262788652">
                <text:p>-2.4262788652</text:p>
              </table:table-cell>
              <table:table-cell office:value-type="float" office:value="-11.071">
                <text:p>-11.071</text:p>
              </table:table-cell>
              <table:table-cell office:value-type="float" office:value="-2.4044984482">
                <text:p>-2.4044984482</text:p>
              </table:table-cell>
              <table:table-cell office:value-type="float" office:value="-2.0952">
                <text:p>-2.0952</text:p>
              </table:table-cell>
              <table:table-cell office:value-type="float" office:value="-2.3410308713">
                <text:p>-2.34103087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.271">
                <text:p>-12.271</text:p>
              </table:table-cell>
              <table:table-cell office:value-type="float" office:value="-2.4252040568">
                <text:p>-2.4252040568</text:p>
              </table:table-cell>
              <table:table-cell office:value-type="float" office:value="-10.892">
                <text:p>-10.892</text:p>
              </table:table-cell>
              <table:table-cell office:value-type="float" office:value="-2.4029967526">
                <text:p>-2.4029967526</text:p>
              </table:table-cell>
              <table:table-cell office:value-type="float" office:value="-1.9558">
                <text:p>-1.9558</text:p>
              </table:table-cell>
              <table:table-cell office:value-type="float" office:value="-2.3396649466">
                <text:p>-2.33966494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.404">
                <text:p>-12.404</text:p>
              </table:table-cell>
              <table:table-cell office:value-type="float" office:value="-2.4241027093">
                <text:p>-2.4241027093</text:p>
              </table:table-cell>
              <table:table-cell office:value-type="float" office:value="-10.702">
                <text:p>-10.702</text:p>
              </table:table-cell>
              <table:table-cell office:value-type="float" office:value="-2.4015000987">
                <text:p>-2.4015000987</text:p>
              </table:table-cell>
              <table:table-cell office:value-type="float" office:value="-1.8268">
                <text:p>-1.8268</text:p>
              </table:table-cell>
              <table:table-cell office:value-type="float" office:value="-2.3383603">
                <text:p>-2.33836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.499">
                <text:p>-12.499</text:p>
              </table:table-cell>
              <table:table-cell office:value-type="float" office:value="-2.4229777981">
                <text:p>-2.4229777981</text:p>
              </table:table-cell>
              <table:table-cell office:value-type="float" office:value="-10.503">
                <text:p>-10.503</text:p>
              </table:table-cell>
              <table:table-cell office:value-type="float" office:value="-2.4000104129">
                <text:p>-2.4000104129</text:p>
              </table:table-cell>
              <table:table-cell office:value-type="float" office:value="-1.7072">
                <text:p>-1.7072</text:p>
              </table:table-cell>
              <table:table-cell office:value-type="float" office:value="-2.3371137902">
                <text:p>-2.3371137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298">
                <text:p>-10.298</text:p>
              </table:table-cell>
              <table:table-cell office:value-type="float" office:value="-2.3985293426">
                <text:p>-2.3985293426</text:p>
              </table:table-cell>
              <table:table-cell office:value-type="float" office:value="-1.5962">
                <text:p>-1.5962</text:p>
              </table:table-cell>
              <table:table-cell office:value-type="float" office:value="-2.3359224818">
                <text:p>-2.3359224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089">
                <text:p>-10.089</text:p>
              </table:table-cell>
              <table:table-cell office:value-type="float" office:value="-2.3970583468">
                <text:p>-2.3970583468</text:p>
              </table:table-cell>
              <table:table-cell office:value-type="float" office:value="-1.493">
                <text:p>-1.493</text:p>
              </table:table-cell>
              <table:table-cell office:value-type="float" office:value="-2.3347837205">
                <text:p>-2.3347837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755">
                <text:p>-9.8755</text:p>
              </table:table-cell>
              <table:table-cell office:value-type="float" office:value="-2.3955986786">
                <text:p>-2.3955986786</text:p>
              </table:table-cell>
              <table:table-cell office:value-type="float" office:value="-1.3968">
                <text:p>-1.3968</text:p>
              </table:table-cell>
              <table:table-cell office:value-type="float" office:value="-2.3336951064">
                <text:p>-2.3336951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607">
                <text:p>-9.6607</text:p>
              </table:table-cell>
              <table:table-cell office:value-type="float" office:value="-2.3941513843">
                <text:p>-2.3941513843</text:p>
              </table:table-cell>
              <table:table-cell office:value-type="float" office:value="-1.3069">
                <text:p>-1.3069</text:p>
              </table:table-cell>
              <table:table-cell office:value-type="float" office:value="-2.3326545586">
                <text:p>-2.3326545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451">
                <text:p>-9.4451</text:p>
              </table:table-cell>
              <table:table-cell office:value-type="float" office:value="-2.3927173805">
                <text:p>-2.3927173805</text:p>
              </table:table-cell>
              <table:table-cell office:value-type="float" office:value="-1.2226">
                <text:p>-1.2226</text:p>
              </table:table-cell>
              <table:table-cell office:value-type="float" office:value="-2.3316601981">
                <text:p>-2.3316601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298">
                <text:p>-9.2298</text:p>
              </table:table-cell>
              <table:table-cell office:value-type="float" office:value="-2.3912974149">
                <text:p>-2.3912974149</text:p>
              </table:table-cell>
              <table:table-cell office:value-type="float" office:value="-1.1434">
                <text:p>-1.1434</text:p>
              </table:table-cell>
              <table:table-cell office:value-type="float" office:value="-2.3307104219">
                <text:p>-2.330710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0154">
                <text:p>-9.0154</text:p>
              </table:table-cell>
              <table:table-cell office:value-type="float" office:value="-2.3898921155">
                <text:p>-2.3898921155</text:p>
              </table:table-cell>
              <table:table-cell office:value-type="float" office:value="-1.0688">
                <text:p>-1.0688</text:p>
              </table:table-cell>
              <table:table-cell office:value-type="float" office:value="-2.3298037861">
                <text:p>-2.3298037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027">
                <text:p>-8.8027</text:p>
              </table:table-cell>
              <table:table-cell office:value-type="float" office:value="-2.3885020006">
                <text:p>-2.388502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921">
                <text:p>-8.5921</text:p>
              </table:table-cell>
              <table:table-cell office:value-type="float" office:value="-2.3871275251">
                <text:p>-2.3871275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84">
                <text:p>-8.384</text:p>
              </table:table-cell>
              <table:table-cell office:value-type="float" office:value="-2.3857690706">
                <text:p>-2.3857690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10" number:title="Défini par l'utilisateur">
      <number:scientific-number number:decimal-places="7" loext:min-decimal-places="7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4.401cm" svg:height="18.651cm" xlink:href=".." xlink:type="simple" chart:class="chart:scatter" chart:style-name="ch1">
        <chart:plot-area chart:style-name="ch2" table:cell-range-address="'Dimer Al2'.B10:'Dimer Al2'.C49" svg:x="0.688cm" svg:y="0.373cm" svg:width="33.025cm" svg:height="17.905cm">
          <chartooo:coordinate-region svg:x="3.453cm" svg:y="0.473cm" svg:width="29.054cm" svg:height="17.50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Dimer Al2'.C10:'Dimer Al2'.C49" chart:class="chart:scatter">
            <chart:domain table:cell-range-address="'Dimer Al2'.B10:'Dimer Al2'.B49"/>
            <chart:data-point chart:repeated="4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'Dimer Al2'.B10:'Dimer Al2'.B49</svg:desc>
                </draw:g>
              </table:table-cell>
              <table:table-cell office:value-type="float" office:value="29.628">
                <text:p>29.628</text:p>
                <draw:g>
                  <svg:desc>'Dimer Al2'.C10:'Dimer Al2'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24.823">
                <text:p>24.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">
                <text:p>1.9</text:p>
              </table:table-cell>
              <table:table-cell office:value-type="float" office:value="20.826">
                <text:p>20.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">
                <text:p>2.1</text:p>
              </table:table-cell>
              <table:table-cell office:value-type="float" office:value="17.575">
                <text:p>17.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">
                <text:p>2.3</text:p>
              </table:table-cell>
              <table:table-cell office:value-type="float" office:value="15.002">
                <text:p>15.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2.913">
                <text:p>12.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">
                <text:p>2.7</text:p>
              </table:table-cell>
              <table:table-cell office:value-type="float" office:value="11.049">
                <text:p>11.0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">
                <text:p>2.9</text:p>
              </table:table-cell>
              <table:table-cell office:value-type="float" office:value="9.2594">
                <text:p>9.2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">
                <text:p>3.1</text:p>
              </table:table-cell>
              <table:table-cell office:value-type="float" office:value="7.5449">
                <text:p>7.5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">
                <text:p>3.3</text:p>
              </table:table-cell>
              <table:table-cell office:value-type="float" office:value="5.9702">
                <text:p>5.9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4.5831">
                <text:p>4.58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">
                <text:p>3.7</text:p>
              </table:table-cell>
              <table:table-cell office:value-type="float" office:value="3.3994">
                <text:p>3.3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2.4153">
                <text:p>2.4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">
                <text:p>4.1</text:p>
              </table:table-cell>
              <table:table-cell office:value-type="float" office:value="1.6143">
                <text:p>1.6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">
                <text:p>4.3</text:p>
              </table:table-cell>
              <table:table-cell office:value-type="float" office:value="0.97398">
                <text:p>0.97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0.47034">
                <text:p>0.47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7">
                <text:p>4.7</text:p>
              </table:table-cell>
              <table:table-cell office:value-type="float" office:value="0.081354">
                <text:p>0.081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">
                <text:p>4.9</text:p>
              </table:table-cell>
              <table:table-cell office:value-type="float" office:value="-0.21622">
                <text:p>-0.216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1">
                <text:p>5.1</text:p>
              </table:table-cell>
              <table:table-cell office:value-type="float" office:value="-0.44335">
                <text:p>-0.44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3">
                <text:p>5.3</text:p>
              </table:table-cell>
              <table:table-cell office:value-type="float" office:value="-0.60237">
                <text:p>-0.60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-0.71572">
                <text:p>-0.715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">
                <text:p>5.7</text:p>
              </table:table-cell>
              <table:table-cell office:value-type="float" office:value="-0.78483">
                <text:p>-0.78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9">
                <text:p>5.9</text:p>
              </table:table-cell>
              <table:table-cell office:value-type="float" office:value="-0.81785">
                <text:p>-0.817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1">
                <text:p>6.1</text:p>
              </table:table-cell>
              <table:table-cell office:value-type="float" office:value="-0.8178">
                <text:p>-0.81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3">
                <text:p>6.3</text:p>
              </table:table-cell>
              <table:table-cell office:value-type="float" office:value="-0.78483">
                <text:p>-0.784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-0.71572">
                <text:p>-0.71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">
                <text:p>6.7</text:p>
              </table:table-cell>
              <table:table-cell office:value-type="float" office:value="-0.60237">
                <text:p>-0.60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9">
                <text:p>6.9</text:p>
              </table:table-cell>
              <table:table-cell office:value-type="float" office:value="-0.4429">
                <text:p>-0.4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">
                <text:p>7.1</text:p>
              </table:table-cell>
              <table:table-cell office:value-type="float" office:value="-0.21622">
                <text:p>-0.216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">
                <text:p>7.3</text:p>
              </table:table-cell>
              <table:table-cell office:value-type="float" office:value="0.081354">
                <text:p>0.081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0.47036">
                <text:p>0.47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">
                <text:p>7.7</text:p>
              </table:table-cell>
              <table:table-cell office:value-type="float" office:value="0.97398">
                <text:p>0.97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9">
                <text:p>7.9</text:p>
              </table:table-cell>
              <table:table-cell office:value-type="float" office:value="1.6138">
                <text:p>1.61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1">
                <text:p>8.1</text:p>
              </table:table-cell>
              <table:table-cell office:value-type="float" office:value="2.4153">
                <text:p>2.41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3">
                <text:p>8.3</text:p>
              </table:table-cell>
              <table:table-cell office:value-type="float" office:value="3.3996">
                <text:p>3.3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5">
                <text:p>8.5</text:p>
              </table:table-cell>
              <table:table-cell office:value-type="float" office:value="4.5831">
                <text:p>4.58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7">
                <text:p>8.7</text:p>
              </table:table-cell>
              <table:table-cell office:value-type="float" office:value="5.9701">
                <text:p>5.9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">
                <text:p>8.9</text:p>
              </table:table-cell>
              <table:table-cell office:value-type="float" office:value="7.5449">
                <text:p>7.54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1">
                <text:p>9.1</text:p>
              </table:table-cell>
              <table:table-cell office:value-type="float" office:value="9.2594">
                <text:p>9.2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3">
                <text:p>9.3</text:p>
              </table:table-cell>
              <table:table-cell office:value-type="float" office:value="11.049">
                <text:p>11.04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10" number:title="Défini par l'utilisateur">
      <number:scientific-number number:decimal-places="7" loext:min-decimal-places="7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true" chart:minimum="0.00000000001" chart:maximum="0.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685cm" svg:height="12.018cm" xlink:href=".." xlink:type="simple" chart:class="chart:scatter" chart:style-name="ch1">
        <chart:plot-area chart:style-name="ch2" table:cell-range-address="FCC.C5:FCC.C24 FCC.E5:FCC.E24" svg:x="0.653cm" svg:y="0.24cm" svg:width="31.379cm" svg:height="11.538cm">
          <chartooo:coordinate-region svg:x="3.206cm" svg:y="0.439cm" svg:width="27.62cm" svg:height="10.69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CC.E5:FCC.E24" chart:class="chart:scatter">
            <chart:domain table:cell-range-address="FCC.C5:FCC.C24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CC.C5:FCC.C24</svg:desc>
                </draw:g>
              </table:table-cell>
              <table:table-cell office:value-type="float" office:value="0.000494505399999845">
                <text:p>0.000494505399999845</text:p>
                <draw:g>
                  <svg:desc>FCC.E5:FCC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0000376031000000054">
                <text:p>0.0000376031000000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0024977699999873">
                <text:p>0.000024977699999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.00000408689999975564">
                <text:p>0.00000408689999975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00000189189999977302">
                <text:p>0.00000189189999977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000000856699999829402">
                <text:p>0.0000008566999998294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00000022579999958694">
                <text:p>0.00000022579999958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0.000000174199999758429">
                <text:p>0.000000174199999758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0.000000081799999662735">
                <text:p>0.000000081799999662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0.0000000412999998644636">
                <text:p>0.0000000412999998644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0.0000000341999997210962">
                <text:p>0.0000000341999997210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0.0000000197999998619025">
                <text:p>0.0000000197999998619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0.0000000113999996109726">
                <text:p>0.0000000113999996109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">
                <text:p>75</text:p>
              </table:table-cell>
              <table:table-cell office:value-type="float" office:value="0.0000000100999999474993">
                <text:p>0.0000000100999999474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0.00000000649999964963399">
                <text:p>0.00000000649999964963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0.00000000329999982895401">
                <text:p>0.00000000329999982895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.00000000249999976276172">
                <text:p>0.00000000249999976276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">
                <text:p>95</text:p>
              </table:table-cell>
              <table:table-cell office:value-type="float" office:value="0.00000000209999972966557">
                <text:p>0.000000002099999729665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000000000899999630377124">
                <text:p>0.000000000899999630377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10" number:title="Défini par l'utilisateur">
      <number:scientific-number number:decimal-places="7" loext:min-decimal-places="7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true" chart:minimum="0.000000001" chart:maximum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895cm" svg:height="14.488cm" xlink:href=".." xlink:type="simple" chart:class="chart:scatter" chart:style-name="ch1">
        <chart:plot-area chart:style-name="ch2" table:cell-range-address="FCC.C37:FCC.C57 FCC.E37:FCC.E57" svg:x="0.657cm" svg:y="0.289cm" svg:width="31.581cm" svg:height="13.91cm">
          <chartooo:coordinate-region svg:x="3.21cm" svg:y="0.488cm" svg:width="27.822cm" svg:height="13.0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CC.E37:FCC.E57" chart:class="chart:scatter">
            <chart:domain table:cell-range-address="FCC.C37:FCC.C57"/>
            <chart:regression-curve chart:style-name="ch7">
              <chart:equation chart:display-equation="true" chart:display-r-square="true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7401154">
                <text:p>5.37401154</text:p>
                <draw:g>
                  <svg:desc>FCC.C37:FCC.C57</svg:desc>
                </draw:g>
              </table:table-cell>
              <table:table-cell office:value-type="float" office:value="0.0978837616000003">
                <text:p>0.0978837616000003</text:p>
                <draw:g>
                  <svg:desc>FCC.E37:FCC.E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480231">
                <text:p>10.7480231</text:p>
              </table:table-cell>
              <table:table-cell office:value-type="float" office:value="0.0219259738999997">
                <text:p>0.0219259738999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1220346">
                <text:p>16.1220346</text:p>
              </table:table-cell>
              <table:table-cell office:value-type="float" office:value="0.0201668041">
                <text:p>0.0201668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4960461">
                <text:p>21.4960461</text:p>
              </table:table-cell>
              <table:table-cell office:value-type="float" office:value="0.00983467280000028">
                <text:p>0.0098346728000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8700577">
                <text:p>26.8700577</text:p>
              </table:table-cell>
              <table:table-cell office:value-type="float" office:value="0.000204711399999891">
                <text:p>0.0002047113999998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2440692">
                <text:p>32.2440692</text:p>
              </table:table-cell>
              <table:table-cell office:value-type="float" office:value="0.00207774689999995">
                <text:p>0.00207774689999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6180808">
                <text:p>37.6180808</text:p>
              </table:table-cell>
              <table:table-cell office:value-type="float" office:value="0.000508848499999992">
                <text:p>0.000508848499999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9920923">
                <text:p>42.9920923</text:p>
              </table:table-cell>
              <table:table-cell office:value-type="float" office:value="0.000491606800000266">
                <text:p>0.000491606800000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3661038">
                <text:p>48.3661038</text:p>
              </table:table-cell>
              <table:table-cell office:value-type="float" office:value="0.000334797800000342">
                <text:p>0.000334797800000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7401154">
                <text:p>53.7401154</text:p>
              </table:table-cell>
              <table:table-cell office:value-type="float" office:value="0.0000774494999999931">
                <text:p>0.00007744949999999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1141269">
                <text:p>59.1141269</text:p>
              </table:table-cell>
              <table:table-cell office:value-type="float" office:value="0.000112257499999657">
                <text:p>0.000112257499999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4881384">
                <text:p>64.4881384</text:p>
              </table:table-cell>
              <table:table-cell office:value-type="float" office:value="0.00000772649999980501">
                <text:p>0.00000772649999980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.86215">
                <text:p>69.86215</text:p>
              </table:table-cell>
              <table:table-cell office:value-type="float" office:value="0.0000289201000001071">
                <text:p>0.0000289201000001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.2361615">
                <text:p>75.2361615</text:p>
              </table:table-cell>
              <table:table-cell office:value-type="float" office:value="0.0000109774000001117">
                <text:p>0.0000109774000001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.6101731">
                <text:p>80.6101731</text:p>
              </table:table-cell>
              <table:table-cell office:value-type="float" office:value="0.00000326449999965561">
                <text:p>0.000003264499999655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9841846">
                <text:p>85.9841846</text:p>
              </table:table-cell>
              <table:table-cell office:value-type="float" office:value="0.00000344610000002632">
                <text:p>0.000003446100000026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3581961">
                <text:p>91.3581961</text:p>
              </table:table-cell>
              <table:table-cell office:value-type="float" office:value="0.000000458899999777884">
                <text:p>0.000000458899999777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.7322077">
                <text:p>96.7322077</text:p>
              </table:table-cell>
              <table:table-cell office:value-type="float" office:value="0.000000497600000315401">
                <text:p>0.000000497600000315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.106219">
                <text:p>102.106219</text:p>
              </table:table-cell>
              <table:table-cell office:value-type="float" office:value="0.000000243700000179814">
                <text:p>0.0000002437000001798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.480231">
                <text:p>107.480231</text:p>
              </table:table-cell>
              <table:table-cell office:value-type="float" office:value="0.000000000200000016548074">
                <text:p>0.000000000200000016548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1.220346">
                <text:p>161.22034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10" number:title="Défini par l'utilisateur">
      <number:scientific-number number:decimal-places="7" loext:min-decimal-places="7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3.298cm" svg:height="26.041cm" xlink:href=".." xlink:type="simple" chart:class="chart:scatter" chart:style-name="ch1">
        <chart:plot-area chart:style-name="ch2" table:cell-range-address="FCC.C96:FCC.D145" svg:x="0.665cm" svg:y="0.52cm" svg:width="31.968cm" svg:height="25.001cm">
          <chartooo:coordinate-region svg:x="3.43cm" svg:y="0.52cm" svg:width="27.996cm" svg:height="24.6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CC.D96:FCC.D145" chart:class="chart:scatter">
            <chart:domain table:cell-range-address="FCC.C96:FCC.C145"/>
            <chart:data-point chart:repeated="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FCC.C96:FCC.C145</svg:desc>
                </draw:g>
              </table:table-cell>
              <table:table-cell office:value-type="float" office:value="-2.3151216705">
                <text:p>-2.3151216705</text:p>
                <draw:g>
                  <svg:desc>FCC.D96:FCC.D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5">
                <text:p>6.05</text:p>
              </table:table-cell>
              <table:table-cell office:value-type="float" office:value="-2.3257041451">
                <text:p>-2.325704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1">
                <text:p>6.1</text:p>
              </table:table-cell>
              <table:table-cell office:value-type="float" office:value="-2.3355798851">
                <text:p>-2.3355798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5">
                <text:p>6.15</text:p>
              </table:table-cell>
              <table:table-cell office:value-type="float" office:value="-2.3447864872">
                <text:p>-2.3447864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">
                <text:p>6.2</text:p>
              </table:table-cell>
              <table:table-cell office:value-type="float" office:value="-2.3533596533">
                <text:p>-2.3533596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">
                <text:p>6.25</text:p>
              </table:table-cell>
              <table:table-cell office:value-type="float" office:value="-2.3613322567">
                <text:p>-2.3613322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">
                <text:p>6.3</text:p>
              </table:table-cell>
              <table:table-cell office:value-type="float" office:value="-2.3687372252">
                <text:p>-2.3687372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5">
                <text:p>6.35</text:p>
              </table:table-cell>
              <table:table-cell office:value-type="float" office:value="-2.3756040377">
                <text:p>-2.3756040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">
                <text:p>6.4</text:p>
              </table:table-cell>
              <table:table-cell office:value-type="float" office:value="-2.3819621452">
                <text:p>-2.38196214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5">
                <text:p>6.45</text:p>
              </table:table-cell>
              <table:table-cell office:value-type="float" office:value="-2.3878378096">
                <text:p>-2.38783780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5">
                <text:p>6.5</text:p>
              </table:table-cell>
              <table:table-cell office:value-type="float" office:value="-2.3932575774">
                <text:p>-2.3932575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5">
                <text:p>6.55</text:p>
              </table:table-cell>
              <table:table-cell office:value-type="float" office:value="-2.39824535">
                <text:p>-2.398245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">
                <text:p>6.6</text:p>
              </table:table-cell>
              <table:table-cell office:value-type="float" office:value="-2.4028247452">
                <text:p>-2.4028247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65">
                <text:p>6.65</text:p>
              </table:table-cell>
              <table:table-cell office:value-type="float" office:value="-2.4070180621">
                <text:p>-2.4070180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">
                <text:p>6.7</text:p>
              </table:table-cell>
              <table:table-cell office:value-type="float" office:value="-2.4108457762">
                <text:p>-2.41084577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5">
                <text:p>6.75</text:p>
              </table:table-cell>
              <table:table-cell office:value-type="float" office:value="-2.414328089">
                <text:p>-2.4143280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8">
                <text:p>6.8</text:p>
              </table:table-cell>
              <table:table-cell office:value-type="float" office:value="-2.4174836939">
                <text:p>-2.4174836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85">
                <text:p>6.85</text:p>
              </table:table-cell>
              <table:table-cell office:value-type="float" office:value="-2.4203312093">
                <text:p>-2.42033120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">
                <text:p>6.9</text:p>
              </table:table-cell>
              <table:table-cell office:value-type="float" office:value="-2.4228873889">
                <text:p>-2.4228873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5">
                <text:p>6.95</text:p>
              </table:table-cell>
              <table:table-cell office:value-type="float" office:value="-2.425168817">
                <text:p>-2.425168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-2.4271914549">
                <text:p>-2.4271914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05">
                <text:p>7.05</text:p>
              </table:table-cell>
              <table:table-cell office:value-type="float" office:value="-2.4289700168">
                <text:p>-2.4289700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1">
                <text:p>7.1</text:p>
              </table:table-cell>
              <table:table-cell office:value-type="float" office:value="-2.4305190886">
                <text:p>-2.4305190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5">
                <text:p>7.15</text:p>
              </table:table-cell>
              <table:table-cell office:value-type="float" office:value="-2.4318521311">
                <text:p>-2.43185213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2">
                <text:p>7.2</text:p>
              </table:table-cell>
              <table:table-cell office:value-type="float" office:value="-2.4329820851">
                <text:p>-2.4329820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5">
                <text:p>7.25</text:p>
              </table:table-cell>
              <table:table-cell office:value-type="float" office:value="-2.4339212171">
                <text:p>-2.43392121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3">
                <text:p>7.3</text:p>
              </table:table-cell>
              <table:table-cell office:value-type="float" office:value="-2.4346812623">
                <text:p>-2.43468126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5">
                <text:p>7.35</text:p>
              </table:table-cell>
              <table:table-cell office:value-type="float" office:value="-2.4352735934">
                <text:p>-2.4352735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4">
                <text:p>7.4</text:p>
              </table:table-cell>
              <table:table-cell office:value-type="float" office:value="-2.4357086894">
                <text:p>-2.4357086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45">
                <text:p>7.45</text:p>
              </table:table-cell>
              <table:table-cell office:value-type="float" office:value="-2.4359970162">
                <text:p>-2.43599701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-2.4361480336">
                <text:p>-2.43614803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55">
                <text:p>7.55</text:p>
              </table:table-cell>
              <table:table-cell office:value-type="float" office:value="-2.4361712512">
                <text:p>-2.43617125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6">
                <text:p>7.6</text:p>
              </table:table-cell>
              <table:table-cell office:value-type="float" office:value="-2.4360754228">
                <text:p>-2.4360754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65">
                <text:p>7.65</text:p>
              </table:table-cell>
              <table:table-cell office:value-type="float" office:value="-2.4358689456">
                <text:p>-2.43586894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7">
                <text:p>7.7</text:p>
              </table:table-cell>
              <table:table-cell office:value-type="float" office:value="-2.4355600409">
                <text:p>-2.43556004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75">
                <text:p>7.75</text:p>
              </table:table-cell>
              <table:table-cell office:value-type="float" office:value="-2.4351560793">
                <text:p>-2.43515607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8">
                <text:p>7.8</text:p>
              </table:table-cell>
              <table:table-cell office:value-type="float" office:value="-2.4346647428">
                <text:p>-2.43466474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85">
                <text:p>7.85</text:p>
              </table:table-cell>
              <table:table-cell office:value-type="float" office:value="-2.4340926135">
                <text:p>-2.43409261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9">
                <text:p>7.9</text:p>
              </table:table-cell>
              <table:table-cell office:value-type="float" office:value="-2.4334462081">
                <text:p>-2.4334462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95">
                <text:p>7.95</text:p>
              </table:table-cell>
              <table:table-cell office:value-type="float" office:value="-2.4327319834">
                <text:p>-2.43273198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-2.4319555994">
                <text:p>-2.43195559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05">
                <text:p>8.05</text:p>
              </table:table-cell>
              <table:table-cell office:value-type="float" office:value="-2.4311226513">
                <text:p>-2.43112265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1">
                <text:p>8.1</text:p>
              </table:table-cell>
              <table:table-cell office:value-type="float" office:value="-2.4302382508">
                <text:p>-2.43023825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15">
                <text:p>8.15</text:p>
              </table:table-cell>
              <table:table-cell office:value-type="float" office:value="-2.4293072801">
                <text:p>-2.42930728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2">
                <text:p>8.2</text:p>
              </table:table-cell>
              <table:table-cell office:value-type="float" office:value="-2.4283342039">
                <text:p>-2.42833420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25">
                <text:p>8.25</text:p>
              </table:table-cell>
              <table:table-cell office:value-type="float" office:value="-2.4273234205">
                <text:p>-2.4273234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3">
                <text:p>8.3</text:p>
              </table:table-cell>
              <table:table-cell office:value-type="float" office:value="-2.4262788652">
                <text:p>-2.42627886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35">
                <text:p>8.35</text:p>
              </table:table-cell>
              <table:table-cell office:value-type="float" office:value="-2.4252040568">
                <text:p>-2.42520405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4">
                <text:p>8.4</text:p>
              </table:table-cell>
              <table:table-cell office:value-type="float" office:value="-2.4241027093">
                <text:p>-2.42410270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45">
                <text:p>8.45</text:p>
              </table:table-cell>
              <table:table-cell office:value-type="float" office:value="-2.4229777981">
                <text:p>-2.42297779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10" number:title="Défini par l'utilisateur">
      <number:scientific-number number:decimal-places="7" loext:min-decimal-places="7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892cm" svg:height="25.665cm" xlink:href=".." xlink:type="simple" chart:class="chart:scatter" chart:style-name="ch1">
        <chart:plot-area chart:style-name="ch2" table:cell-range-address="CC.C85:CC.D144" svg:x="0.717cm" svg:y="0.513cm" svg:width="34.458cm" svg:height="24.639cm">
          <chartooo:coordinate-region svg:x="3.482cm" svg:y="0.712cm" svg:width="30.487cm" svg:height="24.24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CC.D85:CC.D144" chart:class="chart:scatter">
            <chart:domain table:cell-range-address="CC.C85:CC.C144"/>
            <chart:data-point chart:repeated="6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C.C85:CC.C144</svg:desc>
                </draw:g>
              </table:table-cell>
              <table:table-cell office:value-type="float" office:value="-2.3655147651">
                <text:p>-2.3655147651</text:p>
                <draw:g>
                  <svg:desc>CC.D85:CC.D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5">
                <text:p>5.05</text:p>
              </table:table-cell>
              <table:table-cell office:value-type="float" office:value="-2.3737651932">
                <text:p>-2.3737651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">
                <text:p>5.1</text:p>
              </table:table-cell>
              <table:table-cell office:value-type="float" office:value="-2.3812598475">
                <text:p>-2.3812598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5">
                <text:p>5.15</text:p>
              </table:table-cell>
              <table:table-cell office:value-type="float" office:value="-2.3880499939">
                <text:p>-2.3880499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-2.394183613">
                <text:p>-2.394183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5">
                <text:p>5.25</text:p>
              </table:table-cell>
              <table:table-cell office:value-type="float" office:value="-2.3997057315">
                <text:p>-2.3997057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">
                <text:p>5.3</text:p>
              </table:table-cell>
              <table:table-cell office:value-type="float" office:value="-2.4046585071">
                <text:p>-2.4046585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5">
                <text:p>5.35</text:p>
              </table:table-cell>
              <table:table-cell office:value-type="float" office:value="-2.4090815344">
                <text:p>-2.4090815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">
                <text:p>5.4</text:p>
              </table:table-cell>
              <table:table-cell office:value-type="float" office:value="-2.413011802">
                <text:p>-2.413011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45">
                <text:p>5.45</text:p>
              </table:table-cell>
              <table:table-cell office:value-type="float" office:value="-2.4164840248">
                <text:p>-2.4164840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-2.4195306773">
                <text:p>-2.41953067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5">
                <text:p>5.55</text:p>
              </table:table-cell>
              <table:table-cell office:value-type="float" office:value="-2.4221821994">
                <text:p>-2.4221821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">
                <text:p>5.6</text:p>
              </table:table-cell>
              <table:table-cell office:value-type="float" office:value="-2.4244671551">
                <text:p>-2.4244671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65">
                <text:p>5.65</text:p>
              </table:table-cell>
              <table:table-cell office:value-type="float" office:value="-2.4264122935">
                <text:p>-2.4264122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7">
                <text:p>5.7</text:p>
              </table:table-cell>
              <table:table-cell office:value-type="float" office:value="-2.4280427412">
                <text:p>-2.42804274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5">
                <text:p>5.75</text:p>
              </table:table-cell>
              <table:table-cell office:value-type="float" office:value="-2.4293820332">
                <text:p>-2.42938203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">
                <text:p>5.8</text:p>
              </table:table-cell>
              <table:table-cell office:value-type="float" office:value="-2.430452317">
                <text:p>-2.430452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5">
                <text:p>5.85</text:p>
              </table:table-cell>
              <table:table-cell office:value-type="float" office:value="-2.4312743095">
                <text:p>-2.4312743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">
                <text:p>5.9</text:p>
              </table:table-cell>
              <table:table-cell office:value-type="float" office:value="-2.4318674315">
                <text:p>-2.4318674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5">
                <text:p>5.95</text:p>
              </table:table-cell>
              <table:table-cell office:value-type="float" office:value="-2.4322498974">
                <text:p>-2.43224989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-2.432438639">
                <text:p>-2.4324386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05">
                <text:p>6.05</text:p>
              </table:table-cell>
              <table:table-cell office:value-type="float" office:value="-2.432449489">
                <text:p>-2.4324494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1">
                <text:p>6.1</text:p>
              </table:table-cell>
              <table:table-cell office:value-type="float" office:value="-2.4322971526">
                <text:p>-2.43229715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15">
                <text:p>6.15</text:p>
              </table:table-cell>
              <table:table-cell office:value-type="float" office:value="-2.4319953113">
                <text:p>-2.4319953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">
                <text:p>6.2</text:p>
              </table:table-cell>
              <table:table-cell office:value-type="float" office:value="-2.4315566694">
                <text:p>-2.4315566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-2.43099305">
                <text:p>-2.43099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3">
                <text:p>6.3</text:p>
              </table:table-cell>
              <table:table-cell office:value-type="float" office:value="-2.4303153674">
                <text:p>-2.4303153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35">
                <text:p>6.35</text:p>
              </table:table-cell>
              <table:table-cell office:value-type="float" office:value="-2.4295338062">
                <text:p>-2.4295338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4">
                <text:p>6.4</text:p>
              </table:table-cell>
              <table:table-cell office:value-type="float" office:value="-2.4286578283">
                <text:p>-2.4286578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45">
                <text:p>6.45</text:p>
              </table:table-cell>
              <table:table-cell office:value-type="float" office:value="-2.4276962145">
                <text:p>-2.4276962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">
                <text:p>6.5</text:p>
              </table:table-cell>
              <table:table-cell office:value-type="float" office:value="-2.4266572044">
                <text:p>-2.4266572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5">
                <text:p>6.55</text:p>
              </table:table-cell>
              <table:table-cell office:value-type="float" office:value="-2.4255484312">
                <text:p>-2.4255484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-2.4243770755">
                <text:p>-2.4243770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5">
                <text:p>6.65</text:p>
              </table:table-cell>
              <table:table-cell office:value-type="float" office:value="-2.4231498379">
                <text:p>-2.42314983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7">
                <text:p>6.7</text:p>
              </table:table-cell>
              <table:table-cell office:value-type="float" office:value="-2.4218730256">
                <text:p>-2.421873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75">
                <text:p>6.75</text:p>
              </table:table-cell>
              <table:table-cell office:value-type="float" office:value="-2.420552537">
                <text:p>-2.4205525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8">
                <text:p>6.8</text:p>
              </table:table-cell>
              <table:table-cell office:value-type="float" office:value="-2.4191938871">
                <text:p>-2.4191938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85">
                <text:p>6.85</text:p>
              </table:table-cell>
              <table:table-cell office:value-type="float" office:value="-2.4178022681">
                <text:p>-2.41780226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9">
                <text:p>6.9</text:p>
              </table:table-cell>
              <table:table-cell office:value-type="float" office:value="-2.4163825115">
                <text:p>-2.4163825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95">
                <text:p>6.95</text:p>
              </table:table-cell>
              <table:table-cell office:value-type="float" office:value="-2.4149392004">
                <text:p>-2.4149392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-2.4134765678">
                <text:p>-2.41347656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05">
                <text:p>7.05</text:p>
              </table:table-cell>
              <table:table-cell office:value-type="float" office:value="-2.4119985815">
                <text:p>-2.4119985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">
                <text:p>7.1</text:p>
              </table:table-cell>
              <table:table-cell office:value-type="float" office:value="-2.4105089286">
                <text:p>-2.4105089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5">
                <text:p>7.15</text:p>
              </table:table-cell>
              <table:table-cell office:value-type="float" office:value="-2.4090110679">
                <text:p>-2.40901106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">
                <text:p>7.2</text:p>
              </table:table-cell>
              <table:table-cell office:value-type="float" office:value="-2.4075081305">
                <text:p>-2.4075081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5">
                <text:p>7.25</text:p>
              </table:table-cell>
              <table:table-cell office:value-type="float" office:value="-2.4060030435">
                <text:p>-2.4060030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3">
                <text:p>7.3</text:p>
              </table:table-cell>
              <table:table-cell office:value-type="float" office:value="-2.4044984482">
                <text:p>-2.4044984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35">
                <text:p>7.35</text:p>
              </table:table-cell>
              <table:table-cell office:value-type="float" office:value="-2.4029967526">
                <text:p>-2.40299675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4">
                <text:p>7.4</text:p>
              </table:table-cell>
              <table:table-cell office:value-type="float" office:value="-2.4015000987">
                <text:p>-2.40150009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45">
                <text:p>7.45</text:p>
              </table:table-cell>
              <table:table-cell office:value-type="float" office:value="-2.4000104129">
                <text:p>-2.40001041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5">
                <text:p>7.5</text:p>
              </table:table-cell>
              <table:table-cell office:value-type="float" office:value="-2.3985293426">
                <text:p>-2.39852934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55">
                <text:p>7.55</text:p>
              </table:table-cell>
              <table:table-cell office:value-type="float" office:value="-2.3970583468">
                <text:p>-2.39705834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6">
                <text:p>7.6</text:p>
              </table:table-cell>
              <table:table-cell office:value-type="float" office:value="-2.3955986786">
                <text:p>-2.39559867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65">
                <text:p>7.65</text:p>
              </table:table-cell>
              <table:table-cell office:value-type="float" office:value="-2.3941513843">
                <text:p>-2.39415138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7">
                <text:p>7.7</text:p>
              </table:table-cell>
              <table:table-cell office:value-type="float" office:value="-2.3927173805">
                <text:p>-2.39271738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75">
                <text:p>7.75</text:p>
              </table:table-cell>
              <table:table-cell office:value-type="float" office:value="-2.3912974149">
                <text:p>-2.3912974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8">
                <text:p>7.8</text:p>
              </table:table-cell>
              <table:table-cell office:value-type="float" office:value="-2.3898921155">
                <text:p>-2.3898921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85">
                <text:p>7.85</text:p>
              </table:table-cell>
              <table:table-cell office:value-type="float" office:value="-2.3885020006">
                <text:p>-2.3885020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9">
                <text:p>7.9</text:p>
              </table:table-cell>
              <table:table-cell office:value-type="float" office:value="-2.3871275251">
                <text:p>-2.38712752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95">
                <text:p>7.95</text:p>
              </table:table-cell>
              <table:table-cell office:value-type="float" office:value="-2.3857690706">
                <text:p>-2.38576907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10" number:title="Défini par l'utilisateur">
      <number:scientific-number number:decimal-places="7" loext:min-decimal-places="7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true" chart:minimum="0.00000001" chart:maximum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347cm" svg:height="11.177cm" xlink:href=".." xlink:type="simple" chart:class="chart:scatter" chart:style-name="ch1">
        <chart:plot-area chart:style-name="ch2" table:cell-range-address="CC.C7:CC.C18 CC.E7:CC.E18" svg:x="0.706cm" svg:y="0.223cm" svg:width="33.935cm" svg:height="10.731cm">
          <chartooo:coordinate-region svg:x="3.259cm" svg:y="0.422cm" svg:width="30.176cm" svg:height="9.8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C.E7:CC.E18" chart:class="chart:scatter">
            <chart:domain table:cell-range-address="CC.C7:CC.C18"/>
            <chart:regression-curve chart:style-name="ch7">
              <chart:equation chart:display-equation="true" chart:display-r-square="true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CC.C7:CC.C18</svg:desc>
                </draw:g>
              </table:table-cell>
              <table:table-cell office:value-type="float" office:value="0.000837654400000165">
                <text:p>0.000837654400000165</text:p>
                <draw:g>
                  <svg:desc>CC.E7:CC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0000700039999999014">
                <text:p>0.0000700039999999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00456739999998845">
                <text:p>0.0000456739999998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.00000695439999987002">
                <text:p>0.00000695439999987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00000343859999984986">
                <text:p>0.00000343859999984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00000152849999990323">
                <text:p>0.00000152849999990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000000335000000184493">
                <text:p>0.000000335000000184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0.000000277000000270533">
                <text:p>0.000000277000000270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0.000000107900000045902">
                <text:p>0.000000107900000045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0.0000000307999998838682">
                <text:p>0.0000000307999998838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0.0000000253999998811594">
                <text:p>0.0000000253999998811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10" number:title="Défini par l'utilisateur">
      <number:scientific-number number:decimal-places="7" loext:min-decimal-places="7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true" chart:minimum="0.000000001" chart:maximum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481cm" svg:height="12.908cm" xlink:href=".." xlink:type="simple" chart:class="chart:scatter" chart:style-name="ch1">
        <chart:plot-area chart:style-name="ch2" table:cell-range-address="CC.C28:CC.C43 CC.E28:CC.E43" svg:x="0.729cm" svg:y="0.258cm" svg:width="35.023cm" svg:height="12.392cm">
          <chartooo:coordinate-region svg:x="3.282cm" svg:y="0.457cm" svg:width="31.264cm" svg:height="11.5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C.E28:CC.E43" chart:class="chart:scatter">
            <chart:domain table:cell-range-address="CC.C28:CC.C43"/>
            <chart:regression-curve chart:style-name="ch7">
              <chart:equation chart:display-equation="true" chart:display-r-square="true"/>
            </chart:regression-curve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5499815">
                <text:p>6.75499815</text:p>
                <draw:g>
                  <svg:desc>CC.C28:CC.C43</svg:desc>
                </draw:g>
              </table:table-cell>
              <table:table-cell office:value-type="float" office:value="0.0310584947999999">
                <text:p>0.0310584947999999</text:p>
                <draw:g>
                  <svg:desc>CC.E28:CC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5099963">
                <text:p>13.5099963</text:p>
              </table:table-cell>
              <table:table-cell office:value-type="float" office:value="0.0162819499000002">
                <text:p>0.0162819499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2649944">
                <text:p>20.2649944</text:p>
              </table:table-cell>
              <table:table-cell office:value-type="float" office:value="0.00546134219999983">
                <text:p>0.0054613421999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0199926">
                <text:p>27.0199926</text:p>
              </table:table-cell>
              <table:table-cell office:value-type="float" office:value="0.0007716433999998">
                <text:p>0.00077164339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7749907">
                <text:p>33.7749907</text:p>
              </table:table-cell>
              <table:table-cell office:value-type="float" office:value="0.000680303799999837">
                <text:p>0.0006803037999998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5299889">
                <text:p>40.5299889</text:p>
              </table:table-cell>
              <table:table-cell office:value-type="float" office:value="0.0000847581999998681">
                <text:p>0.0000847581999998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284987">
                <text:p>47.284987</text:p>
              </table:table-cell>
              <table:table-cell office:value-type="float" office:value="0.000145572999999732">
                <text:p>0.000145572999999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0399852">
                <text:p>54.0399852</text:p>
              </table:table-cell>
              <table:table-cell office:value-type="float" office:value="0.0000285795999999117">
                <text:p>0.0000285795999999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.7949833">
                <text:p>60.7949833</text:p>
              </table:table-cell>
              <table:table-cell office:value-type="float" office:value="0.00000774160000016622">
                <text:p>0.00000774160000016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5499815">
                <text:p>67.5499815</text:p>
              </table:table-cell>
              <table:table-cell office:value-type="float" office:value="0.0000052150999998446">
                <text:p>0.0000052150999998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.3049796">
                <text:p>74.3049796</text:p>
              </table:table-cell>
              <table:table-cell office:value-type="float" office:value="0.00000041239999992726">
                <text:p>0.00000041239999992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0599778">
                <text:p>81.0599778</text:p>
              </table:table-cell>
              <table:table-cell office:value-type="float" office:value="0.000000316099999952968">
                <text:p>0.0000003160999999529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.8149759">
                <text:p>87.8149759</text:p>
              </table:table-cell>
              <table:table-cell office:value-type="float" office:value="0.000000151500000100668">
                <text:p>0.0000001515000001006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.5699741">
                <text:p>94.5699741</text:p>
              </table:table-cell>
              <table:table-cell office:value-type="float" office:value="0.0000000139999998260976">
                <text:p>0.0000000139999998260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324972">
                <text:p>101.324972</text:p>
              </table:table-cell>
              <table:table-cell office:value-type="float" office:value="0.0000000157999999750302">
                <text:p>0.0000000157999999750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.07997">
                <text:p>108.0799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10" number:title="Défini par l'utilisateur">
      <number:scientific-number number:decimal-places="7" loext:min-decimal-places="7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true" chart:minimum="0.000000001" chart:maximum="0.0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091cm" svg:height="14.451cm" xlink:href=".." xlink:type="simple" chart:class="chart:scatter" chart:style-name="ch1">
        <chart:plot-area chart:style-name="ch2" table:cell-range-address="HC.C7:HC.C22 HC.E7:HC.E22" svg:x="0.701cm" svg:y="0.289cm" svg:width="33.689cm" svg:height="13.873cm">
          <chartooo:coordinate-region svg:x="3.254cm" svg:y="0.289cm" svg:width="29.93cm" svg:height="13.2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C.E7:HC.E22" chart:class="chart:scatter">
            <chart:domain table:cell-range-address="HC.C7:HC.C22"/>
            <chart:regression-curve chart:style-name="ch7">
              <chart:equation chart:display-equation="true" chart:display-r-square="true" svg:x="12.533cm" svg:y="1.114cm"/>
            </chart:regression-curve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HC.C7:HC.C22</svg:desc>
                </draw:g>
              </table:table-cell>
              <table:table-cell office:value-type="float" office:value="0.00271118910000023">
                <text:p>0.00271118910000023</text:p>
                <draw:g>
                  <svg:desc>HC.E7:HC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103227358">
                <text:p>0.0103227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.00556090399999976">
                <text:p>0.00556090399999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000305830999999923">
                <text:p>0.000305830999999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00221571600000026">
                <text:p>0.000221571600000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0.00000573580000029494">
                <text:p>0.00000573580000029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0.00000872359999970485">
                <text:p>0.00000872359999970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0.00000206909999977967">
                <text:p>0.00000206909999977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0.000000143599999891109">
                <text:p>0.000000143599999891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0000000310999999086903">
                <text:p>0.0000000310999999086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0.00000000999999993922529">
                <text:p>0.00000000999999993922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0.00000000140000011583652">
                <text:p>0.00000000140000011583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">
                <text:p>104</text:p>
              </table:table-cell>
              <table:table-cell office:value-type="float" office:value="0.000000000100000008274037">
                <text:p>0.000000000100000008274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10" number:title="Défini par l'utilisateur">
      <number:scientific-number number:decimal-places="7" loext:min-decimal-places="7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true" chart:minimum="0.000000001" chart:maximum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359cm" svg:height="14.827cm" xlink:href=".." xlink:type="simple" chart:class="chart:scatter" chart:style-name="ch1">
        <chart:plot-area chart:style-name="ch2" table:cell-range-address="HC.C36:HC.C60 HC.E36:HC.E60" svg:x="0.687cm" svg:y="0.296cm" svg:width="32.985cm" svg:height="14.235cm">
          <chartooo:coordinate-region svg:x="3.24cm" svg:y="0.495cm" svg:width="29.226cm" svg:height="13.38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C.E36:HC.E60" chart:class="chart:scatter">
            <chart:domain table:cell-range-address="HC.C36:HC.C60"/>
            <chart:regression-curve chart:style-name="ch7">
              <chart:equation chart:display-equation="true" chart:display-r-square="true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C.C36:HC.C60</svg:desc>
                </draw:g>
              </table:table-cell>
              <table:table-cell office:value-type="float" office:value="0.000824500100000236">
                <text:p>0.000824500100000236</text:p>
                <draw:g>
                  <svg:desc>HC.E36:HC.E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0000975380999999054">
                <text:p>0.0000975380999999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.0000589571000002564">
                <text:p>0.0000589571000002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0.0000248900000001662">
                <text:p>0.0000248900000001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0.00000469089999999284">
                <text:p>0.00000469089999999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0000339400000015644">
                <text:p>0.00000339400000015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0.00000200330000010851">
                <text:p>0.00000200330000010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0.000000572200000270584">
                <text:p>0.000000572200000270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0.000000322100000005321">
                <text:p>0.000000322100000005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0.000000277300000295355">
                <text:p>0.000000277300000295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00000136900000224927">
                <text:p>0.000000136900000224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">
                <text:p>54</text:p>
              </table:table-cell>
              <table:table-cell office:value-type="float" office:value="0.0000000651000000573276">
                <text:p>0.0000000651000000573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">
                <text:p>58</text:p>
              </table:table-cell>
              <table:table-cell office:value-type="float" office:value="0.0000000593000000215227">
                <text:p>0.0000000593000000215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0.0000000470999999002686">
                <text:p>0.00000004709999990026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0.0000000262999999556257">
                <text:p>0.00000002629999995562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0000000168000000577706">
                <text:p>0.00000001680000005777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  <table:table-cell office:value-type="float" office:value="0.0000000160999999998523">
                <text:p>0.0000000160999999998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">
                <text:p>78</text:p>
              </table:table-cell>
              <table:table-cell office:value-type="float" office:value="0.0000000134000002205426">
                <text:p>0.0000000134000002205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">
                <text:p>82</text:p>
              </table:table-cell>
              <table:table-cell office:value-type="float" office:value="0.0000000081000002261078">
                <text:p>0.00000000810000022610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">
                <text:p>86</text:p>
              </table:table-cell>
              <table:table-cell office:value-type="float" office:value="0.00000000469999994479053">
                <text:p>0.00000000469999994479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.00000000399999988687227">
                <text:p>0.000000003999999886872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">
                <text:p>94</text:p>
              </table:table-cell>
              <table:table-cell office:value-type="float" office:value="0.00000000380000031441341">
                <text:p>0.000000003800000314413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">
                <text:p>98</text:p>
              </table:table-cell>
              <table:table-cell office:value-type="float" office:value="0.00000000250000020685093">
                <text:p>0.000000002500000206850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">
                <text:p>102</text:p>
              </table:table-cell>
              <table:table-cell office:value-type="float" office:value="0.000000000900000074466334">
                <text:p>0.0000000009000000744663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